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Versions/Version2" manifest:media-type="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75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325.5pt"/>
    </style:style>
    <style:style style:name="co6" style:family="table-column">
      <style:table-column-properties fo:break-before="auto" style:column-width="215.26pt"/>
    </style:style>
    <style:style style:name="co7" style:family="table-column">
      <style:table-column-properties fo:break-before="auto" style:column-width="128.1pt"/>
    </style:style>
    <style:style style:name="co8" style:family="table-column">
      <style:table-column-properties fo:break-before="auto" style:column-width="530.56pt"/>
    </style:style>
    <style:style style:name="co9" style:family="table-column">
      <style:table-column-properties fo:break-before="auto" style:column-width="119.65pt"/>
    </style:style>
    <style:style style:name="co10" style:family="table-column">
      <style:table-column-properties fo:break-before="auto" style:column-width="98.59pt"/>
    </style:style>
    <style:style style:name="co11" style:family="table-column">
      <style:table-column-properties fo:break-before="auto" style:column-width="274.25pt"/>
    </style:style>
    <style:style style:name="co12" style:family="table-column">
      <style:table-column-properties fo:break-before="auto" style:column-width="136.49pt"/>
    </style:style>
    <style:style style:name="co13" style:family="table-column">
      <style:table-column-properties fo:break-before="auto" style:column-width="84.1pt"/>
    </style:style>
    <style:style style:name="co14" style:family="table-column">
      <style:table-column-properties fo:break-before="auto" style:column-width="8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8.7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8.65pt" fo:break-before="auto" style:use-optimal-row-height="true"/>
    </style:style>
    <style:style style:name="ro7" style:family="table-row">
      <style:table-row-properties style:row-height="59.95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00.46pt" fo:break-before="auto" style:use-optimal-row-height="true"/>
    </style:style>
    <style:style style:name="ro10" style:family="table-row">
      <style:table-row-properties style:row-height="48.5pt" fo:break-before="auto" style:use-optimal-row-height="true"/>
    </style:style>
    <style:style style:name="ro11" style:family="table-row">
      <style:table-row-properties style:row-height="76.45pt" fo:break-before="auto" style:use-optimal-row-height="true"/>
    </style:style>
    <style:style style:name="ro12" style:family="table-row">
      <style:table-row-properties style:row-height="35.8pt" fo:break-before="auto" style:use-optimal-row-height="true"/>
    </style:style>
    <style:style style:name="ro13" style:family="table-row">
      <style:table-row-properties style:row-height="70.1pt" fo:break-before="auto" style:use-optimal-row-height="true"/>
    </style:style>
    <style:style style:name="ro14" style:family="table-row">
      <style:table-row-properties style:row-height="52.95pt" fo:break-before="auto" style:use-optimal-row-height="true"/>
    </style:style>
    <style:style style:name="ro15" style:family="table-row">
      <style:table-row-properties style:row-height="62.96pt" fo:break-before="auto" style:use-optimal-row-height="true"/>
    </style:style>
    <style:style style:name="ro16" style:family="table-row">
      <style:table-row-properties style:row-height="53.21pt" fo:break-before="auto" style:use-optimal-row-height="true"/>
    </style:style>
    <style:style style:name="ro17" style:family="table-row">
      <style:table-row-properties style:row-height="32.94pt" fo:break-before="auto" style:use-optimal-row-height="true"/>
    </style:style>
    <style:style style:name="ro18" style:family="table-row">
      <style:table-row-properties style:row-height="68.94pt" fo:break-before="auto" style:use-optimal-row-height="true"/>
    </style:style>
    <style:style style:name="ro19" style:family="table-row">
      <style:table-row-properties style:row-height="32.2pt" fo:break-before="auto" style:use-optimal-row-height="true"/>
    </style:style>
    <style:style style:name="ro20" style:family="table-row">
      <style:table-row-properties style:row-height="17.15pt" fo:break-before="auto" style:use-optimal-row-height="true"/>
    </style:style>
    <style:style style:name="ro21" style:family="table-row">
      <style:table-row-properties style:row-height="17.21pt" fo:break-before="auto" style:use-optimal-row-height="true"/>
    </style:style>
    <style:style style:name="ro22" style:family="table-row">
      <style:table-row-properties style:row-height="39.71pt" fo:break-before="auto" style:use-optimal-row-height="true"/>
    </style:style>
    <style:style style:name="ro23" style:family="table-row">
      <style:table-row-properties style:row-height="32.2pt" fo:break-before="auto" style:use-optimal-row-height="false"/>
    </style:style>
    <style:style style:name="ro24" style:family="table-row">
      <style:table-row-properties style:row-height="23.19pt" fo:break-before="auto" style:use-optimal-row-height="false"/>
    </style:style>
    <style:style style:name="ro25" style:family="table-row">
      <style:table-row-properties style:row-height="24.94pt" fo:break-before="auto" style:use-optimal-row-height="true"/>
    </style:style>
    <style:style style:name="ro26" style:family="table-row">
      <style:table-row-properties style:row-height="158.94pt" fo:break-before="auto" style:use-optimal-row-height="true"/>
    </style:style>
    <style:style style:name="ro27" style:family="table-row">
      <style:table-row-properties style:row-height="22.05pt" fo:break-before="auto" style:use-optimal-row-height="true"/>
    </style:style>
    <style:style style:name="ro28" style:family="table-row">
      <style:table-row-properties style:row-height="71.66pt" fo:break-before="auto" style:use-optimal-row-height="true"/>
    </style:style>
    <style:style style:name="ro29" style:family="table-row">
      <style:table-row-properties style:row-height="32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onthly">
      <style:table-properties table:display="true" style:writing-mode="lr-tb"/>
    </style:style>
    <style:style style:name="ta3" style:family="table" style:master-page-name="PageStyle_5f_input-needed">
      <style:table-properties table:display="true" style:writing-mode="lr-tb"/>
    </style:style>
    <style:style style:name="ta4" style:family="table" style:master-page-name="PageStyle_5f_概览">
      <style:table-properties table:display="true" style:writing-mode="lr-tb"/>
    </style:style>
    <style:style style:name="ta5" style:family="table" style:master-page-name="PageStyle_5f_yearly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 style:data-style-name="N127"/>
    <style:style style:name="ce7" style:family="table-cell" style:parent-style-name="Default">
      <style:text-properties style:font-name="Cambria" fo:font-size="11pt" style:font-name-asian="Noto Sans CJK SC Regular" style:font-size-asian="11pt" style:font-name-complex="Cambria" style:font-size-complex="11pt"/>
    </style:style>
    <style:style style:name="ce8" style:family="table-cell" style:parent-style-name="Default" style:data-style-name="N127">
      <style:text-properties style:font-name="Arial" style:font-name-asian="Noto Sans CJK SC Regular" style:font-name-complex="FreeSans"/>
    </style:style>
    <style:style style:name="ce9" style:family="table-cell" style:parent-style-name="Default">
      <style:text-properties style:font-name="Arial" style:font-name-asian="Noto Sans CJK SC Regular" style:font-name-complex="FreeSans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/>
    <style:style style:name="ce12" style:family="table-cell" style:parent-style-name="Default" style:data-style-name="N36"/>
    <style:style style:name="ce13" style:family="table-cell" style:parent-style-name="Default" style:data-style-name="N37"/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&quot;Times New Roman&quot;" fo:font-size="10pt" fo:font-style="normal" fo:text-shadow="none" style:text-underline-style="none" fo:font-weight="bold" style:font-size-asian="10pt" style:font-style-asian="normal" style:font-weight-asian="bold" style:font-name-complex="&quot;Times New Roman&quot;" style:font-size-complex="10pt" style:font-style-complex="normal" style:font-weight-complex="bold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color="#800000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0000ff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Default">
      <style:text-properties fo:color="#0000ff" style:font-name="Cambria" fo:font-size="11pt" style:font-name-asian="Noto Sans CJK SC Regular" style:font-size-asian="11pt" style:font-name-complex="Cambria" style:font-size-complex="11pt"/>
    </style:style>
    <style:style style:name="ce33" style:family="table-cell" style:parent-style-name="Default">
      <style:text-properties fo:color="#ff0000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font-name="Cambria" fo:font-size="11pt" style:font-name-asian="Noto Sans CJK SC Regular" style:font-size-asian="11pt" style:font-name-complex="Cambria" style:font-size-complex="11pt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9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fo:wrap-option="no-wrap"/>
    </style:style>
    <style:style style:name="ce43" style:family="table-cell" style:parent-style-name="Default">
      <style:text-properties fo:font-size="18pt" style:font-size-asian="18pt" style:font-size-complex="18pt"/>
    </style:style>
    <style:style style:name="ce44" style:family="table-cell" style:parent-style-name="Default" style:data-style-name="N36">
      <style:table-cell-properties fo:wrap-option="wrap"/>
    </style:style>
    <style:style style:name="ce45" style:family="table-cell" style:parent-style-name="Default" style:data-style-name="N99"/>
    <style:style style:name="ce46" style:family="table-cell" style:parent-style-name="Default" style:data-style-name="N126"/>
    <style:style style:name="ce4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  <style:style style:name="T3" style:family="text">
      <style:text-properties fo:color="#000099"/>
    </style:style>
    <style:style style:name="T4" style:family="text">
      <style:text-properties fo:color="#000000" style:font-name="Arial" fo:font-size="10pt" style:font-name-asian="Noto Sans CJK SC Regular" style:font-name-complex="FreeSans" style:font-size-asian="10pt" style:font-size-complex="10pt"/>
    </style:style>
    <style:style style:name="T5" style:family="text">
      <style:text-properties style:font-name="Arial" style:font-name-asian="Noto Sans CJK SC Regular" style:font-name-complex="FreeSans"/>
    </style:style>
    <style:style style:name="T6" style:family="text">
      <style:text-properties fo:color="#cc0000" fo:font-weight="bold" style:font-weight-asian="bold" style:font-weight-complex="bold"/>
    </style:style>
    <style:style style:name="T7" style:family="text">
      <style:text-properties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unar2020yearly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1" table:default-cell-style-name="ce7"/>
        <table:table-row table:style-name="ro1">
          <table:table-cell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table:style-name="Default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29" calcext:value-type="float">
            <text:p>0129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430" calcext:value-type="float">
            <text:p>04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530" calcext:value-type="float">
            <text:p>05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629" calcext:value-type="float">
            <text:p>0629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729" calcext:value-type="float">
            <text:p>0729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830" calcext:value-type="float">
            <text:p>08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929" calcext:value-type="float">
            <text:p>0929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030" calcext:value-type="float">
            <text:p>10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430" calcext:value-type="float">
            <text:p>04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530" calcext:value-type="float">
            <text:p>05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7" calcext:value-type="float">
            <text:p>01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218" calcext:value-type="float">
            <text:p>02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318" calcext:value-type="float">
            <text:p>03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418" calcext:value-type="float">
            <text:p>04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518" calcext:value-type="float">
            <text:p>05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617" calcext:value-type="float">
            <text:p>06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717" calcext:value-type="float">
            <text:p>07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818" calcext:value-type="float">
            <text:p>08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917" calcext:value-type="float">
            <text:p>09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9" calcext:value-type="float">
            <text:p>01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430" calcext:value-type="float">
            <text:p>04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530" calcext:value-type="float">
            <text:p>05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629" calcext:value-type="float">
            <text:p>06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729" calcext:value-type="float">
            <text:p>07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929" calcext:value-type="float">
            <text:p>09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7" calcext:value-type="float">
            <text:p>01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430" calcext:value-type="float">
            <text:p>04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530" calcext:value-type="float">
            <text:p>05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627" calcext:value-type="float">
            <text:p>06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727" calcext:value-type="float">
            <text:p>07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927" calcext:value-type="float">
            <text:p>09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诸神考校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彌勒菩薩聖誕</text:p>
          </table:table-cell>
          <table:table-cell office:value-type="float" office:value="101" calcext:value-type="float">
            <text:p>0101</text:p>
          </table:table-cell>
          <table:table-cell table:formula="of:=IF([.A5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腊</text:p>
          </table:table-cell>
          <table:table-cell office:value-type="float" office:value="101" calcext:value-type="float">
            <text:p>0101</text:p>
          </table:table-cell>
          <table:table-cell table:formula="of:=IF([.A5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玉帝校禄命</text:p>
          </table:table-cell>
          <table:table-cell office:value-type="float" office:value="101" calcext:value-type="float">
            <text:p>0101</text:p>
          </table:table-cell>
          <table:table-cell table:formula="of:=IF([.A6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都会</text:p>
          </table:table-cell>
          <table:table-cell office:value-type="float" office:value="103" calcext:value-type="float">
            <text:p>0103</text:p>
          </table:table-cell>
          <table:table-cell table:formula="of:=IF([.A6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虚忌</text:p>
          </table:table-cell>
          <table:table-cell office:value-type="float" office:value="105" calcext:value-type="float">
            <text:p>0105</text:p>
          </table:table-cell>
          <table:table-cell table:formula="of:=IF([.A6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定光古佛聖誕</text:p>
          </table:table-cell>
          <table:table-cell office:value-type="float" office:value="106" calcext:value-type="float">
            <text:p>0106</text:p>
          </table:table-cell>
          <table:table-cell table:formula="of:=IF([.A6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六耗忌</text:p>
          </table:table-cell>
          <table:table-cell office:value-type="float" office:value="106" calcext:value-type="float">
            <text:p>0106</text:p>
          </table:table-cell>
          <table:table-cell table:formula="of:=IF([.A6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上会日</text:p>
          </table:table-cell>
          <table:table-cell office:value-type="float" office:value="107" calcext:value-type="float">
            <text:p>0107</text:p>
          </table:table-cell>
          <table:table-cell table:formula="of:=IF([.A6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08" calcext:value-type="float">
            <text:p>0108</text:p>
          </table:table-cell>
          <table:table-cell table:formula="of:=IF([.A6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殿阎罗诞</text:p>
          </table:table-cell>
          <table:table-cell office:value-type="float" office:value="108" calcext:value-type="float">
            <text:p>0108</text:p>
          </table:table-cell>
          <table:table-cell table:formula="of:=IF([.A6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玉皇大帝诞</text:p>
          </table:table-cell>
          <table:table-cell office:value-type="float" office:value="109" calcext:value-type="float">
            <text:p>0109</text:p>
          </table:table-cell>
          <table:table-cell table:formula="of:=IF([.A6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114" calcext:value-type="float">
            <text:p>0114</text:p>
          </table:table-cell>
          <table:table-cell table:formula="of:=IF([.A69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上元神会</text:p>
          </table:table-cell>
          <table:table-cell office:value-type="float" office:value="115" calcext:value-type="float">
            <text:p>0115</text:p>
          </table:table-cell>
          <table:table-cell table:formula="of:=IF([.A7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ce3" office:value-type="string" calcext:value-type="string">
            <text:p>三元降</text:p>
          </table:table-cell>
          <table:table-cell office:value-type="float" office:value="115" calcext:value-type="float">
            <text:p>0115</text:p>
          </table:table-cell>
          <table:table-cell table:formula="of:=IF([.A71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三元降</text:p>
          </table:table-cell>
          <table:table-cell office:value-type="float" office:value="116" calcext:value-type="float">
            <text:p>0116</text:p>
          </table:table-cell>
          <table:table-cell table:formula="of:=IF([.A72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三尸神奏事</text:p>
          </table:table-cell>
          <table:table-cell office:value-type="float" office:value="123" calcext:value-type="float">
            <text:p>0123</text:p>
          </table:table-cell>
          <table:table-cell table:formula="of:=IF([.A7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125" calcext:value-type="float">
            <text:p>0125</text:p>
          </table:table-cell>
          <table:table-cell table:formula="of:=IF([.A7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一殿秦广王诞</text:p>
          </table:table-cell>
          <table:table-cell office:value-type="float" office:value="201" calcext:value-type="float">
            <text:p>0201</text:p>
          </table:table-cell>
          <table:table-cell table:formula="of:=IF([.A7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都会</text:p>
          </table:table-cell>
          <table:table-cell office:value-type="float" office:value="202" calcext:value-type="float">
            <text:p>0202</text:p>
          </table:table-cell>
          <table:table-cell table:formula="of:=IF([.A7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福德土地正神诞</text:p>
          </table:table-cell>
          <table:table-cell office:value-type="float" office:value="202" calcext:value-type="float">
            <text:p>0202</text:p>
          </table:table-cell>
          <table:table-cell table:formula="of:=IF([.A7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文昌帝君诞</text:p>
          </table:table-cell>
          <table:table-cell office:value-type="float" office:value="203" calcext:value-type="float">
            <text:p>0203</text:p>
          </table:table-cell>
          <table:table-cell table:formula="of:=IF([.A7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207" calcext:value-type="float">
            <text:p>0207</text:p>
          </table:table-cell>
          <table:table-cell table:formula="of:=IF([.A7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釋迦牟尼佛出家</text:p>
          </table:table-cell>
          <table:table-cell office:value-type="float" office:value="208" calcext:value-type="float">
            <text:p>0208</text:p>
          </table:table-cell>
          <table:table-cell table:formula="of:=IF([.A8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殿宋帝王诞</text:p>
          </table:table-cell>
          <table:table-cell office:value-type="float" office:value="208" calcext:value-type="float">
            <text:p>0208</text:p>
          </table:table-cell>
          <table:table-cell table:formula="of:=IF([.A8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209" calcext:value-type="float">
            <text:p>0209</text:p>
          </table:table-cell>
          <table:table-cell table:formula="of:=IF([.A8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釋迦牟尼佛涅槃</text:p>
          </table:table-cell>
          <table:table-cell office:value-type="float" office:value="215" calcext:value-type="float">
            <text:p>0215</text:p>
          </table:table-cell>
          <table:table-cell table:formula="of:=IF([.A8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上老君诞</text:p>
          </table:table-cell>
          <table:table-cell office:value-type="float" office:value="215" calcext:value-type="float">
            <text:p>0215</text:p>
          </table:table-cell>
          <table:table-cell table:formula="of:=IF([.A8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四殿五官王诞</text:p>
          </table:table-cell>
          <table:table-cell office:value-type="float" office:value="218" calcext:value-type="float">
            <text:p>0218</text:p>
          </table:table-cell>
          <table:table-cell table:formula="of:=IF([.A8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至圣先师孔子讳辰</text:p>
          </table:table-cell>
          <table:table-cell office:value-type="float" office:value="218" calcext:value-type="float">
            <text:p>0218</text:p>
          </table:table-cell>
          <table:table-cell table:formula="of:=IF([.A8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219" calcext:value-type="float">
            <text:p>0219</text:p>
          </table:table-cell>
          <table:table-cell table:formula="of:=IF([.A8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觀世音菩薩聖誕</text:p>
          </table:table-cell>
          <table:table-cell office:value-type="float" office:value="219" calcext:value-type="float">
            <text:p>0219</text:p>
          </table:table-cell>
          <table:table-cell table:formula="of:=IF([.A8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普賢菩薩聖誕</text:p>
          </table:table-cell>
          <table:table-cell office:value-type="float" office:value="221" calcext:value-type="float">
            <text:p>0221</text:p>
          </table:table-cell>
          <table:table-cell table:formula="of:=IF([.A8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二殿楚江王诞</text:p>
          </table:table-cell>
          <table:table-cell office:value-type="float" office:value="301" calcext:value-type="float">
            <text:p>0301</text:p>
          </table:table-cell>
          <table:table-cell table:formula="of:=IF([.A9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玄天上帝诞</text:p>
          </table:table-cell>
          <table:table-cell office:value-type="float" office:value="303" calcext:value-type="float">
            <text:p>0303</text:p>
          </table:table-cell>
          <table:table-cell table:formula="of:=IF([.A9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03" calcext:value-type="float">
            <text:p>0303</text:p>
          </table:table-cell>
          <table:table-cell table:formula="of:=IF([.A9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06" calcext:value-type="float">
            <text:p>0306</text:p>
          </table:table-cell>
          <table:table-cell table:formula="of:=IF([.A9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六殿卞城王诞</text:p>
          </table:table-cell>
          <table:table-cell office:value-type="float" office:value="308" calcext:value-type="float">
            <text:p>0308</text:p>
          </table:table-cell>
          <table:table-cell table:formula="of:=IF([.A9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牛鬼神出</text:p>
          </table:table-cell>
          <table:table-cell office:value-type="float" office:value="309" calcext:value-type="float">
            <text:p>0309</text:p>
          </table:table-cell>
          <table:table-cell table:formula="of:=IF([.A9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13" calcext:value-type="float">
            <text:p>0313</text:p>
          </table:table-cell>
          <table:table-cell table:formula="of:=IF([.A9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昊天上帝诞</text:p>
          </table:table-cell>
          <table:table-cell office:value-type="float" office:value="315" calcext:value-type="float">
            <text:p>0315</text:p>
          </table:table-cell>
          <table:table-cell table:formula="of:=IF([.A9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玄坛诞</text:p>
          </table:table-cell>
          <table:table-cell office:value-type="float" office:value="315" calcext:value-type="float">
            <text:p>0315</text:p>
          </table:table-cell>
          <table:table-cell table:formula="of:=IF([.A9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準提菩薩聖誕</text:p>
          </table:table-cell>
          <table:table-cell office:value-type="float" office:value="316" calcext:value-type="float">
            <text:p>0316</text:p>
          </table:table-cell>
          <table:table-cell table:formula="of:=IF([.A9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19" calcext:value-type="float">
            <text:p>0319</text:p>
          </table:table-cell>
          <table:table-cell table:formula="of:=IF([.A10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320" calcext:value-type="float">
            <text:p>0320</text:p>
          </table:table-cell>
          <table:table-cell table:formula="of:=IF([.A10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子孙娘娘诞</text:p>
          </table:table-cell>
          <table:table-cell office:value-type="float" office:value="320" calcext:value-type="float">
            <text:p>0320</text:p>
          </table:table-cell>
          <table:table-cell table:formula="of:=IF([.A10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七殿泰山王诞</text:p>
          </table:table-cell>
          <table:table-cell office:value-type="float" office:value="327" calcext:value-type="float">
            <text:p>0327</text:p>
          </table:table-cell>
          <table:table-cell table:formula="of:=IF([.A10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苍颉至圣先师诞</text:p>
          </table:table-cell>
          <table:table-cell office:value-type="float" office:value="328" calcext:value-type="float">
            <text:p>0328</text:p>
          </table:table-cell>
          <table:table-cell table:formula="of:=IF([.A10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八殿都市王诞</text:p>
          </table:table-cell>
          <table:table-cell office:value-type="float" office:value="401" calcext:value-type="float">
            <text:p>0401</text:p>
          </table:table-cell>
          <table:table-cell table:formula="of:=IF([.A10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善化</text:p>
          </table:table-cell>
          <table:table-cell office:value-type="float" office:value="404" calcext:value-type="float">
            <text:p>0404</text:p>
          </table:table-cell>
          <table:table-cell table:formula="of:=IF([.A10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文殊菩薩聖誕</text:p>
          </table:table-cell>
          <table:table-cell office:value-type="float" office:value="404" calcext:value-type="float">
            <text:p>0404</text:p>
          </table:table-cell>
          <table:table-cell table:formula="of:=IF([.A10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斗、西斗、北斗同降</text:p>
          </table:table-cell>
          <table:table-cell office:value-type="float" office:value="407" calcext:value-type="float">
            <text:p>0407</text:p>
          </table:table-cell>
          <table:table-cell table:formula="of:=IF([.A10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善化</text:p>
          </table:table-cell>
          <table:table-cell office:value-type="float" office:value="408" calcext:value-type="float">
            <text:p>0408</text:p>
          </table:table-cell>
          <table:table-cell table:formula="of:=IF([.A10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釋迦牟尼佛聖誕</text:p>
          </table:table-cell>
          <table:table-cell office:value-type="float" office:value="408" calcext:value-type="float">
            <text:p>0408</text:p>
          </table:table-cell>
          <table:table-cell table:formula="of:=IF([.A11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善恶童子降</text:p>
          </table:table-cell>
          <table:table-cell office:value-type="float" office:value="408" calcext:value-type="float">
            <text:p>0408</text:p>
          </table:table-cell>
          <table:table-cell table:formula="of:=IF([.A11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纯阳祖师诞</text:p>
          </table:table-cell>
          <table:table-cell office:value-type="float" office:value="414" calcext:value-type="float">
            <text:p>0414</text:p>
          </table:table-cell>
          <table:table-cell table:formula="of:=IF([.A11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钟离祖师诞</text:p>
          </table:table-cell>
          <table:table-cell office:value-type="float" office:value="415" calcext:value-type="float">
            <text:p>0415</text:p>
          </table:table-cell>
          <table:table-cell table:formula="of:=IF([.A11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416" calcext:value-type="float">
            <text:p>0416</text:p>
          </table:table-cell>
          <table:table-cell table:formula="of:=IF([.A11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十殿转轮王诞</text:p>
          </table:table-cell>
          <table:table-cell office:value-type="float" office:value="417" calcext:value-type="float">
            <text:p>0417</text:p>
          </table:table-cell>
          <table:table-cell table:formula="of:=IF([.A11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418" calcext:value-type="float">
            <text:p>0418</text:p>
          </table:table-cell>
          <table:table-cell table:formula="of:=IF([.A11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紫微大帝诞</text:p>
          </table:table-cell>
          <table:table-cell office:value-type="float" office:value="418" calcext:value-type="float">
            <text:p>0418</text:p>
          </table:table-cell>
          <table:table-cell table:formula="of:=IF([.A11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422" calcext:value-type="float">
            <text:p>0422</text:p>
          </table:table-cell>
          <table:table-cell table:formula="of:=IF([.A11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藥王菩薩聖誕</text:p>
          </table:table-cell>
          <table:table-cell office:value-type="float" office:value="428" calcext:value-type="float">
            <text:p>0428</text:p>
          </table:table-cell>
          <table:table-cell table:formula="of:=IF([.A11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极长生大帝诞</text:p>
          </table:table-cell>
          <table:table-cell office:value-type="float" office:value="501" calcext:value-type="float">
            <text:p>0501</text:p>
          </table:table-cell>
          <table:table-cell table:formula="of:=IF([.A12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ce4" office:value-type="string" calcext:value-type="string">
            <text:p>观音斋</text:p>
          </table:table-cell>
          <table:table-cell office:value-type="float" office:value="503" calcext:value-type="float">
            <text:p>0503</text:p>
          </table:table-cell>
          <table:table-cell table:formula="of:=IF([.A12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地腊</text:p>
          </table:table-cell>
          <table:table-cell office:value-type="float" office:value="505" calcext:value-type="float">
            <text:p>0505</text:p>
          </table:table-cell>
          <table:table-cell table:formula="of:=IF([.A12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帝校定人官爵</text:p>
          </table:table-cell>
          <table:table-cell office:value-type="float" office:value="505" calcext:value-type="float">
            <text:p>0505</text:p>
          </table:table-cell>
          <table:table-cell table:formula="of:=IF([.A12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05" calcext:value-type="float">
            <text:p>0505</text:p>
          </table:table-cell>
          <table:table-cell table:formula="of:=IF([.A12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06" calcext:value-type="float">
            <text:p>0506</text:p>
          </table:table-cell>
          <table:table-cell table:formula="of:=IF([.A12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07" calcext:value-type="float">
            <text:p>0507</text:p>
          </table:table-cell>
          <table:table-cell table:formula="of:=IF([.A12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方五道诞</text:p>
          </table:table-cell>
          <table:table-cell office:value-type="float" office:value="508" calcext:value-type="float">
            <text:p>0508</text:p>
          </table:table-cell>
          <table:table-cell table:formula="of:=IF([.A12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仓开日</text:p>
          </table:table-cell>
          <table:table-cell office:value-type="float" office:value="511" calcext:value-type="float">
            <text:p>0511</text:p>
          </table:table-cell>
          <table:table-cell table:formula="of:=IF([.A12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下都城隍诞</text:p>
          </table:table-cell>
          <table:table-cell office:value-type="float" office:value="511" calcext:value-type="float">
            <text:p>0511</text:p>
          </table:table-cell>
          <table:table-cell table:formula="of:=IF([.A12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关圣降神</text:p>
          </table:table-cell>
          <table:table-cell office:value-type="float" office:value="513" calcext:value-type="float">
            <text:p>0513</text:p>
          </table:table-cell>
          <table:table-cell table:formula="of:=IF([.A13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伽藍菩薩聖誕</text:p>
          </table:table-cell>
          <table:table-cell office:value-type="float" office:value="513" calcext:value-type="float">
            <text:p>0513</text:p>
          </table:table-cell>
          <table:table-cell table:formula="of:=IF([.A13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夜子时为天地交泰</text:p>
          </table:table-cell>
          <table:table-cell office:value-type="float" office:value="514" calcext:value-type="float">
            <text:p>0514</text:p>
          </table:table-cell>
          <table:table-cell table:formula="of:=IF([.A13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15" calcext:value-type="float">
            <text:p>0515</text:p>
          </table:table-cell>
          <table:table-cell table:formula="of:=IF([.A13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元气造化万物</text:p>
          </table:table-cell>
          <table:table-cell office:value-type="float" office:value="516" calcext:value-type="float">
            <text:p>0516</text:p>
          </table:table-cell>
          <table:table-cell table:formula="of:=IF([.A13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16" calcext:value-type="float">
            <text:p>0516</text:p>
          </table:table-cell>
          <table:table-cell table:formula="of:=IF([.A13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17" calcext:value-type="float">
            <text:p>0517</text:p>
          </table:table-cell>
          <table:table-cell table:formula="of:=IF([.A13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517" calcext:value-type="float">
            <text:p>0517</text:p>
          </table:table-cell>
          <table:table-cell table:formula="of:=IF([.A13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张天师诞</text:p>
          </table:table-cell>
          <table:table-cell office:value-type="float" office:value="518" calcext:value-type="float">
            <text:p>0518</text:p>
          </table:table-cell>
          <table:table-cell table:formula="of:=IF([.A13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孝蛾神诞</text:p>
          </table:table-cell>
          <table:table-cell office:value-type="float" office:value="522" calcext:value-type="float">
            <text:p>0522</text:p>
          </table:table-cell>
          <table:table-cell table:formula="of:=IF([.A13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25" calcext:value-type="float">
            <text:p>0525</text:p>
          </table:table-cell>
          <table:table-cell table:formula="of:=IF([.A14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26" calcext:value-type="float">
            <text:p>0526</text:p>
          </table:table-cell>
          <table:table-cell table:formula="of:=IF([.A14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27" calcext:value-type="float">
            <text:p>0527</text:p>
          </table:table-cell>
          <table:table-cell table:formula="of:=IF([.A14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護法韋馱菩薩聖誕</text:p>
          </table:table-cell>
          <table:table-cell office:value-type="float" office:value="603" calcext:value-type="float">
            <text:p>0603</text:p>
          </table:table-cell>
          <table:table-cell table:formula="of:=IF([.A14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赡部洲击大法鼓</text:p>
          </table:table-cell>
          <table:table-cell office:value-type="float" office:value="604" calcext:value-type="float">
            <text:p>0604</text:p>
          </table:table-cell>
          <table:table-cell table:formula="of:=IF([.A14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仓开日</text:p>
          </table:table-cell>
          <table:table-cell office:value-type="float" office:value="606" calcext:value-type="float">
            <text:p>0606</text:p>
          </table:table-cell>
          <table:table-cell table:formula="of:=IF([.A14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16" calcext:value-type="float">
            <text:p>0616</text:p>
          </table:table-cell>
          <table:table-cell table:formula="of:=IF([.A14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18" calcext:value-type="float">
            <text:p>0618</text:p>
          </table:table-cell>
          <table:table-cell table:formula="of:=IF([.A14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19" calcext:value-type="float">
            <text:p>0619</text:p>
          </table:table-cell>
          <table:table-cell table:formula="of:=IF([.A14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觀世音菩薩成道日</text:p>
          </table:table-cell>
          <table:table-cell office:value-type="float" office:value="619" calcext:value-type="float">
            <text:p>0619</text:p>
          </table:table-cell>
          <table:table-cell table:formula="of:=IF([.A14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23" calcext:value-type="float">
            <text:p>0623</text:p>
          </table:table-cell>
          <table:table-cell table:formula="of:=IF([.A15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方火神诞</text:p>
          </table:table-cell>
          <table:table-cell office:value-type="float" office:value="623" calcext:value-type="float">
            <text:p>0623</text:p>
          </table:table-cell>
          <table:table-cell table:formula="of:=IF([.A15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雷祖诞</text:p>
          </table:table-cell>
          <table:table-cell office:value-type="float" office:value="624" calcext:value-type="float">
            <text:p>0624</text:p>
          </table:table-cell>
          <table:table-cell table:formula="of:=IF([.A15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关帝诞</text:p>
          </table:table-cell>
          <table:table-cell office:value-type="float" office:value="624" calcext:value-type="float">
            <text:p>0624</text:p>
          </table:table-cell>
          <table:table-cell table:formula="of:=IF([.A15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中会日</text:p>
          </table:table-cell>
          <table:table-cell office:value-type="float" office:value="705" calcext:value-type="float">
            <text:p>0705</text:p>
          </table:table-cell>
          <table:table-cell table:formula="of:=IF([.A15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道德腊</text:p>
          </table:table-cell>
          <table:table-cell office:value-type="float" office:value="707" calcext:value-type="float">
            <text:p>0707</text:p>
          </table:table-cell>
          <table:table-cell table:formula="of:=IF([.A15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帝校生人善恶</text:p>
          </table:table-cell>
          <table:table-cell office:value-type="float" office:value="707" calcext:value-type="float">
            <text:p>0707</text:p>
          </table:table-cell>
          <table:table-cell table:formula="of:=IF([.A15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魁星诞</text:p>
          </table:table-cell>
          <table:table-cell office:value-type="float" office:value="707" calcext:value-type="float">
            <text:p>0707</text:p>
          </table:table-cell>
          <table:table-cell table:formula="of:=IF([.A15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阴毒日</text:p>
          </table:table-cell>
          <table:table-cell office:value-type="float" office:value="710" calcext:value-type="float">
            <text:p>0710</text:p>
          </table:table-cell>
          <table:table-cell table:formula="of:=IF([.A15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713" calcext:value-type="float">
            <text:p>0713</text:p>
          </table:table-cell>
          <table:table-cell table:formula="of:=IF([.A15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大勢至菩薩聖誕</text:p>
          </table:table-cell>
          <table:table-cell office:value-type="float" office:value="713" calcext:value-type="float">
            <text:p>0713</text:p>
          </table:table-cell>
          <table:table-cell table:formula="of:=IF([.A16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714" calcext:value-type="float">
            <text:p>0714</text:p>
          </table:table-cell>
          <table:table-cell table:formula="of:=IF([.A161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佛歡喜日</text:p>
          </table:table-cell>
          <table:table-cell office:value-type="float" office:value="715" calcext:value-type="float">
            <text:p>0715</text:p>
          </table:table-cell>
          <table:table-cell table:formula="of:=IF([.A16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中元日</text:p>
          </table:table-cell>
          <table:table-cell office:value-type="float" office:value="715" calcext:value-type="float">
            <text:p>0715</text:p>
          </table:table-cell>
          <table:table-cell table:formula="of:=IF([.A16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地官校籍</text:p>
          </table:table-cell>
          <table:table-cell office:value-type="float" office:value="715" calcext:value-type="float">
            <text:p>0715</text:p>
          </table:table-cell>
          <table:table-cell table:formula="of:=IF([.A16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716" calcext:value-type="float">
            <text:p>0716</text:p>
          </table:table-cell>
          <table:table-cell table:formula="of:=IF([.A165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西王母诞</text:p>
          </table:table-cell>
          <table:table-cell office:value-type="float" office:value="718" calcext:value-type="float">
            <text:p>0718</text:p>
          </table:table-cell>
          <table:table-cell table:formula="of:=IF([.A16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岁诞</text:p>
          </table:table-cell>
          <table:table-cell office:value-type="float" office:value="719" calcext:value-type="float">
            <text:p>0719</text:p>
          </table:table-cell>
          <table:table-cell table:formula="of:=IF([.A16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增福财神诞</text:p>
          </table:table-cell>
          <table:table-cell office:value-type="float" office:value="722" calcext:value-type="float">
            <text:p>0722</text:p>
          </table:table-cell>
          <table:table-cell table:formula="of:=IF([.A16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龍樹菩薩聖誕</text:p>
          </table:table-cell>
          <table:table-cell office:value-type="float" office:value="724" calcext:value-type="float">
            <text:p>0724</text:p>
          </table:table-cell>
          <table:table-cell table:formula="of:=IF([.A16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地藏菩薩聖誕</text:p>
          </table:table-cell>
          <table:table-cell office:value-type="float" office:value="729" calcext:value-type="float">
            <text:p>0729</text:p>
          </table:table-cell>
          <table:table-cell table:formula="of:=IF([.A17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许真君诞</text:p>
          </table:table-cell>
          <table:table-cell office:value-type="float" office:value="801" calcext:value-type="float">
            <text:p>0801</text:p>
          </table:table-cell>
          <table:table-cell table:formula="of:=IF([.A17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诞</text:p>
          </table:table-cell>
          <table:table-cell office:value-type="float" office:value="803" calcext:value-type="float">
            <text:p>0803</text:p>
          </table:table-cell>
          <table:table-cell table:formula="of:=IF([.A17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灶君诞</text:p>
          </table:table-cell>
          <table:table-cell office:value-type="float" office:value="803" calcext:value-type="float">
            <text:p>0803</text:p>
          </table:table-cell>
          <table:table-cell table:formula="of:=IF([.A17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雷声大帝诞</text:p>
          </table:table-cell>
          <table:table-cell office:value-type="float" office:value="805" calcext:value-type="float">
            <text:p>0805</text:p>
          </table:table-cell>
          <table:table-cell table:formula="of:=IF([.A17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阴朝元（宜焚香守夜）</text:p>
          </table:table-cell>
          <table:table-cell office:value-type="float" office:value="815" calcext:value-type="float">
            <text:p>0815</text:p>
          </table:table-cell>
          <table:table-cell table:formula="of:=IF([.A17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曹掠刷真君降</text:p>
          </table:table-cell>
          <table:table-cell office:value-type="float" office:value="816" calcext:value-type="float">
            <text:p>0816</text:p>
          </table:table-cell>
          <table:table-cell table:formula="of:=IF([.A17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816" calcext:value-type="float">
            <text:p>0816</text:p>
          </table:table-cell>
          <table:table-cell table:formula="of:=IF([.A177]=&quot;三元降&quot;;&quot;blue&quot;;&quot;red&quot;)" office:value-type="string" office:string-value="red" calcext:value-type="string">
            <text:p>red</text:p>
          </table:table-cell>
        </table:table-row>
        <table:table-row table:style-name="ro2">
          <table:table-cell office:value-type="string" calcext:value-type="string">
            <text:p>天人兴福之辰（宜斋戒-存想吉事）</text:p>
          </table:table-cell>
          <table:table-cell office:value-type="float" office:value="818" calcext:value-type="float">
            <text:p>0818</text:p>
          </table:table-cell>
          <table:table-cell table:formula="of:=IF([.A17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燃燈佛聖誕</text:p>
          </table:table-cell>
          <table:table-cell office:value-type="float" office:value="822" calcext:value-type="float">
            <text:p>0822</text:p>
          </table:table-cell>
          <table:table-cell table:formula="of:=IF([.A17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至圣先师孔子诞</text:p>
          </table:table-cell>
          <table:table-cell office:value-type="float" office:value="827" calcext:value-type="float">
            <text:p>0827</text:p>
          </table:table-cell>
          <table:table-cell table:formula="of:=IF([.A18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会事</text:p>
          </table:table-cell>
          <table:table-cell office:value-type="float" office:value="828" calcext:value-type="float">
            <text:p>0828</text:p>
          </table:table-cell>
          <table:table-cell table:formula="of:=IF([.A18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1" calcext:value-type="float">
            <text:p>0901</text:p>
          </table:table-cell>
          <table:table-cell table:formula="of:=IF([.A18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2" calcext:value-type="float">
            <text:p>0902</text:p>
          </table:table-cell>
          <table:table-cell table:formula="of:=IF([.A18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3" calcext:value-type="float">
            <text:p>0903</text:p>
          </table:table-cell>
          <table:table-cell table:formula="of:=IF([.A18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瘟神诞</text:p>
          </table:table-cell>
          <table:table-cell office:value-type="float" office:value="903" calcext:value-type="float">
            <text:p>0903</text:p>
          </table:table-cell>
          <table:table-cell table:formula="of:=IF([.A18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4" calcext:value-type="float">
            <text:p>0904</text:p>
          </table:table-cell>
          <table:table-cell table:formula="of:=IF([.A18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5" calcext:value-type="float">
            <text:p>0905</text:p>
          </table:table-cell>
          <table:table-cell table:formula="of:=IF([.A18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6" calcext:value-type="float">
            <text:p>0906</text:p>
          </table:table-cell>
          <table:table-cell table:formula="of:=IF([.A18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7" calcext:value-type="float">
            <text:p>0907</text:p>
          </table:table-cell>
          <table:table-cell table:formula="of:=IF([.A18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8" calcext:value-type="float">
            <text:p>0908</text:p>
          </table:table-cell>
          <table:table-cell table:formula="of:=IF([.A19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9" calcext:value-type="float">
            <text:p>0909</text:p>
          </table:table-cell>
          <table:table-cell table:formula="of:=IF([.A19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斗母诞</text:p>
          </table:table-cell>
          <table:table-cell office:value-type="float" office:value="909" calcext:value-type="float">
            <text:p>0909</text:p>
          </table:table-cell>
          <table:table-cell table:formula="of:=IF([.A19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鄷都大帝诞</text:p>
          </table:table-cell>
          <table:table-cell office:value-type="float" office:value="909" calcext:value-type="float">
            <text:p>0909</text:p>
          </table:table-cell>
          <table:table-cell table:formula="of:=IF([.A19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斗母降</text:p>
          </table:table-cell>
          <table:table-cell office:value-type="float" office:value="910" calcext:value-type="float">
            <text:p>0910</text:p>
          </table:table-cell>
          <table:table-cell table:formula="of:=IF([.A19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宜戒</text:p>
          </table:table-cell>
          <table:table-cell office:value-type="float" office:value="911" calcext:value-type="float">
            <text:p>0911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金龙四大王诞</text:p>
          </table:table-cell>
          <table:table-cell office:value-type="float" office:value="917" calcext:value-type="float">
            <text:p>0917</text:p>
          </table:table-cell>
          <table:table-cell table:formula="of:=IF([.A19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日宫月宫会合</text:p>
          </table:table-cell>
          <table:table-cell office:value-type="float" office:value="919" calcext:value-type="float">
            <text:p>0919</text:p>
          </table:table-cell>
          <table:table-cell table:formula="of:=IF([.A19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919" calcext:value-type="float">
            <text:p>0919</text:p>
          </table:table-cell>
          <table:table-cell table:formula="of:=IF([.A19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觀世音菩薩出家</text:p>
          </table:table-cell>
          <table:table-cell office:value-type="float" office:value="919" calcext:value-type="float">
            <text:p>0919</text:p>
          </table:table-cell>
          <table:table-cell table:formula="of:=IF([.A19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923" calcext:value-type="float">
            <text:p>0923</text:p>
          </table:table-cell>
          <table:table-cell table:formula="of:=IF([.A20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藥師琉璃光佛聖誕</text:p>
          </table:table-cell>
          <table:table-cell office:value-type="float" office:value="929" calcext:value-type="float">
            <text:p>0929</text:p>
          </table:table-cell>
          <table:table-cell table:formula="of:=IF([.A20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民岁腊</text:p>
          </table:table-cell>
          <table:table-cell office:value-type="float" office:value="1001" calcext:value-type="float">
            <text:p>1001</text:p>
          </table:table-cell>
          <table:table-cell table:formula="of:=IF([.A20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降</text:p>
          </table:table-cell>
          <table:table-cell office:value-type="float" office:value="1001" calcext:value-type="float">
            <text:p>1001</text:p>
          </table:table-cell>
          <table:table-cell table:formula="of:=IF([.A20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002" calcext:value-type="float">
            <text:p>1002</text:p>
          </table:table-cell>
          <table:table-cell table:formula="of:=IF([.A20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茅降</text:p>
          </table:table-cell>
          <table:table-cell office:value-type="float" office:value="1003" calcext:value-type="float">
            <text:p>1003</text:p>
          </table:table-cell>
          <table:table-cell table:formula="of:=IF([.A20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下会日</text:p>
          </table:table-cell>
          <table:table-cell office:value-type="float" office:value="1005" calcext:value-type="float">
            <text:p>1005</text:p>
          </table:table-cell>
          <table:table-cell table:formula="of:=IF([.A20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達摩大師聖誕</text:p>
          </table:table-cell>
          <table:table-cell office:value-type="float" office:value="1005" calcext:value-type="float">
            <text:p>1005</text:p>
          </table:table-cell>
          <table:table-cell table:formula="of:=IF([.A20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曹考察</text:p>
          </table:table-cell>
          <table:table-cell office:value-type="float" office:value="1006" calcext:value-type="float">
            <text:p>1006</text:p>
          </table:table-cell>
          <table:table-cell table:formula="of:=IF([.A20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佛涅槃日,大忌色欲</text:p>
          </table:table-cell>
          <table:table-cell office:value-type="float" office:value="1008" calcext:value-type="float">
            <text:p>1008</text:p>
          </table:table-cell>
          <table:table-cell table:formula="of:=IF([.A209]=&quot;三元降&quot;;&quot;blue&quot;;&quot;red&quot;)" office:value-type="string" office:string-value="red" calcext:value-type="string">
            <text:p>red</text:p>
          </table:table-cell>
        </table:table-row>
        <table:table-row table:style-name="ro3">
          <table:table-cell office:value-type="string" calcext:value-type="string">
            <text:p>四天王降</text:p>
          </table:table-cell>
          <table:table-cell office:value-type="float" office:value="1010" calcext:value-type="float">
            <text:p>1010</text:p>
          </table:table-cell>
          <table:table-cell table:formula="of:=IF([.A21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宜戒</text:p>
          </table:table-cell>
          <table:table-cell office:value-type="float" office:value="1011" calcext:value-type="float">
            <text:p>1011</text:p>
          </table:table-cell>
          <table:table-cell table:formula="of:=IF([.A21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1014" calcext:value-type="float">
            <text:p>1014</text:p>
          </table:table-cell>
          <table:table-cell table:formula="of:=IF([.A212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下元水府校籍</text:p>
          </table:table-cell>
          <table:table-cell office:value-type="float" office:value="1015" calcext:value-type="float">
            <text:p>1015</text:p>
          </table:table-cell>
          <table:table-cell table:formula="of:=IF([.A21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下元日</text:p>
          </table:table-cell>
          <table:table-cell office:value-type="float" office:value="1015" calcext:value-type="float">
            <text:p>1015</text:p>
          </table:table-cell>
          <table:table-cell table:formula="of:=IF([.A21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1016" calcext:value-type="float">
            <text:p>1016</text:p>
          </table:table-cell>
          <table:table-cell table:formula="of:=IF([.A215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北极紫薇大帝</text:p>
          </table:table-cell>
          <table:table-cell office:value-type="float" office:value="1027" calcext:value-type="float">
            <text:p>1027</text:p>
          </table:table-cell>
          <table:table-cell table:formula="of:=IF([.A21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至圣先师孔子诞</text:p>
          </table:table-cell>
          <table:table-cell office:value-type="float" office:value="1104" calcext:value-type="float">
            <text:p>1104</text:p>
          </table:table-cell>
          <table:table-cell table:formula="of:=IF([.A21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仓开日</text:p>
          </table:table-cell>
          <table:table-cell office:value-type="float" office:value="1111" calcext:value-type="float">
            <text:p>1111</text:p>
          </table:table-cell>
          <table:table-cell table:formula="of:=IF([.A21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乙救苦天尊诞</text:p>
          </table:table-cell>
          <table:table-cell office:value-type="float" office:value="1111" calcext:value-type="float">
            <text:p>1111</text:p>
          </table:table-cell>
          <table:table-cell table:formula="of:=IF([.A21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阿彌陀佛聖誕</text:p>
          </table:table-cell>
          <table:table-cell office:value-type="float" office:value="1117" calcext:value-type="float">
            <text:p>1117</text:p>
          </table:table-cell>
          <table:table-cell table:formula="of:=IF([.A22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119" calcext:value-type="float">
            <text:p>1119</text:p>
          </table:table-cell>
          <table:table-cell table:formula="of:=IF([.A22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阳日宫诞</text:p>
          </table:table-cell>
          <table:table-cell office:value-type="float" office:value="1119" calcext:value-type="float">
            <text:p>1119</text:p>
          </table:table-cell>
          <table:table-cell table:formula="of:=IF([.A22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张仙诞</text:p>
          </table:table-cell>
          <table:table-cell office:value-type="float" office:value="1123" calcext:value-type="float">
            <text:p>1123</text:p>
          </table:table-cell>
          <table:table-cell table:formula="of:=IF([.A22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124" calcext:value-type="float">
            <text:p>1124</text:p>
          </table:table-cell>
          <table:table-cell table:formula="of:=IF([.A22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掠刷大夫降</text:p>
          </table:table-cell>
          <table:table-cell office:value-type="float" office:value="1125" calcext:value-type="float">
            <text:p>1125</text:p>
          </table:table-cell>
          <table:table-cell table:formula="of:=IF([.A22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1206" calcext:value-type="float">
            <text:p>1206</text:p>
          </table:table-cell>
          <table:table-cell table:formula="of:=IF([.A22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掠刷大夫降</text:p>
          </table:table-cell>
          <table:table-cell office:value-type="float" office:value="1207" calcext:value-type="float">
            <text:p>1207</text:p>
          </table:table-cell>
          <table:table-cell table:formula="of:=IF([.A22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观音斋</text:p>
          </table:table-cell>
          <table:table-cell office:value-type="float" office:value="1208" calcext:value-type="float">
            <text:p>1208</text:p>
          </table:table-cell>
          <table:table-cell table:formula="of:=IF([.A22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王侯腊</text:p>
          </table:table-cell>
          <table:table-cell office:value-type="float" office:value="1208" calcext:value-type="float">
            <text:p>1208</text:p>
          </table:table-cell>
          <table:table-cell table:formula="of:=IF([.A22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釋迦牟尼佛成道</text:p>
          </table:table-cell>
          <table:table-cell office:value-type="float" office:value="1208" calcext:value-type="float">
            <text:p>1208</text:p>
          </table:table-cell>
          <table:table-cell table:formula="of:=IF([.A23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天地交道</text:p>
          </table:table-cell>
          <table:table-cell office:value-type="float" office:value="1220" calcext:value-type="float">
            <text:p>1220</text:p>
          </table:table-cell>
          <table:table-cell table:formula="of:=IF([.A23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五岳神诞</text:p>
          </table:table-cell>
          <table:table-cell office:value-type="float" office:value="1223" calcext:value-type="float">
            <text:p>1223</text:p>
          </table:table-cell>
          <table:table-cell table:formula="of:=IF([.A23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观音斋</text:p>
          </table:table-cell>
          <table:table-cell office:value-type="float" office:value="1224" calcext:value-type="float">
            <text:p>1224</text:p>
          </table:table-cell>
          <table:table-cell table:formula="of:=IF([.A23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司命朝天奏人善恶</text:p>
          </table:table-cell>
          <table:table-cell office:value-type="float" office:value="1224" calcext:value-type="float">
            <text:p>1224</text:p>
          </table:table-cell>
          <table:table-cell table:formula="of:=IF([.A23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三清玉帝同降</text:p>
          </table:table-cell>
          <table:table-cell office:value-type="float" office:value="1225" calcext:value-type="float">
            <text:p>1225</text:p>
          </table:table-cell>
          <table:table-cell table:formula="of:=IF([.A23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观音斋</text:p>
          </table:table-cell>
          <table:table-cell office:value-type="float" office:value="1225" calcext:value-type="float">
            <text:p>1225</text:p>
          </table:table-cell>
          <table:table-cell table:formula="of:=IF([.A23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華嚴菩薩聖誕</text:p>
          </table:table-cell>
          <table:table-cell office:value-type="float" office:value="1229" calcext:value-type="float">
            <text:p>1229</text:p>
          </table:table-cell>
          <table:table-cell table:formula="of:=IF([.A23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诸神下降察访善恶</text:p>
          </table:table-cell>
          <table:table-cell office:value-type="float" office:value="1230" calcext:value-type="float">
            <text:p>1230</text:p>
          </table:table-cell>
          <table:table-cell table:formula="of:=IF([.A238]=&quot;三元降&quot;;&quot;blue&quot;;&quot;red&quot;)" office:value-type="string" office:string-value="red" calcext:value-type="string">
            <text:p>red</text:p>
          </table:table-cell>
        </table:table-row>
      </table:table>
      <table:table table:name="lunar-monthly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office:value-type="string" calcext:value-type="string">
            <text:p>color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4" office:value-type="string" calcext:value-type="string">
            <text:p>四天王巡行</text:p>
          </table:table-cell>
          <table:table-cell table:style-name="ce8" office:value-type="string" calcext:value-type="string">
            <text:p>0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2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3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3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3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3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3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3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3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3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4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4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4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4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4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4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4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4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5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5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5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5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5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5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5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5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5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6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6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6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6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6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6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6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6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7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7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7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7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7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7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7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7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7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7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8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8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8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8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8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8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8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8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8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9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9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9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9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9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10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0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0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10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0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10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1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11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1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11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1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2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2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1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lar" table:style-name="ta3">
        <office:forms form:automatic-focus="false" form:apply-design-mode="false"/>
        <table:table-column table:style-name="co3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office:value-type="string" calcext:value-type="string">
            <text:p>color</text:p>
          </table:table-cell>
          <table:table-cell table:number-columns-repeated="1021"/>
        </table:table-row>
        <table:table-row table:style-name="ro5" table:visibility="filter">
          <table:table-cell table:style-name="ce9" office:value-type="string" calcext:value-type="string">
            <text:p>宜从惊蛰戒过一月</text:p>
          </table:table-cell>
          <table:table-cell office:value-type="string" calcext:value-type="string">
            <text:p>03/06/201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五月宜全戒</text:p>
          </table:table-cell>
          <table:table-cell office:value-type="string" calcext:value-type="string">
            <text:p>06/03/201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9" office:value-type="string" calcext:value-type="string">
            <text:p>宜从芒种戒过一月</text:p>
          </table:table-cell>
          <table:table-cell office:value-type="string" calcext:value-type="string">
            <text:p>06/06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06/22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table:style-name="ce9" office:value-type="string" calcext:value-type="string">
            <text:p>宜从白露戒过一月</text:p>
          </table:table-cell>
          <table:table-cell office:value-type="string" calcext:value-type="string">
            <text:p>09/08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table:style-name="ce9" office:value-type="string" calcext:value-type="string">
            <text:p>宜从大雪戒过一月</text:p>
          </table:table-cell>
          <table:table-cell office:value-type="string" calcext:value-type="string">
            <text:p>12/07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12/22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table:style-name="ce9" office:value-type="string" calcext:value-type="string">
            <text:p>宜从惊蛰戒过一月</text:p>
          </table:table-cell>
          <table:table-cell office:value-type="string" calcext:value-type="string">
            <text:p>03/06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五月宜全戒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table:style-name="ce9" office:value-type="string" calcext:value-type="string">
            <text:p>宜从芒种戒过一月</text:p>
          </table:table-cell>
          <table:table-cell office:value-type="string" calcext:value-type="string">
            <text:p>06/06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06/22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table:style-name="ce9" office:value-type="string" calcext:value-type="string">
            <text:p>宜从白露戒过一月</text:p>
          </table:table-cell>
          <table:table-cell office:value-type="string" calcext:value-type="string">
            <text:p>09/08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table:style-name="ce9" office:value-type="string" calcext:value-type="string">
            <text:p>宜从大雪戒过一月</text:p>
          </table:table-cell>
          <table:table-cell office:value-type="string" calcext:value-type="string">
            <text:p>12/07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12/22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02/03/2019</text:p>
          </table:table-cell>
          <table:table-cell table:formula="of:=IF([.A16]=&quot;丙日&quot; OR([.A16]=&quot;丁日&quot;) OR([.A16]=&quot;阳错日&quot;) OR([.A16]=&quot;阴错日&quot;);&quot;blue&quot;;&quot;red&quot;)" office:value-type="string" office:string-value="red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03/20/2019</text:p>
          </table:table-cell>
          <table:table-cell table:formula="of:=IF([.A17]=&quot;丙日&quot; OR([.A17]=&quot;丁日&quot;) OR([.A17]=&quot;阳错日&quot;) OR([.A1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春社日</text:p>
          </table:table-cell>
          <table:table-cell office:value-type="string" calcext:value-type="string">
            <text:p>03/22/2019</text:p>
          </table:table-cell>
          <table:table-cell table:formula="of:=IF([.A18]=&quot;丙日&quot; OR([.A18]=&quot;丁日&quot;) OR([.A18]=&quot;阳错日&quot;) OR([.A1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05/05/2019</text:p>
          </table:table-cell>
          <table:table-cell table:formula="of:=IF([.A19]=&quot;丙日&quot; OR([.A19]=&quot;丁日&quot;) OR([.A19]=&quot;阳错日&quot;) OR([.A1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06/21/2019</text:p>
          </table:table-cell>
          <table:table-cell table:formula="of:=IF([.A20]=&quot;丙日&quot; OR([.A20]=&quot;丁日&quot;) OR([.A20]=&quot;阳错日&quot;) OR([.A2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08/07/2019</text:p>
          </table:table-cell>
          <table:table-cell table:formula="of:=IF([.A21]=&quot;丙日&quot; OR([.A21]=&quot;丁日&quot;) OR([.A21]=&quot;阳错日&quot;) OR([.A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09/22/2019</text:p>
          </table:table-cell>
          <table:table-cell table:formula="of:=IF([.A22]=&quot;丙日&quot; OR([.A22]=&quot;丁日&quot;) OR([.A22]=&quot;阳错日&quot;) OR([.A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秋社日</text:p>
          </table:table-cell>
          <table:table-cell office:value-type="string" calcext:value-type="string">
            <text:p>09/18/2019</text:p>
          </table:table-cell>
          <table:table-cell table:formula="of:=IF([.A23]=&quot;丙日&quot; OR([.A23]=&quot;丁日&quot;) OR([.A23]=&quot;阳错日&quot;) OR([.A2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11/07/2019</text:p>
          </table:table-cell>
          <table:table-cell table:formula="of:=IF([.A24]=&quot;丙日&quot; OR([.A24]=&quot;丁日&quot;) OR([.A24]=&quot;阳错日&quot;) OR([.A2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12/21/2019</text:p>
          </table:table-cell>
          <table:table-cell table:formula="of:=IF([.A25]=&quot;丙日&quot; OR([.A25]=&quot;丁日&quot;) OR([.A25]=&quot;阳错日&quot;) OR([.A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1/04/2019</text:p>
          </table:table-cell>
          <table:table-cell table:formula="of:=IF([.A26]=&quot;丙日&quot; OR([.A26]=&quot;丁日&quot;) OR([.A26]=&quot;阳错日&quot;) OR([.A2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1/09/2019</text:p>
          </table:table-cell>
          <table:table-cell table:formula="of:=IF([.A27]=&quot;丙日&quot; OR([.A27]=&quot;丁日&quot;) OR([.A27]=&quot;阳错日&quot;) OR([.A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10/2019</text:p>
          </table:table-cell>
          <table:table-cell table:formula="of:=IF([.A28]=&quot;丙日&quot; OR([.A28]=&quot;丁日&quot;) OR([.A28]=&quot;阳错日&quot;) OR([.A2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1/19/2019</text:p>
          </table:table-cell>
          <table:table-cell table:formula="of:=IF([.A29]=&quot;丙日&quot; OR([.A29]=&quot;丁日&quot;) OR([.A29]=&quot;阳错日&quot;) OR([.A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20/2019</text:p>
          </table:table-cell>
          <table:table-cell table:formula="of:=IF([.A30]=&quot;丙日&quot; OR([.A30]=&quot;丁日&quot;) OR([.A30]=&quot;阳错日&quot;) OR([.A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1/23/2019</text:p>
          </table:table-cell>
          <table:table-cell table:formula="of:=IF([.A31]=&quot;丙日&quot; OR([.A31]=&quot;丁日&quot;) OR([.A31]=&quot;阳错日&quot;) OR([.A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1/24/2019</text:p>
          </table:table-cell>
          <table:table-cell table:formula="of:=IF([.A32]=&quot;丙日&quot; OR([.A32]=&quot;丁日&quot;) OR([.A32]=&quot;阳错日&quot;) OR([.A3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第三戌日</text:p>
          </table:table-cell>
          <table:table-cell office:value-type="string" calcext:value-type="string">
            <text:p>01/25/2019</text:p>
          </table:table-cell>
          <table:table-cell table:formula="of:=IF([.A33]=&quot;丙日&quot; OR([.A33]=&quot;丁日&quot;) OR([.A33]=&quot;阳错日&quot;) OR([.A3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1/27/2019</text:p>
          </table:table-cell>
          <table:table-cell table:formula="of:=IF([.A34]=&quot;丙日&quot; OR([.A34]=&quot;丁日&quot;) OR([.A34]=&quot;阳错日&quot;) OR([.A3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1/29/2019</text:p>
          </table:table-cell>
          <table:table-cell table:formula="of:=IF([.A35]=&quot;丙日&quot; OR([.A35]=&quot;丁日&quot;) OR([.A35]=&quot;阳错日&quot;) OR([.A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30/2019</text:p>
          </table:table-cell>
          <table:table-cell table:formula="of:=IF([.A36]=&quot;丙日&quot; OR([.A36]=&quot;丁日&quot;) OR([.A36]=&quot;阳错日&quot;) OR([.A3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2/03/2019</text:p>
          </table:table-cell>
          <table:table-cell table:formula="of:=IF([.A37]=&quot;丙日&quot; OR([.A37]=&quot;丁日&quot;) OR([.A37]=&quot;阳错日&quot;) OR([.A3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2/08/2019</text:p>
          </table:table-cell>
          <table:table-cell table:formula="of:=IF([.A38]=&quot;丙日&quot; OR([.A38]=&quot;丁日&quot;) OR([.A38]=&quot;阳错日&quot;) OR([.A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2/09/2019</text:p>
          </table:table-cell>
          <table:table-cell table:formula="of:=IF([.A39]=&quot;丙日&quot; OR([.A39]=&quot;丁日&quot;) OR([.A39]=&quot;阳错日&quot;) OR([.A3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2/13/2019</text:p>
          </table:table-cell>
          <table:table-cell table:formula="of:=IF([.A40]=&quot;丙日&quot; OR([.A40]=&quot;丁日&quot;) OR([.A40]=&quot;阳错日&quot;) OR([.A4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2/18/2019</text:p>
          </table:table-cell>
          <table:table-cell table:formula="of:=IF([.A41]=&quot;丙日&quot; OR([.A41]=&quot;丁日&quot;) OR([.A41]=&quot;阳错日&quot;) OR([.A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2/19/2019</text:p>
          </table:table-cell>
          <table:table-cell table:formula="of:=IF([.A42]=&quot;丙日&quot; OR([.A42]=&quot;丁日&quot;) OR([.A42]=&quot;阳错日&quot;) OR([.A4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2/23/2019</text:p>
          </table:table-cell>
          <table:table-cell table:formula="of:=IF([.A43]=&quot;丙日&quot; OR([.A43]=&quot;丁日&quot;) OR([.A43]=&quot;阳错日&quot;) OR([.A4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2/28/2019</text:p>
          </table:table-cell>
          <table:table-cell table:formula="of:=IF([.A44]=&quot;丙日&quot; OR([.A44]=&quot;丁日&quot;) OR([.A44]=&quot;阳错日&quot;) OR([.A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01/2019</text:p>
          </table:table-cell>
          <table:table-cell table:formula="of:=IF([.A45]=&quot;丙日&quot; OR([.A45]=&quot;丁日&quot;) OR([.A45]=&quot;阳错日&quot;) OR([.A4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3/05/2019</text:p>
          </table:table-cell>
          <table:table-cell table:formula="of:=IF([.A46]=&quot;丙日&quot; OR([.A46]=&quot;丁日&quot;) OR([.A46]=&quot;阳错日&quot;) OR([.A4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3/10/2019</text:p>
          </table:table-cell>
          <table:table-cell table:formula="of:=IF([.A47]=&quot;丙日&quot; OR([.A47]=&quot;丁日&quot;) OR([.A47]=&quot;阳错日&quot;) OR([.A4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11/2019</text:p>
          </table:table-cell>
          <table:table-cell table:formula="of:=IF([.A48]=&quot;丙日&quot; OR([.A48]=&quot;丁日&quot;) OR([.A48]=&quot;阳错日&quot;) OR([.A4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3/15/2019</text:p>
          </table:table-cell>
          <table:table-cell table:formula="of:=IF([.A49]=&quot;丙日&quot; OR([.A49]=&quot;丁日&quot;) OR([.A49]=&quot;阳错日&quot;) OR([.A4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3/20/2019</text:p>
          </table:table-cell>
          <table:table-cell table:formula="of:=IF([.A50]=&quot;丙日&quot; OR([.A50]=&quot;丁日&quot;) OR([.A50]=&quot;阳错日&quot;) OR([.A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21/2019</text:p>
          </table:table-cell>
          <table:table-cell table:formula="of:=IF([.A51]=&quot;丙日&quot; OR([.A51]=&quot;丁日&quot;) OR([.A51]=&quot;阳错日&quot;) OR([.A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3/24/2019</text:p>
          </table:table-cell>
          <table:table-cell table:formula="of:=IF([.A52]=&quot;丙日&quot; OR([.A52]=&quot;丁日&quot;) OR([.A52]=&quot;阳错日&quot;) OR([.A5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3/25/2019</text:p>
          </table:table-cell>
          <table:table-cell table:formula="of:=IF([.A53]=&quot;丙日&quot; OR([.A53]=&quot;丁日&quot;) OR([.A53]=&quot;阳错日&quot;) OR([.A5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3/28/2019</text:p>
          </table:table-cell>
          <table:table-cell table:formula="of:=IF([.A54]=&quot;丙日&quot; OR([.A54]=&quot;丁日&quot;) OR([.A54]=&quot;阳错日&quot;) OR([.A5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3/30/2019</text:p>
          </table:table-cell>
          <table:table-cell table:formula="of:=IF([.A55]=&quot;丙日&quot; OR([.A55]=&quot;丁日&quot;) OR([.A55]=&quot;阳错日&quot;) OR([.A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31/2019</text:p>
          </table:table-cell>
          <table:table-cell table:formula="of:=IF([.A56]=&quot;丙日&quot; OR([.A56]=&quot;丁日&quot;) OR([.A56]=&quot;阳错日&quot;) OR([.A5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4/04/2019</text:p>
          </table:table-cell>
          <table:table-cell table:formula="of:=IF([.A57]=&quot;丙日&quot; OR([.A57]=&quot;丁日&quot;) OR([.A57]=&quot;阳错日&quot;) OR([.A5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4/09/2019</text:p>
          </table:table-cell>
          <table:table-cell table:formula="of:=IF([.A58]=&quot;丙日&quot; OR([.A58]=&quot;丁日&quot;) OR([.A58]=&quot;阳错日&quot;) OR([.A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4/10/2019</text:p>
          </table:table-cell>
          <table:table-cell table:formula="of:=IF([.A59]=&quot;丙日&quot; OR([.A59]=&quot;丁日&quot;) OR([.A59]=&quot;阳错日&quot;) OR([.A5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4/14/2019</text:p>
          </table:table-cell>
          <table:table-cell table:formula="of:=IF([.A60]=&quot;丙日&quot; OR([.A60]=&quot;丁日&quot;) OR([.A60]=&quot;阳错日&quot;) OR([.A6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4/19/2019</text:p>
          </table:table-cell>
          <table:table-cell table:formula="of:=IF([.A61]=&quot;丙日&quot; OR([.A61]=&quot;丁日&quot;) OR([.A61]=&quot;阳错日&quot;) OR([.A6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庚申日</text:p>
          </table:table-cell>
          <table:table-cell office:value-type="string" calcext:value-type="string">
            <text:p>04/20/2019</text:p>
          </table:table-cell>
          <table:table-cell table:formula="of:=IF([.A62]=&quot;丙日&quot; OR([.A62]=&quot;丁日&quot;) OR([.A62]=&quot;阳错日&quot;) OR([.A6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4/24/2019</text:p>
          </table:table-cell>
          <table:table-cell table:formula="of:=IF([.A63]=&quot;丙日&quot; OR([.A63]=&quot;丁日&quot;) OR([.A63]=&quot;阳错日&quot;) OR([.A6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4/29/2019</text:p>
          </table:table-cell>
          <table:table-cell table:formula="of:=IF([.A64]=&quot;丙日&quot; OR([.A64]=&quot;丁日&quot;) OR([.A64]=&quot;阳错日&quot;) OR([.A6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4/30/2019</text:p>
          </table:table-cell>
          <table:table-cell table:formula="of:=IF([.A65]=&quot;丙日&quot; OR([.A65]=&quot;丁日&quot;) OR([.A65]=&quot;阳错日&quot;) OR([.A6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5/04/2019</text:p>
          </table:table-cell>
          <table:table-cell table:formula="of:=IF([.A66]=&quot;丙日&quot; OR([.A66]=&quot;丁日&quot;) OR([.A66]=&quot;阳错日&quot;) OR([.A6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5/09/2019</text:p>
          </table:table-cell>
          <table:table-cell table:formula="of:=IF([.A67]=&quot;丙日&quot; OR([.A67]=&quot;丁日&quot;) OR([.A67]=&quot;阳错日&quot;) OR([.A6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5/10/2019</text:p>
          </table:table-cell>
          <table:table-cell table:formula="of:=IF([.A68]=&quot;丙日&quot; OR([.A68]=&quot;丁日&quot;) OR([.A68]=&quot;阳错日&quot;) OR([.A6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5/14/2019</text:p>
          </table:table-cell>
          <table:table-cell table:formula="of:=IF([.A69]=&quot;丙日&quot; OR([.A69]=&quot;丁日&quot;) OR([.A69]=&quot;阳错日&quot;) OR([.A6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5/19/2019</text:p>
          </table:table-cell>
          <table:table-cell table:formula="of:=IF([.A70]=&quot;丙日&quot; OR([.A70]=&quot;丁日&quot;) OR([.A70]=&quot;阳错日&quot;) OR([.A7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5/20/2019</text:p>
          </table:table-cell>
          <table:table-cell table:formula="of:=IF([.A71]=&quot;丙日&quot; OR([.A71]=&quot;丁日&quot;) OR([.A71]=&quot;阳错日&quot;) OR([.A7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5/23/2019</text:p>
          </table:table-cell>
          <table:table-cell table:formula="of:=IF([.A72]=&quot;丙日&quot; OR([.A72]=&quot;丁日&quot;) OR([.A72]=&quot;阳错日&quot;) OR([.A7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5/24/2019</text:p>
          </table:table-cell>
          <table:table-cell table:formula="of:=IF([.A73]=&quot;丙日&quot; OR([.A73]=&quot;丁日&quot;) OR([.A73]=&quot;阳错日&quot;) OR([.A7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5/27/2019</text:p>
          </table:table-cell>
          <table:table-cell table:formula="of:=IF([.A74]=&quot;丙日&quot; OR([.A74]=&quot;丁日&quot;) OR([.A74]=&quot;阳错日&quot;) OR([.A7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5/29/2019</text:p>
          </table:table-cell>
          <table:table-cell table:formula="of:=IF([.A75]=&quot;丙日&quot; OR([.A75]=&quot;丁日&quot;) OR([.A75]=&quot;阳错日&quot;) OR([.A7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5/30/2019</text:p>
          </table:table-cell>
          <table:table-cell table:formula="of:=IF([.A76]=&quot;丙日&quot; OR([.A76]=&quot;丁日&quot;) OR([.A76]=&quot;阳错日&quot;) OR([.A7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6/03/2019</text:p>
          </table:table-cell>
          <table:table-cell table:formula="of:=IF([.A77]=&quot;丙日&quot; OR([.A77]=&quot;丁日&quot;) OR([.A77]=&quot;阳错日&quot;) OR([.A7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6/08/2019</text:p>
          </table:table-cell>
          <table:table-cell table:formula="of:=IF([.A78]=&quot;丙日&quot; OR([.A78]=&quot;丁日&quot;) OR([.A78]=&quot;阳错日&quot;) OR([.A7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6/09/2019</text:p>
          </table:table-cell>
          <table:table-cell table:formula="of:=IF([.A79]=&quot;丙日&quot; OR([.A79]=&quot;丁日&quot;) OR([.A79]=&quot;阳错日&quot;) OR([.A7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6/13/2019</text:p>
          </table:table-cell>
          <table:table-cell table:formula="of:=IF([.A80]=&quot;丙日&quot; OR([.A80]=&quot;丁日&quot;) OR([.A80]=&quot;阳错日&quot;) OR([.A8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6/18/2019</text:p>
          </table:table-cell>
          <table:table-cell table:formula="of:=IF([.A81]=&quot;丙日&quot; OR([.A81]=&quot;丁日&quot;) OR([.A81]=&quot;阳错日&quot;) OR([.A8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6/19/2019</text:p>
          </table:table-cell>
          <table:table-cell table:formula="of:=IF([.A82]=&quot;丙日&quot; OR([.A82]=&quot;丁日&quot;) OR([.A82]=&quot;阳错日&quot;) OR([.A8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6/28/2019</text:p>
          </table:table-cell>
          <table:table-cell table:formula="of:=IF([.A83]=&quot;丙日&quot; OR([.A83]=&quot;丁日&quot;) OR([.A83]=&quot;阳错日&quot;) OR([.A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6/29/2019</text:p>
          </table:table-cell>
          <table:table-cell table:formula="of:=IF([.A84]=&quot;丙日&quot; OR([.A84]=&quot;丁日&quot;) OR([.A84]=&quot;阳错日&quot;) OR([.A8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7/03/2019</text:p>
          </table:table-cell>
          <table:table-cell table:formula="of:=IF([.A85]=&quot;丙日&quot; OR([.A85]=&quot;丁日&quot;) OR([.A85]=&quot;阳错日&quot;) OR([.A8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7/08/2019</text:p>
          </table:table-cell>
          <table:table-cell table:formula="of:=IF([.A86]=&quot;丙日&quot; OR([.A86]=&quot;丁日&quot;) OR([.A86]=&quot;阳错日&quot;) OR([.A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7/09/2019</text:p>
          </table:table-cell>
          <table:table-cell table:formula="of:=IF([.A87]=&quot;丙日&quot; OR([.A87]=&quot;丁日&quot;) OR([.A87]=&quot;阳错日&quot;) OR([.A8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7/13/2019</text:p>
          </table:table-cell>
          <table:table-cell table:formula="of:=IF([.A88]=&quot;丙日&quot; OR([.A88]=&quot;丁日&quot;) OR([.A88]=&quot;阳错日&quot;) OR([.A8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7/18/2019</text:p>
          </table:table-cell>
          <table:table-cell table:formula="of:=IF([.A89]=&quot;丙日&quot; OR([.A89]=&quot;丁日&quot;) OR([.A89]=&quot;阳错日&quot;) OR([.A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7/19/2019</text:p>
          </table:table-cell>
          <table:table-cell table:formula="of:=IF([.A90]=&quot;丙日&quot; OR([.A90]=&quot;丁日&quot;) OR([.A90]=&quot;阳错日&quot;) OR([.A9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7/22/2019</text:p>
          </table:table-cell>
          <table:table-cell table:formula="of:=IF([.A91]=&quot;丙日&quot; OR([.A91]=&quot;丁日&quot;) OR([.A91]=&quot;阳错日&quot;) OR([.A9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7/23/2019</text:p>
          </table:table-cell>
          <table:table-cell table:formula="of:=IF([.A92]=&quot;丙日&quot; OR([.A92]=&quot;丁日&quot;) OR([.A92]=&quot;阳错日&quot;) OR([.A9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7/26/2019</text:p>
          </table:table-cell>
          <table:table-cell table:formula="of:=IF([.A93]=&quot;丙日&quot; OR([.A93]=&quot;丁日&quot;) OR([.A93]=&quot;阳错日&quot;) OR([.A9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7/28/2019</text:p>
          </table:table-cell>
          <table:table-cell table:formula="of:=IF([.A94]=&quot;丙日&quot; OR([.A94]=&quot;丁日&quot;) OR([.A94]=&quot;阳错日&quot;) OR([.A9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7/29/2019</text:p>
          </table:table-cell>
          <table:table-cell table:formula="of:=IF([.A95]=&quot;丙日&quot; OR([.A95]=&quot;丁日&quot;) OR([.A95]=&quot;阳错日&quot;) OR([.A9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8/02/2019</text:p>
          </table:table-cell>
          <table:table-cell table:formula="of:=IF([.A96]=&quot;丙日&quot; OR([.A96]=&quot;丁日&quot;) OR([.A96]=&quot;阳错日&quot;) OR([.A9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8/07/2019</text:p>
          </table:table-cell>
          <table:table-cell table:formula="of:=IF([.A97]=&quot;丙日&quot; OR([.A97]=&quot;丁日&quot;) OR([.A97]=&quot;阳错日&quot;) OR([.A9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8/08/2019</text:p>
          </table:table-cell>
          <table:table-cell table:formula="of:=IF([.A98]=&quot;丙日&quot; OR([.A98]=&quot;丁日&quot;) OR([.A98]=&quot;阳错日&quot;) OR([.A9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8/12/2019</text:p>
          </table:table-cell>
          <table:table-cell table:formula="of:=IF([.A99]=&quot;丙日&quot; OR([.A99]=&quot;丁日&quot;) OR([.A99]=&quot;阳错日&quot;) OR([.A9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8/17/2019</text:p>
          </table:table-cell>
          <table:table-cell table:formula="of:=IF([.A100]=&quot;丙日&quot; OR([.A100]=&quot;丁日&quot;) OR([.A100]=&quot;阳错日&quot;) OR([.A10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8/18/2019</text:p>
          </table:table-cell>
          <table:table-cell table:formula="of:=IF([.A101]=&quot;丙日&quot; OR([.A101]=&quot;丁日&quot;) OR([.A101]=&quot;阳错日&quot;) OR([.A10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8/22/2019</text:p>
          </table:table-cell>
          <table:table-cell table:formula="of:=IF([.A102]=&quot;丙日&quot; OR([.A102]=&quot;丁日&quot;) OR([.A102]=&quot;阳错日&quot;) OR([.A10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8/27/2019</text:p>
          </table:table-cell>
          <table:table-cell table:formula="of:=IF([.A103]=&quot;丙日&quot; OR([.A103]=&quot;丁日&quot;) OR([.A103]=&quot;阳错日&quot;) OR([.A10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8/28/2019</text:p>
          </table:table-cell>
          <table:table-cell table:formula="of:=IF([.A104]=&quot;丙日&quot; OR([.A104]=&quot;丁日&quot;) OR([.A104]=&quot;阳错日&quot;) OR([.A10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9/01/2019</text:p>
          </table:table-cell>
          <table:table-cell table:formula="of:=IF([.A105]=&quot;丙日&quot; OR([.A105]=&quot;丁日&quot;) OR([.A105]=&quot;阳错日&quot;) OR([.A10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9/06/2019</text:p>
          </table:table-cell>
          <table:table-cell table:formula="of:=IF([.A106]=&quot;丙日&quot; OR([.A106]=&quot;丁日&quot;) OR([.A106]=&quot;阳错日&quot;) OR([.A10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9/07/2019</text:p>
          </table:table-cell>
          <table:table-cell table:formula="of:=IF([.A107]=&quot;丙日&quot; OR([.A107]=&quot;丁日&quot;) OR([.A107]=&quot;阳错日&quot;) OR([.A10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9/11/2019</text:p>
          </table:table-cell>
          <table:table-cell table:formula="of:=IF([.A108]=&quot;丙日&quot; OR([.A108]=&quot;丁日&quot;) OR([.A108]=&quot;阳错日&quot;) OR([.A10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9/16/2019</text:p>
          </table:table-cell>
          <table:table-cell table:formula="of:=IF([.A109]=&quot;丙日&quot; OR([.A109]=&quot;丁日&quot;) OR([.A109]=&quot;阳错日&quot;) OR([.A10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9/17/2019</text:p>
          </table:table-cell>
          <table:table-cell table:formula="of:=IF([.A110]=&quot;丙日&quot; OR([.A110]=&quot;丁日&quot;) OR([.A110]=&quot;阳错日&quot;) OR([.A11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9/20/2019</text:p>
          </table:table-cell>
          <table:table-cell table:formula="of:=IF([.A111]=&quot;丙日&quot; OR([.A111]=&quot;丁日&quot;) OR([.A111]=&quot;阳错日&quot;) OR([.A11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9/21/2019</text:p>
          </table:table-cell>
          <table:table-cell table:formula="of:=IF([.A112]=&quot;丙日&quot; OR([.A112]=&quot;丁日&quot;) OR([.A112]=&quot;阳错日&quot;) OR([.A11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9/24/2019</text:p>
          </table:table-cell>
          <table:table-cell table:formula="of:=IF([.A113]=&quot;丙日&quot; OR([.A113]=&quot;丁日&quot;) OR([.A113]=&quot;阳错日&quot;) OR([.A11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9/26/2019</text:p>
          </table:table-cell>
          <table:table-cell table:formula="of:=IF([.A114]=&quot;丙日&quot; OR([.A114]=&quot;丁日&quot;) OR([.A114]=&quot;阳错日&quot;) OR([.A11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9/27/2019</text:p>
          </table:table-cell>
          <table:table-cell table:formula="of:=IF([.A115]=&quot;丙日&quot; OR([.A115]=&quot;丁日&quot;) OR([.A115]=&quot;阳错日&quot;) OR([.A11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01/2019</text:p>
          </table:table-cell>
          <table:table-cell table:formula="of:=IF([.A116]=&quot;丙日&quot; OR([.A116]=&quot;丁日&quot;) OR([.A116]=&quot;阳错日&quot;) OR([.A11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0/06/2019</text:p>
          </table:table-cell>
          <table:table-cell table:formula="of:=IF([.A117]=&quot;丙日&quot; OR([.A117]=&quot;丁日&quot;) OR([.A117]=&quot;阳错日&quot;) OR([.A11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0/07/2019</text:p>
          </table:table-cell>
          <table:table-cell table:formula="of:=IF([.A118]=&quot;丙日&quot; OR([.A118]=&quot;丁日&quot;) OR([.A118]=&quot;阳错日&quot;) OR([.A11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11/2019</text:p>
          </table:table-cell>
          <table:table-cell table:formula="of:=IF([.A119]=&quot;丙日&quot; OR([.A119]=&quot;丁日&quot;) OR([.A119]=&quot;阳错日&quot;) OR([.A11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0/16/2019</text:p>
          </table:table-cell>
          <table:table-cell table:formula="of:=IF([.A120]=&quot;丙日&quot; OR([.A120]=&quot;丁日&quot;) OR([.A120]=&quot;阳错日&quot;) OR([.A12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0/17/2019</text:p>
          </table:table-cell>
          <table:table-cell table:formula="of:=IF([.A121]=&quot;丙日&quot; OR([.A121]=&quot;丁日&quot;) OR([.A121]=&quot;阳错日&quot;) OR([.A12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21/2019</text:p>
          </table:table-cell>
          <table:table-cell table:formula="of:=IF([.A122]=&quot;丙日&quot; OR([.A122]=&quot;丁日&quot;) OR([.A122]=&quot;阳错日&quot;) OR([.A1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0/26/2019</text:p>
          </table:table-cell>
          <table:table-cell table:formula="of:=IF([.A123]=&quot;丙日&quot; OR([.A123]=&quot;丁日&quot;) OR([.A123]=&quot;阳错日&quot;) OR([.A12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0/27/2019</text:p>
          </table:table-cell>
          <table:table-cell table:formula="of:=IF([.A124]=&quot;丙日&quot; OR([.A124]=&quot;丁日&quot;) OR([.A124]=&quot;阳错日&quot;) OR([.A1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31/2019</text:p>
          </table:table-cell>
          <table:table-cell table:formula="of:=IF([.A125]=&quot;丙日&quot; OR([.A125]=&quot;丁日&quot;) OR([.A125]=&quot;阳错日&quot;) OR([.A1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1/05/2019</text:p>
          </table:table-cell>
          <table:table-cell table:formula="of:=IF([.A126]=&quot;丙日&quot; OR([.A126]=&quot;丁日&quot;) OR([.A126]=&quot;阳错日&quot;) OR([.A12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1/06/2019</text:p>
          </table:table-cell>
          <table:table-cell table:formula="of:=IF([.A127]=&quot;丙日&quot; OR([.A127]=&quot;丁日&quot;) OR([.A127]=&quot;阳错日&quot;) OR([.A1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1/10/2019</text:p>
          </table:table-cell>
          <table:table-cell table:formula="of:=IF([.A128]=&quot;丙日&quot; OR([.A128]=&quot;丁日&quot;) OR([.A128]=&quot;阳错日&quot;) OR([.A12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1/15/2019</text:p>
          </table:table-cell>
          <table:table-cell table:formula="of:=IF([.A129]=&quot;丙日&quot; OR([.A129]=&quot;丁日&quot;) OR([.A129]=&quot;阳错日&quot;) OR([.A1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1/16/2019</text:p>
          </table:table-cell>
          <table:table-cell table:formula="of:=IF([.A130]=&quot;丙日&quot; OR([.A130]=&quot;丁日&quot;) OR([.A130]=&quot;阳错日&quot;) OR([.A1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11/19/2019</text:p>
          </table:table-cell>
          <table:table-cell table:formula="of:=IF([.A131]=&quot;丙日&quot; OR([.A131]=&quot;丁日&quot;) OR([.A131]=&quot;阳错日&quot;) OR([.A1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1/20/2019</text:p>
          </table:table-cell>
          <table:table-cell table:formula="of:=IF([.A132]=&quot;丙日&quot; OR([.A132]=&quot;丁日&quot;) OR([.A132]=&quot;阳错日&quot;) OR([.A13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11/23/2019</text:p>
          </table:table-cell>
          <table:table-cell table:formula="of:=IF([.A133]=&quot;丙日&quot; OR([.A133]=&quot;丁日&quot;) OR([.A133]=&quot;阳错日&quot;) OR([.A13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1/25/2019</text:p>
          </table:table-cell>
          <table:table-cell table:formula="of:=IF([.A134]=&quot;丙日&quot; OR([.A134]=&quot;丁日&quot;) OR([.A134]=&quot;阳错日&quot;) OR([.A13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1/26/2019</text:p>
          </table:table-cell>
          <table:table-cell table:formula="of:=IF([.A135]=&quot;丙日&quot; OR([.A135]=&quot;丁日&quot;) OR([.A135]=&quot;阳错日&quot;) OR([.A1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1/30/2019</text:p>
          </table:table-cell>
          <table:table-cell table:formula="of:=IF([.A136]=&quot;丙日&quot; OR([.A136]=&quot;丁日&quot;) OR([.A136]=&quot;阳错日&quot;) OR([.A13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2/05/2019</text:p>
          </table:table-cell>
          <table:table-cell table:formula="of:=IF([.A137]=&quot;丙日&quot; OR([.A137]=&quot;丁日&quot;) OR([.A137]=&quot;阳错日&quot;) OR([.A13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2/06/2019</text:p>
          </table:table-cell>
          <table:table-cell table:formula="of:=IF([.A138]=&quot;丙日&quot; OR([.A138]=&quot;丁日&quot;) OR([.A138]=&quot;阳错日&quot;) OR([.A1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2/10/2019</text:p>
          </table:table-cell>
          <table:table-cell table:formula="of:=IF([.A139]=&quot;丙日&quot; OR([.A139]=&quot;丁日&quot;) OR([.A139]=&quot;阳错日&quot;) OR([.A13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2/15/2019</text:p>
          </table:table-cell>
          <table:table-cell table:formula="of:=IF([.A140]=&quot;丙日&quot; OR([.A140]=&quot;丁日&quot;) OR([.A140]=&quot;阳错日&quot;) OR([.A14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2/16/2019</text:p>
          </table:table-cell>
          <table:table-cell table:formula="of:=IF([.A141]=&quot;丙日&quot; OR([.A141]=&quot;丁日&quot;) OR([.A141]=&quot;阳错日&quot;) OR([.A1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2/20/2019</text:p>
          </table:table-cell>
          <table:table-cell table:formula="of:=IF([.A142]=&quot;丙日&quot; OR([.A142]=&quot;丁日&quot;) OR([.A142]=&quot;阳错日&quot;) OR([.A14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2/25/2019</text:p>
          </table:table-cell>
          <table:table-cell table:formula="of:=IF([.A143]=&quot;丙日&quot; OR([.A143]=&quot;丁日&quot;) OR([.A143]=&quot;阳错日&quot;) OR([.A1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2/26/2019</text:p>
          </table:table-cell>
          <table:table-cell table:formula="of:=IF([.A144]=&quot;丙日&quot; OR([.A144]=&quot;丁日&quot;) OR([.A144]=&quot;阳错日&quot;) OR([.A1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庚日</text:p>
          </table:table-cell>
          <table:table-cell office:value-type="string" calcext:value-type="string">
            <text:p>12/29/2019</text:p>
          </table:table-cell>
          <table:table-cell table:formula="of:=IF([.A145]=&quot;丙日&quot; OR([.A145]=&quot;丁日&quot;) OR([.A145]=&quot;阳错日&quot;) OR([.A14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辛日</text:p>
          </table:table-cell>
          <table:table-cell office:value-type="string" calcext:value-type="string">
            <text:p>12/30/2019</text:p>
          </table:table-cell>
          <table:table-cell table:formula="of:=IF([.A146]=&quot;丙日&quot; OR([.A146]=&quot;丁日&quot;) OR([.A146]=&quot;阳错日&quot;) OR([.A14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初伏，宜戒30天(从今至末伏)</text:p>
          </table:table-cell>
          <table:table-cell office:value-type="string" calcext:value-type="string">
            <text:p>07/22/2019</text:p>
          </table:table-cell>
          <table:table-cell table:formula="of:=IF([.A147]=&quot;丙日&quot; OR([.A147]=&quot;丁日&quot;) OR([.A147]=&quot;阳错日&quot;) OR([.A14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中伏</text:p>
          </table:table-cell>
          <table:table-cell office:value-type="string" calcext:value-type="string">
            <text:p>08/01/2019</text:p>
          </table:table-cell>
          <table:table-cell table:formula="of:=IF([.A148]=&quot;丙日&quot; OR([.A148]=&quot;丁日&quot;) OR([.A148]=&quot;阳错日&quot;) OR([.A14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末伏</text:p>
          </table:table-cell>
          <table:table-cell office:value-type="string" calcext:value-type="string">
            <text:p>08/11/2019</text:p>
          </table:table-cell>
          <table:table-cell table:formula="of:=IF([.A149]=&quot;丙日&quot; OR([.A149]=&quot;丁日&quot;) OR([.A149]=&quot;阳错日&quot;) OR([.A14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01/16/2019</text:p>
          </table:table-cell>
          <table:table-cell table:formula="of:=IF([.A150]=&quot;丙日&quot; OR([.A150]=&quot;丁日&quot;) OR([.A150]=&quot;阳错日&quot;) OR([.A1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01/26/2019</text:p>
          </table:table-cell>
          <table:table-cell table:formula="of:=IF([.A151]=&quot;丙日&quot; OR([.A151]=&quot;丁日&quot;) OR([.A151]=&quot;阳错日&quot;) OR([.A1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03/19/2019</text:p>
          </table:table-cell>
          <table:table-cell table:formula="of:=IF([.A152]=&quot;丙日&quot; OR([.A152]=&quot;丁日&quot;) OR([.A152]=&quot;阳错日&quot;) OR([.A15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03/25/2019</text:p>
          </table:table-cell>
          <table:table-cell table:formula="of:=IF([.A153]=&quot;丙日&quot; OR([.A153]=&quot;丁日&quot;) OR([.A153]=&quot;阳错日&quot;) OR([.A15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05/10/2019</text:p>
          </table:table-cell>
          <table:table-cell table:formula="of:=IF([.A154]=&quot;丙日&quot; OR([.A154]=&quot;丁日&quot;) OR([.A154]=&quot;阳错日&quot;) OR([.A15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05/20/2019</text:p>
          </table:table-cell>
          <table:table-cell table:formula="of:=IF([.A155]=&quot;丙日&quot; OR([.A155]=&quot;丁日&quot;) OR([.A155]=&quot;阳错日&quot;) OR([.A1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07/09/2019</text:p>
          </table:table-cell>
          <table:table-cell table:formula="of:=IF([.A156]=&quot;丙日&quot; OR([.A156]=&quot;丁日&quot;) OR([.A156]=&quot;阳错日&quot;) OR([.A156]=&quot;阴错日&quot;);&quot;blue&quot;;&quot;red&quot;)" office:value-type="string" office:string-value="blue" calcext:value-type="string">
            <text:p>blue</text:p>
          </table:table-cell>
          <table:table-cell office:value-type="string" calcext:value-type="string">
            <text:p>丙日</text:p>
          </table:table-cell>
          <table:table-cell table:style-name="ce13" office:value-type="date" office:date-value="2020-01-04" calcext:value-type="date">
            <text:p>01/04/20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07/19/2019</text:p>
          </table:table-cell>
          <table:table-cell table:formula="of:=IF([.A157]=&quot;丙日&quot; OR([.A157]=&quot;丁日&quot;) OR([.A157]=&quot;阳错日&quot;) OR([.A157]=&quot;阴错日&quot;);&quot;blue&quot;;&quot;red&quot;)" office:value-type="string" office:string-value="blue" calcext:value-type="string">
            <text:p>blue</text:p>
          </table:table-cell>
          <table:table-cell office:value-type="string" calcext:value-type="string">
            <text:p>丁日</text:p>
          </table:table-cell>
          <table:table-cell table:style-name="ce13" office:value-type="date" office:date-value="2020-01-05" calcext:value-type="date">
            <text:p>01/05/20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09/15/2019</text:p>
          </table:table-cell>
          <table:table-cell table:formula="of:=IF([.A158]=&quot;丙日&quot; OR([.A158]=&quot;丁日&quot;) OR([.A158]=&quot;阳错日&quot;) OR([.A158]=&quot;阴错日&quot;);&quot;blue&quot;;&quot;red&quot;)" office:value-type="string" office:string-value="blue" calcext:value-type="string">
            <text:p>blue</text:p>
          </table:table-cell>
          <table:table-cell office:value-type="string" calcext:value-type="string">
            <text:p>辛日</text:p>
          </table:table-cell>
          <table:table-cell table:style-name="ce13" office:value-type="date" office:date-value="2020-01-09" calcext:value-type="date">
            <text:p>01/09/20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09/16/2019</text:p>
          </table:table-cell>
          <table:table-cell table:formula="of:=IF([.A159]=&quot;丙日&quot; OR([.A159]=&quot;丁日&quot;) OR([.A159]=&quot;阳错日&quot;) OR([.A15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09/21/2019</text:p>
          </table:table-cell>
          <table:table-cell table:formula="of:=IF([.A160]=&quot;丙日&quot; OR([.A160]=&quot;丁日&quot;) OR([.A160]=&quot;阳错日&quot;) OR([.A16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11/12/2019</text:p>
          </table:table-cell>
          <table:table-cell table:formula="of:=IF([.A161]=&quot;丙日&quot; OR([.A161]=&quot;丁日&quot;) OR([.A161]=&quot;阳错日&quot;) OR([.A16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11/21/2019</text:p>
          </table:table-cell>
          <table:table-cell table:formula="of:=IF([.A162]=&quot;丙日&quot; OR([.A162]=&quot;丁日&quot;) OR([.A162]=&quot;阳错日&quot;) OR([.A16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11/22/2019</text:p>
          </table:table-cell>
          <table:table-cell table:formula="of:=IF([.A163]=&quot;丙日&quot; OR([.A163]=&quot;丁日&quot;) OR([.A163]=&quot;阳错日&quot;) OR([.A16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02/03/2020</text:p>
          </table:table-cell>
          <table:table-cell table:formula="of:=IF([.A164]=&quot;丙日&quot; OR([.A164]=&quot;丁日&quot;) OR([.A164]=&quot;阳错日&quot;) OR([.A16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03/20/2020</text:p>
          </table:table-cell>
          <table:table-cell table:formula="of:=IF([.A165]=&quot;丙日&quot; OR([.A165]=&quot;丁日&quot;) OR([.A165]=&quot;阳错日&quot;) OR([.A16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春社日</text:p>
          </table:table-cell>
          <table:table-cell office:value-type="string" calcext:value-type="string">
            <text:p>03/22/2020</text:p>
          </table:table-cell>
          <table:table-cell table:formula="of:=IF([.A166]=&quot;丙日&quot; OR([.A166]=&quot;丁日&quot;) OR([.A166]=&quot;阳错日&quot;) OR([.A16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05/05/2020</text:p>
          </table:table-cell>
          <table:table-cell table:formula="of:=IF([.A167]=&quot;丙日&quot; OR([.A167]=&quot;丁日&quot;) OR([.A167]=&quot;阳错日&quot;) OR([.A16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06/21/2020</text:p>
          </table:table-cell>
          <table:table-cell table:formula="of:=IF([.A168]=&quot;丙日&quot; OR([.A168]=&quot;丁日&quot;) OR([.A168]=&quot;阳错日&quot;) OR([.A16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08/07/2020</text:p>
          </table:table-cell>
          <table:table-cell table:formula="of:=IF([.A169]=&quot;丙日&quot; OR([.A169]=&quot;丁日&quot;) OR([.A169]=&quot;阳错日&quot;) OR([.A16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09/17/2020</text:p>
          </table:table-cell>
          <table:table-cell table:formula="of:=IF([.A170]=&quot;丙日&quot; OR([.A170]=&quot;丁日&quot;) OR([.A170]=&quot;阳错日&quot;) OR([.A17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秋社日</text:p>
          </table:table-cell>
          <table:table-cell office:value-type="string" calcext:value-type="string">
            <text:p>09/18/2020</text:p>
          </table:table-cell>
          <table:table-cell table:formula="of:=IF([.A171]=&quot;丙日&quot; OR([.A171]=&quot;丁日&quot;) OR([.A171]=&quot;阳错日&quot;) OR([.A17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11/07/2020</text:p>
          </table:table-cell>
          <table:table-cell table:formula="of:=IF([.A172]=&quot;丙日&quot; OR([.A172]=&quot;丁日&quot;) OR([.A172]=&quot;阳错日&quot;) OR([.A17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12/21/2020</text:p>
          </table:table-cell>
          <table:table-cell table:formula="of:=IF([.A173]=&quot;丙日&quot; OR([.A173]=&quot;丁日&quot;) OR([.A173]=&quot;阳错日&quot;) OR([.A17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1/04/2020</text:p>
          </table:table-cell>
          <table:table-cell table:formula="of:=IF([.A174]=&quot;丙日&quot; OR([.A174]=&quot;丁日&quot;) OR([.A174]=&quot;阳错日&quot;) OR([.A174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丙日</text:p>
          </table:table-cell>
          <table:table-cell table:style-name="ce11" office:value-type="string" calcext:value-type="string">
            <text:p>01/04/2020</text:p>
          </table:table-cell>
          <table:table-cell table:formula="of:=IF([.E174]=&quot;丙日&quot; OR([.E174]=&quot;丁日&quot;) OR([.E174]=&quot;阳错日&quot;) OR([.E174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丙日</text:p>
          </table:table-cell>
          <table:table-cell table:style-name="ce11" office:value-type="string" calcext:value-type="string">
            <text:p>02/03/2020</text:p>
          </table:table-cell>
          <table:table-cell table:formula="of:=IF([.I174]=&quot;丙日&quot; OR([.I174]=&quot;丁日&quot;) OR([.I174]=&quot;阳错日&quot;) OR([.I174]=&quot;阴错日&quot;);&quot;blue&quot;;&quot;red&quot;)" office:value-type="string" office:string-value="blue" calcext:value-type="string">
            <text:p>blue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05/2020</text:p>
          </table:table-cell>
          <table:table-cell table:formula="of:=IF([.A175]=&quot;丙日&quot; OR([.A175]=&quot;丁日&quot;) OR([.A175]=&quot;阳错日&quot;) OR([.A175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丁日</text:p>
          </table:table-cell>
          <table:table-cell table:style-name="ce11" office:value-type="string" calcext:value-type="string">
            <text:p>01/05/2020</text:p>
          </table:table-cell>
          <table:table-cell table:formula="of:=IF([.E175]=&quot;丙日&quot; OR([.E175]=&quot;丁日&quot;) OR([.E175]=&quot;阳错日&quot;) OR([.E175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丁日</text:p>
          </table:table-cell>
          <table:table-cell table:style-name="ce11" office:value-type="string" calcext:value-type="string">
            <text:p>01/05/2020</text:p>
          </table:table-cell>
          <table:table-cell table:formula="of:=IF([.I175]=&quot;丙日&quot; OR([.I175]=&quot;丁日&quot;) OR([.I175]=&quot;阳错日&quot;) OR([.I175]=&quot;阴错日&quot;);&quot;blue&quot;;&quot;red&quot;)" office:value-type="string" office:string-value="blue" calcext:value-type="string">
            <text:p>blue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1/09/2020</text:p>
          </table:table-cell>
          <table:table-cell table:formula="of:=IF([.A176]=&quot;丙日&quot; OR([.A176]=&quot;丁日&quot;) OR([.A176]=&quot;阳错日&quot;) OR([.A176]=&quot;阴错日&quot;);&quot;blue&quot;;&quot;red&quot;)" office:value-type="string" office:string-value="red" calcext:value-type="string">
            <text:p>red</text:p>
          </table:table-cell>
          <table:table-cell/>
          <table:table-cell office:value-type="string" calcext:value-type="string">
            <text:p>辛日</text:p>
          </table:table-cell>
          <table:table-cell table:style-name="ce11" office:value-type="string" calcext:value-type="string">
            <text:p>01/09/2020</text:p>
          </table:table-cell>
          <table:table-cell table:formula="of:=IF([.E176]=&quot;丙日&quot; OR([.E176]=&quot;丁日&quot;) OR([.E176]=&quot;阳错日&quot;) OR([.E176]=&quot;阴错日&quot;);&quot;blue&quot;;&quot;red&quot;)" office:value-type="string" office:string-value="red" calcext:value-type="string">
            <text:p>red</text:p>
          </table:table-cell>
          <table:table-cell/>
          <table:table-cell office:value-type="string" calcext:value-type="string">
            <text:p>辛日</text:p>
          </table:table-cell>
          <table:table-cell table:style-name="ce11" office:value-type="string" calcext:value-type="string">
            <text:p>01/09/2020</text:p>
          </table:table-cell>
          <table:table-cell table:formula="of:=IF([.I176]=&quot;丙日&quot; OR([.I176]=&quot;丁日&quot;) OR([.I176]=&quot;阳错日&quot;) OR([.I176]=&quot;阴错日&quot;);&quot;blue&quot;;&quot;red&quot;)" office:value-type="string" office:string-value="red" calcext:value-type="string">
            <text:p>red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1/14/2020</text:p>
          </table:table-cell>
          <table:table-cell table:formula="of:=IF([.A177]=&quot;丙日&quot; OR([.A177]=&quot;丁日&quot;) OR([.A177]=&quot;阳错日&quot;) OR([.A177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丙日</text:p>
          </table:table-cell>
          <table:table-cell table:style-name="ce11" office:value-type="string" calcext:value-type="string">
            <text:p>01/14/2020</text:p>
          </table:table-cell>
          <table:table-cell table:formula="of:=IF([.E177]=&quot;丙日&quot; OR([.E177]=&quot;丁日&quot;) OR([.E177]=&quot;阳错日&quot;) OR([.E177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丙日</text:p>
          </table:table-cell>
          <table:table-cell table:style-name="ce11" office:value-type="string" calcext:value-type="string">
            <text:p>01/14/2020</text:p>
          </table:table-cell>
          <table:table-cell table:formula="of:=IF([.I177]=&quot;丙日&quot; OR([.I177]=&quot;丁日&quot;) OR([.I177]=&quot;阳错日&quot;) OR([.I177]=&quot;阴错日&quot;);&quot;blue&quot;;&quot;red&quot;)" office:value-type="string" office:string-value="blue" calcext:value-type="string">
            <text:p>blue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15/2020</text:p>
          </table:table-cell>
          <table:table-cell table:formula="of:=IF([.A178]=&quot;丙日&quot; OR([.A178]=&quot;丁日&quot;) OR([.A178]=&quot;阳错日&quot;) OR([.A178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丁日</text:p>
          </table:table-cell>
          <table:table-cell table:style-name="ce11" office:value-type="string" calcext:value-type="string">
            <text:p>01/15/2020</text:p>
          </table:table-cell>
          <table:table-cell table:formula="of:=IF([.E178]=&quot;丙日&quot; OR([.E178]=&quot;丁日&quot;) OR([.E178]=&quot;阳错日&quot;) OR([.E178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丁日</text:p>
          </table:table-cell>
          <table:table-cell table:style-name="ce11" office:value-type="string" calcext:value-type="string">
            <text:p>01/15/2020</text:p>
          </table:table-cell>
          <table:table-cell table:formula="of:=IF([.I178]=&quot;丙日&quot; OR([.I178]=&quot;丁日&quot;) OR([.I178]=&quot;阳错日&quot;) OR([.I178]=&quot;阴错日&quot;);&quot;blue&quot;;&quot;red&quot;)" office:value-type="string" office:string-value="blue" calcext:value-type="string">
            <text:p>blue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1/19/202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辛日</text:p>
          </table:table-cell>
          <table:table-cell table:style-name="ce11" office:value-type="string" calcext:value-type="string">
            <text:p>01/19/202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辛日</text:p>
          </table:table-cell>
          <table:table-cell table:style-name="ce11" office:value-type="string" calcext:value-type="string">
            <text:p>01/19/2020</text:p>
          </table:table-cell>
          <table:table-cell office:value-type="string" calcext:value-type="string">
            <text:p>re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1/23/2020</text:p>
          </table:table-cell>
          <table:table-cell table:formula="of:=IF([.A180]=&quot;丙日&quot; OR([.A180]=&quot;丁日&quot;) OR([.A180]=&quot;阳错日&quot;) OR([.A180]=&quot;阴错日&quot;);&quot;blue&quot;;&quot;red&quot;)" office:value-type="string" office:string-value="red" calcext:value-type="string">
            <text:p>red</text:p>
          </table:table-cell>
          <table:table-cell/>
          <table:table-cell office:value-type="string" calcext:value-type="string">
            <text:p>丙日</text:p>
          </table:table-cell>
          <table:table-cell table:style-name="ce11" office:value-type="string" calcext:value-type="string">
            <text:p>01/24/2020</text:p>
          </table:table-cell>
          <table:table-cell table:formula="of:=IF([.E180]=&quot;丙日&quot; OR([.E180]=&quot;丁日&quot;) OR([.E180]=&quot;阳错日&quot;) OR([.E180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丙日</text:p>
          </table:table-cell>
          <table:table-cell table:style-name="ce11" office:value-type="string" calcext:value-type="string">
            <text:p>01/24/2020</text:p>
          </table:table-cell>
          <table:table-cell table:formula="of:=IF([.I180]=&quot;丙日&quot; OR([.I180]=&quot;丁日&quot;) OR([.I180]=&quot;阳错日&quot;) OR([.I180]=&quot;阴错日&quot;);&quot;blue&quot;;&quot;red&quot;)" office:value-type="string" office:string-value="blue" calcext:value-type="string">
            <text:p>blue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1/24/2020</text:p>
          </table:table-cell>
          <table:table-cell table:formula="of:=IF([.D158]=&quot;丙日&quot; OR([.D158]=&quot;丁日&quot;) OR([.D158]=&quot;阳错日&quot;) OR([.D158]=&quot;阴错日&quot;);&quot;blue&quot;;&quot;red&quot;)" office:value-type="string" office:string-value="red" calcext:value-type="string">
            <text:p>red</text:p>
          </table:table-cell>
          <table:table-cell/>
          <table:table-cell office:value-type="string" calcext:value-type="string">
            <text:p>丁日</text:p>
          </table:table-cell>
          <table:table-cell table:style-name="ce11" office:value-type="string" calcext:value-type="string">
            <text:p>01/25/2020</text:p>
          </table:table-cell>
          <table:table-cell table:formula="of:=IF([.E181]=&quot;丙日&quot; OR([.E181]=&quot;丁日&quot;) OR([.E181]=&quot;阳错日&quot;) OR([.E181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丁日</text:p>
          </table:table-cell>
          <table:table-cell table:style-name="ce11" office:value-type="string" calcext:value-type="string">
            <text:p>01/25/2020</text:p>
          </table:table-cell>
          <table:table-cell table:formula="of:=IF([.I181]=&quot;丙日&quot; OR([.I181]=&quot;丁日&quot;) OR([.I181]=&quot;阳错日&quot;) OR([.I181]=&quot;阴错日&quot;);&quot;blue&quot;;&quot;red&quot;)" office:value-type="string" office:string-value="blue" calcext:value-type="string">
            <text:p>blue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25/2020</text:p>
          </table:table-cell>
          <table:table-cell table:formula="of:=IF([.A182]=&quot;丙日&quot; OR([.A182]=&quot;丁日&quot;) OR([.A182]=&quot;阳错日&quot;) OR([.A182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辛日</text:p>
          </table:table-cell>
          <table:table-cell table:style-name="ce11" office:value-type="string" calcext:value-type="string">
            <text:p>01/29/2020</text:p>
          </table:table-cell>
          <table:table-cell table:formula="of:=IF([.E182]=&quot;丙日&quot; OR([.E182]=&quot;丁日&quot;) OR([.E182]=&quot;阳错日&quot;) OR([.E182]=&quot;阴错日&quot;);&quot;blue&quot;;&quot;red&quot;)" office:value-type="string" office:string-value="red" calcext:value-type="string">
            <text:p>red</text:p>
          </table:table-cell>
          <table:table-cell/>
          <table:table-cell office:value-type="string" calcext:value-type="string">
            <text:p>辛日</text:p>
          </table:table-cell>
          <table:table-cell table:style-name="ce11" office:value-type="string" calcext:value-type="string">
            <text:p>01/29/2020</text:p>
          </table:table-cell>
          <table:table-cell table:formula="of:=IF([.I182]=&quot;丙日&quot; OR([.I182]=&quot;丁日&quot;) OR([.I182]=&quot;阳错日&quot;) OR([.I182]=&quot;阴错日&quot;);&quot;blue&quot;;&quot;red&quot;)" office:value-type="string" office:string-value="red" calcext:value-type="string">
            <text:p>red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1/27/2020</text:p>
          </table:table-cell>
          <table:table-cell table:formula="of:=IF([.A183]=&quot;丙日&quot; OR([.A183]=&quot;丁日&quot;) OR([.A183]=&quot;阳错日&quot;) OR([.A18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1/29/2020</text:p>
          </table:table-cell>
          <table:table-cell table:formula="of:=IF([.A184]=&quot;丙日&quot; OR([.A184]=&quot;丁日&quot;) OR([.A184]=&quot;阳错日&quot;) OR([.A18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30/2020</text:p>
          </table:table-cell>
          <table:table-cell table:formula="of:=IF([.A185]=&quot;丙日&quot; OR([.A185]=&quot;丁日&quot;) OR([.A185]=&quot;阳错日&quot;) OR([.A18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2/03/2020</text:p>
          </table:table-cell>
          <table:table-cell table:formula="of:=IF([.A186]=&quot;丙日&quot; OR([.A186]=&quot;丁日&quot;) OR([.A186]=&quot;阳错日&quot;) OR([.A18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2/08/2020</text:p>
          </table:table-cell>
          <table:table-cell table:formula="of:=IF([.A187]=&quot;丙日&quot; OR([.A187]=&quot;丁日&quot;) OR([.A187]=&quot;阳错日&quot;) OR([.A18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2/09/2020</text:p>
          </table:table-cell>
          <table:table-cell table:formula="of:=IF([.A188]=&quot;丙日&quot; OR([.A188]=&quot;丁日&quot;) OR([.A188]=&quot;阳错日&quot;) OR([.A18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2/13/2020</text:p>
          </table:table-cell>
          <table:table-cell table:formula="of:=IF([.A189]=&quot;丙日&quot; OR([.A189]=&quot;丁日&quot;) OR([.A189]=&quot;阳错日&quot;) OR([.A18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2/18/2020</text:p>
          </table:table-cell>
          <table:table-cell table:formula="of:=IF([.A190]=&quot;丙日&quot; OR([.A190]=&quot;丁日&quot;) OR([.A190]=&quot;阳错日&quot;) OR([.A19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2/19/2020</text:p>
          </table:table-cell>
          <table:table-cell table:formula="of:=IF([.A191]=&quot;丙日&quot; OR([.A191]=&quot;丁日&quot;) OR([.A191]=&quot;阳错日&quot;) OR([.A19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2/23/2020</text:p>
          </table:table-cell>
          <table:table-cell table:formula="of:=IF([.A192]=&quot;丙日&quot; OR([.A192]=&quot;丁日&quot;) OR([.A192]=&quot;阳错日&quot;) OR([.A19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2/28/2020</text:p>
          </table:table-cell>
          <table:table-cell table:formula="of:=IF([.A193]=&quot;丙日&quot; OR([.A193]=&quot;丁日&quot;) OR([.A193]=&quot;阳错日&quot;) OR([.A19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01/2020</text:p>
          </table:table-cell>
          <table:table-cell table:formula="of:=IF([.A194]=&quot;丙日&quot; OR([.A194]=&quot;丁日&quot;) OR([.A194]=&quot;阳错日&quot;) OR([.A19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3/05/2020</text:p>
          </table:table-cell>
          <table:table-cell table:formula="of:=IF([.A195]=&quot;丙日&quot; OR([.A195]=&quot;丁日&quot;) OR([.A195]=&quot;阳错日&quot;) OR([.A19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3/10/2020</text:p>
          </table:table-cell>
          <table:table-cell table:formula="of:=IF([.A196]=&quot;丙日&quot; OR([.A196]=&quot;丁日&quot;) OR([.A196]=&quot;阳错日&quot;) OR([.A19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11/2020</text:p>
          </table:table-cell>
          <table:table-cell table:formula="of:=IF([.A197]=&quot;丙日&quot; OR([.A197]=&quot;丁日&quot;) OR([.A197]=&quot;阳错日&quot;) OR([.A19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3/15/2020</text:p>
          </table:table-cell>
          <table:table-cell table:formula="of:=IF([.A198]=&quot;丙日&quot; OR([.A198]=&quot;丁日&quot;) OR([.A198]=&quot;阳错日&quot;) OR([.A19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3/20/2020</text:p>
          </table:table-cell>
          <table:table-cell table:formula="of:=IF([.A199]=&quot;丙日&quot; OR([.A199]=&quot;丁日&quot;) OR([.A199]=&quot;阳错日&quot;) OR([.A19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21/2020</text:p>
          </table:table-cell>
          <table:table-cell table:formula="of:=IF([.A200]=&quot;丙日&quot; OR([.A200]=&quot;丁日&quot;) OR([.A200]=&quot;阳错日&quot;) OR([.A20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3/24/2020</text:p>
          </table:table-cell>
          <table:table-cell table:formula="of:=IF([.A201]=&quot;丙日&quot; OR([.A201]=&quot;丁日&quot;) OR([.A201]=&quot;阳错日&quot;) OR([.A20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3/25/2020</text:p>
          </table:table-cell>
          <table:table-cell table:formula="of:=IF([.A202]=&quot;丙日&quot; OR([.A202]=&quot;丁日&quot;) OR([.A202]=&quot;阳错日&quot;) OR([.A20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3/28/2020</text:p>
          </table:table-cell>
          <table:table-cell table:formula="of:=IF([.A203]=&quot;丙日&quot; OR([.A203]=&quot;丁日&quot;) OR([.A203]=&quot;阳错日&quot;) OR([.A20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3/30/2020</text:p>
          </table:table-cell>
          <table:table-cell table:formula="of:=IF([.A204]=&quot;丙日&quot; OR([.A204]=&quot;丁日&quot;) OR([.A204]=&quot;阳错日&quot;) OR([.A20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31/2020</text:p>
          </table:table-cell>
          <table:table-cell table:formula="of:=IF([.A205]=&quot;丙日&quot; OR([.A205]=&quot;丁日&quot;) OR([.A205]=&quot;阳错日&quot;) OR([.A20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4/04/2020</text:p>
          </table:table-cell>
          <table:table-cell table:formula="of:=IF([.A206]=&quot;丙日&quot; OR([.A206]=&quot;丁日&quot;) OR([.A206]=&quot;阳错日&quot;) OR([.A20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4/09/2020</text:p>
          </table:table-cell>
          <table:table-cell table:formula="of:=IF([.A207]=&quot;丙日&quot; OR([.A207]=&quot;丁日&quot;) OR([.A207]=&quot;阳错日&quot;) OR([.A20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4/10/2020</text:p>
          </table:table-cell>
          <table:table-cell table:formula="of:=IF([.A208]=&quot;丙日&quot; OR([.A208]=&quot;丁日&quot;) OR([.A208]=&quot;阳错日&quot;) OR([.A20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4/14/2020</text:p>
          </table:table-cell>
          <table:table-cell table:formula="of:=IF([.A209]=&quot;丙日&quot; OR([.A209]=&quot;丁日&quot;) OR([.A209]=&quot;阳错日&quot;) OR([.A20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4/19/2020</text:p>
          </table:table-cell>
          <table:table-cell table:formula="of:=IF([.A210]=&quot;丙日&quot; OR([.A210]=&quot;丁日&quot;) OR([.A210]=&quot;阳错日&quot;) OR([.A21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4/20/2020</text:p>
          </table:table-cell>
          <table:table-cell table:formula="of:=IF([.A211]=&quot;丙日&quot; OR([.A211]=&quot;丁日&quot;) OR([.A211]=&quot;阳错日&quot;) OR([.A21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4/24/2020</text:p>
          </table:table-cell>
          <table:table-cell table:formula="of:=IF([.A212]=&quot;丙日&quot; OR([.A212]=&quot;丁日&quot;) OR([.A212]=&quot;阳错日&quot;) OR([.A21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4/29/2020</text:p>
          </table:table-cell>
          <table:table-cell table:formula="of:=IF([.A213]=&quot;丙日&quot; OR([.A213]=&quot;丁日&quot;) OR([.A213]=&quot;阳错日&quot;) OR([.A21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4/30/2020</text:p>
          </table:table-cell>
          <table:table-cell table:formula="of:=IF([.A214]=&quot;丙日&quot; OR([.A214]=&quot;丁日&quot;) OR([.A214]=&quot;阳错日&quot;) OR([.A21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5/04/2020</text:p>
          </table:table-cell>
          <table:table-cell table:formula="of:=IF([.A215]=&quot;丙日&quot; OR([.A215]=&quot;丁日&quot;) OR([.A215]=&quot;阳错日&quot;) OR([.A21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5/09/2020</text:p>
          </table:table-cell>
          <table:table-cell table:formula="of:=IF([.A216]=&quot;丙日&quot; OR([.A216]=&quot;丁日&quot;) OR([.A216]=&quot;阳错日&quot;) OR([.A21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5/10/2020</text:p>
          </table:table-cell>
          <table:table-cell table:formula="of:=IF([.A217]=&quot;丙日&quot; OR([.A217]=&quot;丁日&quot;) OR([.A217]=&quot;阳错日&quot;) OR([.A21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5/14/2020</text:p>
          </table:table-cell>
          <table:table-cell table:formula="of:=IF([.A218]=&quot;丙日&quot; OR([.A218]=&quot;丁日&quot;) OR([.A218]=&quot;阳错日&quot;) OR([.A21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5/19/2020</text:p>
          </table:table-cell>
          <table:table-cell table:formula="of:=IF([.A219]=&quot;丙日&quot; OR([.A219]=&quot;丁日&quot;) OR([.A219]=&quot;阳错日&quot;) OR([.A21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5/20/2020</text:p>
          </table:table-cell>
          <table:table-cell table:formula="of:=IF([.A220]=&quot;丙日&quot; OR([.A220]=&quot;丁日&quot;) OR([.A220]=&quot;阳错日&quot;) OR([.A22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5/23/2020</text:p>
          </table:table-cell>
          <table:table-cell table:formula="of:=IF([.A221]=&quot;丙日&quot; OR([.A221]=&quot;丁日&quot;) OR([.A221]=&quot;阳错日&quot;) OR([.A2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5/24/2020</text:p>
          </table:table-cell>
          <table:table-cell table:formula="of:=IF([.A222]=&quot;丙日&quot; OR([.A222]=&quot;丁日&quot;) OR([.A222]=&quot;阳错日&quot;) OR([.A2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5/27/2020</text:p>
          </table:table-cell>
          <table:table-cell table:formula="of:=IF([.A223]=&quot;丙日&quot; OR([.A223]=&quot;丁日&quot;) OR([.A223]=&quot;阳错日&quot;) OR([.A22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5/29/2020</text:p>
          </table:table-cell>
          <table:table-cell table:formula="of:=IF([.A224]=&quot;丙日&quot; OR([.A224]=&quot;丁日&quot;) OR([.A224]=&quot;阳错日&quot;) OR([.A2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5/30/2020</text:p>
          </table:table-cell>
          <table:table-cell table:formula="of:=IF([.A225]=&quot;丙日&quot; OR([.A225]=&quot;丁日&quot;) OR([.A225]=&quot;阳错日&quot;) OR([.A22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6/03/2020</text:p>
          </table:table-cell>
          <table:table-cell table:formula="of:=IF([.A226]=&quot;丙日&quot; OR([.A226]=&quot;丁日&quot;) OR([.A226]=&quot;阳错日&quot;) OR([.A22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6/08/2020</text:p>
          </table:table-cell>
          <table:table-cell table:formula="of:=IF([.A227]=&quot;丙日&quot; OR([.A227]=&quot;丁日&quot;) OR([.A227]=&quot;阳错日&quot;) OR([.A2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6/09/2020</text:p>
          </table:table-cell>
          <table:table-cell table:formula="of:=IF([.A228]=&quot;丙日&quot; OR([.A228]=&quot;丁日&quot;) OR([.A228]=&quot;阳错日&quot;) OR([.A22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6/13/2020</text:p>
          </table:table-cell>
          <table:table-cell table:formula="of:=IF([.A229]=&quot;丙日&quot; OR([.A229]=&quot;丁日&quot;) OR([.A229]=&quot;阳错日&quot;) OR([.A22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6/18/2020</text:p>
          </table:table-cell>
          <table:table-cell table:formula="of:=IF([.A230]=&quot;丙日&quot; OR([.A230]=&quot;丁日&quot;) OR([.A230]=&quot;阳错日&quot;) OR([.A2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6/19/2020</text:p>
          </table:table-cell>
          <table:table-cell table:formula="of:=IF([.A231]=&quot;丙日&quot; OR([.A231]=&quot;丁日&quot;) OR([.A231]=&quot;阳错日&quot;) OR([.A23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6/28/2020</text:p>
          </table:table-cell>
          <table:table-cell table:formula="of:=IF([.A232]=&quot;丙日&quot; OR([.A232]=&quot;丁日&quot;) OR([.A232]=&quot;阳错日&quot;) OR([.A23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6/29/2020</text:p>
          </table:table-cell>
          <table:table-cell table:formula="of:=IF([.A233]=&quot;丙日&quot; OR([.A233]=&quot;丁日&quot;) OR([.A233]=&quot;阳错日&quot;) OR([.A23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7/03/2020</text:p>
          </table:table-cell>
          <table:table-cell table:formula="of:=IF([.A234]=&quot;丙日&quot; OR([.A234]=&quot;丁日&quot;) OR([.A234]=&quot;阳错日&quot;) OR([.A23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7/08/2020</text:p>
          </table:table-cell>
          <table:table-cell table:formula="of:=IF([.A235]=&quot;丙日&quot; OR([.A235]=&quot;丁日&quot;) OR([.A235]=&quot;阳错日&quot;) OR([.A2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7/09/2020</text:p>
          </table:table-cell>
          <table:table-cell table:formula="of:=IF([.A236]=&quot;丙日&quot; OR([.A236]=&quot;丁日&quot;) OR([.A236]=&quot;阳错日&quot;) OR([.A23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7/13/2020</text:p>
          </table:table-cell>
          <table:table-cell table:formula="of:=IF([.A237]=&quot;丙日&quot; OR([.A237]=&quot;丁日&quot;) OR([.A237]=&quot;阳错日&quot;) OR([.A23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7/18/2020</text:p>
          </table:table-cell>
          <table:table-cell table:formula="of:=IF([.A238]=&quot;丙日&quot; OR([.A238]=&quot;丁日&quot;) OR([.A238]=&quot;阳错日&quot;) OR([.A2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7/19/2020</text:p>
          </table:table-cell>
          <table:table-cell table:formula="of:=IF([.A239]=&quot;丙日&quot; OR([.A239]=&quot;丁日&quot;) OR([.A239]=&quot;阳错日&quot;) OR([.A23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7/22/2020</text:p>
          </table:table-cell>
          <table:table-cell table:formula="of:=IF([.A240]=&quot;丙日&quot; OR([.A240]=&quot;丁日&quot;) OR([.A240]=&quot;阳错日&quot;) OR([.A24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7/23/2020</text:p>
          </table:table-cell>
          <table:table-cell table:formula="of:=IF([.A241]=&quot;丙日&quot; OR([.A241]=&quot;丁日&quot;) OR([.A241]=&quot;阳错日&quot;) OR([.A24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7/26/2020</text:p>
          </table:table-cell>
          <table:table-cell table:formula="of:=IF([.A242]=&quot;丙日&quot; OR([.A242]=&quot;丁日&quot;) OR([.A242]=&quot;阳错日&quot;) OR([.A24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7/28/2020</text:p>
          </table:table-cell>
          <table:table-cell table:formula="of:=IF([.A243]=&quot;丙日&quot; OR([.A243]=&quot;丁日&quot;) OR([.A243]=&quot;阳错日&quot;) OR([.A2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7/29/2020</text:p>
          </table:table-cell>
          <table:table-cell table:formula="of:=IF([.A244]=&quot;丙日&quot; OR([.A244]=&quot;丁日&quot;) OR([.A244]=&quot;阳错日&quot;) OR([.A2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8/02/2020</text:p>
          </table:table-cell>
          <table:table-cell table:formula="of:=IF([.A245]=&quot;丙日&quot; OR([.A245]=&quot;丁日&quot;) OR([.A245]=&quot;阳错日&quot;) OR([.A24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8/07/2020</text:p>
          </table:table-cell>
          <table:table-cell table:formula="of:=IF([.A246]=&quot;丙日&quot; OR([.A246]=&quot;丁日&quot;) OR([.A246]=&quot;阳错日&quot;) OR([.A24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8/08/2020</text:p>
          </table:table-cell>
          <table:table-cell table:formula="of:=IF([.A247]=&quot;丙日&quot; OR([.A247]=&quot;丁日&quot;) OR([.A247]=&quot;阳错日&quot;) OR([.A24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8/12/2020</text:p>
          </table:table-cell>
          <table:table-cell table:formula="of:=IF([.A248]=&quot;丙日&quot; OR([.A248]=&quot;丁日&quot;) OR([.A248]=&quot;阳错日&quot;) OR([.A24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8/17/2020</text:p>
          </table:table-cell>
          <table:table-cell table:formula="of:=IF([.A249]=&quot;丙日&quot; OR([.A249]=&quot;丁日&quot;) OR([.A249]=&quot;阳错日&quot;) OR([.A24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8/18/2020</text:p>
          </table:table-cell>
          <table:table-cell table:formula="of:=IF([.A250]=&quot;丙日&quot; OR([.A250]=&quot;丁日&quot;) OR([.A250]=&quot;阳错日&quot;) OR([.A2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8/22/2020</text:p>
          </table:table-cell>
          <table:table-cell table:formula="of:=IF([.A251]=&quot;丙日&quot; OR([.A251]=&quot;丁日&quot;) OR([.A251]=&quot;阳错日&quot;) OR([.A25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8/27/2020</text:p>
          </table:table-cell>
          <table:table-cell table:formula="of:=IF([.A252]=&quot;丙日&quot; OR([.A252]=&quot;丁日&quot;) OR([.A252]=&quot;阳错日&quot;) OR([.A25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8/28/2020</text:p>
          </table:table-cell>
          <table:table-cell table:formula="of:=IF([.A253]=&quot;丙日&quot; OR([.A253]=&quot;丁日&quot;) OR([.A253]=&quot;阳错日&quot;) OR([.A25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9/01/2020</text:p>
          </table:table-cell>
          <table:table-cell table:formula="of:=IF([.A254]=&quot;丙日&quot; OR([.A254]=&quot;丁日&quot;) OR([.A254]=&quot;阳错日&quot;) OR([.A25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9/06/2020</text:p>
          </table:table-cell>
          <table:table-cell table:formula="of:=IF([.A255]=&quot;丙日&quot; OR([.A255]=&quot;丁日&quot;) OR([.A255]=&quot;阳错日&quot;) OR([.A2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9/07/2020</text:p>
          </table:table-cell>
          <table:table-cell table:formula="of:=IF([.A256]=&quot;丙日&quot; OR([.A256]=&quot;丁日&quot;) OR([.A256]=&quot;阳错日&quot;) OR([.A25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9/11/2020</text:p>
          </table:table-cell>
          <table:table-cell table:formula="of:=IF([.A257]=&quot;丙日&quot; OR([.A257]=&quot;丁日&quot;) OR([.A257]=&quot;阳错日&quot;) OR([.A25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9/16/2020</text:p>
          </table:table-cell>
          <table:table-cell table:formula="of:=IF([.A258]=&quot;丙日&quot; OR([.A258]=&quot;丁日&quot;) OR([.A258]=&quot;阳错日&quot;) OR([.A2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9/17/2020</text:p>
          </table:table-cell>
          <table:table-cell table:formula="of:=IF([.A259]=&quot;丙日&quot; OR([.A259]=&quot;丁日&quot;) OR([.A259]=&quot;阳错日&quot;) OR([.A25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9/20/2020</text:p>
          </table:table-cell>
          <table:table-cell table:formula="of:=IF([.A260]=&quot;丙日&quot; OR([.A260]=&quot;丁日&quot;) OR([.A260]=&quot;阳错日&quot;) OR([.A26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9/21/2020</text:p>
          </table:table-cell>
          <table:table-cell table:formula="of:=IF([.A261]=&quot;丙日&quot; OR([.A261]=&quot;丁日&quot;) OR([.A261]=&quot;阳错日&quot;) OR([.A26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9/24/2020</text:p>
          </table:table-cell>
          <table:table-cell table:formula="of:=IF([.A262]=&quot;丙日&quot; OR([.A262]=&quot;丁日&quot;) OR([.A262]=&quot;阳错日&quot;) OR([.A26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9/26/2020</text:p>
          </table:table-cell>
          <table:table-cell table:formula="of:=IF([.A263]=&quot;丙日&quot; OR([.A263]=&quot;丁日&quot;) OR([.A263]=&quot;阳错日&quot;) OR([.A26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9/27/2020</text:p>
          </table:table-cell>
          <table:table-cell table:formula="of:=IF([.A264]=&quot;丙日&quot; OR([.A264]=&quot;丁日&quot;) OR([.A264]=&quot;阳错日&quot;) OR([.A26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01/2020</text:p>
          </table:table-cell>
          <table:table-cell table:formula="of:=IF([.A265]=&quot;丙日&quot; OR([.A265]=&quot;丁日&quot;) OR([.A265]=&quot;阳错日&quot;) OR([.A26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0/06/2020</text:p>
          </table:table-cell>
          <table:table-cell table:formula="of:=IF([.A266]=&quot;丙日&quot; OR([.A266]=&quot;丁日&quot;) OR([.A266]=&quot;阳错日&quot;) OR([.A26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0/07/2020</text:p>
          </table:table-cell>
          <table:table-cell table:formula="of:=IF([.A267]=&quot;丙日&quot; OR([.A267]=&quot;丁日&quot;) OR([.A267]=&quot;阳错日&quot;) OR([.A26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11/2020</text:p>
          </table:table-cell>
          <table:table-cell table:formula="of:=IF([.A268]=&quot;丙日&quot; OR([.A268]=&quot;丁日&quot;) OR([.A268]=&quot;阳错日&quot;) OR([.A26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0/16/2020</text:p>
          </table:table-cell>
          <table:table-cell table:formula="of:=IF([.A269]=&quot;丙日&quot; OR([.A269]=&quot;丁日&quot;) OR([.A269]=&quot;阳错日&quot;) OR([.A26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0/17/2020</text:p>
          </table:table-cell>
          <table:table-cell table:formula="of:=IF([.A270]=&quot;丙日&quot; OR([.A270]=&quot;丁日&quot;) OR([.A270]=&quot;阳错日&quot;) OR([.A27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21/2020</text:p>
          </table:table-cell>
          <table:table-cell table:formula="of:=IF([.A271]=&quot;丙日&quot; OR([.A271]=&quot;丁日&quot;) OR([.A271]=&quot;阳错日&quot;) OR([.A27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0/26/2020</text:p>
          </table:table-cell>
          <table:table-cell table:formula="of:=IF([.A272]=&quot;丙日&quot; OR([.A272]=&quot;丁日&quot;) OR([.A272]=&quot;阳错日&quot;) OR([.A27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0/27/2020</text:p>
          </table:table-cell>
          <table:table-cell table:formula="of:=IF([.A273]=&quot;丙日&quot; OR([.A273]=&quot;丁日&quot;) OR([.A273]=&quot;阳错日&quot;) OR([.A27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31/2020</text:p>
          </table:table-cell>
          <table:table-cell table:formula="of:=IF([.A274]=&quot;丙日&quot; OR([.A274]=&quot;丁日&quot;) OR([.A274]=&quot;阳错日&quot;) OR([.A27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1/05/2020</text:p>
          </table:table-cell>
          <table:table-cell table:formula="of:=IF([.A275]=&quot;丙日&quot; OR([.A275]=&quot;丁日&quot;) OR([.A275]=&quot;阳错日&quot;) OR([.A27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1/06/2020</text:p>
          </table:table-cell>
          <table:table-cell table:formula="of:=IF([.A276]=&quot;丙日&quot; OR([.A276]=&quot;丁日&quot;) OR([.A276]=&quot;阳错日&quot;) OR([.A27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1/10/2020</text:p>
          </table:table-cell>
          <table:table-cell table:formula="of:=IF([.A277]=&quot;丙日&quot; OR([.A277]=&quot;丁日&quot;) OR([.A277]=&quot;阳错日&quot;) OR([.A27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1/15/2020</text:p>
          </table:table-cell>
          <table:table-cell table:formula="of:=IF([.A278]=&quot;丙日&quot; OR([.A278]=&quot;丁日&quot;) OR([.A278]=&quot;阳错日&quot;) OR([.A27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1/16/2020</text:p>
          </table:table-cell>
          <table:table-cell table:formula="of:=IF([.A279]=&quot;丙日&quot; OR([.A279]=&quot;丁日&quot;) OR([.A279]=&quot;阳错日&quot;) OR([.A27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11/19/2020</text:p>
          </table:table-cell>
          <table:table-cell table:formula="of:=IF([.A280]=&quot;丙日&quot; OR([.A280]=&quot;丁日&quot;) OR([.A280]=&quot;阳错日&quot;) OR([.A28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1/20/2020</text:p>
          </table:table-cell>
          <table:table-cell table:formula="of:=IF([.A281]=&quot;丙日&quot; OR([.A281]=&quot;丁日&quot;) OR([.A281]=&quot;阳错日&quot;) OR([.A28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11/23/2020</text:p>
          </table:table-cell>
          <table:table-cell table:formula="of:=IF([.A282]=&quot;丙日&quot; OR([.A282]=&quot;丁日&quot;) OR([.A282]=&quot;阳错日&quot;) OR([.A28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1/25/2020</text:p>
          </table:table-cell>
          <table:table-cell table:formula="of:=IF([.A283]=&quot;丙日&quot; OR([.A283]=&quot;丁日&quot;) OR([.A283]=&quot;阳错日&quot;) OR([.A2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1/26/2020</text:p>
          </table:table-cell>
          <table:table-cell table:formula="of:=IF([.A284]=&quot;丙日&quot; OR([.A284]=&quot;丁日&quot;) OR([.A284]=&quot;阳错日&quot;) OR([.A28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1/30/2020</text:p>
          </table:table-cell>
          <table:table-cell table:formula="of:=IF([.A285]=&quot;丙日&quot; OR([.A285]=&quot;丁日&quot;) OR([.A285]=&quot;阳错日&quot;) OR([.A28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2/05/2020</text:p>
          </table:table-cell>
          <table:table-cell table:formula="of:=IF([.A286]=&quot;丙日&quot; OR([.A286]=&quot;丁日&quot;) OR([.A286]=&quot;阳错日&quot;) OR([.A2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2/06/2020</text:p>
          </table:table-cell>
          <table:table-cell table:formula="of:=IF([.A287]=&quot;丙日&quot; OR([.A287]=&quot;丁日&quot;) OR([.A287]=&quot;阳错日&quot;) OR([.A28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2/10/2020</text:p>
          </table:table-cell>
          <table:table-cell table:formula="of:=IF([.A288]=&quot;丙日&quot; OR([.A288]=&quot;丁日&quot;) OR([.A288]=&quot;阳错日&quot;) OR([.A28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2/15/2020</text:p>
          </table:table-cell>
          <table:table-cell table:formula="of:=IF([.A289]=&quot;丙日&quot; OR([.A289]=&quot;丁日&quot;) OR([.A289]=&quot;阳错日&quot;) OR([.A2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2/16/2020</text:p>
          </table:table-cell>
          <table:table-cell table:formula="of:=IF([.A290]=&quot;丙日&quot; OR([.A290]=&quot;丁日&quot;) OR([.A290]=&quot;阳错日&quot;) OR([.A29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2/20/2020</text:p>
          </table:table-cell>
          <table:table-cell table:formula="of:=IF([.A291]=&quot;丙日&quot; OR([.A291]=&quot;丁日&quot;) OR([.A291]=&quot;阳错日&quot;) OR([.A29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2/25/2020</text:p>
          </table:table-cell>
          <table:table-cell table:formula="of:=IF([.A292]=&quot;丙日&quot; OR([.A292]=&quot;丁日&quot;) OR([.A292]=&quot;阳错日&quot;) OR([.A29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2/26/2020</text:p>
          </table:table-cell>
          <table:table-cell table:formula="of:=IF([.A293]=&quot;丙日&quot; OR([.A293]=&quot;丁日&quot;) OR([.A293]=&quot;阳错日&quot;) OR([.A29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庚日</text:p>
          </table:table-cell>
          <table:table-cell office:value-type="string" calcext:value-type="string">
            <text:p>12/29/2020</text:p>
          </table:table-cell>
          <table:table-cell table:formula="of:=IF([.A294]=&quot;丙日&quot; OR([.A294]=&quot;丁日&quot;) OR([.A294]=&quot;阳错日&quot;) OR([.A29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辛日</text:p>
          </table:table-cell>
          <table:table-cell office:value-type="string" calcext:value-type="string">
            <text:p>12/30/2020</text:p>
          </table:table-cell>
          <table:table-cell table:formula="of:=IF([.A295]=&quot;丙日&quot; OR([.A295]=&quot;丁日&quot;) OR([.A295]=&quot;阳错日&quot;) OR([.A295]=&quot;阴错日&quot;);&quot;blue&quot;;&quot;red&quot;)" office:value-type="string" office:string-value="red" calcext:value-type="string">
            <text:p>re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5" table:visibility="filter">
          <table:table-cell office:value-type="string" calcext:value-type="string">
            <text:p>初伏，宜戒30天(从今至末伏)</text:p>
          </table:table-cell>
          <table:table-cell office:value-type="string" calcext:value-type="string">
            <text:p>07/22/2020</text:p>
          </table:table-cell>
          <table:table-cell table:formula="of:=IF([.A296]=&quot;丙日&quot; OR([.A296]=&quot;丁日&quot;) OR([.A296]=&quot;阳错日&quot;) OR([.A29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中伏</text:p>
          </table:table-cell>
          <table:table-cell office:value-type="string" calcext:value-type="string">
            <text:p>08/01/2020</text:p>
          </table:table-cell>
          <table:table-cell table:formula="of:=IF([.A297]=&quot;丙日&quot; OR([.A297]=&quot;丁日&quot;) OR([.A297]=&quot;阳错日&quot;) OR([.A29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末伏</text:p>
          </table:table-cell>
          <table:table-cell office:value-type="string" calcext:value-type="string">
            <text:p>08/11/2020</text:p>
          </table:table-cell>
          <table:table-cell table:formula="of:=IF([.A298]=&quot;丙日&quot; OR([.A298]=&quot;丁日&quot;) OR([.A298]=&quot;阳错日&quot;) OR([.A29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9" office:value-type="string" calcext:value-type="string">
            <text:p>宜从惊蛰戒过一月</text:p>
          </table:table-cell>
          <table:table-cell table:style-name="ce12" office:value-type="date" office:date-value="2018-03-05" calcext:value-type="date">
            <text:p>03/05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五月宜全戒</text:p>
          </table:table-cell>
          <table:table-cell office:value-type="string" calcext:value-type="string">
            <text:p>05/14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9" office:value-type="string" calcext:value-type="string">
            <text:p>宜从芒种戒过一月</text:p>
          </table:table-cell>
          <table:table-cell table:style-name="ce12" office:value-type="date" office:date-value="2018-06-06" calcext:value-type="date">
            <text:p>06/06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阴阳相争,死生分判,切戒</text:p>
          </table:table-cell>
          <table:table-cell table:style-name="ce12" office:value-type="date" office:date-value="2018-06-21" calcext:value-type="date">
            <text:p>06/21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9" office:value-type="string" calcext:value-type="string">
            <text:p>宜从白露戒过一月</text:p>
          </table:table-cell>
          <table:table-cell table:style-name="ce12" office:value-type="date" office:date-value="2018-09-08" calcext:value-type="date">
            <text:p>09/08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9" office:value-type="string" calcext:value-type="string">
            <text:p>宜从大雪戒过一月</text:p>
          </table:table-cell>
          <table:table-cell table:style-name="ce12" office:value-type="date" office:date-value="2018-12-07" calcext:value-type="date">
            <text:p>12/07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阴阳相争,死生分判,切戒</text:p>
          </table:table-cell>
          <table:table-cell table:style-name="ce12" office:value-type="date" office:date-value="2018-12-22" calcext:value-type="date">
            <text:p>12/22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table:style-name="ce12" office:value-type="date" office:date-value="2018-02-03" calcext:value-type="date">
            <text:p>02/03/2018</text:p>
          </table:table-cell>
          <table:table-cell table:formula="of:=IF([.A306]=&quot;丙日&quot; OR([.A306]=&quot;丁日&quot;) OR([.A306]=&quot;阳错日&quot;) OR([.A30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table:style-name="ce12" office:value-type="date" office:date-value="2018-03-20" calcext:value-type="date">
            <text:p>03/20/2018</text:p>
          </table:table-cell>
          <table:table-cell table:formula="of:=IF([.A307]=&quot;丙日&quot; OR([.A307]=&quot;丁日&quot;) OR([.A307]=&quot;阳错日&quot;) OR([.A30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春社日</text:p>
          </table:table-cell>
          <table:table-cell table:style-name="ce12" office:value-type="date" office:date-value="2018-03-22" calcext:value-type="date">
            <text:p>03/22/2018</text:p>
          </table:table-cell>
          <table:table-cell table:formula="of:=IF([.A308]=&quot;丙日&quot; OR([.A308]=&quot;丁日&quot;) OR([.A308]=&quot;阳错日&quot;) OR([.A30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table:style-name="ce12" office:value-type="date" office:date-value="2018-05-04" calcext:value-type="date">
            <text:p>05/04/2018</text:p>
          </table:table-cell>
          <table:table-cell table:formula="of:=IF([.A309]=&quot;丙日&quot; OR([.A309]=&quot;丁日&quot;) OR([.A309]=&quot;阳错日&quot;) OR([.A30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table:style-name="ce12" office:value-type="date" office:date-value="2018-06-20" calcext:value-type="date">
            <text:p>06/20/2018</text:p>
          </table:table-cell>
          <table:table-cell table:formula="of:=IF([.A310]=&quot;丙日&quot; OR([.A310]=&quot;丁日&quot;) OR([.A310]=&quot;阳错日&quot;) OR([.A31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table:style-name="ce12" office:value-type="date" office:date-value="2018-08-06" calcext:value-type="date">
            <text:p>08/06/2018</text:p>
          </table:table-cell>
          <table:table-cell table:formula="of:=IF([.A311]=&quot;丙日&quot; OR([.A311]=&quot;丁日&quot;) OR([.A311]=&quot;阳错日&quot;) OR([.A31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秋社日</text:p>
          </table:table-cell>
          <table:table-cell table:style-name="ce12" office:value-type="date" office:date-value="2018-09-18" calcext:value-type="date">
            <text:p>09/18/2018</text:p>
          </table:table-cell>
          <table:table-cell table:formula="of:=IF([.A312]=&quot;丙日&quot; OR([.A312]=&quot;丁日&quot;) OR([.A312]=&quot;阳错日&quot;) OR([.A31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table:style-name="ce12" office:value-type="date" office:date-value="2018-09-22" calcext:value-type="date">
            <text:p>09/22/2018</text:p>
          </table:table-cell>
          <table:table-cell table:formula="of:=IF([.A313]=&quot;丙日&quot; OR([.A313]=&quot;丁日&quot;) OR([.A313]=&quot;阳错日&quot;) OR([.A31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table:style-name="ce12" office:value-type="date" office:date-value="2018-11-06" calcext:value-type="date">
            <text:p>11/06/2018</text:p>
          </table:table-cell>
          <table:table-cell table:formula="of:=IF([.A314]=&quot;丙日&quot; OR([.A314]=&quot;丁日&quot;) OR([.A314]=&quot;阳错日&quot;) OR([.A31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table:style-name="ce12" office:value-type="date" office:date-value="2018-12-21" calcext:value-type="date">
            <text:p>12/21/2018</text:p>
          </table:table-cell>
          <table:table-cell table:formula="of:=IF([.A315]=&quot;丙日&quot; OR([.A315]=&quot;丁日&quot;) OR([.A315]=&quot;阳错日&quot;) OR([.A31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1-04" calcext:value-type="date">
            <text:p>01/04/2018</text:p>
          </table:table-cell>
          <table:table-cell table:formula="of:=IF([.A316]=&quot;丙日&quot; OR([.A316]=&quot;丁日&quot;) OR([.A316]=&quot;阳错日&quot;) OR([.A31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1-05" calcext:value-type="date">
            <text:p>01/05/2018</text:p>
          </table:table-cell>
          <table:table-cell table:formula="of:=IF([.A317]=&quot;丙日&quot; OR([.A317]=&quot;丁日&quot;) OR([.A317]=&quot;阳错日&quot;) OR([.A31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子日</text:p>
          </table:table-cell>
          <table:table-cell table:style-name="ce12" office:value-type="date" office:date-value="2018-01-08" calcext:value-type="date">
            <text:p>01/08/2018</text:p>
          </table:table-cell>
          <table:table-cell table:formula="of:=IF([.A318]=&quot;丙日&quot; OR([.A318]=&quot;丁日&quot;) OR([.A318]=&quot;阳错日&quot;) OR([.A31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1-09" calcext:value-type="date">
            <text:p>01/09/2018</text:p>
          </table:table-cell>
          <table:table-cell table:formula="of:=IF([.A319]=&quot;丙日&quot; OR([.A319]=&quot;丁日&quot;) OR([.A319]=&quot;阳错日&quot;) OR([.A31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1-14" calcext:value-type="date">
            <text:p>01/14/2018</text:p>
          </table:table-cell>
          <table:table-cell table:formula="of:=IF([.A320]=&quot;丙日&quot; OR([.A320]=&quot;丁日&quot;) OR([.A320]=&quot;阳错日&quot;) OR([.A32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1-15" calcext:value-type="date">
            <text:p>01/15/2018</text:p>
          </table:table-cell>
          <table:table-cell table:formula="of:=IF([.A321]=&quot;丙日&quot; OR([.A321]=&quot;丁日&quot;) OR([.A321]=&quot;阳错日&quot;) OR([.A32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第三戌日</text:p>
          </table:table-cell>
          <table:table-cell table:style-name="ce12" office:value-type="date" office:date-value="2018-01-18" calcext:value-type="date">
            <text:p>01/18/2018</text:p>
          </table:table-cell>
          <table:table-cell table:formula="of:=IF([.A322]=&quot;丙日&quot; OR([.A322]=&quot;丁日&quot;) OR([.A322]=&quot;阳错日&quot;) OR([.A3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1-19" calcext:value-type="date">
            <text:p>01/19/2018</text:p>
          </table:table-cell>
          <table:table-cell table:formula="of:=IF([.A323]=&quot;丙日&quot; OR([.A323]=&quot;丁日&quot;) OR([.A323]=&quot;阳错日&quot;) OR([.A32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1-24" calcext:value-type="date">
            <text:p>01/24/2018</text:p>
          </table:table-cell>
          <table:table-cell table:formula="of:=IF([.A324]=&quot;丙日&quot; OR([.A324]=&quot;丁日&quot;) OR([.A324]=&quot;阳错日&quot;) OR([.A3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1-25" calcext:value-type="date">
            <text:p>01/25/2018</text:p>
          </table:table-cell>
          <table:table-cell table:formula="of:=IF([.A325]=&quot;丙日&quot; OR([.A325]=&quot;丁日&quot;) OR([.A325]=&quot;阳错日&quot;) OR([.A32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01-28" calcext:value-type="date">
            <text:p>01/28/2018</text:p>
          </table:table-cell>
          <table:table-cell table:formula="of:=IF([.A326]=&quot;丙日&quot; OR([.A326]=&quot;丁日&quot;) OR([.A326]=&quot;阳错日&quot;) OR([.A32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1-29" calcext:value-type="date">
            <text:p>01/29/2018</text:p>
          </table:table-cell>
          <table:table-cell table:formula="of:=IF([.A327]=&quot;丙日&quot; OR([.A327]=&quot;丁日&quot;) OR([.A327]=&quot;阳错日&quot;) OR([.A32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table:style-name="ce12" office:value-type="date" office:date-value="2018-02-01" calcext:value-type="date">
            <text:p>02/01/2018</text:p>
          </table:table-cell>
          <table:table-cell table:formula="of:=IF([.A328]=&quot;丙日&quot; OR([.A328]=&quot;丁日&quot;) OR([.A328]=&quot;阳错日&quot;) OR([.A32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2-03" calcext:value-type="date">
            <text:p>02/03/2018</text:p>
          </table:table-cell>
          <table:table-cell table:formula="of:=IF([.A329]=&quot;丙日&quot; OR([.A329]=&quot;丁日&quot;) OR([.A329]=&quot;阳错日&quot;) OR([.A3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2-04" calcext:value-type="date">
            <text:p>02/04/2018</text:p>
          </table:table-cell>
          <table:table-cell table:formula="of:=IF([.A330]=&quot;丙日&quot; OR([.A330]=&quot;丁日&quot;) OR([.A330]=&quot;阳错日&quot;) OR([.A3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2-08" calcext:value-type="date">
            <text:p>02/08/2018</text:p>
          </table:table-cell>
          <table:table-cell table:formula="of:=IF([.A331]=&quot;丙日&quot; OR([.A331]=&quot;丁日&quot;) OR([.A331]=&quot;阳错日&quot;) OR([.A3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2-13" calcext:value-type="date">
            <text:p>02/13/2018</text:p>
          </table:table-cell>
          <table:table-cell table:formula="of:=IF([.A332]=&quot;丙日&quot; OR([.A332]=&quot;丁日&quot;) OR([.A332]=&quot;阳错日&quot;) OR([.A33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2-14" calcext:value-type="date">
            <text:p>02/14/2018</text:p>
          </table:table-cell>
          <table:table-cell table:formula="of:=IF([.A333]=&quot;丙日&quot; OR([.A333]=&quot;丁日&quot;) OR([.A333]=&quot;阳错日&quot;) OR([.A33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2-18" calcext:value-type="date">
            <text:p>02/18/2018</text:p>
          </table:table-cell>
          <table:table-cell table:formula="of:=IF([.A334]=&quot;丙日&quot; OR([.A334]=&quot;丁日&quot;) OR([.A334]=&quot;阳错日&quot;) OR([.A33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2-23" calcext:value-type="date">
            <text:p>02/23/2018</text:p>
          </table:table-cell>
          <table:table-cell table:formula="of:=IF([.A335]=&quot;丙日&quot; OR([.A335]=&quot;丁日&quot;) OR([.A335]=&quot;阳错日&quot;) OR([.A3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2-24" calcext:value-type="date">
            <text:p>02/24/2018</text:p>
          </table:table-cell>
          <table:table-cell table:formula="of:=IF([.A336]=&quot;丙日&quot; OR([.A336]=&quot;丁日&quot;) OR([.A336]=&quot;阳错日&quot;) OR([.A33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2-28" calcext:value-type="date">
            <text:p>02/28/2018</text:p>
          </table:table-cell>
          <table:table-cell table:formula="of:=IF([.A337]=&quot;丙日&quot; OR([.A337]=&quot;丁日&quot;) OR([.A337]=&quot;阳错日&quot;) OR([.A33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3-05" calcext:value-type="date">
            <text:p>03/05/2018</text:p>
          </table:table-cell>
          <table:table-cell table:formula="of:=IF([.A338]=&quot;丙日&quot; OR([.A338]=&quot;丁日&quot;) OR([.A338]=&quot;阳错日&quot;) OR([.A3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3-06" calcext:value-type="date">
            <text:p>03/06/2018</text:p>
          </table:table-cell>
          <table:table-cell table:formula="of:=IF([.A339]=&quot;丙日&quot; OR([.A339]=&quot;丁日&quot;) OR([.A339]=&quot;阳错日&quot;) OR([.A33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3-10" calcext:value-type="date">
            <text:p>03/10/2018</text:p>
          </table:table-cell>
          <table:table-cell table:formula="of:=IF([.A340]=&quot;丙日&quot; OR([.A340]=&quot;丁日&quot;) OR([.A340]=&quot;阳错日&quot;) OR([.A34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3-15" calcext:value-type="date">
            <text:p>03/15/2018</text:p>
          </table:table-cell>
          <table:table-cell table:formula="of:=IF([.A341]=&quot;丙日&quot; OR([.A341]=&quot;丁日&quot;) OR([.A341]=&quot;阳错日&quot;) OR([.A3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3-16" calcext:value-type="date">
            <text:p>03/16/2018</text:p>
          </table:table-cell>
          <table:table-cell table:formula="of:=IF([.A342]=&quot;丙日&quot; OR([.A342]=&quot;丁日&quot;) OR([.A342]=&quot;阳错日&quot;) OR([.A34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3-20" calcext:value-type="date">
            <text:p>03/20/2018</text:p>
          </table:table-cell>
          <table:table-cell table:formula="of:=IF([.A343]=&quot;丙日&quot; OR([.A343]=&quot;丁日&quot;) OR([.A343]=&quot;阳错日&quot;) OR([.A34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3-25" calcext:value-type="date">
            <text:p>03/25/2018</text:p>
          </table:table-cell>
          <table:table-cell table:formula="of:=IF([.A344]=&quot;丙日&quot; OR([.A344]=&quot;丁日&quot;) OR([.A344]=&quot;阳错日&quot;) OR([.A3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3-26" calcext:value-type="date">
            <text:p>03/26/2018</text:p>
          </table:table-cell>
          <table:table-cell table:formula="of:=IF([.A345]=&quot;丙日&quot; OR([.A345]=&quot;丁日&quot;) OR([.A345]=&quot;阳错日&quot;) OR([.A34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03-29" calcext:value-type="date">
            <text:p>03/29/2018</text:p>
          </table:table-cell>
          <table:table-cell table:formula="of:=IF([.A346]=&quot;丙日&quot; OR([.A346]=&quot;丁日&quot;) OR([.A346]=&quot;阳错日&quot;) OR([.A34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3-30" calcext:value-type="date">
            <text:p>03/30/2018</text:p>
          </table:table-cell>
          <table:table-cell table:formula="of:=IF([.A347]=&quot;丙日&quot; OR([.A347]=&quot;丁日&quot;) OR([.A347]=&quot;阳错日&quot;) OR([.A34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table:style-name="ce12" office:value-type="date" office:date-value="2018-04-02" calcext:value-type="date">
            <text:p>04/02/2018</text:p>
          </table:table-cell>
          <table:table-cell table:formula="of:=IF([.A348]=&quot;丙日&quot; OR([.A348]=&quot;丁日&quot;) OR([.A348]=&quot;阳错日&quot;) OR([.A34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4-04" calcext:value-type="date">
            <text:p>04/04/2018</text:p>
          </table:table-cell>
          <table:table-cell table:formula="of:=IF([.A349]=&quot;丙日&quot; OR([.A349]=&quot;丁日&quot;) OR([.A349]=&quot;阳错日&quot;) OR([.A34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4-05" calcext:value-type="date">
            <text:p>04/05/2018</text:p>
          </table:table-cell>
          <table:table-cell table:formula="of:=IF([.A350]=&quot;丙日&quot; OR([.A350]=&quot;丁日&quot;) OR([.A350]=&quot;阳错日&quot;) OR([.A3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4-09" calcext:value-type="date">
            <text:p>04/09/2018</text:p>
          </table:table-cell>
          <table:table-cell table:formula="of:=IF([.A351]=&quot;丙日&quot; OR([.A351]=&quot;丁日&quot;) OR([.A351]=&quot;阳错日&quot;) OR([.A35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4-14" calcext:value-type="date">
            <text:p>04/14/2018</text:p>
          </table:table-cell>
          <table:table-cell table:formula="of:=IF([.A352]=&quot;丙日&quot; OR([.A352]=&quot;丁日&quot;) OR([.A352]=&quot;阳错日&quot;) OR([.A35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4-15" calcext:value-type="date">
            <text:p>04/15/2018</text:p>
          </table:table-cell>
          <table:table-cell table:formula="of:=IF([.A353]=&quot;丙日&quot; OR([.A353]=&quot;丁日&quot;) OR([.A353]=&quot;阳错日&quot;) OR([.A35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4-19" calcext:value-type="date">
            <text:p>04/19/2018</text:p>
          </table:table-cell>
          <table:table-cell table:formula="of:=IF([.A354]=&quot;丙日&quot; OR([.A354]=&quot;丁日&quot;) OR([.A354]=&quot;阳错日&quot;) OR([.A35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4-24" calcext:value-type="date">
            <text:p>04/24/2018</text:p>
          </table:table-cell>
          <table:table-cell table:formula="of:=IF([.A355]=&quot;丙日&quot; OR([.A355]=&quot;丁日&quot;) OR([.A355]=&quot;阳错日&quot;) OR([.A3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4-25" calcext:value-type="date">
            <text:p>04/25/2018</text:p>
          </table:table-cell>
          <table:table-cell table:formula="of:=IF([.A356]=&quot;丙日&quot; OR([.A356]=&quot;丁日&quot;) OR([.A356]=&quot;阳错日&quot;) OR([.A35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4-29" calcext:value-type="date">
            <text:p>04/29/2018</text:p>
          </table:table-cell>
          <table:table-cell table:formula="of:=IF([.A357]=&quot;丙日&quot; OR([.A357]=&quot;丁日&quot;) OR([.A357]=&quot;阳错日&quot;) OR([.A35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5-04" calcext:value-type="date">
            <text:p>05/04/2018</text:p>
          </table:table-cell>
          <table:table-cell table:formula="of:=IF([.A358]=&quot;丙日&quot; OR([.A358]=&quot;丁日&quot;) OR([.A358]=&quot;阳错日&quot;) OR([.A3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5-05" calcext:value-type="date">
            <text:p>05/05/2018</text:p>
          </table:table-cell>
          <table:table-cell table:formula="of:=IF([.A359]=&quot;丙日&quot; OR([.A359]=&quot;丁日&quot;) OR([.A359]=&quot;阳错日&quot;) OR([.A35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5-09" calcext:value-type="date">
            <text:p>05/09/2018</text:p>
          </table:table-cell>
          <table:table-cell table:formula="of:=IF([.A360]=&quot;丙日&quot; OR([.A360]=&quot;丁日&quot;) OR([.A360]=&quot;阳错日&quot;) OR([.A36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5-19" calcext:value-type="date">
            <text:p>05/19/2018</text:p>
          </table:table-cell>
          <table:table-cell table:formula="of:=IF([.A361]=&quot;丙日&quot; OR([.A361]=&quot;丁日&quot;) OR([.A361]=&quot;阳错日&quot;) OR([.A36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5-24" calcext:value-type="date">
            <text:p>05/24/2018</text:p>
          </table:table-cell>
          <table:table-cell table:formula="of:=IF([.A362]=&quot;丙日&quot; OR([.A362]=&quot;丁日&quot;) OR([.A362]=&quot;阳错日&quot;) OR([.A36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5-25" calcext:value-type="date">
            <text:p>05/25/2018</text:p>
          </table:table-cell>
          <table:table-cell table:formula="of:=IF([.A363]=&quot;丙日&quot; OR([.A363]=&quot;丁日&quot;) OR([.A363]=&quot;阳错日&quot;) OR([.A36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5-29" calcext:value-type="date">
            <text:p>05/29/2018</text:p>
          </table:table-cell>
          <table:table-cell table:formula="of:=IF([.A364]=&quot;丙日&quot; OR([.A364]=&quot;丁日&quot;) OR([.A364]=&quot;阳错日&quot;) OR([.A36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table:style-name="ce12" office:value-type="date" office:date-value="2018-06-01" calcext:value-type="date">
            <text:p>06/01/2018</text:p>
          </table:table-cell>
          <table:table-cell table:formula="of:=IF([.A365]=&quot;丙日&quot; OR([.A365]=&quot;丁日&quot;) OR([.A365]=&quot;阳错日&quot;) OR([.A36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6-03" calcext:value-type="date">
            <text:p>06/03/2018</text:p>
          </table:table-cell>
          <table:table-cell table:formula="of:=IF([.A366]=&quot;丙日&quot; OR([.A366]=&quot;丁日&quot;) OR([.A366]=&quot;阳错日&quot;) OR([.A36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6-04" calcext:value-type="date">
            <text:p>06/04/2018</text:p>
          </table:table-cell>
          <table:table-cell table:formula="of:=IF([.A367]=&quot;丙日&quot; OR([.A367]=&quot;丁日&quot;) OR([.A367]=&quot;阳错日&quot;) OR([.A36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6-08" calcext:value-type="date">
            <text:p>06/08/2018</text:p>
          </table:table-cell>
          <table:table-cell table:formula="of:=IF([.A368]=&quot;丙日&quot; OR([.A368]=&quot;丁日&quot;) OR([.A368]=&quot;阳错日&quot;) OR([.A36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6-13" calcext:value-type="date">
            <text:p>06/13/2018</text:p>
          </table:table-cell>
          <table:table-cell table:formula="of:=IF([.A369]=&quot;丙日&quot; OR([.A369]=&quot;丁日&quot;) OR([.A369]=&quot;阳错日&quot;) OR([.A36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6-14" calcext:value-type="date">
            <text:p>06/14/2018</text:p>
          </table:table-cell>
          <table:table-cell table:formula="of:=IF([.A370]=&quot;丙日&quot; OR([.A370]=&quot;丁日&quot;) OR([.A370]=&quot;阳错日&quot;) OR([.A37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6-23" calcext:value-type="date">
            <text:p>06/23/2018</text:p>
          </table:table-cell>
          <table:table-cell table:formula="of:=IF([.A371]=&quot;丙日&quot; OR([.A371]=&quot;丁日&quot;) OR([.A371]=&quot;阳错日&quot;) OR([.A37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6-24" calcext:value-type="date">
            <text:p>06/24/2018</text:p>
          </table:table-cell>
          <table:table-cell table:formula="of:=IF([.A372]=&quot;丙日&quot; OR([.A372]=&quot;丁日&quot;) OR([.A372]=&quot;阳错日&quot;) OR([.A37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7-03" calcext:value-type="date">
            <text:p>07/03/2018</text:p>
          </table:table-cell>
          <table:table-cell table:formula="of:=IF([.A373]=&quot;丙日&quot; OR([.A373]=&quot;丁日&quot;) OR([.A373]=&quot;阳错日&quot;) OR([.A37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7-04" calcext:value-type="date">
            <text:p>07/04/2018</text:p>
          </table:table-cell>
          <table:table-cell table:formula="of:=IF([.A374]=&quot;丙日&quot; OR([.A374]=&quot;丁日&quot;) OR([.A374]=&quot;阳错日&quot;) OR([.A37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7-08" calcext:value-type="date">
            <text:p>07/08/2018</text:p>
          </table:table-cell>
          <table:table-cell table:formula="of:=IF([.A375]=&quot;丙日&quot; OR([.A375]=&quot;丁日&quot;) OR([.A375]=&quot;阳错日&quot;) OR([.A37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7-13" calcext:value-type="date">
            <text:p>07/13/2018</text:p>
          </table:table-cell>
          <table:table-cell table:formula="of:=IF([.A376]=&quot;丙日&quot; OR([.A376]=&quot;丁日&quot;) OR([.A376]=&quot;阳错日&quot;) OR([.A37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7-14" calcext:value-type="date">
            <text:p>07/14/2018</text:p>
          </table:table-cell>
          <table:table-cell table:formula="of:=IF([.A377]=&quot;丙日&quot; OR([.A377]=&quot;丁日&quot;) OR([.A377]=&quot;阳错日&quot;) OR([.A37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7-18" calcext:value-type="date">
            <text:p>07/18/2018</text:p>
          </table:table-cell>
          <table:table-cell table:formula="of:=IF([.A378]=&quot;丙日&quot; OR([.A378]=&quot;丁日&quot;) OR([.A378]=&quot;阳错日&quot;) OR([.A37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7-23" calcext:value-type="date">
            <text:p>07/23/2018</text:p>
          </table:table-cell>
          <table:table-cell table:formula="of:=IF([.A379]=&quot;丙日&quot; OR([.A379]=&quot;丁日&quot;) OR([.A379]=&quot;阳错日&quot;) OR([.A37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7-24" calcext:value-type="date">
            <text:p>07/24/2018</text:p>
          </table:table-cell>
          <table:table-cell table:formula="of:=IF([.A380]=&quot;丙日&quot; OR([.A380]=&quot;丁日&quot;) OR([.A380]=&quot;阳错日&quot;) OR([.A38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7-28" calcext:value-type="date">
            <text:p>07/28/2018</text:p>
          </table:table-cell>
          <table:table-cell table:formula="of:=IF([.A381]=&quot;丙日&quot; OR([.A381]=&quot;丁日&quot;) OR([.A381]=&quot;阳错日&quot;) OR([.A38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table:style-name="ce12" office:value-type="date" office:date-value="2018-07-31" calcext:value-type="date">
            <text:p>07/31/2018</text:p>
          </table:table-cell>
          <table:table-cell table:formula="of:=IF([.A382]=&quot;丙日&quot; OR([.A382]=&quot;丁日&quot;) OR([.A382]=&quot;阳错日&quot;) OR([.A38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8-02" calcext:value-type="date">
            <text:p>08/02/2018</text:p>
          </table:table-cell>
          <table:table-cell table:formula="of:=IF([.A383]=&quot;丙日&quot; OR([.A383]=&quot;丁日&quot;) OR([.A383]=&quot;阳错日&quot;) OR([.A3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8-03" calcext:value-type="date">
            <text:p>08/03/2018</text:p>
          </table:table-cell>
          <table:table-cell table:formula="of:=IF([.A384]=&quot;丙日&quot; OR([.A384]=&quot;丁日&quot;) OR([.A384]=&quot;阳错日&quot;) OR([.A38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8-07" calcext:value-type="date">
            <text:p>08/07/2018</text:p>
          </table:table-cell>
          <table:table-cell table:formula="of:=IF([.A385]=&quot;丙日&quot; OR([.A385]=&quot;丁日&quot;) OR([.A385]=&quot;阳错日&quot;) OR([.A38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8-12" calcext:value-type="date">
            <text:p>08/12/2018</text:p>
          </table:table-cell>
          <table:table-cell table:formula="of:=IF([.A386]=&quot;丙日&quot; OR([.A386]=&quot;丁日&quot;) OR([.A386]=&quot;阳错日&quot;) OR([.A3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8-13" calcext:value-type="date">
            <text:p>08/13/2018</text:p>
          </table:table-cell>
          <table:table-cell table:formula="of:=IF([.A387]=&quot;丙日&quot; OR([.A387]=&quot;丁日&quot;) OR([.A387]=&quot;阳错日&quot;) OR([.A38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8-17" calcext:value-type="date">
            <text:p>08/17/2018</text:p>
          </table:table-cell>
          <table:table-cell table:formula="of:=IF([.A388]=&quot;丙日&quot; OR([.A388]=&quot;丁日&quot;) OR([.A388]=&quot;阳错日&quot;) OR([.A38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8-22" calcext:value-type="date">
            <text:p>08/22/2018</text:p>
          </table:table-cell>
          <table:table-cell table:formula="of:=IF([.A389]=&quot;丙日&quot; OR([.A389]=&quot;丁日&quot;) OR([.A389]=&quot;阳错日&quot;) OR([.A3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8-23" calcext:value-type="date">
            <text:p>08/23/2018</text:p>
          </table:table-cell>
          <table:table-cell table:formula="of:=IF([.A390]=&quot;丙日&quot; OR([.A390]=&quot;丁日&quot;) OR([.A390]=&quot;阳错日&quot;) OR([.A39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8-27" calcext:value-type="date">
            <text:p>08/27/2018</text:p>
          </table:table-cell>
          <table:table-cell table:formula="of:=IF([.A391]=&quot;丙日&quot; OR([.A391]=&quot;丁日&quot;) OR([.A391]=&quot;阳错日&quot;) OR([.A39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9-01" calcext:value-type="date">
            <text:p>09/01/2018</text:p>
          </table:table-cell>
          <table:table-cell table:formula="of:=IF([.A392]=&quot;丙日&quot; OR([.A392]=&quot;丁日&quot;) OR([.A392]=&quot;阳错日&quot;) OR([.A39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9-02" calcext:value-type="date">
            <text:p>09/02/2018</text:p>
          </table:table-cell>
          <table:table-cell table:formula="of:=IF([.A393]=&quot;丙日&quot; OR([.A393]=&quot;丁日&quot;) OR([.A393]=&quot;阳错日&quot;) OR([.A39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9-06" calcext:value-type="date">
            <text:p>09/06/2018</text:p>
          </table:table-cell>
          <table:table-cell table:formula="of:=IF([.A394]=&quot;丙日&quot; OR([.A394]=&quot;丁日&quot;) OR([.A394]=&quot;阳错日&quot;) OR([.A39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9-11" calcext:value-type="date">
            <text:p>09/11/2018</text:p>
          </table:table-cell>
          <table:table-cell table:formula="of:=IF([.A395]=&quot;丙日&quot; OR([.A395]=&quot;丁日&quot;) OR([.A395]=&quot;阳错日&quot;) OR([.A39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9-12" calcext:value-type="date">
            <text:p>09/12/2018</text:p>
          </table:table-cell>
          <table:table-cell table:formula="of:=IF([.A396]=&quot;丙日&quot; OR([.A396]=&quot;丁日&quot;) OR([.A396]=&quot;阳错日&quot;) OR([.A39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9-16" calcext:value-type="date">
            <text:p>09/16/2018</text:p>
          </table:table-cell>
          <table:table-cell table:formula="of:=IF([.A397]=&quot;丙日&quot; OR([.A397]=&quot;丁日&quot;) OR([.A397]=&quot;阳错日&quot;) OR([.A39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9-21" calcext:value-type="date">
            <text:p>09/21/2018</text:p>
          </table:table-cell>
          <table:table-cell table:formula="of:=IF([.A398]=&quot;丙日&quot; OR([.A398]=&quot;丁日&quot;) OR([.A398]=&quot;阳错日&quot;) OR([.A39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9-22" calcext:value-type="date">
            <text:p>09/22/2018</text:p>
          </table:table-cell>
          <table:table-cell table:formula="of:=IF([.A399]=&quot;丙日&quot; OR([.A399]=&quot;丁日&quot;) OR([.A399]=&quot;阳错日&quot;) OR([.A39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09-25" calcext:value-type="date">
            <text:p>09/25/2018</text:p>
          </table:table-cell>
          <table:table-cell table:formula="of:=IF([.A400]=&quot;丙日&quot; OR([.A400]=&quot;丁日&quot;) OR([.A400]=&quot;阳错日&quot;) OR([.A40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9-26" calcext:value-type="date">
            <text:p>09/26/2018</text:p>
          </table:table-cell>
          <table:table-cell table:formula="of:=IF([.A401]=&quot;丙日&quot; OR([.A401]=&quot;丁日&quot;) OR([.A401]=&quot;阳错日&quot;) OR([.A40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table:style-name="ce12" office:value-type="date" office:date-value="2018-09-29" calcext:value-type="date">
            <text:p>09/29/2018</text:p>
          </table:table-cell>
          <table:table-cell table:formula="of:=IF([.A402]=&quot;丙日&quot; OR([.A402]=&quot;丁日&quot;) OR([.A402]=&quot;阳错日&quot;) OR([.A40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0-01" calcext:value-type="date">
            <text:p>10/01/2018</text:p>
          </table:table-cell>
          <table:table-cell table:formula="of:=IF([.A403]=&quot;丙日&quot; OR([.A403]=&quot;丁日&quot;) OR([.A403]=&quot;阳错日&quot;) OR([.A40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0-02" calcext:value-type="date">
            <text:p>10/02/2018</text:p>
          </table:table-cell>
          <table:table-cell table:formula="of:=IF([.A404]=&quot;丙日&quot; OR([.A404]=&quot;丁日&quot;) OR([.A404]=&quot;阳错日&quot;) OR([.A40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0-06" calcext:value-type="date">
            <text:p>10/06/2018</text:p>
          </table:table-cell>
          <table:table-cell table:formula="of:=IF([.A405]=&quot;丙日&quot; OR([.A405]=&quot;丁日&quot;) OR([.A405]=&quot;阳错日&quot;) OR([.A40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0-11" calcext:value-type="date">
            <text:p>10/11/2018</text:p>
          </table:table-cell>
          <table:table-cell table:formula="of:=IF([.A406]=&quot;丙日&quot; OR([.A406]=&quot;丁日&quot;) OR([.A406]=&quot;阳错日&quot;) OR([.A40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0-12" calcext:value-type="date">
            <text:p>10/12/2018</text:p>
          </table:table-cell>
          <table:table-cell table:formula="of:=IF([.A407]=&quot;丙日&quot; OR([.A407]=&quot;丁日&quot;) OR([.A407]=&quot;阳错日&quot;) OR([.A40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0-16" calcext:value-type="date">
            <text:p>10/16/2018</text:p>
          </table:table-cell>
          <table:table-cell table:formula="of:=IF([.A408]=&quot;丙日&quot; OR([.A408]=&quot;丁日&quot;) OR([.A408]=&quot;阳错日&quot;) OR([.A40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0-21" calcext:value-type="date">
            <text:p>10/21/2018</text:p>
          </table:table-cell>
          <table:table-cell table:formula="of:=IF([.A409]=&quot;丙日&quot; OR([.A409]=&quot;丁日&quot;) OR([.A409]=&quot;阳错日&quot;) OR([.A40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0-22" calcext:value-type="date">
            <text:p>10/22/2018</text:p>
          </table:table-cell>
          <table:table-cell table:formula="of:=IF([.A410]=&quot;丙日&quot; OR([.A410]=&quot;丁日&quot;) OR([.A410]=&quot;阳错日&quot;) OR([.A41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0-26" calcext:value-type="date">
            <text:p>10/26/2018</text:p>
          </table:table-cell>
          <table:table-cell table:formula="of:=IF([.A411]=&quot;丙日&quot; OR([.A411]=&quot;丁日&quot;) OR([.A411]=&quot;阳错日&quot;) OR([.A41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0-31" calcext:value-type="date">
            <text:p>10/31/2018</text:p>
          </table:table-cell>
          <table:table-cell table:formula="of:=IF([.A412]=&quot;丙日&quot; OR([.A412]=&quot;丁日&quot;) OR([.A412]=&quot;阳错日&quot;) OR([.A41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1-01" calcext:value-type="date">
            <text:p>11/01/2018</text:p>
          </table:table-cell>
          <table:table-cell table:formula="of:=IF([.A413]=&quot;丙日&quot; OR([.A413]=&quot;丁日&quot;) OR([.A413]=&quot;阳错日&quot;) OR([.A41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1-05" calcext:value-type="date">
            <text:p>11/05/2018</text:p>
          </table:table-cell>
          <table:table-cell table:formula="of:=IF([.A414]=&quot;丙日&quot; OR([.A414]=&quot;丁日&quot;) OR([.A414]=&quot;阳错日&quot;) OR([.A41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1-10" calcext:value-type="date">
            <text:p>11/10/2018</text:p>
          </table:table-cell>
          <table:table-cell table:formula="of:=IF([.A415]=&quot;丙日&quot; OR([.A415]=&quot;丁日&quot;) OR([.A415]=&quot;阳错日&quot;) OR([.A41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1-11" calcext:value-type="date">
            <text:p>11/11/2018</text:p>
          </table:table-cell>
          <table:table-cell table:formula="of:=IF([.A416]=&quot;丙日&quot; OR([.A416]=&quot;丁日&quot;) OR([.A416]=&quot;阳错日&quot;) OR([.A41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1-15" calcext:value-type="date">
            <text:p>11/15/2018</text:p>
          </table:table-cell>
          <table:table-cell table:formula="of:=IF([.A417]=&quot;丙日&quot; OR([.A417]=&quot;丁日&quot;) OR([.A417]=&quot;阳错日&quot;) OR([.A41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1-20" calcext:value-type="date">
            <text:p>11/20/2018</text:p>
          </table:table-cell>
          <table:table-cell table:formula="of:=IF([.A418]=&quot;丙日&quot; OR([.A418]=&quot;丁日&quot;) OR([.A418]=&quot;阳错日&quot;) OR([.A41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1-21" calcext:value-type="date">
            <text:p>11/21/2018</text:p>
          </table:table-cell>
          <table:table-cell table:formula="of:=IF([.A419]=&quot;丙日&quot; OR([.A419]=&quot;丁日&quot;) OR([.A419]=&quot;阳错日&quot;) OR([.A41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11-24" calcext:value-type="date">
            <text:p>11/24/2018</text:p>
          </table:table-cell>
          <table:table-cell table:formula="of:=IF([.A420]=&quot;丙日&quot; OR([.A420]=&quot;丁日&quot;) OR([.A420]=&quot;阳错日&quot;) OR([.A42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1-25" calcext:value-type="date">
            <text:p>11/25/2018</text:p>
          </table:table-cell>
          <table:table-cell table:formula="of:=IF([.A421]=&quot;丙日&quot; OR([.A421]=&quot;丁日&quot;) OR([.A421]=&quot;阳错日&quot;) OR([.A4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table:style-name="ce12" office:value-type="date" office:date-value="2018-11-28" calcext:value-type="date">
            <text:p>11/28/2018</text:p>
          </table:table-cell>
          <table:table-cell table:formula="of:=IF([.A422]=&quot;丙日&quot; OR([.A422]=&quot;丁日&quot;) OR([.A422]=&quot;阳错日&quot;) OR([.A4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1-30" calcext:value-type="date">
            <text:p>11/30/2018</text:p>
          </table:table-cell>
          <table:table-cell table:formula="of:=IF([.A423]=&quot;丙日&quot; OR([.A423]=&quot;丁日&quot;) OR([.A423]=&quot;阳错日&quot;) OR([.A42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2-01" calcext:value-type="date">
            <text:p>12/01/2018</text:p>
          </table:table-cell>
          <table:table-cell table:formula="of:=IF([.A424]=&quot;丙日&quot; OR([.A424]=&quot;丁日&quot;) OR([.A424]=&quot;阳错日&quot;) OR([.A4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2-05" calcext:value-type="date">
            <text:p>12/05/2018</text:p>
          </table:table-cell>
          <table:table-cell table:formula="of:=IF([.A425]=&quot;丙日&quot; OR([.A425]=&quot;丁日&quot;) OR([.A425]=&quot;阳错日&quot;) OR([.A4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2-10" calcext:value-type="date">
            <text:p>12/10/2018</text:p>
          </table:table-cell>
          <table:table-cell table:formula="of:=IF([.A426]=&quot;丙日&quot; OR([.A426]=&quot;丁日&quot;) OR([.A426]=&quot;阳错日&quot;) OR([.A42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2-11" calcext:value-type="date">
            <text:p>12/11/2018</text:p>
          </table:table-cell>
          <table:table-cell table:formula="of:=IF([.A427]=&quot;丙日&quot; OR([.A427]=&quot;丁日&quot;) OR([.A427]=&quot;阳错日&quot;) OR([.A4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2-15" calcext:value-type="date">
            <text:p>12/15/2018</text:p>
          </table:table-cell>
          <table:table-cell table:formula="of:=IF([.A428]=&quot;丙日&quot; OR([.A428]=&quot;丁日&quot;) OR([.A428]=&quot;阳错日&quot;) OR([.A42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2-20" calcext:value-type="date">
            <text:p>12/20/2018</text:p>
          </table:table-cell>
          <table:table-cell table:formula="of:=IF([.A429]=&quot;丙日&quot; OR([.A429]=&quot;丁日&quot;) OR([.A429]=&quot;阳错日&quot;) OR([.A4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2-21" calcext:value-type="date">
            <text:p>12/21/2018</text:p>
          </table:table-cell>
          <table:table-cell table:formula="of:=IF([.A430]=&quot;丙日&quot; OR([.A430]=&quot;丁日&quot;) OR([.A430]=&quot;阳错日&quot;) OR([.A4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庚日</text:p>
          </table:table-cell>
          <table:table-cell table:style-name="ce12" office:value-type="date" office:date-value="2018-12-24" calcext:value-type="date">
            <text:p>12/24/2018</text:p>
          </table:table-cell>
          <table:table-cell table:formula="of:=IF([.A431]=&quot;丙日&quot; OR([.A431]=&quot;丁日&quot;) OR([.A431]=&quot;阳错日&quot;) OR([.A4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辛日</text:p>
          </table:table-cell>
          <table:table-cell table:style-name="ce12" office:value-type="date" office:date-value="2018-12-25" calcext:value-type="date">
            <text:p>12/25/2018</text:p>
          </table:table-cell>
          <table:table-cell table:formula="of:=IF([.A432]=&quot;丙日&quot; OR([.A432]=&quot;丁日&quot;) OR([.A432]=&quot;阳错日&quot;) OR([.A43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2-30" calcext:value-type="date">
            <text:p>12/30/2018</text:p>
          </table:table-cell>
          <table:table-cell table:formula="of:=IF([.A433]=&quot;丙日&quot; OR([.A433]=&quot;丁日&quot;) OR([.A433]=&quot;阳错日&quot;) OR([.A43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2-31" calcext:value-type="date">
            <text:p>12/31/2018</text:p>
          </table:table-cell>
          <table:table-cell table:formula="of:=IF([.A434]=&quot;丙日&quot; OR([.A434]=&quot;丁日&quot;) OR([.A434]=&quot;阳错日&quot;) OR([.A43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初伏，宜戒30天(从今至末伏)</text:p>
          </table:table-cell>
          <table:table-cell table:style-name="ce12" office:value-type="date" office:date-value="2018-07-17" calcext:value-type="date">
            <text:p>07/17/2018</text:p>
          </table:table-cell>
          <table:table-cell table:formula="of:=IF([.A435]=&quot;丙日&quot; OR([.A435]=&quot;丁日&quot;) OR([.A435]=&quot;阳错日&quot;) OR([.A43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中伏</text:p>
          </table:table-cell>
          <table:table-cell table:style-name="ce12" office:value-type="date" office:date-value="2018-07-27" calcext:value-type="date">
            <text:p>07/27/2018</text:p>
          </table:table-cell>
          <table:table-cell table:formula="of:=IF([.A436]=&quot;丙日&quot; OR([.A436]=&quot;丁日&quot;) OR([.A436]=&quot;阳错日&quot;) OR([.A43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末伏</text:p>
          </table:table-cell>
          <table:table-cell table:style-name="ce12" office:value-type="date" office:date-value="2018-08-16" calcext:value-type="date">
            <text:p>08/16/2018</text:p>
          </table:table-cell>
          <table:table-cell table:formula="of:=IF([.A437]=&quot;丙日&quot; OR([.A437]=&quot;丁日&quot;) OR([.A437]=&quot;阳错日&quot;) OR([.A43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1-21" calcext:value-type="date">
            <text:p>01/21/2018</text:p>
          </table:table-cell>
          <table:table-cell table:formula="of:=IF([.A438]=&quot;丙日&quot; OR([.A438]=&quot;丁日&quot;) OR([.A438]=&quot;阳错日&quot;) OR([.A4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1-31" calcext:value-type="date">
            <text:p>01/31/2018</text:p>
          </table:table-cell>
          <table:table-cell table:formula="of:=IF([.A439]=&quot;丙日&quot; OR([.A439]=&quot;丁日&quot;) OR([.A439]=&quot;阳错日&quot;) OR([.A43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3-24" calcext:value-type="date">
            <text:p>03/24/2018</text:p>
          </table:table-cell>
          <table:table-cell table:formula="of:=IF([.A440]=&quot;丙日&quot; OR([.A440]=&quot;丁日&quot;) OR([.A440]=&quot;阳错日&quot;) OR([.A44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3-30" calcext:value-type="date">
            <text:p>03/30/2018</text:p>
          </table:table-cell>
          <table:table-cell table:formula="of:=IF([.A441]=&quot;丙日&quot; OR([.A441]=&quot;丁日&quot;) OR([.A441]=&quot;阳错日&quot;) OR([.A4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5-12" calcext:value-type="date">
            <text:p>05/12/2018</text:p>
          </table:table-cell>
          <table:table-cell table:formula="of:=IF([.A442]=&quot;丙日&quot; OR([.A442]=&quot;丁日&quot;) OR([.A442]=&quot;阳错日&quot;) OR([.A44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5-15" calcext:value-type="date">
            <text:p>05/15/2018</text:p>
          </table:table-cell>
          <table:table-cell table:formula="of:=IF([.A443]=&quot;丙日&quot; OR([.A443]=&quot;丁日&quot;) OR([.A443]=&quot;阳错日&quot;) OR([.A4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5-25" calcext:value-type="date">
            <text:p>05/25/2018</text:p>
          </table:table-cell>
          <table:table-cell table:formula="of:=IF([.A444]=&quot;丙日&quot; OR([.A444]=&quot;丁日&quot;) OR([.A444]=&quot;阳错日&quot;) OR([.A4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7-14" calcext:value-type="date">
            <text:p>07/14/2018</text:p>
          </table:table-cell>
          <table:table-cell table:formula="of:=IF([.A445]=&quot;丙日&quot; OR([.A445]=&quot;丁日&quot;) OR([.A445]=&quot;阳错日&quot;) OR([.A44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7-24" calcext:value-type="date">
            <text:p>07/24/2018</text:p>
          </table:table-cell>
          <table:table-cell table:formula="of:=IF([.A446]=&quot;丙日&quot; OR([.A446]=&quot;丁日&quot;) OR([.A446]=&quot;阳错日&quot;) OR([.A44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9-09" calcext:value-type="date">
            <text:p>09/09/2018</text:p>
          </table:table-cell>
          <table:table-cell table:formula="of:=IF([.A447]=&quot;丙日&quot; OR([.A447]=&quot;丁日&quot;) OR([.A447]=&quot;阳错日&quot;) OR([.A44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9-20" calcext:value-type="date">
            <text:p>09/20/2018</text:p>
          </table:table-cell>
          <table:table-cell table:formula="of:=IF([.A448]=&quot;丙日&quot; OR([.A448]=&quot;丁日&quot;) OR([.A448]=&quot;阳错日&quot;) OR([.A44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9-26" calcext:value-type="date">
            <text:p>09/26/2018</text:p>
          </table:table-cell>
          <table:table-cell table:formula="of:=IF([.A449]=&quot;丙日&quot; OR([.A449]=&quot;丁日&quot;) OR([.A449]=&quot;阳错日&quot;) OR([.A44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11-17" calcext:value-type="date">
            <text:p>11/17/2018</text:p>
          </table:table-cell>
          <table:table-cell table:formula="of:=IF([.A450]=&quot;丙日&quot; OR([.A450]=&quot;丁日&quot;) OR([.A450]=&quot;阳错日&quot;) OR([.A4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11-27" calcext:value-type="date">
            <text:p>11/27/2018</text:p>
          </table:table-cell>
          <table:table-cell table:formula="of:=IF([.A451]=&quot;丙日&quot; OR([.A451]=&quot;丁日&quot;) OR([.A451]=&quot;阳错日&quot;) OR([.A4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number-rows-repeated="1048023">
          <table:table-cell table:number-columns-repeated="1024"/>
        </table:table-row>
        <table:table-row table:style-name="ro3" table:number-rows-repeated="1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lar-misc2019" table:style-name="ta1"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UID</text:p>
          </table:table-cell>
        </table:table-row>
        <table:table-row table:style-name="ro4">
          <table:table-cell office:value-type="string" calcext:value-type="string">
            <text:p>太岁日</text:p>
          </table:table-cell>
          <table:table-cell office:value-type="string" calcext:value-type="string">
            <text:p>01/01/2019</text:p>
          </table:table-cell>
          <table:table-cell table:formula="of:=IF([.A2]=&quot;丙日&quot; OR([.A2]=&quot;丁日&quot;) OR([.A2]=&quot;阳错日&quot;) OR([.A2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<text:a xlink:href="mailto:skcal@rili.euse.net1049" xlink:type="simple">skcal@rili.euse.net1049</text:a>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3/03/2019</text:p>
          </table:table-cell>
          <table:table-cell table:formula="of:=IF([.A3]=&quot;丙日&quot; OR([.A3]=&quot;丁日&quot;) OR([.A3]=&quot;阳错日&quot;) OR([.A3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0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5/02/2019</text:p>
          </table:table-cell>
          <table:table-cell table:formula="of:=IF([.A4]=&quot;丙日&quot; OR([.A4]=&quot;丁日&quot;) OR([.A4]=&quot;阳错日&quot;) OR([.A4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1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7/01/2019</text:p>
          </table:table-cell>
          <table:table-cell table:formula="of:=IF([.A5]=&quot;丙日&quot; OR([.A5]=&quot;丁日&quot;) OR([.A5]=&quot;阳错日&quot;) OR([.A5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2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8/30/2019</text:p>
          </table:table-cell>
          <table:table-cell table:formula="of:=IF([.A6]=&quot;丙日&quot; OR([.A6]=&quot;丁日&quot;) OR([.A6]=&quot;阳错日&quot;) OR([.A6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3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10/29/2019</text:p>
          </table:table-cell>
          <table:table-cell table:formula="of:=IF([.A7]=&quot;丙日&quot; OR([.A7]=&quot;丁日&quot;) OR([.A7]=&quot;阳错日&quot;) OR([.A7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4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12/28/2019</text:p>
          </table:table-cell>
          <table:table-cell table:formula="of:=IF([.A8]=&quot;丙日&quot; OR([.A8]=&quot;丁日&quot;) OR([.A8]=&quot;阳错日&quot;) OR([.A8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5</text:p>
          </table:table-cell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string" calcext:value-type="string">
            <text:p>05/01/2019</text:p>
          </table:table-cell>
          <table:table-cell table:formula="of:=IF([.A9]=&quot;丙日&quot; OR([.A9]=&quot;丁日&quot;) OR([.A9]=&quot;阳错日&quot;) OR([.A9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6</text:p>
          </table:table-cell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string" calcext:value-type="string">
            <text:p>12/16/2019</text:p>
          </table:table-cell>
          <table:table-cell table:formula="of:=IF([.A10]=&quot;丙日&quot; OR([.A10]=&quot;丁日&quot;) OR([.A10]=&quot;阳错日&quot;) OR([.A10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7</text:p>
          </table:table-cell>
        </table:table-row>
      </table:table>
      <table:table table:name="references" table:style-name="ta4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6">
          <table:table-cell table:style-name="ce14" office:value-type="string" calcext:value-type="string">
            <text:p>原则：如有冲突，以当前纸面版日历为标准，最后审核也以纸面版本为准，因为发现有电子版错误，纸面版纠正了的-跟寿康网页上有区别的会标示有出入</text:p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>
            <text:p>参考信息：寿康宝鉴 http://boruo.goodweb.net.cn/books/0501.htm#a21</text:p>
          </table:table-cell>
          <table:table-cell table:style-name="ce34" office:value-type="string" calcext:value-type="string">
            <text:p>in this webpage: 批：以上戒期每年通共二百二十五日。闰月照前。皆系每月中之一定者。</text:p>
            <text:p/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农历大月小月表_百度文库 https://wenku.baidu.com/view/cb01ec6065ce05087732134a.html?from=search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>
            <text:p><text:a xlink:href="http://bieyu.com/astp/06-solugzjd.html" xlink:type="simple">http://bieyu.com/astp/06-solugzjd.html</text:a></text:p>
          </table:table-cell>
          <table:table-cell office:value-type="string" calcext:value-type="string">
            <text:p>整月陽曆陰曆干支曆儒略日對照(干支曆的時辰及儒略日是以每日零時为準)</text:p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2018大小月为：010100101011</text:p>
          </table:table-cell>
          <table:table-cell table:style-name="ce1" office:value-type="string" calcext:value-type="string">
            <text:p>2019年大小月为：101010010010</text:p>
          </table:table-cell>
          <table:table-cell/>
          <table:table-cell office:value-type="string" calcext:value-type="string">
            <text:p>农历大月30小月29,闰月也按照那个规则来-正如同人家说闰月过2个生日一样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日子</text:p>
          </table:table-cell>
          <table:table-cell table:style-name="ce35" office:value-type="string" calcext:value-type="string">
            <text:p>remark1</text:p>
          </table:table-cell>
          <table:table-cell table:style-name="ce35" office:value-type="string" calcext:value-type="string">
            <text:p>remark2</text:p>
          </table:table-cell>
          <table:table-cell table:style-name="ce14" office:value-type="string" calcext:value-type="string">
            <text:p>所属工作表</text:p>
          </table:table-cell>
          <table:table-cell table:style-name="ce35" office:value-type="string" calcext:value-type="string">
            <text:p>color judge by the day shown on paper-calendar</text:p>
          </table:table-cell>
          <table:table-cell table:style-name="ce35" table:number-columns-repeated="19"/>
          <table:table-cell table:number-columns-repeated="1000"/>
        </table:table-row>
        <table:table-row table:style-name="ro9">
          <table:table-cell table:style-name="ce15" office:value-type="string" calcext:value-type="string">
            <text:p>二分二至：春分秋分夏至冬至</text:p>
          </table:table-cell>
          <table:table-cell table:style-name="ce34" office:value-type="string" calcext:value-type="string">
            <text:p>2至对应事件均为一个长句=阴阳相争,死生分判,切戒,may have other prompt besides the above… 2 Fen have NOT the same promt with each other</text:p>
          </table:table-cell>
          <table:table-cell table:style-name="ce34" office:value-type="string" calcext:value-type="string">
            <text:p>+3,-3 days plus itself,mark red,and plus one bottom line with these 7days and 4th days with a up-arrow at bottom</text:p>
            <text:p/>
            <text:p>2分的前后2天共4天红色底线，当天红色向上箭头</text:p>
          </table:table-cell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10">
          <table:table-cell table:style-name="ce16" office:value-type="string" calcext:value-type="string">
            <text:p>甲子日、庚申日，丙日，丁日，辛日。。是对“日”按照天干地支排序得出的，六十天轮转一次</text:p>
          </table:table-cell>
          <table:table-cell table:style-name="ce1" office:value-type="string" calcext:value-type="string">
            <text:p>术语叫做干支纪日</text:p>
            <text:p/>
            <text:p><text:span text:style-name="T4">算做事件，而不是纪日</text:span></text:p>
          </table:table-cell>
          <table:table-cell table:style-name="ce34" office:value-type="string" calcext:value-type="string">
            <text:p>基准点2019年1月1日为戊戌日，对照寿康日历和知乎文字计算得到的</text:p>
          </table:table-cell>
          <table:table-cell/>
          <table:table-cell office:value-type="string" calcext:value-type="string">
            <text:p>BingRi-blue,2019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四离四绝</text:p>
          </table:table-cell>
          <table:table-cell table:number-columns-repeated="2"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我国古代劳动人民通过对自然和天体运行的研究，把一年分为二十四个节气，四离指春分、秋分、夏至、冬至的前一天，称为离日，四绝是指立春、立夏、立秋、立冬的前一天，叫做“绝日。</text:p>
          </table:table-cell>
          <table:table-cell office:value-type="string" calcext:value-type="string">
            <text:p>4立+前一天的绝日红色底线，</text:p>
            <text:p>4立当天红色向上箭头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二社日(春社日秋社日)</text:p>
          </table:table-cell>
          <table:table-cell table:number-columns-repeated="2"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社日（汉语词语）_百度百科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https://baike.baidu.com/item/社日</text:p>
          </table:table-cell>
          <table:table-cell table:number-columns-repeated="1023"/>
        </table:table-row>
        <table:table-row table:style-name="ro12">
          <table:table-cell table:style-name="ce19" office:value-type="string" calcext:value-type="string">
            <text:p>社日是古代农民祭祀土地神的节日。 ... 自宋代起，以立春、立秋后的第五个戊日为社日</text:p>
          </table:table-cell>
          <table:table-cell/>
          <table:table-cell table:style-name="ce1" office:value-type="string" calcext:value-type="string">
            <text:p>手工对照后确认目前用的就是这种方式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三元降</text:p>
          </table:table-cell>
          <table:table-cell table:number-columns-repeated="2"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13">
          <table:table-cell table:style-name="ce19" office:value-type="string" calcext:value-type="string">
            <text:p>三元日，上元日正月十五，中元日七月十五，下元日十月十五，称三元日</text:p>
          </table:table-cell>
          <table:table-cell table:style-name="ce19" office:value-type="string" calcext:value-type="string">
            <text:p>根据goodweb.net上的对应信息查看可知：三元日前后2天加当天为三元降，而寿康日历显示是前后加1天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三伏日</text:p>
          </table:table-cell>
          <table:table-cell table:number-columns-repeated="2"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14">
          <table:table-cell table:style-name="ce19" office:value-type="string" calcext:value-type="string">
            <text:p>初中末伏的起始日，但在以前和现在版本的纸质台历上都在初伏那天显示“自初伏至三伏共四十日宜戒”</text:p>
          </table:table-cell>
          <table:table-cell/>
          <table:table-cell table:style-name="ce19" office:value-type="string" calcext:value-type="string">
            <text:p>夏至后第三个庚日为初伏，第4个为中伏，立秋后第一个庚日为末伏</text:p>
          </table:table-cell>
          <table:table-cell/>
          <table:table-cell table:style-name="ce10" office:value-type="string" calcext:value-type="string">
            <text:p>skcal2019做法：按纸面日历来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太岁日</text:p>
          </table:table-cell>
          <table:table-cell table:style-name="ce1" office:value-type="string" calcext:value-type="string">
            <text:p>NA-没找到相关信息</text:p>
          </table:table-cell>
          <table:table-cell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15">
          <table:table-cell table:style-name="ce21" office:value-type="string" calcext:value-type="string">
            <text:p>拈香持斋供谢佛日</text:p>
          </table:table-cell>
          <table:table-cell table:style-name="ce36" office:value-type="string" calcext:value-type="string">
            <text:p>NA-没找到相关信息</text:p>
          </table:table-cell>
          <table:table-cell table:style-name="ce38" office:value-type="string" calcext:value-type="string">
            <text:p>在老版寿康日历的ics文件中也没找到,new-version paper skcal has NOT either</text:p>
          </table:table-cell>
          <table:table-cell table:style-name="ce36" office:value-type="string" calcext:value-type="string">
            <text:p>input-needed</text:p>
          </table:table-cell>
          <table:table-cell table:style-name="ce39" table:number-columns-repeated="1020"/>
        </table:table-row>
        <table:table-row table:style-name="ro16">
          <table:table-cell table:style-name="ce17" office:value-type="string" calcext:value-type="string">
            <text:p>十恶大败日</text:p>
          </table:table-cell>
          <table:table-cell table:style-name="ce19" office:value-type="string" calcext:value-type="string">
            <text:p>goodweb上有，但需要算，干脆根据现成纸面资料获取好了</text:p>
          </table:table-cell>
          <table:table-cell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四天王巡行</text:p>
          </table:table-cell>
          <table:table-cell table:style-name="ce1" office:value-type="string" calcext:value-type="string">
            <text:p>大月多1个三十</text:p>
          </table:table-cell>
          <table:table-cell/>
          <table:table-cell table:style-name="ce1" office:value-type="string" calcext:value-type="string">
            <text:p>monthly+大小月区分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style-name="ce17" office:value-type="string" calcext:value-type="string">
            <text:p>上弦月农历初八左右，下弦月在农历每月二十二、二十三日</text:p>
          </table:table-cell>
          <table:table-cell table:number-columns-repeated="2"/>
          <table:table-cell table:style-name="ce1" office:value-type="string" calcext:value-type="string">
            <text:p>monthly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司命奏事</text:p>
          </table:table-cell>
          <table:table-cell table:style-name="ce1" office:value-type="string" calcext:value-type="string">
            <text:p>每月最后一天</text:p>
          </table:table-cell>
          <table:table-cell/>
          <table:table-cell table:style-name="ce1" office:value-type="string" calcext:value-type="string">
            <text:p>大小月区分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毁败日-大月十八日。小月十七日</text:p>
          </table:table-cell>
          <table:table-cell table:number-columns-repeated="2"/>
          <table:table-cell table:style-name="ce1" office:value-type="string" calcext:value-type="string">
            <text:p>大小月区分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37" office:value-type="string" calcext:value-type="string">
            <text:p>同中元</text:p>
          </table:table-cell>
          <table:table-cell/>
          <table:table-cell table:style-name="ce1" office:value-type="string" calcext:value-type="string">
            <text:p>yearly</text:p>
          </table:table-cell>
          <table:table-cell table:number-columns-repeated="1020"/>
        </table:table-row>
        <table:table-row table:style-name="ro17">
          <table:table-cell table:style-name="ce23" office:value-type="string" calcext:value-type="string">
            <text:p>宜戒</text:p>
          </table:table-cell>
          <table:table-cell table:style-name="ce34" office:value-type="string" calcext:value-type="string">
            <text:p>对照新版纸面寿康日历和16年版ics文件：农历九月11，十月11</text:p>
          </table:table-cell>
          <table:table-cell office:value-type="string" calcext:value-type="string">
            <text:p>Grey-show</text:p>
          </table:table-cell>
          <table:table-cell table:style-name="ce1" office:value-type="string" calcext:value-type="string">
            <text:p>yearly</text:p>
          </table:table-cell>
          <table:table-cell table:number-columns-repeated="1020"/>
        </table:table-row>
        <table:table-row table:style-name="ro18">
          <table:table-cell table:style-name="ce17" office:value-type="string" calcext:value-type="string">
            <text:p>五虚忌</text:p>
            <text:p/>
          </table:table-cell>
          <table:table-cell office:value-type="string" calcext:value-type="string">
            <text:p>一月初五</text:p>
          </table:table-cell>
          <table:table-cell table:style-name="ce34" office:value-type="string" calcext:value-type="string">
            <text:p>2018 only this entry on the day, so its Grey-show</text:p>
            <text:p>2019 has 2 entries,so its red..the other entry is blue while the whole is red, so we can infer its RED</text:p>
          </table:table-cell>
          <table:table-cell table:style-name="ce1" office:value-type="string" calcext:value-type="string">
            <text:p>yearly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月晦,望,朔</text:p>
          </table:table-cell>
          <table:table-cell office:value-type="string" calcext:value-type="string">
            <text:p>月晦(25,大月30小月29)</text:p>
          </table:table-cell>
          <table:table-cell/>
          <table:table-cell table:style-name="ce1" office:value-type="string" calcext:value-type="string">
            <text:p>monthly+大小月区分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农历是阴阳历：初一十五由月亮盈缺定，节气由太阳公转定（可由公历定，但有少差别）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基于上述：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可以基于阴历计算的有：monthly,yearly。。大部分可以直接获取，少量需要看大小月来获取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在公历基础上确定的有：input-needed, 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yearly包含：佛菩萨、<text:span text:style-name="T2">观音斋</text:span>、<text:span text:style-name="T3">道家神仙诞辰</text:span>和孔子诞辰、忌讳。。monthly包含十斋日</text:p>
          </table:table-cell>
          <table:table-cell/>
          <table:table-cell table:style-name="ce33" office:value-type="string" calcext:value-type="string">
            <text:p>十斋日，1，8,14,15，18,23,28,29-另外 逢小月27，大月 30</text:p>
          </table:table-cell>
          <table:table-cell table:number-columns-repeated="1021"/>
        </table:table-row>
        <table:table-row table:style-name="ro6">
          <table:table-cell table:style-name="ce25" office:value-type="string" calcext:value-type="string">
            <text:p>input-needed包含：在此基础上确定：四离四绝、二社日、三伏日-算做事件，而不是纪日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大小月区分顾名思义：需要根据大小月来做区分的，有些作为monthly其中条目的补充，需要逐一手工录入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1">
          <table:table-cell table:style-name="ce1" office:value-type="string" calcext:value-type="string">
            <text:p>步骤（分类做的好处是比较清晰，坏处是要在之前收集到足够多数据，并需要适当删减多余的）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1. 适合基于农历、分门别类的，收集以备生成对应ics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2.基于上述1中按月发生的事件，获得monthly数据</text:p>
          </table:table-cell>
          <table:table-cell office:value-type="string" calcext:value-type="string">
            <text:p>注意排列顺序：佛菩萨在前</text:p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3.大小月区分的（逐条手工录入）：暂时生成2018+2019这2年的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4.基于上述1中按年发生的事件，获得yearly数据</text:p>
          </table:table-cell>
          <table:table-cell office:value-type="string" calcext:value-type="string">
            <text:p>注意排序:yearly, monthly,2018/2019大小月、input-needed顺序</text:p>
          </table:table-cell>
          <table:table-cell table:number-columns-repeated="1022"/>
        </table:table-row>
        <table:table-row table:style-name="ro12">
          <table:table-cell table:style-name="ce19" office:value-type="string" calcext:value-type="string">
            <text:p>5.基于阳历，获取（为省事，直接手工录入，而非计算）input-needed数据</text:p>
          </table:table-cell>
          <table:table-cell office:value-type="string" calcext:value-type="string">
            <text:p>which is saved as solar_based.ics</text:p>
          </table:table-cell>
          <table:table-cell table:number-columns-repeated="1022"/>
        </table:table-row>
        <table:table-row table:style-name="ro19">
          <table:table-cell table:style-name="ce19" office:value-type="string" calcext:value-type="string">
            <text:p>6.生成2、3、4、5对应的ics，并导入某测试日历，each calendar for one category,</text:p>
          </table:table-cell>
          <table:table-cell office:value-type="string" calcext:value-type="string">
            <text:p>注意导入顺序：佛菩萨靠前，丙丁日靠后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.unit-test correctness for each calendar with the events category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8.根据日历实际调入情况显示，增删对应条目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戊己庚辛壬癸。 </text:p>
          </table:table-cell>
          <table:table-cell table:number-columns-repeated="1023"/>
        </table:table-row>
        <table:table-row table:style-name="ro5">
          <table:table-cell table:style-name="ce9" office:value-type="string" calcext:value-type="string">
            <text:p>子丑寅卯辰巳午未申酉戌亥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6" office:value-type="string" calcext:value-type="string">
            <text:p>COLOR refereces</text:p>
          </table:table-cell>
          <table:table-cell office:value-type="string" calcext:value-type="string">
            <text:p>besides the below explicit ones, all else are r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office:annotation draw:style-name="gr1" draw:text-style-name="P2" svg:width="82.18pt" svg:height="61.68pt" svg:x="342.48pt" svg:y="1420.67pt" draw:caption-point-x="-17.29pt" draw:caption-point-y="22pt">
              <dc:date>2019-01-22T00:00:00</dc:date>
              <text:p text:style-name="P1"><text:span text:style-name="T1">Flow:1.check the </text:span><text:span text:style-name="T1"><text:s/>1-item cell to </text:span><text:span text:style-name="T1">ensuie;2.check </text:span><text:span text:style-name="T1">the non-red cell </text:span><text:span text:style-name="T1">to double check</text:span></text:p>
            </office:annotation>
            <text:p>firstly, consider the below principle, then change on demand- by Shoukang etc; for those not sure, “based-on=NA” and “color=red”</text:p>
          </table:table-cell>
          <table:table-cell table:number-columns-repeated="1023"/>
        </table:table-row>
        <table:table-row table:style-name="ro5">
          <table:table-cell table:style-name="ce27" office:value-type="string" calcext:value-type="string">
            <text:p>term</text:p>
          </table:table-cell>
          <table:table-cell table:style-name="ce27" office:value-type="string" calcext:value-type="string">
            <text:p>color</text:p>
          </table:table-cell>
          <table:table-cell table:style-name="ce27" office:value-type="string" calcext:value-type="string">
            <text:p>based on</text:p>
          </table:table-cell>
          <table:table-cell table:style-name="ce27"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red</text:p>
          </table:table-cell>
          <table:table-cell office:value-type="float" office:value="20190924" calcext:value-type="float">
            <text:p>20190924</text:p>
          </table:table-cell>
          <table:table-cell table:number-columns-repeated="1021"/>
        </table:table-row>
        <table:table-row table:style-name="ro5">
          <table:table-cell table:style-name="ce28" office:value-type="string" calcext:value-type="string">
            <text:p>丙丁日</text:p>
          </table:table-cell>
          <table:table-cell table:style-name="ce28" office:value-type="string" calcext:value-type="string">
            <text:p>blue</text:p>
          </table:table-cell>
          <table:table-cell table:style-name="ce28" office:value-type="string" calcext:value-type="string">
            <text:p>20190907,17+20191205</text:p>
          </table:table-cell>
          <table:table-cell table:style-name="ce28"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802,12,22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>庚申日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123,052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子日</text:p>
          </table:table-cell>
          <table:table-cell office:value-type="string" calcext:value-type="string">
            <text:p>red</text:p>
          </table:table-cell>
          <table:table-cell office:value-type="float" office:value="20180108" calcext:value-type="float">
            <text:p>201801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string" calcext:value-type="string">
            <text:p>red</text:p>
          </table:table-cell>
          <table:table-cell office:value-type="float" office:value="20191229" calcext:value-type="float">
            <text:p>2019122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string" calcext:value-type="string">
            <text:p>red</text:p>
          </table:table-cell>
          <table:table-cell office:value-type="float" office:value="20190125" calcext:value-type="float">
            <text:p>20190125</text:p>
          </table:table-cell>
          <table:table-cell office:value-type="string" calcext:value-type="string">
            <text:p>天地交道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string" calcext:value-type="string">
            <text:p>red</text:p>
          </table:table-cell>
          <table:table-cell office:value-type="float" office:value="20191230" calcext:value-type="float">
            <text:p>2019123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hu伏,中伏,末伏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801,11,072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十恶大败日</text:p>
          </table:table-cell>
          <table:table-cell office:value-type="string" calcext:value-type="string">
            <text:p>red</text:p>
          </table:table-cell>
          <table:table-cell table:style-name="ce13" office:value-type="string" calcext:value-type="string">
            <text:p>05/01/2019,<text:span text:style-name="T5">12/16/2019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06-21" calcext:value-type="date">
            <text:p>06/21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11-07" calcext:value-type="date">
            <text:p>11/07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01-01" calcext:value-type="date">
            <text:p>01/01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03-22" calcext:value-type="date">
            <text:p>03/22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iusheri</text:p>
          </table:table-cell>
          <table:table-cell office:value-type="string" calcext:value-type="string">
            <text:p>red</text:p>
          </table:table-cell>
          <table:table-cell office:value-type="float" office:value="20190918" calcext:value-type="float">
            <text:p>20190918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阳错日</text:p>
          </table:table-cell>
          <table:table-cell table:style-name="ce28" office:value-type="string" calcext:value-type="string">
            <text:p>blue</text:p>
          </table:table-cell>
          <table:table-cell table:style-name="ce28" office:value-type="float" office:value="20190116" calcext:value-type="float">
            <text:p>20190116</text:p>
          </table:table-cell>
          <table:table-cell table:style-name="ce28" table:number-columns-repeated="1021"/>
        </table:table-row>
        <table:table-row table:style-name="ro5">
          <table:table-cell table:style-name="ce30" office:value-type="string" calcext:value-type="string">
            <text:p>阴错日</text:p>
          </table:table-cell>
          <table:table-cell table:style-name="ce28" office:value-type="string" calcext:value-type="string">
            <text:p>blue</text:p>
          </table:table-cell>
          <table:table-cell table:style-name="ce28" office:value-type="float" office:value="20190126" calcext:value-type="float">
            <text:p>20190126</text:p>
          </table:table-cell>
          <table:table-cell table:style-name="ce28" table:number-columns-repeated="1021"/>
        </table:table-row>
        <table:table-row table:style-name="ro5">
          <table:table-cell table:style-name="ce31" office:value-type="string" calcext:value-type="string">
            <text:p>三元降</text:p>
          </table:table-cell>
          <table:table-cell table:style-name="ce28" office:value-type="string" calcext:value-type="string">
            <text:p>blue</text:p>
          </table:table-cell>
          <table:table-cell table:style-name="ce28" office:value-type="float" office:value="20190816" calcext:value-type="float">
            <text:p>20190816</text:p>
          </table:table-cell>
          <table:table-cell table:style-name="ce28"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red</text:p>
          </table:table-cell>
          <table:table-cell office:value-type="float" office:value="20190528" calcext:value-type="float">
            <text:p>20190528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斗降</text:p>
          </table:table-cell>
          <table:table-cell office:value-type="string" calcext:value-type="string">
            <text:p>red</text:p>
          </table:table-cell>
          <table:table-cell office:value-type="float" office:value="20190507" calcext:value-type="float">
            <text:p>20190507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雷斋日</text:p>
          </table:table-cell>
          <table:table-cell table:style-name="ce28" office:value-type="string" calcext:value-type="string">
            <text:p>blue</text:p>
          </table:table-cell>
          <table:table-cell table:style-name="ce28" office:value-type="string" calcext:value-type="string">
            <text:p>20190806,20191201</text:p>
          </table:table-cell>
          <table:table-cell table:style-name="ce28" office:value-type="string" calcext:value-type="string">
            <text:p>201909 shown in Red</text:p>
          </table:table-cell>
          <table:table-cell table:style-name="ce28" table:number-columns-repeated="1020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411,20191202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red</text:p>
          </table:table-cell>
          <table:table-cell office:value-type="float" office:value="20190426" calcext:value-type="float">
            <text:p>20190426</text:p>
          </table:table-cell>
          <table:table-cell table:number-columns-repeated="1021"/>
        </table:table-row>
        <table:table-row table:style-name="ro5">
          <table:table-cell table:style-name="ce32" office:value-type="string" calcext:value-type="string">
            <text:p>月晦,望,朔</text:p>
          </table:table-cell>
          <table:table-cell table:style-name="ce28" office:value-type="string" calcext:value-type="string">
            <text:p>blue</text:p>
          </table:table-cell>
          <table:table-cell table:style-name="ce28" office:value-type="string" calcext:value-type="string">
            <text:p>20190727,0825</text:p>
          </table:table-cell>
          <table:table-cell table:style-name="ce32" office:value-type="string" calcext:value-type="string">
            <text:p>望,朔 no indenpend ones, only Hui has</text:p>
          </table:table-cell>
          <table:table-cell table:style-name="ce28" table:number-columns-repeated="1020"/>
        </table:table-row>
        <table:table-row table:style-name="ro5">
          <table:table-cell office:value-type="string" calcext:value-type="string">
            <text:p>五虚忌</text:p>
          </table:table-cell>
          <table:table-cell office:value-type="string" calcext:value-type="string">
            <text:p>red</text:p>
          </table:table-cell>
          <table:table-cell office:value-type="float" office:value="20190209" calcext:value-type="float">
            <text:p>20190209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观音斋</text:p>
          </table:table-cell>
          <table:table-cell office:value-type="string" calcext:value-type="string">
            <text:p>red</text:p>
          </table:table-cell>
          <table:table-cell office:value-type="float" office:value="20190417" calcext:value-type="float">
            <text:p>20190417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宜从大雪戒过一月</text:p>
          </table:table-cell>
          <table:table-cell office:value-type="string" calcext:value-type="string">
            <text:p>red</text:p>
          </table:table-cell>
          <table:table-cell office:value-type="float" office:value="20191207" calcext:value-type="float">
            <text:p>20191207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阿弥陀佛诞</text:p>
          </table:table-cell>
          <table:table-cell office:value-type="string" calcext:value-type="string">
            <text:p>red</text:p>
          </table:table-cell>
          <table:table-cell office:value-type="float" office:value="20191212" calcext:value-type="float">
            <text:p>201912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毁败</text:p>
          </table:table-cell>
          <table:table-cell office:value-type="string" calcext:value-type="string">
            <text:p>red</text:p>
          </table:table-cell>
          <table:table-cell office:value-type="float" office:value="20190323" calcext:value-type="float">
            <text:p>20190323</text:p>
          </table:table-cell>
          <table:table-cell table:number-columns-repeated="1021"/>
        </table:table-row>
        <table:table-row table:style-name="ro5">
          <table:table-cell table:style-name="ce33" office:value-type="string" calcext:value-type="string">
            <text:p>普贤</text:p>
          </table:table-cell>
          <table:table-cell table:style-name="ce33" office:value-type="string" calcext:value-type="string">
            <text:p>red</text:p>
          </table:table-cell>
          <table:table-cell table:style-name="ce33" office:value-type="float" office:value="20190327" calcext:value-type="float">
            <text:p>20190327</text:p>
          </table:table-cell>
          <table:table-cell table:style-name="ce33" office:value-type="string" calcext:value-type="string">
            <text:p>I guess its wrong blue color in paper calendar!</text:p>
          </table:table-cell>
          <table:table-cell table:style-name="ce33" table:number-columns-repeated="1020"/>
        </table:table-row>
        <table:table-row table:style-name="ro5">
          <table:table-cell office:value-type="string" calcext:value-type="string">
            <text:p>北斗九星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1002,03,04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斗母降</text:p>
          </table:table-cell>
          <table:table-cell office:value-type="string" calcext:value-type="string">
            <text:p>red</text:p>
          </table:table-cell>
          <table:table-cell office:value-type="float" office:value="20191008" calcext:value-type="float">
            <text:p>20191008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牛鬼神出</text:p>
          </table:table-cell>
          <table:table-cell office:value-type="string" calcext:value-type="string">
            <text:p>red</text:p>
          </table:table-cell>
          <table:table-cell office:value-type="float" office:value="20190413" calcext:value-type="float">
            <text:p>20190413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雷声大帝诞</text:p>
          </table:table-cell>
          <table:table-cell office:value-type="string" calcext:value-type="string">
            <text:p>red</text:p>
          </table:table-cell>
          <table:table-cell office:value-type="float" office:value="20190903" calcext:value-type="float">
            <text:p>201909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宜从白露戒过一月</text:p>
          </table:table-cell>
          <table:table-cell office:value-type="string" calcext:value-type="string">
            <text:p>red</text:p>
          </table:table-cell>
          <table:table-cell office:value-type="float" office:value="20190908" calcext:value-type="float">
            <text:p>201909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宜从惊蛰戒过一月</text:p>
          </table:table-cell>
          <table:table-cell office:value-type="string" calcext:value-type="string">
            <text:p>red</text:p>
          </table:table-cell>
          <table:table-cell office:value-type="float" office:value="20190306" calcext:value-type="float">
            <text:p>201903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宜从芒种戒过一月</text:p>
          </table:table-cell>
          <table:table-cell office:value-type="string" calcext:value-type="string">
            <text:p>red</text:p>
          </table:table-cell>
          <table:table-cell office:value-type="float" office:value="20190606" calcext:value-type="float">
            <text:p>20190606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中会日</text:p>
          </table:table-cell>
          <table:table-cell office:value-type="string" calcext:value-type="string">
            <text:p>red</text:p>
          </table:table-cell>
          <table:table-cell office:value-type="float" office:value="20190805" calcext:value-type="float">
            <text:p>20190805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毒日</text:p>
          </table:table-cell>
          <table:table-cell office:value-type="string" calcext:value-type="string">
            <text:p>red</text:p>
          </table:table-cell>
          <table:table-cell office:value-type="float" office:value="20190810" calcext:value-type="float">
            <text:p>20190810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太岁诞</text:p>
          </table:table-cell>
          <table:table-cell office:value-type="string" calcext:value-type="string">
            <text:p>red</text:p>
          </table:table-cell>
          <table:table-cell office:value-type="float" office:value="20190819" calcext:value-type="float">
            <text:p>20190819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南赡部洲转大法鼓</text:p>
          </table:table-cell>
          <table:table-cell office:value-type="string" calcext:value-type="string">
            <text:p>blue</text:p>
          </table:table-cell>
          <table:table-cell office:value-type="float" office:value="20190706" calcext:value-type="float">
            <text:p>201907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自初伏到末伏30天宜戒</text:p>
          </table:table-cell>
          <table:table-cell office:value-type="string" calcext:value-type="string">
            <text:p>red</text:p>
          </table:table-cell>
          <table:table-cell office:value-type="float" office:value="20190722" calcext:value-type="float">
            <text:p>20190722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金龙四大王诞</text:p>
          </table:table-cell>
          <table:table-cell office:value-type="string" calcext:value-type="string">
            <text:p>blue</text:p>
          </table:table-cell>
          <table:table-cell office:value-type="float" office:value="20191015" calcext:value-type="float">
            <text:p>20191015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天地仓开日</text:p>
          </table:table-cell>
          <table:table-cell office:value-type="string" calcext:value-type="string">
            <text:p>blue</text:p>
          </table:table-cell>
          <table:table-cell office:value-type="float" office:value="20190301" calcext:value-type="float">
            <text:p>201903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五月宜全戒</text:p>
          </table:table-cell>
          <table:table-cell office:value-type="string" calcext:value-type="string">
            <text:p>red</text:p>
          </table:table-cell>
          <table:table-cell office:value-type="float" office:value="20190603" calcext:value-type="float">
            <text:p>20190603</text:p>
          </table:table-cell>
          <table:table-cell table:number-columns-repeated="1021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enerate-steps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ce12"/>
        <table:table-row table:style-name="ro4">
          <table:table-cell table:style-name="ce27" office:value-type="string" calcext:value-type="string">
            <text:p>steps to generate solar-based sheet</text:p>
          </table:table-cell>
          <table:table-cell table:number-columns-repeated="2"/>
          <table:table-cell office:value-type="string" calcext:value-type="string">
            <text:p>Sheet-prefix</text:p>
          </table:table-cell>
          <table:table-cell/>
          <table:table-cell table:style-name="ce9"/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t jieqi for each year,the outcome is “term-date(MM/DD/YYYY)”, for 3<text:span text:style-name="T6"> years-2018,2019,2020</text:span>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uplicate jieqi sheet as solar-based shee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0"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office:annotation draw:style-name="gr2" draw:text-style-name="P2" svg:width="82.18pt" svg:height="16.89pt" svg:x="611.55pt" svg:y="0pt" draw:caption-point-x="-17.29pt" draw:caption-point-y="38.66pt">
              <dc:date>2019-01-22T00:00:00</dc:date>
              <text:p text:style-name="P1"><text:span text:style-name="T1">dtstart=dtend</text:span></text:p>
            </office:annotation>
            <text:p>add 干支纪日 for each years based above step 2</text:p>
          </table:table-cell>
          <table:table-cell office:value-type="string" calcext:value-type="string">
            <text:p><text:a xlink:href="#ganzhijiri" xlink:type="simple">#ganzhijiri</text:a></text:p>
          </table:table-cell>
          <table:table-cell table:number-columns-repeated="4"/>
        </table:table-row>
        <table:table-row table:style-name="ro20">
          <table:table-cell office:value-type="float" office:value="4" calcext:value-type="float">
            <text:p>4</text:p>
          </table:table-cell>
          <table:table-cell office:value-type="string" calcext:value-type="string">
            <text:p>add 四离四绝 for each years based above step 2</text:p>
          </table:table-cell>
          <table:table-cell table:number-columns-repeated="5"/>
        </table:table-row>
        <table:table-row table:style-name="ro20">
          <table:table-cell office:value-type="float" office:value="5" calcext:value-type="float">
            <text:p>5</text:p>
          </table:table-cell>
          <table:table-cell office:value-type="string" calcext:value-type="string">
            <text:p>add 二社日(春社日秋社日) for each years based above step 2</text:p>
          </table:table-cell>
          <table:table-cell table:number-columns-repeated="5"/>
        </table:table-row>
        <table:table-row table:style-name="ro20">
          <table:table-cell office:value-type="float" office:value="6" calcext:value-type="float">
            <text:p>6</text:p>
          </table:table-cell>
          <table:table-cell office:value-type="string" calcext:value-type="string">
            <text:p>add 三伏日 for each years based above step 2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replace special jiqei:</text:p>
          </table:table-cell>
          <table:table-cell table:number-columns-repeated="5"/>
        </table:table-row>
        <table:table-row table:style-name="ro20">
          <table:table-cell/>
          <table:table-cell office:value-type="string" calcext:value-type="string">
            <text:p>宜从白露戒过一月 for bailu, the same as below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宜从惊蛰戒过一月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宜从芒种戒过一月</text:p>
          </table:table-cell>
          <table:table-cell table:number-columns-repeated="5"/>
        </table:table-row>
        <table:table-row table:style-name="ro20">
          <table:table-cell/>
          <table:table-cell office:value-type="string" calcext:value-type="string">
            <text:p>自初伏到末伏30天宜戒</text:p>
          </table:table-cell>
          <table:table-cell table:number-columns-repeated="5"/>
        </table:table-row>
        <table:table-row table:style-name="ro20">
          <table:table-cell/>
          <table:table-cell table:style-name="ce10" office:value-type="string" calcext:value-type="string">
            <text:p>宜从大雪戒过一月</text:p>
          </table:table-cell>
          <table:table-cell table:number-columns-repeated="5"/>
        </table:table-row>
        <table:table-row table:style-name="ro20">
          <table:table-cell/>
          <table:table-cell table:style-name="ce29" office:value-type="string" calcext:value-type="string">
            <text:p>xiazhi,dongzhi- 阴阳相争,死生分判,切戒</text:p>
          </table:table-cell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dd color column; need input one by one by manual or by formula</text:p>
          </table:table-cell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save as a stage sheet for backup purpose,named solar-based-stage</text:p>
          </table:table-cell>
          <table:table-cell table:number-columns-repeated="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delete others Jieqi</text:p>
          </table:table-cell>
          <table:table-cell table:number-columns-repeated="5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1" office:value-type="string" calcext:value-type="string">
            <text:p>Save the sheet as solar.csv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4">
          <table:table-cell table:style-name="ce27" office:value-type="string" calcext:value-type="string">
            <text:p>steps to generate lunar-based sheet-monthly</text:p>
          </table:table-cell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t monthly sheet for 1 year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uplicate monthly sheet as lunar-monthly1 sheet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replace day column with date column: the outcome is “term-date(MMDD)”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ach row add color columns:need input one by one by hand or by formula</text:p>
          </table:table-cell>
          <table:table-cell table:number-columns-repeated="5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save the sheet as lunar-monthly.csv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4">
          <table:table-cell table:style-name="ce27" office:value-type="string" calcext:value-type="string">
            <text:p>steps to generate lunar-based sheet-yearly</text:p>
          </table:table-cell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t yearly sheet,for 1 year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uplicate yearly sheet as lunar-yearly sheet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ombine month+day column into dtstart column, the outcome is “term-date(MMDD)”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20">
          <table:table-cell table:style-name="ce27" office:value-type="string" calcext:value-type="string">
            <text:p>steps to generate lunar-based sheet-2018大小月区分</text:p>
          </table:table-cell>
          <table:table-cell table:number-columns-repeated="6"/>
        </table:table-row>
        <table:table-row table:style-name="ro20">
          <table:table-cell office:value-type="float" office:value="1" calcext:value-type="float">
            <text:p>1</text:p>
          </table:table-cell>
          <table:table-cell office:value-type="string" calcext:value-type="string">
            <text:p>get 2018大小月区分,for 1 year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0">
          <table:table-cell office:value-type="float" office:value="2" calcext:value-type="float">
            <text:p>2</text:p>
          </table:table-cell>
          <table:table-cell office:value-type="string" calcext:value-type="string">
            <text:p>duplicate 2018大小月区分 sheet as lunar-big-small-18 sheet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ombine month+day column into dtstart column, the outcome is “term-date(MMDD)”</text:p>
          </table:table-cell>
          <table:table-cell table:number-columns-repeated="5"/>
        </table:table-row>
        <table:table-row table:style-name="ro4" table:number-rows-repeated="2">
          <table:table-cell table:number-columns-repeated="7"/>
        </table:table-row>
        <table:table-row table:style-name="ro20">
          <table:table-cell table:style-name="ce27" office:value-type="string" calcext:value-type="string">
            <text:p>steps to generate lunar-based sheet-2019大小月区分</text:p>
          </table:table-cell>
          <table:table-cell table:number-columns-repeated="6"/>
        </table:table-row>
        <table:table-row table:style-name="ro20">
          <table:table-cell/>
          <table:table-cell office:value-type="string" calcext:value-type="string">
            <text:p>same as above 2018大小月区分, save as lunar-big-small-18 sheet</text:p>
          </table:table-cell>
          <table:table-cell/>
          <table:table-cell office:value-type="string" calcext:value-type="string">
            <text:p>50,51</text:p>
          </table:table-cell>
          <table:table-cell table:number-columns-repeated="3"/>
        </table:table-row>
        <table:table-row table:style-name="ro21">
          <table:table-cell table:style-name="ce27" office:value-type="string" calcext:value-type="string">
            <text:p>steps to generate lunar-based sheet-2020大小月区分</text:p>
          </table:table-cell>
          <table:table-cell table:number-columns-repeated="6"/>
        </table:table-row>
        <table:table-row table:style-name="ro21">
          <table:table-cell table:style-name="ce27"/>
          <table:table-cell office:value-type="string" calcext:value-type="string">
            <text:p>same as above 2018大小月区分, save as lunar-big-small-18 sheet</text:p>
          </table:table-cell>
          <table:table-cell table:number-columns-repeated="5"/>
        </table:table-row>
        <table:table-row table:style-name="ro4">
          <table:table-cell table:style-name="ce27"/>
          <table:table-cell table:number-columns-repeated="2"/>
          <table:table-cell office:value-type="string" calcext:value-type="string">
            <text:p>60,61</text:p>
          </table:table-cell>
          <table:table-cell table:number-columns-repeated="3"/>
        </table:table-row>
        <table:table-row table:style-name="ro4">
          <table:table-cell table:style-name="ce27" office:value-type="string" calcext:value-type="string">
            <text:p>steps to generate misc-events sheet</text:p>
          </table:table-cell>
          <table:table-cell table:number-columns-repeated="6"/>
        </table:table-row>
        <table:table-row table:style-name="ro22">
          <table:table-cell/>
          <table:table-cell table:style-name="ce41" office:value-type="string" calcext:value-type="string">
            <text:p>Based on solar-based and the paper calendar and get the events besides above mentioned ones: 太岁日,etc。。<text:span text:style-name="T7">2019 only</text:span></text:p>
            <text:p>in the format “term-dtstart-color”,color need input one by one by hand or by formula</text:p>
            <text:p>,save as misc2019.csv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27" office:value-type="string" calcext:value-type="string">
            <text:p>convert&amp;import</text:p>
          </table:table-cell>
          <table:table-cell table:number-columns-repeated="6"/>
        </table:table-row>
        <table:table-row table:style-name="ro4">
          <table:table-cell table:style-name="ce27"/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Combine each of the 3 lunar-“big-small-yearly.csv” and lunar-yearly, to get lunar2018yearly.csv,lunar2019yearly.csv,lunar2020yearly.csv</text:p>
          </table:table-cell>
          <table:table-cell table:number-columns-repeated="5"/>
        </table:table-row>
        <table:table-row table:style-name="ro23">
          <table:table-cell office:value-type="float" office:value="2" calcext:value-type="float">
            <text:p>2</text:p>
          </table:table-cell>
          <table:table-cell office:value-type="string" calcext:value-type="string">
            <text:p>convert solar.csv to solar.ics,misc2019.csv to misc2019.ics, with the command <text:span text:style-name="T8">node solar [solar|misc2019]</text:span></text:p>
          </table:table-cell>
          <table:table-cell table:number-columns-repeated="5"/>
        </table:table-row>
        <table:table-row table:style-name="ro24">
          <table:table-cell office:value-type="float" office:value="3" calcext:value-type="float">
            <text:p>3</text:p>
          </table:table-cell>
          <table:table-cell office:value-type="string" calcext:value-type="string">
            <text:p>convert lunar-monthly.csv to lunar-monthly.ics, with the command: <text:span text:style-name="T8">node lunar-monthly</text:span></text:p>
          </table:table-cell>
          <table:table-cell table:number-columns-repeated="5"/>
        </table:table-row>
        <table:table-row table:style-name="ro25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convert  lunar2019yearly.csv,lunar2020yearly.csv,lunar2021yearly.csv to corresponding ics with the command :</text:p>
            <text:p><text:span text:style-name="T8">Node lunar-yearly [lunar2018yearly|lunar2019yearly|lunar2020yearly]</text:span></text:p>
          </table:table-cell>
          <table:table-cell table:number-columns-repeated="5"/>
        </table:table-row>
        <table:table-row table:style-name="ro26">
          <table:table-cell table:style-name="ce40" office:value-type="float" office:value="5" calcext:value-type="float">
            <text:p>5</text:p>
          </table:table-cell>
          <table:table-cell table:style-name="ce9" office:value-type="string" calcext:value-type="string">
            <text:p>check the <text:span text:style-name="T8">6</text:span> ics data validity</text:p>
            <text:p/>
            <text:p>Solar.ics: begin 2018, end in 2020; </text:p>
            <text:p/>
            <text:p>Misc2019.ics: begin 2019 , end in 2019</text:p>
            <text:p/>
            <text:p>Lunar-monthly.ics:begin 2018,end in 2021</text:p>
            <text:p/>
            <text:p>Lunar2018yearly.ics:begin 2018,end 2019</text:p>
            <text:p/>
            <text:p>Lunar2019yearly.ics: begin 2019,end 2020</text:p>
            <text:p/>
            <text:p>Lunar2020yearly.ics: begin 2020,end 2021</text:p>
            <text:p/>
          </table:table-cell>
          <table:table-cell table:number-columns-repeated="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import the <text:span text:style-name="T9">6</text:span> ics file to local calendar to validate the data for only 2019, since we have no 2020 paper data,and no need to check past 2018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eck calendar events with paper-calendar: color ,date</text:p>
          </table:table-cell>
          <table:table-cell table:number-columns-repeated="5"/>
        </table:table-row>
        <table:table-row table:style-name="ro27">
          <table:table-cell table:style-name="ce41"/>
          <table:table-cell table:style-name="ce43"/>
          <table:table-cell table:number-columns-repeated="5"/>
        </table:table-row>
        <table:table-row table:style-name="ro28">
          <table:table-cell office:value-type="string" calcext:value-type="string">
            <text:p>纠错1：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wrong sheet</text:p>
          </table:table-cell>
          <table:table-cell office:value-type="string" calcext:value-type="string">
            <text:p>备注</text:p>
          </table:table-cell>
          <table:table-cell/>
          <table:table-cell table:style-name="ce44" office:value-type="string" calcext:value-type="string">
            <text:p>xx for 2 steps:orginal sheet,csv</text:p>
            <text:p/>
            <text:p>D-done;N-NotDone</text:p>
          </table:table-cell>
        </table:table-row>
        <table:table-row table:style-name="ro4">
          <table:table-cell/>
          <table:table-cell table:style-name="ce9" office:value-type="string" calcext:value-type="string">
            <text:p>纸面显示初七也有上弦月，每个月都是如此</text:p>
          </table:table-cell>
          <table:table-cell/>
          <table:table-cell office:value-type="string" calcext:value-type="string">
            <text:p>Lunar-monthly</text:p>
          </table:table-cell>
          <table:table-cell table:number-columns-repeated="2"/>
          <table:table-cell office:value-type="string" calcext:value-type="string">
            <text:p>dd</text:p>
          </table:table-cell>
        </table:table-row>
        <table:table-row table:style-name="ro20">
          <table:table-cell/>
          <table:table-cell office:value-type="string" calcext:value-type="string">
            <text:p>纸面显示腊月初八是观音斋，腊月24观音斋</text:p>
          </table:table-cell>
          <table:table-cell/>
          <table:table-cell office:value-type="string" calcext:value-type="string">
            <text:p>Lunar-yearly</text:p>
          </table:table-cell>
          <table:table-cell office:value-type="string" calcext:value-type="string">
            <text:p>网上查的不含腊八，24.。含25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20">
          <table:table-cell/>
          <table:table-cell office:value-type="string" calcext:value-type="string">
            <text:p>纸面显示each月15四天王巡行</text:p>
          </table:table-cell>
          <table:table-cell/>
          <table:table-cell office:value-type="string" calcext:value-type="string">
            <text:p>Lunar-monthly</text:p>
          </table:table-cell>
          <table:table-cell office:value-type="string" calcext:value-type="string">
            <text:p>网上不含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20">
          <table:table-cell table:number-columns-repeated="2"/>
          <table:table-cell table:style-name="ce9" office:value-type="string" calcext:value-type="string">
            <text:p>灶君节-纸面没有</text:p>
          </table:table-cell>
          <table:table-cell office:value-type="string" calcext:value-type="string">
            <text:p>Lunar-yearly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20">
          <table:table-cell/>
          <table:table-cell office:value-type="string" calcext:value-type="string">
            <text:p>司命奏事,四天王巡行</text:p>
          </table:table-cell>
          <table:table-cell/>
          <table:table-cell office:value-type="string" calcext:value-type="string">
            <text:p>Lunar-yearly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20">
          <table:table-cell/>
          <table:table-cell office:value-type="string" calcext:value-type="string">
            <text:p>万神都会 should at 0207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3" calcext:value-type="float">
            <text:p>0103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6">
          <table:table-cell/>
          <table:table-cell table:style-name="ce1" office:value-type="string" calcext:value-type="string">
            <text:p>五虚忌 should at 0209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5" calcext:value-type="float">
            <text:p>0105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 table:number-columns-repeated="4"/>
          <table:table-cell table:style-name="ce6"/>
          <table:table-cell/>
          <table:table-cell office:value-type="string" calcext:value-type="string">
            <text:p>dd</text:p>
          </table:table-cell>
        </table:table-row>
        <table:table-row table:style-name="ro1">
          <table:table-cell/>
          <table:table-cell table:style-name="ce1" office:value-type="string" calcext:value-type="string">
            <text:p>定光古佛聖誕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6" calcext:value-type="float">
            <text:p>0106</text:p>
          </table:table-cell>
          <table:table-cell table:style-name="ce7" table:formula="of:=IF([.B65]=&quot;三元降&quot;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/>
          <table:table-cell table:style-name="ce1" office:value-type="string" calcext:value-type="string">
            <text:p>六耗忌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6" calcext:value-type="float">
            <text:p>0106</text:p>
          </table:table-cell>
          <table:table-cell table:style-name="ce7" table:formula="of:=IF([.B66]=&quot;三元降&quot;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上会日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7" calcext:value-type="float">
            <text:p>0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d</text:p>
          </table:table-cell>
        </table:table-row>
        <table:table-row table:style-name="ro4">
          <table:table-cell table:number-columns-repeated="4"/>
          <table:table-cell table:style-name="ce6"/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五殿阎罗诞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8" calcext:value-type="float">
            <text:p>0108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yuhuangdadi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9" calcext:value-type="float">
            <text:p>0109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yuanjiang</text:p>
          </table:table-cell>
          <table:table-cell table:style-name="ce6"/>
          <table:table-cell office:value-type="string" calcext:value-type="string">
            <text:p>Lunar-yearly</text:p>
          </table:table-cell>
          <table:table-cell table:style-name="ce6" office:value-type="float" office:value="114" calcext:value-type="float">
            <text:p>0114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yuanjiang,shangyuanshenhui</text:p>
          </table:table-cell>
          <table:table-cell table:style-name="ce6"/>
          <table:table-cell office:value-type="string" calcext:value-type="string">
            <text:p>Lunar-yearly</text:p>
          </table:table-cell>
          <table:table-cell table:style-name="ce6" office:value-type="float" office:value="115" calcext:value-type="float">
            <text:p>0115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yuanjiang</text:p>
          </table:table-cell>
          <table:table-cell table:style-name="ce6"/>
          <table:table-cell office:value-type="string" calcext:value-type="string">
            <text:p>Lunar-yearly</text:p>
          </table:table-cell>
          <table:table-cell table:style-name="ce6" office:value-type="float" office:value="116" calcext:value-type="float">
            <text:p>0116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shishenzoushi</text:p>
          </table:table-cell>
          <table:table-cell table:style-name="ce6"/>
          <table:table-cell office:value-type="string" calcext:value-type="string">
            <text:p>Lunar-yearly</text:p>
          </table:table-cell>
          <table:table-cell table:style-name="ce6" office:value-type="float" office:value="123" calcext:value-type="float">
            <text:p>0123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 table:number-rows-repeated="2">
          <table:table-cell table:number-columns-repeated="2"/>
          <table:table-cell table:style-name="ce6"/>
          <table:table-cell/>
          <table:table-cell table:style-name="ce6"/>
          <table:table-cell table:number-columns-repeated="2"/>
        </table:table-row>
        <table:table-row table:style-name="ro4" table:number-rows-repeated="9">
          <table:table-cell table:number-columns-repeated="2"/>
          <table:table-cell table:style-name="ce6"/>
          <table:table-cell table:number-columns-repeated="4"/>
        </table:table-row>
        <table:table-row table:style-name="ro4" table:number-rows-repeated="64">
          <table:table-cell table:number-columns-repeated="7"/>
        </table:table-row>
        <table:table-row table:style-name="ro4" table:number-rows-repeated="13">
          <table:table-cell table:number-columns-repeated="5"/>
          <table:table-cell table:style-name="ce10"/>
          <table:table-cell/>
        </table:table-row>
        <table:table-row table:style-name="ro4">
          <table:table-cell table:number-columns-repeated="5"/>
          <table:table-cell table:style-name="ce10"/>
          <table:table-cell/>
        </table:table-row>
      </table:table>
      <table:table table:name="lunar-big-small-2020" table:style-name="ta1">
        <table:table-column table:style-name="co1" table:default-cell-style-name="ce1"/>
        <table:table-column table:style-name="co1" table:default-cell-style-name="ce6"/>
        <table:table-column table:style-name="co11" table:default-cell-style-name="ce4"/>
        <table:table-column table:style-name="co1" table:default-cell-style-name="Default"/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129" calcext:value-type="float">
            <text:p>0129</text:p>
          </table:table-cell>
          <table:table-cell table:formula="of:=IF([.A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230" calcext:value-type="float">
            <text:p>0230</text:p>
          </table:table-cell>
          <table:table-cell table:formula="of:=IF([.A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330" calcext:value-type="float">
            <text:p>0330</text:p>
          </table:table-cell>
          <table:table-cell table:formula="of:=IF([.A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430" calcext:value-type="float">
            <text:p>0430</text:p>
          </table:table-cell>
          <table:table-cell table:formula="of:=IF([.A4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530" calcext:value-type="float">
            <text:p>0530</text:p>
          </table:table-cell>
          <table:table-cell table:formula="of:=IF([.A5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629" calcext:value-type="float">
            <text:p>0629</text:p>
          </table:table-cell>
          <table:table-cell table:formula="of:=IF([.A6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729" calcext:value-type="float">
            <text:p>0729</text:p>
          </table:table-cell>
          <table:table-cell table:formula="of:=IF([.A7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830" calcext:value-type="float">
            <text:p>0830</text:p>
          </table:table-cell>
          <table:table-cell table:formula="of:=IF([.A8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929" calcext:value-type="float">
            <text:p>0929</text:p>
          </table:table-cell>
          <table:table-cell table:formula="of:=IF([.A9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1030" calcext:value-type="float">
            <text:p>1030</text:p>
          </table:table-cell>
          <table:table-cell table:formula="of:=IF([.A10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1129" calcext:value-type="float">
            <text:p>1129</text:p>
          </table:table-cell>
          <table:table-cell table:formula="of:=IF([.A1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1230" calcext:value-type="float">
            <text:p>1230</text:p>
          </table:table-cell>
          <table:table-cell table:formula="of:=IF([.A1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230" calcext:value-type="float">
            <text:p>0230</text:p>
          </table:table-cell>
          <table:table-cell table:formula="of:=IF([.A1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330" calcext:value-type="float">
            <text:p>0330</text:p>
          </table:table-cell>
          <table:table-cell table:formula="of:=IF([.A1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430" calcext:value-type="float">
            <text:p>0430</text:p>
          </table:table-cell>
          <table:table-cell table:formula="of:=IF([.A15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530" calcext:value-type="float">
            <text:p>0530</text:p>
          </table:table-cell>
          <table:table-cell table:formula="of:=IF([.A16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830" calcext:value-type="float">
            <text:p>0830</text:p>
          </table:table-cell>
          <table:table-cell table:formula="of:=IF([.A17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030" calcext:value-type="float">
            <text:p>1030</text:p>
          </table:table-cell>
          <table:table-cell table:formula="of:=IF([.A18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230" calcext:value-type="float">
            <text:p>1230</text:p>
          </table:table-cell>
          <table:table-cell table:formula="of:=IF([.A19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7" calcext:value-type="float">
            <text:p>0117</text:p>
          </table:table-cell>
          <table:table-cell table:formula="of:=IF([.A20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218" calcext:value-type="float">
            <text:p>0218</text:p>
          </table:table-cell>
          <table:table-cell table:formula="of:=IF([.A2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318" calcext:value-type="float">
            <text:p>0318</text:p>
          </table:table-cell>
          <table:table-cell table:formula="of:=IF([.A2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418" calcext:value-type="float">
            <text:p>0418</text:p>
          </table:table-cell>
          <table:table-cell table:formula="of:=IF([.A2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518" calcext:value-type="float">
            <text:p>0518</text:p>
          </table:table-cell>
          <table:table-cell table:formula="of:=IF([.A2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617" calcext:value-type="float">
            <text:p>0617</text:p>
          </table:table-cell>
          <table:table-cell table:formula="of:=IF([.A25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717" calcext:value-type="float">
            <text:p>0717</text:p>
          </table:table-cell>
          <table:table-cell table:formula="of:=IF([.A26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818" calcext:value-type="float">
            <text:p>0818</text:p>
          </table:table-cell>
          <table:table-cell table:formula="of:=IF([.A27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917" calcext:value-type="float">
            <text:p>0917</text:p>
          </table:table-cell>
          <table:table-cell table:formula="of:=IF([.A28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018" calcext:value-type="float">
            <text:p>1018</text:p>
          </table:table-cell>
          <table:table-cell table:formula="of:=IF([.A29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17" calcext:value-type="float">
            <text:p>1117</text:p>
          </table:table-cell>
          <table:table-cell table:formula="of:=IF([.A30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218" calcext:value-type="float">
            <text:p>1218</text:p>
          </table:table-cell>
          <table:table-cell table:formula="of:=IF([.A3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9" calcext:value-type="float">
            <text:p>0129</text:p>
          </table:table-cell>
          <table:table-cell table:formula="of:=IF([.A32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230" calcext:value-type="float">
            <text:p>0230</text:p>
          </table:table-cell>
          <table:table-cell table:formula="of:=IF([.A33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330" calcext:value-type="float">
            <text:p>0330</text:p>
          </table:table-cell>
          <table:table-cell table:formula="of:=IF([.A34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430" calcext:value-type="float">
            <text:p>0430</text:p>
          </table:table-cell>
          <table:table-cell table:formula="of:=IF([.A35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530" calcext:value-type="float">
            <text:p>0530</text:p>
          </table:table-cell>
          <table:table-cell table:formula="of:=IF([.A36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629" calcext:value-type="float">
            <text:p>0629</text:p>
          </table:table-cell>
          <table:table-cell table:formula="of:=IF([.A37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729" calcext:value-type="float">
            <text:p>0729</text:p>
          </table:table-cell>
          <table:table-cell table:formula="of:=IF([.A38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830" calcext:value-type="float">
            <text:p>0830</text:p>
          </table:table-cell>
          <table:table-cell table:formula="of:=IF([.A39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929" calcext:value-type="float">
            <text:p>0929</text:p>
          </table:table-cell>
          <table:table-cell table:formula="of:=IF([.A40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030" calcext:value-type="float">
            <text:p>1030</text:p>
          </table:table-cell>
          <table:table-cell table:formula="of:=IF([.A41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129" calcext:value-type="float">
            <text:p>1129</text:p>
          </table:table-cell>
          <table:table-cell table:formula="of:=IF([.A42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30" calcext:value-type="float">
            <text:p>1230</text:p>
          </table:table-cell>
          <table:table-cell table:formula="of:=IF([.A43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7" calcext:value-type="float">
            <text:p>0127</text:p>
          </table:table-cell>
          <table:table-cell table:formula="of:=IF([.A4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230" calcext:value-type="float">
            <text:p>0230</text:p>
          </table:table-cell>
          <table:table-cell table:formula="of:=IF([.A45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330" calcext:value-type="float">
            <text:p>0330</text:p>
          </table:table-cell>
          <table:table-cell table:formula="of:=IF([.A46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430" calcext:value-type="float">
            <text:p>0430</text:p>
          </table:table-cell>
          <table:table-cell table:formula="of:=IF([.A47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530" calcext:value-type="float">
            <text:p>0530</text:p>
          </table:table-cell>
          <table:table-cell table:formula="of:=IF([.A48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627" calcext:value-type="float">
            <text:p>0627</text:p>
          </table:table-cell>
          <table:table-cell table:formula="of:=IF([.A49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727" calcext:value-type="float">
            <text:p>0727</text:p>
          </table:table-cell>
          <table:table-cell table:formula="of:=IF([.A50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830" calcext:value-type="float">
            <text:p>0830</text:p>
          </table:table-cell>
          <table:table-cell table:formula="of:=IF([.A5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927" calcext:value-type="float">
            <text:p>0927</text:p>
          </table:table-cell>
          <table:table-cell table:formula="of:=IF([.A5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030" calcext:value-type="float">
            <text:p>1030</text:p>
          </table:table-cell>
          <table:table-cell table:formula="of:=IF([.A5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127" calcext:value-type="float">
            <text:p>1127</text:p>
          </table:table-cell>
          <table:table-cell table:formula="of:=IF([.A5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30" calcext:value-type="float">
            <text:p>1230</text:p>
          </table:table-cell>
          <table:table-cell table:formula="of:=IF([.A55]=&quot;月晦&quot;;&quot;blue&quot;;&quot;red&quot;)" office:value-type="string" office:string-value="red" calcext:value-type="string">
            <text:p>red</text:p>
          </table:table-cell>
          <table:table-cell/>
        </table:table-row>
      </table:table>
      <table:table table:name="lunar-yearly" table:style-name="ta5">
        <table:table-column table:style-name="co12" table:default-cell-style-name="Default"/>
        <table:table-column table:style-name="co2" table:default-cell-style-name="ce6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彌勒菩薩聖誕</text:p>
          </table:table-cell>
          <table:table-cell office:value-type="float" office:value="101" calcext:value-type="float">
            <text:p>0101</text:p>
          </table:table-cell>
          <table:table-cell table:style-name="ce7" table:formula="of:=IF([.A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腊</text:p>
          </table:table-cell>
          <table:table-cell office:value-type="float" office:value="101" calcext:value-type="float">
            <text:p>0101</text:p>
          </table:table-cell>
          <table:table-cell table:style-name="ce7" table:formula="of:=IF([.A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玉帝校禄命</text:p>
          </table:table-cell>
          <table:table-cell office:value-type="float" office:value="101" calcext:value-type="float">
            <text:p>0101</text:p>
          </table:table-cell>
          <table:table-cell table:style-name="ce7" table:formula="of:=IF([.A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都会</text:p>
          </table:table-cell>
          <table:table-cell office:value-type="float" office:value="103" calcext:value-type="float">
            <text:p>0103</text:p>
          </table:table-cell>
          <table:table-cell table:style-name="ce7" table:formula="of:=IF([.A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虚忌</text:p>
          </table:table-cell>
          <table:table-cell office:value-type="float" office:value="105" calcext:value-type="float">
            <text:p>0105</text:p>
          </table:table-cell>
          <table:table-cell table:style-name="ce7" table:formula="of:=IF([.A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定光古佛聖誕</text:p>
          </table:table-cell>
          <table:table-cell office:value-type="float" office:value="106" calcext:value-type="float">
            <text:p>0106</text:p>
          </table:table-cell>
          <table:table-cell table:style-name="ce7" table:formula="of:=IF([.A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六耗忌</text:p>
          </table:table-cell>
          <table:table-cell office:value-type="float" office:value="106" calcext:value-type="float">
            <text:p>0106</text:p>
          </table:table-cell>
          <table:table-cell table:style-name="ce7" table:formula="of:=IF([.A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上会日</text:p>
          </table:table-cell>
          <table:table-cell office:value-type="float" office:value="107" calcext:value-type="float">
            <text:p>0107</text:p>
          </table:table-cell>
          <table:table-cell table:style-name="ce7" table:formula="of:=IF([.A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08" calcext:value-type="float">
            <text:p>0108</text:p>
          </table:table-cell>
          <table:table-cell table:style-name="ce7" table:formula="of:=IF([.A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殿阎罗诞</text:p>
          </table:table-cell>
          <table:table-cell office:value-type="float" office:value="108" calcext:value-type="float">
            <text:p>0108</text:p>
          </table:table-cell>
          <table:table-cell table:style-name="ce7" table:formula="of:=IF([.A1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玉皇大帝诞</text:p>
          </table:table-cell>
          <table:table-cell office:value-type="float" office:value="109" calcext:value-type="float">
            <text:p>0109</text:p>
          </table:table-cell>
          <table:table-cell table:style-name="ce7" table:formula="of:=IF([.A1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114" calcext:value-type="float">
            <text:p>0114</text:p>
          </table:table-cell>
          <table:table-cell table:style-name="ce7" table:formula="of:=IF([.A12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上元神会</text:p>
          </table:table-cell>
          <table:table-cell office:value-type="float" office:value="115" calcext:value-type="float">
            <text:p>0115</text:p>
          </table:table-cell>
          <table:table-cell table:style-name="ce7" table:formula="of:=IF([.A1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三元降</text:p>
          </table:table-cell>
          <table:table-cell office:value-type="float" office:value="115" calcext:value-type="float">
            <text:p>0115</text:p>
          </table:table-cell>
          <table:table-cell table:style-name="ce7" table:formula="of:=IF([.A14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三元降</text:p>
          </table:table-cell>
          <table:table-cell office:value-type="float" office:value="116" calcext:value-type="float">
            <text:p>0116</text:p>
          </table:table-cell>
          <table:table-cell table:style-name="ce7" table:formula="of:=IF([.A15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三尸神奏事</text:p>
          </table:table-cell>
          <table:table-cell office:value-type="float" office:value="123" calcext:value-type="float">
            <text:p>0123</text:p>
          </table:table-cell>
          <table:table-cell table:style-name="ce7" table:formula="of:=IF([.A1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125" calcext:value-type="float">
            <text:p>0125</text:p>
          </table:table-cell>
          <table:table-cell table:style-name="ce7" table:formula="of:=IF([.A1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一殿秦广王诞</text:p>
          </table:table-cell>
          <table:table-cell office:value-type="float" office:value="201" calcext:value-type="float">
            <text:p>0201</text:p>
          </table:table-cell>
          <table:table-cell table:style-name="ce7" table:formula="of:=IF([.A1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都会</text:p>
          </table:table-cell>
          <table:table-cell office:value-type="float" office:value="202" calcext:value-type="float">
            <text:p>0202</text:p>
          </table:table-cell>
          <table:table-cell table:style-name="ce7" table:formula="of:=IF([.A1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福德土地正神诞</text:p>
          </table:table-cell>
          <table:table-cell office:value-type="float" office:value="202" calcext:value-type="float">
            <text:p>0202</text:p>
          </table:table-cell>
          <table:table-cell table:style-name="ce7" table:formula="of:=IF([.A2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文昌帝君诞</text:p>
          </table:table-cell>
          <table:table-cell office:value-type="float" office:value="203" calcext:value-type="float">
            <text:p>0203</text:p>
          </table:table-cell>
          <table:table-cell table:style-name="ce7" table:formula="of:=IF([.A2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207" calcext:value-type="float">
            <text:p>0207</text:p>
          </table:table-cell>
          <table:table-cell table:style-name="ce7" table:formula="of:=IF([.A2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釋迦牟尼佛出家</text:p>
          </table:table-cell>
          <table:table-cell office:value-type="float" office:value="208" calcext:value-type="float">
            <text:p>0208</text:p>
          </table:table-cell>
          <table:table-cell table:style-name="ce7" table:formula="of:=IF([.A2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殿宋帝王诞</text:p>
          </table:table-cell>
          <table:table-cell office:value-type="float" office:value="208" calcext:value-type="float">
            <text:p>0208</text:p>
          </table:table-cell>
          <table:table-cell table:style-name="ce7" table:formula="of:=IF([.A2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209" calcext:value-type="float">
            <text:p>0209</text:p>
          </table:table-cell>
          <table:table-cell table:style-name="ce7" table:formula="of:=IF([.A2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釋迦牟尼佛涅槃</text:p>
          </table:table-cell>
          <table:table-cell office:value-type="float" office:value="215" calcext:value-type="float">
            <text:p>0215</text:p>
          </table:table-cell>
          <table:table-cell table:style-name="ce7" table:formula="of:=IF([.A2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上老君诞</text:p>
          </table:table-cell>
          <table:table-cell office:value-type="float" office:value="215" calcext:value-type="float">
            <text:p>0215</text:p>
          </table:table-cell>
          <table:table-cell table:style-name="ce7" table:formula="of:=IF([.A2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殿五官王诞</text:p>
          </table:table-cell>
          <table:table-cell office:value-type="float" office:value="218" calcext:value-type="float">
            <text:p>0218</text:p>
          </table:table-cell>
          <table:table-cell table:style-name="ce7" table:formula="of:=IF([.A2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至圣先师孔子讳辰</text:p>
          </table:table-cell>
          <table:table-cell office:value-type="float" office:value="218" calcext:value-type="float">
            <text:p>0218</text:p>
          </table:table-cell>
          <table:table-cell table:style-name="ce7" table:formula="of:=IF([.A2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219" calcext:value-type="float">
            <text:p>0219</text:p>
          </table:table-cell>
          <table:table-cell table:style-name="ce7" table:formula="of:=IF([.A3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觀世音菩薩聖誕</text:p>
          </table:table-cell>
          <table:table-cell office:value-type="float" office:value="219" calcext:value-type="float">
            <text:p>0219</text:p>
          </table:table-cell>
          <table:table-cell table:style-name="ce7" table:formula="of:=IF([.A3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普賢菩薩聖誕</text:p>
          </table:table-cell>
          <table:table-cell office:value-type="float" office:value="221" calcext:value-type="float">
            <text:p>0221</text:p>
          </table:table-cell>
          <table:table-cell table:style-name="ce7" table:formula="of:=IF([.A3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二殿楚江王诞</text:p>
          </table:table-cell>
          <table:table-cell office:value-type="float" office:value="301" calcext:value-type="float">
            <text:p>0301</text:p>
          </table:table-cell>
          <table:table-cell table:style-name="ce7" table:formula="of:=IF([.A3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玄天上帝诞</text:p>
          </table:table-cell>
          <table:table-cell office:value-type="float" office:value="303" calcext:value-type="float">
            <text:p>0303</text:p>
          </table:table-cell>
          <table:table-cell table:style-name="ce7" table:formula="of:=IF([.A3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03" calcext:value-type="float">
            <text:p>0303</text:p>
          </table:table-cell>
          <table:table-cell table:style-name="ce7" table:formula="of:=IF([.A3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06" calcext:value-type="float">
            <text:p>0306</text:p>
          </table:table-cell>
          <table:table-cell table:style-name="ce7" table:formula="of:=IF([.A3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六殿卞城王诞</text:p>
          </table:table-cell>
          <table:table-cell office:value-type="float" office:value="308" calcext:value-type="float">
            <text:p>0308</text:p>
          </table:table-cell>
          <table:table-cell table:style-name="ce7" table:formula="of:=IF([.A3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牛鬼神出</text:p>
          </table:table-cell>
          <table:table-cell office:value-type="float" office:value="309" calcext:value-type="float">
            <text:p>0309</text:p>
          </table:table-cell>
          <table:table-cell table:style-name="ce7" table:formula="of:=IF([.A3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13" calcext:value-type="float">
            <text:p>0313</text:p>
          </table:table-cell>
          <table:table-cell table:style-name="ce7" table:formula="of:=IF([.A3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昊天上帝诞</text:p>
          </table:table-cell>
          <table:table-cell office:value-type="float" office:value="315" calcext:value-type="float">
            <text:p>0315</text:p>
          </table:table-cell>
          <table:table-cell table:style-name="ce7" table:formula="of:=IF([.A4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玄坛诞</text:p>
          </table:table-cell>
          <table:table-cell office:value-type="float" office:value="315" calcext:value-type="float">
            <text:p>0315</text:p>
          </table:table-cell>
          <table:table-cell table:style-name="ce7" table:formula="of:=IF([.A4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準提菩薩聖誕</text:p>
          </table:table-cell>
          <table:table-cell office:value-type="float" office:value="316" calcext:value-type="float">
            <text:p>0316</text:p>
          </table:table-cell>
          <table:table-cell table:style-name="ce7" table:formula="of:=IF([.A4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19" calcext:value-type="float">
            <text:p>0319</text:p>
          </table:table-cell>
          <table:table-cell table:style-name="ce7" table:formula="of:=IF([.A4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320" calcext:value-type="float">
            <text:p>0320</text:p>
          </table:table-cell>
          <table:table-cell table:style-name="ce7" table:formula="of:=IF([.A4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子孙娘娘诞</text:p>
          </table:table-cell>
          <table:table-cell office:value-type="float" office:value="320" calcext:value-type="float">
            <text:p>0320</text:p>
          </table:table-cell>
          <table:table-cell table:style-name="ce7" table:formula="of:=IF([.A4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七殿泰山王诞</text:p>
          </table:table-cell>
          <table:table-cell office:value-type="float" office:value="327" calcext:value-type="float">
            <text:p>0327</text:p>
          </table:table-cell>
          <table:table-cell table:style-name="ce7" table:formula="of:=IF([.A4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苍颉至圣先师诞</text:p>
          </table:table-cell>
          <table:table-cell office:value-type="float" office:value="328" calcext:value-type="float">
            <text:p>0328</text:p>
          </table:table-cell>
          <table:table-cell table:style-name="ce7" table:formula="of:=IF([.A4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八殿都市王诞</text:p>
          </table:table-cell>
          <table:table-cell office:value-type="float" office:value="401" calcext:value-type="float">
            <text:p>0401</text:p>
          </table:table-cell>
          <table:table-cell table:style-name="ce7" table:formula="of:=IF([.A4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善化</text:p>
          </table:table-cell>
          <table:table-cell office:value-type="float" office:value="404" calcext:value-type="float">
            <text:p>0404</text:p>
          </table:table-cell>
          <table:table-cell table:style-name="ce7" table:formula="of:=IF([.A4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文殊菩薩聖誕</text:p>
          </table:table-cell>
          <table:table-cell office:value-type="float" office:value="404" calcext:value-type="float">
            <text:p>0404</text:p>
          </table:table-cell>
          <table:table-cell table:style-name="ce7" table:formula="of:=IF([.A5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斗、西斗、北斗同降</text:p>
          </table:table-cell>
          <table:table-cell office:value-type="float" office:value="407" calcext:value-type="float">
            <text:p>0407</text:p>
          </table:table-cell>
          <table:table-cell table:style-name="ce7" table:formula="of:=IF([.A5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善化</text:p>
          </table:table-cell>
          <table:table-cell office:value-type="float" office:value="408" calcext:value-type="float">
            <text:p>0408</text:p>
          </table:table-cell>
          <table:table-cell table:style-name="ce7" table:formula="of:=IF([.A5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釋迦牟尼佛聖誕</text:p>
          </table:table-cell>
          <table:table-cell office:value-type="float" office:value="408" calcext:value-type="float">
            <text:p>0408</text:p>
          </table:table-cell>
          <table:table-cell table:style-name="ce7" table:formula="of:=IF([.A5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善恶童子降</text:p>
          </table:table-cell>
          <table:table-cell office:value-type="float" office:value="408" calcext:value-type="float">
            <text:p>0408</text:p>
          </table:table-cell>
          <table:table-cell table:style-name="ce7" table:formula="of:=IF([.A5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纯阳祖师诞</text:p>
          </table:table-cell>
          <table:table-cell office:value-type="float" office:value="414" calcext:value-type="float">
            <text:p>0414</text:p>
          </table:table-cell>
          <table:table-cell table:style-name="ce7" table:formula="of:=IF([.A5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钟离祖师诞</text:p>
          </table:table-cell>
          <table:table-cell office:value-type="float" office:value="415" calcext:value-type="float">
            <text:p>0415</text:p>
          </table:table-cell>
          <table:table-cell table:style-name="ce7" table:formula="of:=IF([.A5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416" calcext:value-type="float">
            <text:p>0416</text:p>
          </table:table-cell>
          <table:table-cell table:style-name="ce7" table:formula="of:=IF([.A5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十殿转轮王诞</text:p>
          </table:table-cell>
          <table:table-cell office:value-type="float" office:value="417" calcext:value-type="float">
            <text:p>0417</text:p>
          </table:table-cell>
          <table:table-cell table:style-name="ce7" table:formula="of:=IF([.A5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418" calcext:value-type="float">
            <text:p>0418</text:p>
          </table:table-cell>
          <table:table-cell table:style-name="ce7" table:formula="of:=IF([.A5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紫微大帝诞</text:p>
          </table:table-cell>
          <table:table-cell office:value-type="float" office:value="418" calcext:value-type="float">
            <text:p>0418</text:p>
          </table:table-cell>
          <table:table-cell table:style-name="ce7" table:formula="of:=IF([.A6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422" calcext:value-type="float">
            <text:p>0422</text:p>
          </table:table-cell>
          <table:table-cell table:style-name="ce7" table:formula="of:=IF([.A6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藥王菩薩聖誕</text:p>
          </table:table-cell>
          <table:table-cell office:value-type="float" office:value="428" calcext:value-type="float">
            <text:p>0428</text:p>
          </table:table-cell>
          <table:table-cell table:style-name="ce7" table:formula="of:=IF([.A6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极长生大帝诞</text:p>
          </table:table-cell>
          <table:table-cell office:value-type="float" office:value="501" calcext:value-type="float">
            <text:p>0501</text:p>
          </table:table-cell>
          <table:table-cell table:style-name="ce7" table:formula="of:=IF([.A6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观音斋</text:p>
          </table:table-cell>
          <table:table-cell office:value-type="float" office:value="503" calcext:value-type="float">
            <text:p>0503</text:p>
          </table:table-cell>
          <table:table-cell table:style-name="ce7" table:formula="of:=IF([.A6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地腊</text:p>
          </table:table-cell>
          <table:table-cell office:value-type="float" office:value="505" calcext:value-type="float">
            <text:p>0505</text:p>
          </table:table-cell>
          <table:table-cell table:style-name="ce7" table:formula="of:=IF([.A6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帝校定人官爵</text:p>
          </table:table-cell>
          <table:table-cell office:value-type="float" office:value="505" calcext:value-type="float">
            <text:p>0505</text:p>
          </table:table-cell>
          <table:table-cell table:style-name="ce7" table:formula="of:=IF([.A6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05" calcext:value-type="float">
            <text:p>0505</text:p>
          </table:table-cell>
          <table:table-cell table:style-name="ce7" table:formula="of:=IF([.A6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06" calcext:value-type="float">
            <text:p>0506</text:p>
          </table:table-cell>
          <table:table-cell table:style-name="ce7" table:formula="of:=IF([.A6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07" calcext:value-type="float">
            <text:p>0507</text:p>
          </table:table-cell>
          <table:table-cell table:style-name="ce7" table:formula="of:=IF([.A6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方五道诞</text:p>
          </table:table-cell>
          <table:table-cell office:value-type="float" office:value="508" calcext:value-type="float">
            <text:p>0508</text:p>
          </table:table-cell>
          <table:table-cell table:style-name="ce7" table:formula="of:=IF([.A7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仓开日</text:p>
          </table:table-cell>
          <table:table-cell office:value-type="float" office:value="511" calcext:value-type="float">
            <text:p>0511</text:p>
          </table:table-cell>
          <table:table-cell table:style-name="ce7" table:formula="of:=IF([.A7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下都城隍诞</text:p>
          </table:table-cell>
          <table:table-cell office:value-type="float" office:value="511" calcext:value-type="float">
            <text:p>0511</text:p>
          </table:table-cell>
          <table:table-cell table:style-name="ce7" table:formula="of:=IF([.A7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关圣降神</text:p>
          </table:table-cell>
          <table:table-cell office:value-type="float" office:value="513" calcext:value-type="float">
            <text:p>0513</text:p>
          </table:table-cell>
          <table:table-cell table:style-name="ce7" table:formula="of:=IF([.A7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伽藍菩薩聖誕</text:p>
          </table:table-cell>
          <table:table-cell office:value-type="float" office:value="513" calcext:value-type="float">
            <text:p>0513</text:p>
          </table:table-cell>
          <table:table-cell table:style-name="ce7" table:formula="of:=IF([.A7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夜子时为天地交泰</text:p>
          </table:table-cell>
          <table:table-cell office:value-type="float" office:value="514" calcext:value-type="float">
            <text:p>0514</text:p>
          </table:table-cell>
          <table:table-cell table:style-name="ce7" table:formula="of:=IF([.A7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15" calcext:value-type="float">
            <text:p>0515</text:p>
          </table:table-cell>
          <table:table-cell table:style-name="ce7" table:formula="of:=IF([.A7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元气造化万物</text:p>
          </table:table-cell>
          <table:table-cell office:value-type="float" office:value="516" calcext:value-type="float">
            <text:p>0516</text:p>
          </table:table-cell>
          <table:table-cell table:style-name="ce7" table:formula="of:=IF([.A7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16" calcext:value-type="float">
            <text:p>0516</text:p>
          </table:table-cell>
          <table:table-cell table:style-name="ce7" table:formula="of:=IF([.A7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17" calcext:value-type="float">
            <text:p>0517</text:p>
          </table:table-cell>
          <table:table-cell table:style-name="ce7" table:formula="of:=IF([.A7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517" calcext:value-type="float">
            <text:p>0517</text:p>
          </table:table-cell>
          <table:table-cell table:style-name="ce7" table:formula="of:=IF([.A8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张天师诞</text:p>
          </table:table-cell>
          <table:table-cell office:value-type="float" office:value="518" calcext:value-type="float">
            <text:p>0518</text:p>
          </table:table-cell>
          <table:table-cell table:style-name="ce7" table:formula="of:=IF([.A8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孝蛾神诞</text:p>
          </table:table-cell>
          <table:table-cell office:value-type="float" office:value="522" calcext:value-type="float">
            <text:p>0522</text:p>
          </table:table-cell>
          <table:table-cell table:style-name="ce7" table:formula="of:=IF([.A8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25" calcext:value-type="float">
            <text:p>0525</text:p>
          </table:table-cell>
          <table:table-cell table:style-name="ce7" table:formula="of:=IF([.A8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26" calcext:value-type="float">
            <text:p>0526</text:p>
          </table:table-cell>
          <table:table-cell table:style-name="ce7" table:formula="of:=IF([.A8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27" calcext:value-type="float">
            <text:p>0527</text:p>
          </table:table-cell>
          <table:table-cell table:style-name="ce7" table:formula="of:=IF([.A8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護法韋馱菩薩聖誕</text:p>
          </table:table-cell>
          <table:table-cell office:value-type="float" office:value="603" calcext:value-type="float">
            <text:p>0603</text:p>
          </table:table-cell>
          <table:table-cell table:style-name="ce7" table:formula="of:=IF([.A8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赡部洲击大法鼓</text:p>
          </table:table-cell>
          <table:table-cell office:value-type="float" office:value="604" calcext:value-type="float">
            <text:p>0604</text:p>
          </table:table-cell>
          <table:table-cell table:style-name="ce7" table:formula="of:=IF([.A8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仓开日</text:p>
          </table:table-cell>
          <table:table-cell office:value-type="float" office:value="606" calcext:value-type="float">
            <text:p>0606</text:p>
          </table:table-cell>
          <table:table-cell table:style-name="ce7" table:formula="of:=IF([.A8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16" calcext:value-type="float">
            <text:p>0616</text:p>
          </table:table-cell>
          <table:table-cell table:style-name="ce7" table:formula="of:=IF([.A8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18" calcext:value-type="float">
            <text:p>0618</text:p>
          </table:table-cell>
          <table:table-cell table:style-name="ce7" table:formula="of:=IF([.A9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19" calcext:value-type="float">
            <text:p>0619</text:p>
          </table:table-cell>
          <table:table-cell table:style-name="ce7" table:formula="of:=IF([.A9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觀世音菩薩成道日</text:p>
          </table:table-cell>
          <table:table-cell office:value-type="float" office:value="619" calcext:value-type="float">
            <text:p>0619</text:p>
          </table:table-cell>
          <table:table-cell table:style-name="ce7" table:formula="of:=IF([.A9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23" calcext:value-type="float">
            <text:p>0623</text:p>
          </table:table-cell>
          <table:table-cell table:style-name="ce7" table:formula="of:=IF([.A9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方火神诞</text:p>
          </table:table-cell>
          <table:table-cell office:value-type="float" office:value="623" calcext:value-type="float">
            <text:p>0623</text:p>
          </table:table-cell>
          <table:table-cell table:style-name="ce7" table:formula="of:=IF([.A9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雷祖诞</text:p>
          </table:table-cell>
          <table:table-cell office:value-type="float" office:value="624" calcext:value-type="float">
            <text:p>0624</text:p>
          </table:table-cell>
          <table:table-cell table:style-name="ce7" table:formula="of:=IF([.A9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关帝诞</text:p>
          </table:table-cell>
          <table:table-cell office:value-type="float" office:value="624" calcext:value-type="float">
            <text:p>0624</text:p>
          </table:table-cell>
          <table:table-cell table:style-name="ce7" table:formula="of:=IF([.A9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中会日</text:p>
          </table:table-cell>
          <table:table-cell office:value-type="float" office:value="705" calcext:value-type="float">
            <text:p>0705</text:p>
          </table:table-cell>
          <table:table-cell table:style-name="ce7" table:formula="of:=IF([.A9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道德腊</text:p>
          </table:table-cell>
          <table:table-cell office:value-type="float" office:value="707" calcext:value-type="float">
            <text:p>0707</text:p>
          </table:table-cell>
          <table:table-cell table:style-name="ce7" table:formula="of:=IF([.A9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帝校生人善恶</text:p>
          </table:table-cell>
          <table:table-cell office:value-type="float" office:value="707" calcext:value-type="float">
            <text:p>0707</text:p>
          </table:table-cell>
          <table:table-cell table:style-name="ce7" table:formula="of:=IF([.A9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魁星诞</text:p>
          </table:table-cell>
          <table:table-cell office:value-type="float" office:value="707" calcext:value-type="float">
            <text:p>0707</text:p>
          </table:table-cell>
          <table:table-cell table:style-name="ce7" table:formula="of:=IF([.A10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阴毒日</text:p>
          </table:table-cell>
          <table:table-cell office:value-type="float" office:value="710" calcext:value-type="float">
            <text:p>0710</text:p>
          </table:table-cell>
          <table:table-cell table:style-name="ce7" table:formula="of:=IF([.A10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713" calcext:value-type="float">
            <text:p>0713</text:p>
          </table:table-cell>
          <table:table-cell table:style-name="ce7" table:formula="of:=IF([.A10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大勢至菩薩聖誕</text:p>
          </table:table-cell>
          <table:table-cell office:value-type="float" office:value="713" calcext:value-type="float">
            <text:p>0713</text:p>
          </table:table-cell>
          <table:table-cell table:style-name="ce7" table:formula="of:=IF([.A10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714" calcext:value-type="float">
            <text:p>0714</text:p>
          </table:table-cell>
          <table:table-cell table:style-name="ce7" table:formula="of:=IF([.A104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佛歡喜日</text:p>
          </table:table-cell>
          <table:table-cell office:value-type="float" office:value="715" calcext:value-type="float">
            <text:p>0715</text:p>
          </table:table-cell>
          <table:table-cell table:style-name="ce7" table:formula="of:=IF([.A10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中元日</text:p>
          </table:table-cell>
          <table:table-cell office:value-type="float" office:value="715" calcext:value-type="float">
            <text:p>0715</text:p>
          </table:table-cell>
          <table:table-cell table:style-name="ce7" table:formula="of:=IF([.A10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地官校籍</text:p>
          </table:table-cell>
          <table:table-cell office:value-type="float" office:value="715" calcext:value-type="float">
            <text:p>0715</text:p>
          </table:table-cell>
          <table:table-cell table:style-name="ce7" table:formula="of:=IF([.A10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716" calcext:value-type="float">
            <text:p>0716</text:p>
          </table:table-cell>
          <table:table-cell table:style-name="ce7" table:formula="of:=IF([.A108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西王母诞</text:p>
          </table:table-cell>
          <table:table-cell office:value-type="float" office:value="718" calcext:value-type="float">
            <text:p>0718</text:p>
          </table:table-cell>
          <table:table-cell table:style-name="ce7" table:formula="of:=IF([.A10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岁诞</text:p>
          </table:table-cell>
          <table:table-cell office:value-type="float" office:value="719" calcext:value-type="float">
            <text:p>0719</text:p>
          </table:table-cell>
          <table:table-cell table:style-name="ce7" table:formula="of:=IF([.A11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增福财神诞</text:p>
          </table:table-cell>
          <table:table-cell office:value-type="float" office:value="722" calcext:value-type="float">
            <text:p>0722</text:p>
          </table:table-cell>
          <table:table-cell table:style-name="ce7" table:formula="of:=IF([.A11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龍樹菩薩聖誕</text:p>
          </table:table-cell>
          <table:table-cell office:value-type="float" office:value="724" calcext:value-type="float">
            <text:p>0724</text:p>
          </table:table-cell>
          <table:table-cell table:style-name="ce7" table:formula="of:=IF([.A11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地藏菩薩聖誕</text:p>
          </table:table-cell>
          <table:table-cell office:value-type="float" office:value="729" calcext:value-type="float">
            <text:p>0729</text:p>
          </table:table-cell>
          <table:table-cell table:style-name="ce7" table:formula="of:=IF([.A11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许真君诞</text:p>
          </table:table-cell>
          <table:table-cell office:value-type="float" office:value="801" calcext:value-type="float">
            <text:p>0801</text:p>
          </table:table-cell>
          <table:table-cell table:style-name="ce7" table:formula="of:=IF([.A11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诞</text:p>
          </table:table-cell>
          <table:table-cell office:value-type="float" office:value="803" calcext:value-type="float">
            <text:p>0803</text:p>
          </table:table-cell>
          <table:table-cell table:style-name="ce7" table:formula="of:=IF([.A11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司命灶君诞</text:p>
          </table:table-cell>
          <table:table-cell office:value-type="float" office:value="803" calcext:value-type="float">
            <text:p>0803</text:p>
          </table:table-cell>
          <table:table-cell table:style-name="ce7" table:formula="of:=IF([.A11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雷声大帝诞</text:p>
          </table:table-cell>
          <table:table-cell office:value-type="float" office:value="805" calcext:value-type="float">
            <text:p>0805</text:p>
          </table:table-cell>
          <table:table-cell table:style-name="ce7" table:formula="of:=IF([.A11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阴朝元（宜焚香守夜）</text:p>
          </table:table-cell>
          <table:table-cell office:value-type="float" office:value="815" calcext:value-type="float">
            <text:p>0815</text:p>
          </table:table-cell>
          <table:table-cell table:style-name="ce7" table:formula="of:=IF([.A11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曹掠刷真君降</text:p>
          </table:table-cell>
          <table:table-cell office:value-type="float" office:value="816" calcext:value-type="float">
            <text:p>0816</text:p>
          </table:table-cell>
          <table:table-cell table:style-name="ce7" table:formula="of:=IF([.A11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816" calcext:value-type="float">
            <text:p>0816</text:p>
          </table:table-cell>
          <table:table-cell table:style-name="ce7" table:formula="of:=IF([.A12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天人兴福之辰（宜斋戒-存想吉事）</text:p>
          </table:table-cell>
          <table:table-cell office:value-type="float" office:value="818" calcext:value-type="float">
            <text:p>0818</text:p>
          </table:table-cell>
          <table:table-cell table:style-name="ce7" table:formula="of:=IF([.A12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燃燈佛聖誕</text:p>
          </table:table-cell>
          <table:table-cell office:value-type="float" office:value="822" calcext:value-type="float">
            <text:p>0822</text:p>
          </table:table-cell>
          <table:table-cell table:style-name="ce7" table:formula="of:=IF([.A12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至圣先师孔子诞</text:p>
          </table:table-cell>
          <table:table-cell office:value-type="float" office:value="827" calcext:value-type="float">
            <text:p>0827</text:p>
          </table:table-cell>
          <table:table-cell table:style-name="ce7" table:formula="of:=IF([.A12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会事</text:p>
          </table:table-cell>
          <table:table-cell office:value-type="float" office:value="828" calcext:value-type="float">
            <text:p>0828</text:p>
          </table:table-cell>
          <table:table-cell table:style-name="ce7" table:formula="of:=IF([.A12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斗诞</text:p>
          </table:table-cell>
          <table:table-cell office:value-type="float" office:value="901" calcext:value-type="float">
            <text:p>0901</text:p>
          </table:table-cell>
          <table:table-cell table:style-name="ce7"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1" calcext:value-type="float">
            <text:p>0901</text:p>
          </table:table-cell>
          <table:table-cell table:style-name="ce7" table:formula="of:=IF([.A12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2" calcext:value-type="float">
            <text:p>0902</text:p>
          </table:table-cell>
          <table:table-cell table:style-name="ce7" table:formula="of:=IF([.A12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3" calcext:value-type="float">
            <text:p>0903</text:p>
          </table:table-cell>
          <table:table-cell table:style-name="ce7" table:formula="of:=IF([.A12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瘟神诞</text:p>
          </table:table-cell>
          <table:table-cell office:value-type="float" office:value="903" calcext:value-type="float">
            <text:p>0903</text:p>
          </table:table-cell>
          <table:table-cell table:style-name="ce7" table:formula="of:=IF([.A12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4" calcext:value-type="float">
            <text:p>0904</text:p>
          </table:table-cell>
          <table:table-cell table:style-name="ce7" table:formula="of:=IF([.A13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5" calcext:value-type="float">
            <text:p>0905</text:p>
          </table:table-cell>
          <table:table-cell table:style-name="ce7" table:formula="of:=IF([.A13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6" calcext:value-type="float">
            <text:p>0906</text:p>
          </table:table-cell>
          <table:table-cell table:style-name="ce7" table:formula="of:=IF([.A13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7" calcext:value-type="float">
            <text:p>0907</text:p>
          </table:table-cell>
          <table:table-cell table:style-name="ce7" table:formula="of:=IF([.A13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8" calcext:value-type="float">
            <text:p>0908</text:p>
          </table:table-cell>
          <table:table-cell table:style-name="ce7" table:formula="of:=IF([.A13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9" calcext:value-type="float">
            <text:p>0909</text:p>
          </table:table-cell>
          <table:table-cell table:style-name="ce7" table:formula="of:=IF([.A13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斗母诞</text:p>
          </table:table-cell>
          <table:table-cell office:value-type="float" office:value="909" calcext:value-type="float">
            <text:p>0909</text:p>
          </table:table-cell>
          <table:table-cell table:style-name="ce7" table:formula="of:=IF([.A13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鄷都大帝诞</text:p>
          </table:table-cell>
          <table:table-cell office:value-type="float" office:value="909" calcext:value-type="float">
            <text:p>0909</text:p>
          </table:table-cell>
          <table:table-cell table:style-name="ce7" table:formula="of:=IF([.A13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斗母降</text:p>
          </table:table-cell>
          <table:table-cell office:value-type="float" office:value="910" calcext:value-type="float">
            <text:p>0910</text:p>
          </table:table-cell>
          <table:table-cell table:style-name="ce7" table:formula="of:=IF([.A13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宜戒</text:p>
          </table:table-cell>
          <table:table-cell office:value-type="float" office:value="911" calcext:value-type="float">
            <text:p>0911</text:p>
          </table:table-cell>
          <table:table-cell table:style-name="ce7" table:formula="of:=IF([.A13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金龙四大王诞</text:p>
          </table:table-cell>
          <table:table-cell office:value-type="float" office:value="917" calcext:value-type="float">
            <text:p>0917</text:p>
          </table:table-cell>
          <table:table-cell table:style-name="ce7" table:formula="of:=IF([.A14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日宫月宫会合</text:p>
          </table:table-cell>
          <table:table-cell office:value-type="float" office:value="919" calcext:value-type="float">
            <text:p>0919</text:p>
          </table:table-cell>
          <table:table-cell table:style-name="ce7" table:formula="of:=IF([.A14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919" calcext:value-type="float">
            <text:p>0919</text:p>
          </table:table-cell>
          <table:table-cell table:style-name="ce7" table:formula="of:=IF([.A14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觀世音菩薩出家</text:p>
          </table:table-cell>
          <table:table-cell office:value-type="float" office:value="919" calcext:value-type="float">
            <text:p>0919</text:p>
          </table:table-cell>
          <table:table-cell table:style-name="ce7" table:formula="of:=IF([.A14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923" calcext:value-type="float">
            <text:p>0923</text:p>
          </table:table-cell>
          <table:table-cell table:style-name="ce7" table:formula="of:=IF([.A14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藥師琉璃光佛聖誕</text:p>
          </table:table-cell>
          <table:table-cell office:value-type="float" office:value="929" calcext:value-type="float">
            <text:p>0929</text:p>
          </table:table-cell>
          <table:table-cell table:style-name="ce7" table:formula="of:=IF([.A14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民岁腊</text:p>
          </table:table-cell>
          <table:table-cell office:value-type="float" office:value="1001" calcext:value-type="float">
            <text:p>1001</text:p>
          </table:table-cell>
          <table:table-cell table:style-name="ce7" table:formula="of:=IF([.A14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王降</text:p>
          </table:table-cell>
          <table:table-cell office:value-type="float" office:value="1001" calcext:value-type="float">
            <text:p>1001</text:p>
          </table:table-cell>
          <table:table-cell table:style-name="ce7" table:formula="of:=IF([.A14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002" calcext:value-type="float">
            <text:p>1002</text:p>
          </table:table-cell>
          <table:table-cell table:style-name="ce7" table:formula="of:=IF([.A14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茅降</text:p>
          </table:table-cell>
          <table:table-cell office:value-type="float" office:value="1003" calcext:value-type="float">
            <text:p>1003</text:p>
          </table:table-cell>
          <table:table-cell table:style-name="ce7" table:formula="of:=IF([.A14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会日</text:p>
          </table:table-cell>
          <table:table-cell office:value-type="float" office:value="1005" calcext:value-type="float">
            <text:p>1005</text:p>
          </table:table-cell>
          <table:table-cell table:style-name="ce7" table:formula="of:=IF([.A15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達摩大師聖誕</text:p>
          </table:table-cell>
          <table:table-cell office:value-type="float" office:value="1005" calcext:value-type="float">
            <text:p>1005</text:p>
          </table:table-cell>
          <table:table-cell table:style-name="ce7" table:formula="of:=IF([.A15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曹考察</text:p>
          </table:table-cell>
          <table:table-cell office:value-type="float" office:value="1006" calcext:value-type="float">
            <text:p>1006</text:p>
          </table:table-cell>
          <table:table-cell table:style-name="ce7" table:formula="of:=IF([.A15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王降</text:p>
          </table:table-cell>
          <table:table-cell office:value-type="float" office:value="1010" calcext:value-type="float">
            <text:p>1010</text:p>
          </table:table-cell>
          <table:table-cell table:style-name="ce7" table:formula="of:=IF([.A15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宜戒</text:p>
          </table:table-cell>
          <table:table-cell office:value-type="float" office:value="1011" calcext:value-type="float">
            <text:p>1011</text:p>
          </table:table-cell>
          <table:table-cell table:style-name="ce7" table:formula="of:=IF([.A15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1014" calcext:value-type="float">
            <text:p>1014</text:p>
          </table:table-cell>
          <table:table-cell table:style-name="ce7" table:formula="of:=IF([.A155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元水府校籍</text:p>
          </table:table-cell>
          <table:table-cell office:value-type="float" office:value="1015" calcext:value-type="float">
            <text:p>1015</text:p>
          </table:table-cell>
          <table:table-cell table:style-name="ce7" table:formula="of:=IF([.A15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元日</text:p>
          </table:table-cell>
          <table:table-cell office:value-type="float" office:value="1015" calcext:value-type="float">
            <text:p>1015</text:p>
          </table:table-cell>
          <table:table-cell table:style-name="ce7" table:formula="of:=IF([.A15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1016" calcext:value-type="float">
            <text:p>1016</text:p>
          </table:table-cell>
          <table:table-cell table:style-name="ce7" table:formula="of:=IF([.A158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至圣先师孔子诞</text:p>
          </table:table-cell>
          <table:table-cell office:value-type="float" office:value="1104" calcext:value-type="float">
            <text:p>1104</text:p>
          </table:table-cell>
          <table:table-cell table:style-name="ce7" table:formula="of:=IF([.A15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仓开日</text:p>
          </table:table-cell>
          <table:table-cell office:value-type="float" office:value="1111" calcext:value-type="float">
            <text:p>1111</text:p>
          </table:table-cell>
          <table:table-cell table:style-name="ce7" table:formula="of:=IF([.A16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阿彌陀佛聖誕</text:p>
          </table:table-cell>
          <table:table-cell office:value-type="float" office:value="1117" calcext:value-type="float">
            <text:p>1117</text:p>
          </table:table-cell>
          <table:table-cell table:style-name="ce7" table:formula="of:=IF([.A16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119" calcext:value-type="float">
            <text:p>1119</text:p>
          </table:table-cell>
          <table:table-cell table:style-name="ce7" table:formula="of:=IF([.A16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阳日宫诞</text:p>
          </table:table-cell>
          <table:table-cell office:value-type="float" office:value="1119" calcext:value-type="float">
            <text:p>1119</text:p>
          </table:table-cell>
          <table:table-cell table:style-name="ce7" table:formula="of:=IF([.A16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张仙诞</text:p>
          </table:table-cell>
          <table:table-cell office:value-type="float" office:value="1123" calcext:value-type="float">
            <text:p>1123</text:p>
          </table:table-cell>
          <table:table-cell table:style-name="ce7" table:formula="of:=IF([.A16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124" calcext:value-type="float">
            <text:p>1124</text:p>
          </table:table-cell>
          <table:table-cell table:style-name="ce7" table:formula="of:=IF([.A16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掠刷大夫降</text:p>
          </table:table-cell>
          <table:table-cell office:value-type="float" office:value="1125" calcext:value-type="float">
            <text:p>1125</text:p>
          </table:table-cell>
          <table:table-cell table:style-name="ce7" table:formula="of:=IF([.A16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1206" calcext:value-type="float">
            <text:p>1206</text:p>
          </table:table-cell>
          <table:table-cell table:style-name="ce7" table:formula="of:=IF([.A16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掠刷大夫降</text:p>
          </table:table-cell>
          <table:table-cell office:value-type="float" office:value="1207" calcext:value-type="float">
            <text:p>1207</text:p>
          </table:table-cell>
          <table:table-cell table:style-name="ce7" table:formula="of:=IF([.A16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观音斋</text:p>
          </table:table-cell>
          <table:table-cell office:value-type="float" office:value="1208" calcext:value-type="float">
            <text:p>1208</text:p>
          </table:table-cell>
          <table:table-cell table:style-name="ce7" table:formula="of:=IF([.A16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王侯腊</text:p>
          </table:table-cell>
          <table:table-cell office:value-type="float" office:value="1208" calcext:value-type="float">
            <text:p>1208</text:p>
          </table:table-cell>
          <table:table-cell table:style-name="ce7" table:formula="of:=IF([.A17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釋迦牟尼佛成道</text:p>
          </table:table-cell>
          <table:table-cell office:value-type="float" office:value="1208" calcext:value-type="float">
            <text:p>1208</text:p>
          </table:table-cell>
          <table:table-cell table:style-name="ce7" table:formula="of:=IF([.A17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天地交道</text:p>
          </table:table-cell>
          <table:table-cell office:value-type="float" office:value="1220" calcext:value-type="float">
            <text:p>1220</text:p>
          </table:table-cell>
          <table:table-cell table:style-name="ce7" table:formula="of:=IF([.A17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五岳神诞</text:p>
          </table:table-cell>
          <table:table-cell office:value-type="float" office:value="1223" calcext:value-type="float">
            <text:p>1223</text:p>
          </table:table-cell>
          <table:table-cell table:style-name="ce7" table:formula="of:=IF([.A17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观音斋</text:p>
          </table:table-cell>
          <table:table-cell office:value-type="float" office:value="1224" calcext:value-type="float">
            <text:p>1224</text:p>
          </table:table-cell>
          <table:table-cell table:style-name="ce7" table:formula="of:=IF([.A17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司命朝天奏人善恶</text:p>
          </table:table-cell>
          <table:table-cell office:value-type="float" office:value="1224" calcext:value-type="float">
            <text:p>1224</text:p>
          </table:table-cell>
          <table:table-cell table:style-name="ce7" table:formula="of:=IF([.A17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三清玉帝同降</text:p>
          </table:table-cell>
          <table:table-cell office:value-type="float" office:value="1225" calcext:value-type="float">
            <text:p>1225</text:p>
          </table:table-cell>
          <table:table-cell table:style-name="ce7" table:formula="of:=IF([.A17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观音斋</text:p>
          </table:table-cell>
          <table:table-cell office:value-type="float" office:value="1225" calcext:value-type="float">
            <text:p>1225</text:p>
          </table:table-cell>
          <table:table-cell table:style-name="ce7" table:formula="of:=IF([.A17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華嚴菩薩聖誕</text:p>
          </table:table-cell>
          <table:table-cell office:value-type="float" office:value="1229" calcext:value-type="float">
            <text:p>1229</text:p>
          </table:table-cell>
          <table:table-cell table:style-name="ce7" table:formula="of:=IF([.A17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诸神下降察访善恶</text:p>
          </table:table-cell>
          <table:table-cell office:value-type="float" office:value="1230" calcext:value-type="float">
            <text:p>1230</text:p>
          </table:table-cell>
          <table:table-cell table:style-name="ce7" table:formula="of:=IF([.A17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number-rows-repeated="104839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put-needed" table:style-name="ta3">
        <table:table-column table:style-name="co2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column table:style-name="co2" table:default-cell-style-name="ce12"/>
        <table:table-column table:style-name="co2" table:number-columns-repeated="1018" table:default-cell-style-name="Default"/>
        <table:table-row table:style-name="ro5">
          <table:table-cell office:value-type="string" calcext:value-type="string">
            <text:p>大寒</text:p>
          </table:table-cell>
          <table:table-cell office:value-type="date" office:date-value="2018-01-20" calcext:value-type="date">
            <text:p>01/20/2018</text:p>
          </table:table-cell>
          <table:table-cell/>
          <table:table-cell table:style-name="ce13"/>
          <table:table-cell/>
          <table:table-cell table:style-name="ce45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8-02-03" calcext:value-type="date">
            <text:p>02/03/2018</text:p>
          </table:table-cell>
          <table:table-cell/>
          <table:table-cell table:style-name="ce13"/>
          <table:table-cell office:value-type="string" calcext:value-type="string">
            <text:p>四绝日</text:p>
          </table:table-cell>
          <table:table-cell office:value-type="date" office:date-value="2018-02-03" calcext:value-type="date">
            <text:p>02/03/2018</text:p>
          </table:table-cell>
          <table:table-cell table:number-columns-repeated="4"/>
          <table:table-cell table:style-name="ce9"/>
          <table:table-cell table:number-columns-repeated="1013"/>
        </table:table-row>
        <table:table-row table:style-name="ro5">
          <table:table-cell office:value-type="string" calcext:value-type="string">
            <text:p>立春</text:p>
          </table:table-cell>
          <table:table-cell office:value-type="date" office:date-value="2018-02-04" calcext:value-type="date">
            <text:p>02/04/2018</text:p>
          </table:table-cell>
          <table:table-cell/>
          <table:table-cell table:style-name="ce13"/>
          <table:table-cell/>
          <table:table-cell table:style-name="ce45"/>
          <table:table-cell table:number-columns-repeated="1018"/>
        </table:table-row>
        <table:table-row table:style-name="ro5">
          <table:table-cell office:value-type="string" calcext:value-type="string">
            <text:p>雨水</text:p>
          </table:table-cell>
          <table:table-cell office:value-type="date" office:date-value="2018-02-19" calcext:value-type="date">
            <text:p>02/19/2018</text:p>
          </table:table-cell>
          <table:table-cell/>
          <table:table-cell table:style-name="ce13"/>
          <table:table-cell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惊蛰</text:p>
          </table:table-cell>
          <table:table-cell office:value-type="date" office:date-value="2018-03-05" calcext:value-type="date">
            <text:p>03/05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8-03-20" calcext:value-type="date">
            <text:p>03/20/2018</text:p>
          </table:table-cell>
          <table:table-cell table:number-columns-repeated="2"/>
          <table:table-cell office:value-type="string" calcext:value-type="string">
            <text:p>四离日</text:p>
          </table:table-cell>
          <table:table-cell office:value-type="date" office:date-value="2018-03-20" calcext:value-type="date">
            <text:p>03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春分</text:p>
          </table:table-cell>
          <table:table-cell office:value-type="date" office:date-value="2018-03-21" calcext:value-type="date">
            <text:p>03/21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date" office:date-value="2018-03-22" calcext:value-type="date">
            <text:p>03/22/2018</text:p>
          </table:table-cell>
          <table:table-cell table:number-columns-repeated="2"/>
          <table:table-cell office:value-type="string" calcext:value-type="string">
            <text:p>春社日</text:p>
          </table:table-cell>
          <table:table-cell office:value-type="date" office:date-value="2018-03-22" calcext:value-type="date">
            <text:p>03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清明</text:p>
          </table:table-cell>
          <table:table-cell office:value-type="date" office:date-value="2018-04-05" calcext:value-type="date">
            <text:p>04/05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谷雨</text:p>
          </table:table-cell>
          <table:table-cell office:value-type="date" office:date-value="2018-04-20" calcext:value-type="date">
            <text:p>04/20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8-05-04" calcext:value-type="date">
            <text:p>05/04/2018</text:p>
          </table:table-cell>
          <table:table-cell table:number-columns-repeated="2"/>
          <table:table-cell office:value-type="string" calcext:value-type="string">
            <text:p>四绝日</text:p>
          </table:table-cell>
          <table:table-cell office:value-type="date" office:date-value="2018-05-04" calcext:value-type="date">
            <text:p>05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立夏</text:p>
          </table:table-cell>
          <table:table-cell office:value-type="date" office:date-value="2018-05-05" calcext:value-type="date">
            <text:p>05/05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满</text:p>
          </table:table-cell>
          <table:table-cell office:value-type="date" office:date-value="2018-05-21" calcext:value-type="date">
            <text:p>05/21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芒种</text:p>
          </table:table-cell>
          <table:table-cell office:value-type="date" office:date-value="2018-06-06" calcext:value-type="date">
            <text:p>06/06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8-06-20" calcext:value-type="date">
            <text:p>06/20/2018</text:p>
          </table:table-cell>
          <table:table-cell table:number-columns-repeated="2"/>
          <table:table-cell office:value-type="string" calcext:value-type="string">
            <text:p>四离日</text:p>
          </table:table-cell>
          <table:table-cell office:value-type="date" office:date-value="2018-06-20" calcext:value-type="date">
            <text:p>06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夏至</text:p>
          </table:table-cell>
          <table:table-cell office:value-type="date" office:date-value="2018-06-21" calcext:value-type="date">
            <text:p>06/21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暑</text:p>
          </table:table-cell>
          <table:table-cell office:value-type="date" office:date-value="2018-07-07" calcext:value-type="date">
            <text:p>07/07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暑</text:p>
          </table:table-cell>
          <table:table-cell office:value-type="date" office:date-value="2018-07-23" calcext:value-type="date">
            <text:p>07/23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8-08-06" calcext:value-type="date">
            <text:p>08/06/2018</text:p>
          </table:table-cell>
          <table:table-cell table:number-columns-repeated="2"/>
          <table:table-cell office:value-type="string" calcext:value-type="string">
            <text:p>四绝日</text:p>
          </table:table-cell>
          <table:table-cell office:value-type="date" office:date-value="2018-08-06" calcext:value-type="date">
            <text:p>08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立秋</text:p>
          </table:table-cell>
          <table:table-cell office:value-type="date" office:date-value="2018-08-07" calcext:value-type="date">
            <text:p>08/07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处暑</text:p>
          </table:table-cell>
          <table:table-cell office:value-type="date" office:date-value="2018-08-23" calcext:value-type="date">
            <text:p>08/23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白露</text:p>
          </table:table-cell>
          <table:table-cell office:value-type="date" office:date-value="2018-09-08" calcext:value-type="date">
            <text:p>09/08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秋社日</text:p>
          </table:table-cell>
          <table:table-cell office:value-type="date" office:date-value="2018-09-18" calcext:value-type="date">
            <text:p>09/18/2018</text:p>
          </table:table-cell>
          <table:table-cell table:number-columns-repeated="2"/>
          <table:table-cell office:value-type="string" calcext:value-type="string">
            <text:p>秋社日</text:p>
          </table:table-cell>
          <table:table-cell office:value-type="date" office:date-value="2018-09-18" calcext:value-type="date">
            <text:p>09/1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8-09-22" calcext:value-type="date">
            <text:p>09/22/2018</text:p>
          </table:table-cell>
          <table:table-cell table:number-columns-repeated="2"/>
          <table:table-cell office:value-type="string" calcext:value-type="string">
            <text:p>四离日</text:p>
          </table:table-cell>
          <table:table-cell office:value-type="date" office:date-value="2018-09-22" calcext:value-type="date">
            <text:p>09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秋分</text:p>
          </table:table-cell>
          <table:table-cell office:value-type="date" office:date-value="2018-09-23" calcext:value-type="date">
            <text:p>09/23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寒露</text:p>
          </table:table-cell>
          <table:table-cell office:value-type="date" office:date-value="2018-10-08" calcext:value-type="date">
            <text:p>10/08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霜降</text:p>
          </table:table-cell>
          <table:table-cell office:value-type="date" office:date-value="2018-10-23" calcext:value-type="date">
            <text:p>10/23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8-11-06" calcext:value-type="date">
            <text:p>11/06/2018</text:p>
          </table:table-cell>
          <table:table-cell table:number-columns-repeated="2"/>
          <table:table-cell office:value-type="string" calcext:value-type="string">
            <text:p>四绝日</text:p>
          </table:table-cell>
          <table:table-cell office:value-type="date" office:date-value="2018-11-06" calcext:value-type="date">
            <text:p>11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立冬</text:p>
          </table:table-cell>
          <table:table-cell office:value-type="date" office:date-value="2018-11-07" calcext:value-type="date">
            <text:p>11/07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雪</text:p>
          </table:table-cell>
          <table:table-cell office:value-type="date" office:date-value="2018-11-22" calcext:value-type="date">
            <text:p>11/22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雪</text:p>
          </table:table-cell>
          <table:table-cell office:value-type="date" office:date-value="2018-12-07" calcext:value-type="date">
            <text:p>12/07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8-12-21" calcext:value-type="date">
            <text:p>12/21/2018</text:p>
          </table:table-cell>
          <table:table-cell table:number-columns-repeated="2"/>
          <table:table-cell office:value-type="string" calcext:value-type="string">
            <text:p>四离日</text:p>
          </table:table-cell>
          <table:table-cell office:value-type="date" office:date-value="2018-12-21" calcext:value-type="date">
            <text:p>12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冬至</text:p>
          </table:table-cell>
          <table:table-cell office:value-type="date" office:date-value="2018-12-22" calcext:value-type="date">
            <text:p>12/22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寒</text:p>
          </table:table-cell>
          <table:table-cell office:value-type="date" office:date-value="2019-01-05" calcext:value-type="date">
            <text:p>01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寒</text:p>
          </table:table-cell>
          <table:table-cell office:value-type="date" office:date-value="2019-01-20" calcext:value-type="date">
            <text:p>01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9" office:value-type="string" calcext:value-type="string">
            <text:p>四绝日</text:p>
          </table:table-cell>
          <table:table-cell office:value-type="date" office:date-value="2019-02-03" calcext:value-type="date">
            <text:p>02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立春</text:p>
          </table:table-cell>
          <table:table-cell office:value-type="date" office:date-value="2019-02-04" calcext:value-type="date">
            <text:p>02/0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雨水</text:p>
          </table:table-cell>
          <table:table-cell office:value-type="date" office:date-value="2019-02-19" calcext:value-type="date">
            <text:p>02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惊蛰</text:p>
          </table:table-cell>
          <table:table-cell office:value-type="date" office:date-value="2019-03-06" calcext:value-type="date">
            <text:p>03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9-03-20" calcext:value-type="date">
            <text:p>03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春分</text:p>
          </table:table-cell>
          <table:table-cell office:value-type="date" office:date-value="2019-03-21" calcext:value-type="date">
            <text:p>03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date" office:date-value="2019-03-22" calcext:value-type="date">
            <text:p>03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清明</text:p>
          </table:table-cell>
          <table:table-cell office:value-type="date" office:date-value="2019-04-05" calcext:value-type="date">
            <text:p>04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谷雨</text:p>
          </table:table-cell>
          <table:table-cell office:value-type="date" office:date-value="2019-04-20" calcext:value-type="date">
            <text:p>04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9-05-05" calcext:value-type="date">
            <text:p>05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立夏</text:p>
          </table:table-cell>
          <table:table-cell office:value-type="date" office:date-value="2019-05-06" calcext:value-type="date">
            <text:p>05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满</text:p>
          </table:table-cell>
          <table:table-cell office:value-type="date" office:date-value="2019-05-21" calcext:value-type="date">
            <text:p>05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芒种</text:p>
          </table:table-cell>
          <table:table-cell office:value-type="date" office:date-value="2019-06-06" calcext:value-type="date">
            <text:p>06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9-06-21" calcext:value-type="date">
            <text:p>06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夏至</text:p>
          </table:table-cell>
          <table:table-cell office:value-type="date" office:date-value="2019-06-22" calcext:value-type="date">
            <text:p>06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暑</text:p>
          </table:table-cell>
          <table:table-cell office:value-type="date" office:date-value="2019-07-07" calcext:value-type="date">
            <text:p>07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暑</text:p>
          </table:table-cell>
          <table:table-cell office:value-type="date" office:date-value="2019-07-23" calcext:value-type="date">
            <text:p>07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9-08-07" calcext:value-type="date">
            <text:p>08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立秋</text:p>
          </table:table-cell>
          <table:table-cell office:value-type="date" office:date-value="2019-08-08" calcext:value-type="date">
            <text:p>08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处暑</text:p>
          </table:table-cell>
          <table:table-cell office:value-type="date" office:date-value="2019-08-23" calcext:value-type="date">
            <text:p>08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白露</text:p>
          </table:table-cell>
          <table:table-cell office:value-type="date" office:date-value="2019-09-08" calcext:value-type="date">
            <text:p>09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9-09-17" calcext:value-type="date">
            <text:p>09/1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秋社日</text:p>
          </table:table-cell>
          <table:table-cell office:value-type="date" office:date-value="2019-09-18" calcext:value-type="date">
            <text:p>09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秋分</text:p>
          </table:table-cell>
          <table:table-cell office:value-type="date" office:date-value="2019-09-23" calcext:value-type="date">
            <text:p>09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寒露</text:p>
          </table:table-cell>
          <table:table-cell office:value-type="date" office:date-value="2019-10-08" calcext:value-type="date">
            <text:p>10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霜降</text:p>
          </table:table-cell>
          <table:table-cell office:value-type="date" office:date-value="2019-10-24" calcext:value-type="date">
            <text:p>10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9-11-07" calcext:value-type="date">
            <text:p>11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立冬</text:p>
          </table:table-cell>
          <table:table-cell office:value-type="date" office:date-value="2019-11-08" calcext:value-type="date">
            <text:p>11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雪</text:p>
          </table:table-cell>
          <table:table-cell office:value-type="date" office:date-value="2019-11-22" calcext:value-type="date">
            <text:p>11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雪</text:p>
          </table:table-cell>
          <table:table-cell office:value-type="date" office:date-value="2019-12-07" calcext:value-type="date">
            <text:p>12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9-12-21" calcext:value-type="date">
            <text:p>12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冬至</text:p>
          </table:table-cell>
          <table:table-cell office:value-type="date" office:date-value="2019-12-22" calcext:value-type="date">
            <text:p>12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1-04" calcext:value-type="date">
            <text:p>01/0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1-04" calcext:value-type="date">
            <text:p>01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1-05" calcext:value-type="date">
            <text:p>01/0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1-05" calcext:value-type="date">
            <text:p>01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子日</text:p>
          </table:table-cell>
          <table:table-cell office:value-type="date" office:date-value="2018-01-08" calcext:value-type="date">
            <text:p>01/08/2018</text:p>
          </table:table-cell>
          <table:table-cell table:number-columns-repeated="2"/>
          <table:table-cell office:value-type="string" calcext:value-type="string">
            <text:p>庚子日</text:p>
          </table:table-cell>
          <table:table-cell office:value-type="date" office:date-value="2018-01-08" calcext:value-type="date">
            <text:p>01/0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1-09" calcext:value-type="date">
            <text:p>01/0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1-09" calcext:value-type="date">
            <text:p>01/0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1-14" calcext:value-type="date">
            <text:p>01/1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1-14" calcext:value-type="date">
            <text:p>01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1-15" calcext:value-type="date">
            <text:p>01/1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1-15" calcext:value-type="date">
            <text:p>01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date" office:date-value="2018-01-18" calcext:value-type="date">
            <text:p>01/18/2018</text:p>
          </table:table-cell>
          <table:table-cell table:number-columns-repeated="2"/>
          <table:table-cell office:value-type="string" calcext:value-type="string">
            <text:p>冬至后第三戌日</text:p>
          </table:table-cell>
          <table:table-cell office:value-type="date" office:date-value="2018-01-18" calcext:value-type="date">
            <text:p>01/1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1-19" calcext:value-type="date">
            <text:p>01/1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1-19" calcext:value-type="date">
            <text:p>01/1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1-24" calcext:value-type="date">
            <text:p>01/2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1-24" calcext:value-type="date">
            <text:p>01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1-25" calcext:value-type="date">
            <text:p>01/2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1-25" calcext:value-type="date">
            <text:p>01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8-01-28" calcext:value-type="date">
            <text:p>01/28/2018</text:p>
          </table:table-cell>
          <table:table-cell table:number-columns-repeated="2"/>
          <table:table-cell office:value-type="string" calcext:value-type="string">
            <text:p>庚申日</text:p>
          </table:table-cell>
          <table:table-cell office:value-type="date" office:date-value="2018-01-28" calcext:value-type="date">
            <text:p>01/2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1-29" calcext:value-type="date">
            <text:p>01/2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1-29" calcext:value-type="date">
            <text:p>01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2-01" calcext:value-type="date">
            <text:p>02/01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2-01" calcext:value-type="date">
            <text:p>02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2-03" calcext:value-type="date">
            <text:p>02/0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2-03" calcext:value-type="date">
            <text:p>02/0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2-04" calcext:value-type="date">
            <text:p>02/0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2-04" calcext:value-type="date">
            <text:p>02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2-08" calcext:value-type="date">
            <text:p>02/0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2-08" calcext:value-type="date">
            <text:p>02/0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2-13" calcext:value-type="date">
            <text:p>02/1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2-13" calcext:value-type="date">
            <text:p>02/1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2-14" calcext:value-type="date">
            <text:p>02/1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2-14" calcext:value-type="date">
            <text:p>02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2-18" calcext:value-type="date">
            <text:p>02/1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2-18" calcext:value-type="date">
            <text:p>02/1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2-23" calcext:value-type="date">
            <text:p>02/2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2-23" calcext:value-type="date">
            <text:p>02/2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2-24" calcext:value-type="date">
            <text:p>02/2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2-24" calcext:value-type="date">
            <text:p>02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2-28" calcext:value-type="date">
            <text:p>02/2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2-28" calcext:value-type="date">
            <text:p>02/2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3-05" calcext:value-type="date">
            <text:p>03/05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3-05" calcext:value-type="date">
            <text:p>03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3-06" calcext:value-type="date">
            <text:p>03/06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3-06" calcext:value-type="date">
            <text:p>03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3-10" calcext:value-type="date">
            <text:p>03/10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3-10" calcext:value-type="date">
            <text:p>03/1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3-15" calcext:value-type="date">
            <text:p>03/15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3-15" calcext:value-type="date">
            <text:p>03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3-16" calcext:value-type="date">
            <text:p>03/16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3-16" calcext:value-type="date">
            <text:p>03/1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3-20" calcext:value-type="date">
            <text:p>03/20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3-20" calcext:value-type="date">
            <text:p>03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3-25" calcext:value-type="date">
            <text:p>03/25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3-25" calcext:value-type="date">
            <text:p>03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3-26" calcext:value-type="date">
            <text:p>03/26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3-26" calcext:value-type="date">
            <text:p>03/2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8-03-29" calcext:value-type="date">
            <text:p>03/29/2018</text:p>
          </table:table-cell>
          <table:table-cell table:number-columns-repeated="2"/>
          <table:table-cell office:value-type="string" calcext:value-type="string">
            <text:p>庚申日</text:p>
          </table:table-cell>
          <table:table-cell office:value-type="date" office:date-value="2018-03-29" calcext:value-type="date">
            <text:p>03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3-30" calcext:value-type="date">
            <text:p>03/30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3-30" calcext:value-type="date">
            <text:p>03/3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4-02" calcext:value-type="date">
            <text:p>04/02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4-02" calcext:value-type="date">
            <text:p>04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4-04" calcext:value-type="date">
            <text:p>04/0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4-04" calcext:value-type="date">
            <text:p>04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4-05" calcext:value-type="date">
            <text:p>04/0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4-05" calcext:value-type="date">
            <text:p>04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4-09" calcext:value-type="date">
            <text:p>04/0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4-09" calcext:value-type="date">
            <text:p>04/0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4-14" calcext:value-type="date">
            <text:p>04/1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4-14" calcext:value-type="date">
            <text:p>04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4-15" calcext:value-type="date">
            <text:p>04/1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4-15" calcext:value-type="date">
            <text:p>04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4-19" calcext:value-type="date">
            <text:p>04/1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4-19" calcext:value-type="date">
            <text:p>04/1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4-24" calcext:value-type="date">
            <text:p>04/2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4-24" calcext:value-type="date">
            <text:p>04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4-25" calcext:value-type="date">
            <text:p>04/2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4-25" calcext:value-type="date">
            <text:p>04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4-29" calcext:value-type="date">
            <text:p>04/2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4-29" calcext:value-type="date">
            <text:p>04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5-04" calcext:value-type="date">
            <text:p>05/0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5-04" calcext:value-type="date">
            <text:p>05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5-05" calcext:value-type="date">
            <text:p>05/0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5-05" calcext:value-type="date">
            <text:p>05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5-09" calcext:value-type="date">
            <text:p>05/0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5-09" calcext:value-type="date">
            <text:p>05/0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5-19" calcext:value-type="date">
            <text:p>05/1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5-19" calcext:value-type="date">
            <text:p>05/1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5-24" calcext:value-type="date">
            <text:p>05/2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5-24" calcext:value-type="date">
            <text:p>05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5-25" calcext:value-type="date">
            <text:p>05/2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5-25" calcext:value-type="date">
            <text:p>05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5-29" calcext:value-type="date">
            <text:p>05/2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5-29" calcext:value-type="date">
            <text:p>05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6-01" calcext:value-type="date">
            <text:p>06/01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6-01" calcext:value-type="date">
            <text:p>06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6-03" calcext:value-type="date">
            <text:p>06/0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6-03" calcext:value-type="date">
            <text:p>06/0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6-04" calcext:value-type="date">
            <text:p>06/0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6-04" calcext:value-type="date">
            <text:p>06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6-08" calcext:value-type="date">
            <text:p>06/0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6-08" calcext:value-type="date">
            <text:p>06/0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6-13" calcext:value-type="date">
            <text:p>06/1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6-13" calcext:value-type="date">
            <text:p>06/1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6-14" calcext:value-type="date">
            <text:p>06/1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6-14" calcext:value-type="date">
            <text:p>06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6-23" calcext:value-type="date">
            <text:p>06/2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6-23" calcext:value-type="date">
            <text:p>06/2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6-24" calcext:value-type="date">
            <text:p>06/2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6-24" calcext:value-type="date">
            <text:p>06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7-03" calcext:value-type="date">
            <text:p>07/0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7-03" calcext:value-type="date">
            <text:p>07/0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7-04" calcext:value-type="date">
            <text:p>07/0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7-04" calcext:value-type="date">
            <text:p>07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7-08" calcext:value-type="date">
            <text:p>07/0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7-08" calcext:value-type="date">
            <text:p>07/0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7-13" calcext:value-type="date">
            <text:p>07/1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7-13" calcext:value-type="date">
            <text:p>07/1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7-14" calcext:value-type="date">
            <text:p>07/1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7-14" calcext:value-type="date">
            <text:p>07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7-18" calcext:value-type="date">
            <text:p>07/1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7-18" calcext:value-type="date">
            <text:p>07/1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7-23" calcext:value-type="date">
            <text:p>07/2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7-23" calcext:value-type="date">
            <text:p>07/2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7-24" calcext:value-type="date">
            <text:p>07/2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7-24" calcext:value-type="date">
            <text:p>07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7-28" calcext:value-type="date">
            <text:p>07/2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7-28" calcext:value-type="date">
            <text:p>07/2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7-31" calcext:value-type="date">
            <text:p>07/31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7-31" calcext:value-type="date">
            <text:p>07/3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8-02" calcext:value-type="date">
            <text:p>08/02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8-02" calcext:value-type="date">
            <text:p>08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8-03" calcext:value-type="date">
            <text:p>08/03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8-03" calcext:value-type="date">
            <text:p>08/0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8-07" calcext:value-type="date">
            <text:p>08/07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8-07" calcext:value-type="date">
            <text:p>08/0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8-12" calcext:value-type="date">
            <text:p>08/12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8-12" calcext:value-type="date">
            <text:p>08/1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8-13" calcext:value-type="date">
            <text:p>08/13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8-13" calcext:value-type="date">
            <text:p>08/1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8-17" calcext:value-type="date">
            <text:p>08/17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8-17" calcext:value-type="date">
            <text:p>08/1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8-22" calcext:value-type="date">
            <text:p>08/22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8-22" calcext:value-type="date">
            <text:p>08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8-23" calcext:value-type="date">
            <text:p>08/23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8-23" calcext:value-type="date">
            <text:p>08/2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8-27" calcext:value-type="date">
            <text:p>08/27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8-27" calcext:value-type="date">
            <text:p>08/2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9-01" calcext:value-type="date">
            <text:p>09/0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9-01" calcext:value-type="date">
            <text:p>09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9-02" calcext:value-type="date">
            <text:p>09/0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9-02" calcext:value-type="date">
            <text:p>09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9-06" calcext:value-type="date">
            <text:p>09/0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9-06" calcext:value-type="date">
            <text:p>09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9-11" calcext:value-type="date">
            <text:p>09/1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9-11" calcext:value-type="date">
            <text:p>09/1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9-12" calcext:value-type="date">
            <text:p>09/1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9-12" calcext:value-type="date">
            <text:p>09/1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9-16" calcext:value-type="date">
            <text:p>09/1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9-16" calcext:value-type="date">
            <text:p>09/1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9-21" calcext:value-type="date">
            <text:p>09/2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9-21" calcext:value-type="date">
            <text:p>09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9-22" calcext:value-type="date">
            <text:p>09/2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9-22" calcext:value-type="date">
            <text:p>09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8-09-25" calcext:value-type="date">
            <text:p>09/25/2018</text:p>
          </table:table-cell>
          <table:table-cell table:number-columns-repeated="2"/>
          <table:table-cell office:value-type="string" calcext:value-type="string">
            <text:p>庚申日</text:p>
          </table:table-cell>
          <table:table-cell office:value-type="date" office:date-value="2018-09-25" calcext:value-type="date">
            <text:p>09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9-26" calcext:value-type="date">
            <text:p>09/2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9-26" calcext:value-type="date">
            <text:p>09/2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9-29" calcext:value-type="date">
            <text:p>09/29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9-29" calcext:value-type="date">
            <text:p>09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0-01" calcext:value-type="date">
            <text:p>10/0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0-01" calcext:value-type="date">
            <text:p>10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0-02" calcext:value-type="date">
            <text:p>10/0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0-02" calcext:value-type="date">
            <text:p>10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0-06" calcext:value-type="date">
            <text:p>10/0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0-06" calcext:value-type="date">
            <text:p>10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0-11" calcext:value-type="date">
            <text:p>10/1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0-11" calcext:value-type="date">
            <text:p>10/1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0-12" calcext:value-type="date">
            <text:p>10/1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0-12" calcext:value-type="date">
            <text:p>10/1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0-16" calcext:value-type="date">
            <text:p>10/1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0-16" calcext:value-type="date">
            <text:p>10/1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0-21" calcext:value-type="date">
            <text:p>10/2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0-21" calcext:value-type="date">
            <text:p>10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0-22" calcext:value-type="date">
            <text:p>10/2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0-22" calcext:value-type="date">
            <text:p>10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0-26" calcext:value-type="date">
            <text:p>10/2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0-26" calcext:value-type="date">
            <text:p>10/2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0-31" calcext:value-type="date">
            <text:p>10/3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0-31" calcext:value-type="date">
            <text:p>10/3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1-01" calcext:value-type="date">
            <text:p>11/0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1-01" calcext:value-type="date">
            <text:p>11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1-05" calcext:value-type="date">
            <text:p>11/0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1-05" calcext:value-type="date">
            <text:p>11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1-10" calcext:value-type="date">
            <text:p>11/1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1-10" calcext:value-type="date">
            <text:p>11/1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1-11" calcext:value-type="date">
            <text:p>11/1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1-11" calcext:value-type="date">
            <text:p>11/1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1-15" calcext:value-type="date">
            <text:p>11/1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1-15" calcext:value-type="date">
            <text:p>11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1-20" calcext:value-type="date">
            <text:p>11/2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1-20" calcext:value-type="date">
            <text:p>11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1-21" calcext:value-type="date">
            <text:p>11/2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1-21" calcext:value-type="date">
            <text:p>11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8-11-24" calcext:value-type="date">
            <text:p>11/24/2018</text:p>
          </table:table-cell>
          <table:table-cell table:number-columns-repeated="2"/>
          <table:table-cell office:value-type="string" calcext:value-type="string">
            <text:p>庚申日</text:p>
          </table:table-cell>
          <table:table-cell office:value-type="date" office:date-value="2018-11-24" calcext:value-type="date">
            <text:p>11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1-25" calcext:value-type="date">
            <text:p>11/2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1-25" calcext:value-type="date">
            <text:p>11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11-28" calcext:value-type="date">
            <text:p>11/28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11-28" calcext:value-type="date">
            <text:p>11/2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1-30" calcext:value-type="date">
            <text:p>11/3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1-30" calcext:value-type="date">
            <text:p>11/3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2-01" calcext:value-type="date">
            <text:p>12/0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2-01" calcext:value-type="date">
            <text:p>12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2-05" calcext:value-type="date">
            <text:p>12/0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2-05" calcext:value-type="date">
            <text:p>12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2-10" calcext:value-type="date">
            <text:p>12/1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2-10" calcext:value-type="date">
            <text:p>12/1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2-11" calcext:value-type="date">
            <text:p>12/1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2-11" calcext:value-type="date">
            <text:p>12/1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2-15" calcext:value-type="date">
            <text:p>12/1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2-15" calcext:value-type="date">
            <text:p>12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2-20" calcext:value-type="date">
            <text:p>12/2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2-20" calcext:value-type="date">
            <text:p>12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2-21" calcext:value-type="date">
            <text:p>12/2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2-21" calcext:value-type="date">
            <text:p>12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date" office:date-value="2018-12-24" calcext:value-type="date">
            <text:p>12/24/2018</text:p>
          </table:table-cell>
          <table:table-cell table:number-columns-repeated="2"/>
          <table:table-cell office:value-type="string" calcext:value-type="string">
            <text:p>冬至后庚日</text:p>
          </table:table-cell>
          <table:table-cell office:value-type="date" office:date-value="2018-12-24" calcext:value-type="date">
            <text:p>12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date" office:date-value="2018-12-25" calcext:value-type="date">
            <text:p>12/25/2018</text:p>
          </table:table-cell>
          <table:table-cell table:number-columns-repeated="2"/>
          <table:table-cell office:value-type="string" calcext:value-type="string">
            <text:p>冬至后辛日</text:p>
          </table:table-cell>
          <table:table-cell office:value-type="date" office:date-value="2018-12-25" calcext:value-type="date">
            <text:p>12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2-30" calcext:value-type="date">
            <text:p>12/3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2-30" calcext:value-type="date">
            <text:p>12/3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2-31" calcext:value-type="date">
            <text:p>12/3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2-31" calcext:value-type="date">
            <text:p>12/3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1-04" calcext:value-type="date">
            <text:p>01/0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1-09" calcext:value-type="date">
            <text:p>01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1-10" calcext:value-type="date">
            <text:p>01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1-19" calcext:value-type="date">
            <text:p>01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1-20" calcext:value-type="date">
            <text:p>01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1-23" calcext:value-type="date">
            <text:p>01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1-24" calcext:value-type="date">
            <text:p>01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date" office:date-value="2019-01-25" calcext:value-type="date">
            <text:p>01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1-27" calcext:value-type="date">
            <text:p>01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1-29" calcext:value-type="date">
            <text:p>01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1-30" calcext:value-type="date">
            <text:p>01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2-03" calcext:value-type="date">
            <text:p>02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2-08" calcext:value-type="date">
            <text:p>02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2-09" calcext:value-type="date">
            <text:p>02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2-13" calcext:value-type="date">
            <text:p>02/1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2-18" calcext:value-type="date">
            <text:p>02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2-19" calcext:value-type="date">
            <text:p>02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2-23" calcext:value-type="date">
            <text:p>02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2-28" calcext:value-type="date">
            <text:p>02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3-01" calcext:value-type="date">
            <text:p>03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3-05" calcext:value-type="date">
            <text:p>03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3-10" calcext:value-type="date">
            <text:p>03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3-11" calcext:value-type="date">
            <text:p>03/1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3-15" calcext:value-type="date">
            <text:p>03/1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3-20" calcext:value-type="date">
            <text:p>03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3-21" calcext:value-type="date">
            <text:p>03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3-24" calcext:value-type="date">
            <text:p>03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3-25" calcext:value-type="date">
            <text:p>03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3-28" calcext:value-type="date">
            <text:p>03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3-30" calcext:value-type="date">
            <text:p>03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3-31" calcext:value-type="date">
            <text:p>03/3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4-04" calcext:value-type="date">
            <text:p>04/0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4-09" calcext:value-type="date">
            <text:p>04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4-10" calcext:value-type="date">
            <text:p>04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4-14" calcext:value-type="date">
            <text:p>04/1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4-19" calcext:value-type="date">
            <text:p>04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4-20" calcext:value-type="date">
            <text:p>04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4-24" calcext:value-type="date">
            <text:p>04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4-29" calcext:value-type="date">
            <text:p>04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4-30" calcext:value-type="date">
            <text:p>04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5-04" calcext:value-type="date">
            <text:p>05/0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5-09" calcext:value-type="date">
            <text:p>05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5-10" calcext:value-type="date">
            <text:p>05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5-14" calcext:value-type="date">
            <text:p>05/1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5-19" calcext:value-type="date">
            <text:p>05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5-20" calcext:value-type="date">
            <text:p>05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5-23" calcext:value-type="date">
            <text:p>05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5-24" calcext:value-type="date">
            <text:p>05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5-27" calcext:value-type="date">
            <text:p>05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5-29" calcext:value-type="date">
            <text:p>05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5-30" calcext:value-type="date">
            <text:p>05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6-03" calcext:value-type="date">
            <text:p>06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6-08" calcext:value-type="date">
            <text:p>06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6-09" calcext:value-type="date">
            <text:p>06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6-13" calcext:value-type="date">
            <text:p>06/1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6-18" calcext:value-type="date">
            <text:p>06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6-19" calcext:value-type="date">
            <text:p>06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6-28" calcext:value-type="date">
            <text:p>06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6-29" calcext:value-type="date">
            <text:p>06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7-03" calcext:value-type="date">
            <text:p>07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7-08" calcext:value-type="date">
            <text:p>07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7-09" calcext:value-type="date">
            <text:p>07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7-13" calcext:value-type="date">
            <text:p>07/1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7-18" calcext:value-type="date">
            <text:p>07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7-19" calcext:value-type="date">
            <text:p>07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7-22" calcext:value-type="date">
            <text:p>07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7-23" calcext:value-type="date">
            <text:p>07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7-26" calcext:value-type="date">
            <text:p>07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7-28" calcext:value-type="date">
            <text:p>07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7-29" calcext:value-type="date">
            <text:p>07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8-02" calcext:value-type="date">
            <text:p>08/0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8-07" calcext:value-type="date">
            <text:p>08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8-08" calcext:value-type="date">
            <text:p>08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8-12" calcext:value-type="date">
            <text:p>08/1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8-17" calcext:value-type="date">
            <text:p>08/1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8-18" calcext:value-type="date">
            <text:p>08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8-22" calcext:value-type="date">
            <text:p>08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8-27" calcext:value-type="date">
            <text:p>08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8-28" calcext:value-type="date">
            <text:p>08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9-01" calcext:value-type="date">
            <text:p>09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9-06" calcext:value-type="date">
            <text:p>09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9-07" calcext:value-type="date">
            <text:p>09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9-11" calcext:value-type="date">
            <text:p>09/1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9-16" calcext:value-type="date">
            <text:p>09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9-17" calcext:value-type="date">
            <text:p>09/1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9-20" calcext:value-type="date">
            <text:p>09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9-21" calcext:value-type="date">
            <text:p>09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9-24" calcext:value-type="date">
            <text:p>09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9-26" calcext:value-type="date">
            <text:p>09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9-27" calcext:value-type="date">
            <text:p>09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0-01" calcext:value-type="date">
            <text:p>10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0-06" calcext:value-type="date">
            <text:p>10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0-07" calcext:value-type="date">
            <text:p>10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0-11" calcext:value-type="date">
            <text:p>10/1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0-16" calcext:value-type="date">
            <text:p>10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0-17" calcext:value-type="date">
            <text:p>10/1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0-21" calcext:value-type="date">
            <text:p>10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0-26" calcext:value-type="date">
            <text:p>10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0-27" calcext:value-type="date">
            <text:p>10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0-31" calcext:value-type="date">
            <text:p>10/3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1-05" calcext:value-type="date">
            <text:p>11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1-06" calcext:value-type="date">
            <text:p>11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1-10" calcext:value-type="date">
            <text:p>11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1-15" calcext:value-type="date">
            <text:p>11/1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1-16" calcext:value-type="date">
            <text:p>11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11-19" calcext:value-type="date">
            <text:p>11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1-20" calcext:value-type="date">
            <text:p>11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11-23" calcext:value-type="date">
            <text:p>11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1-25" calcext:value-type="date">
            <text:p>11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1-26" calcext:value-type="date">
            <text:p>11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1-30" calcext:value-type="date">
            <text:p>11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2-05" calcext:value-type="date">
            <text:p>12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2-06" calcext:value-type="date">
            <text:p>12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2-10" calcext:value-type="date">
            <text:p>12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2-15" calcext:value-type="date">
            <text:p>12/1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2-16" calcext:value-type="date">
            <text:p>12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2-20" calcext:value-type="date">
            <text:p>12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2-25" calcext:value-type="date">
            <text:p>12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2-26" calcext:value-type="date">
            <text:p>12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date" office:date-value="2019-12-29" calcext:value-type="date">
            <text:p>12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date" office:date-value="2019-12-30" calcext:value-type="date">
            <text:p>12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初伏</text:p>
          </table:table-cell>
          <table:table-cell office:value-type="date" office:date-value="2018-07-17" calcext:value-type="date">
            <text:p>07/17/2018</text:p>
          </table:table-cell>
          <table:table-cell table:number-columns-repeated="2"/>
          <table:table-cell office:value-type="string" calcext:value-type="string">
            <text:p>初伏</text:p>
          </table:table-cell>
          <table:table-cell office:value-type="date" office:date-value="2018-07-17" calcext:value-type="date">
            <text:p>07/1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中伏</text:p>
          </table:table-cell>
          <table:table-cell office:value-type="date" office:date-value="2018-07-27" calcext:value-type="date">
            <text:p>07/27/2018</text:p>
          </table:table-cell>
          <table:table-cell table:number-columns-repeated="2"/>
          <table:table-cell office:value-type="string" calcext:value-type="string">
            <text:p>中伏</text:p>
          </table:table-cell>
          <table:table-cell office:value-type="date" office:date-value="2018-07-27" calcext:value-type="date">
            <text:p>07/2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末伏</text:p>
          </table:table-cell>
          <table:table-cell office:value-type="date" office:date-value="2018-08-16" calcext:value-type="date">
            <text:p>08/16/2018</text:p>
          </table:table-cell>
          <table:table-cell table:number-columns-repeated="2"/>
          <table:table-cell office:value-type="string" calcext:value-type="string">
            <text:p>末伏</text:p>
          </table:table-cell>
          <table:table-cell office:value-type="date" office:date-value="2018-08-16" calcext:value-type="date">
            <text:p>08/1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初伏</text:p>
          </table:table-cell>
          <table:table-cell office:value-type="date" office:date-value="2019-07-22" calcext:value-type="date">
            <text:p>07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中伏</text:p>
          </table:table-cell>
          <table:table-cell office:value-type="date" office:date-value="2019-08-01" calcext:value-type="date">
            <text:p>08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末伏</text:p>
          </table:table-cell>
          <table:table-cell office:value-type="date" office:date-value="2019-08-11" calcext:value-type="date">
            <text:p>08/1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01-05" calcext:value-type="date">
            <text:p>01/05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01-05" calcext:value-type="date">
            <text:p>01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03-07" calcext:value-type="date">
            <text:p>03/07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03-07" calcext:value-type="date">
            <text:p>03/0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05-06" calcext:value-type="date">
            <text:p>05/06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05-06" calcext:value-type="date">
            <text:p>05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07-05" calcext:value-type="date">
            <text:p>07/05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07-05" calcext:value-type="date">
            <text:p>07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11-02" calcext:value-type="date">
            <text:p>11/02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11-02" calcext:value-type="date">
            <text:p>11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01-01" calcext:value-type="date">
            <text:p>01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03-03" calcext:value-type="date">
            <text:p>03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07-01" calcext:value-type="date">
            <text:p>07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08-30" calcext:value-type="date">
            <text:p>08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10-29" calcext:value-type="date">
            <text:p>10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12-28" calcext:value-type="date">
            <text:p>12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date" office:date-value="2019-05-01" calcext:value-type="date">
            <text:p>05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date" office:date-value="2019-12-16" calcext:value-type="date">
            <text:p>12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1-21" calcext:value-type="date">
            <text:p>01/21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1-21" calcext:value-type="date">
            <text:p>01/21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1-31" calcext:value-type="date">
            <text:p>01/31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1-31" calcext:value-type="date">
            <text:p>01/31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3-24" calcext:value-type="date">
            <text:p>03/24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3-24" calcext:value-type="date">
            <text:p>03/24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3-30" calcext:value-type="date">
            <text:p>03/30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3-30" calcext:value-type="date">
            <text:p>03/30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5-12" calcext:value-type="date">
            <text:p>05/12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5-12" calcext:value-type="date">
            <text:p>05/12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5-15" calcext:value-type="date">
            <text:p>05/15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5-15" calcext:value-type="date">
            <text:p>05/15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5-25" calcext:value-type="date">
            <text:p>05/25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5-25" calcext:value-type="date">
            <text:p>05/25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7-14" calcext:value-type="date">
            <text:p>07/14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7-14" calcext:value-type="date">
            <text:p>07/14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7-24" calcext:value-type="date">
            <text:p>07/24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7-24" calcext:value-type="date">
            <text:p>07/24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9-09" calcext:value-type="date">
            <text:p>09/09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9-09" calcext:value-type="date">
            <text:p>09/09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9-20" calcext:value-type="date">
            <text:p>09/20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9-20" calcext:value-type="date">
            <text:p>09/20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9-26" calcext:value-type="date">
            <text:p>09/26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9-26" calcext:value-type="date">
            <text:p>09/26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11-17" calcext:value-type="date">
            <text:p>11/17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11-17" calcext:value-type="date">
            <text:p>11/17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11-27" calcext:value-type="date">
            <text:p>11/27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11-27" calcext:value-type="date">
            <text:p>11/27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1-16" calcext:value-type="date">
            <text:p>01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1-26" calcext:value-type="date">
            <text:p>01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3-19" calcext:value-type="date">
            <text:p>03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3-25" calcext:value-type="date">
            <text:p>03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5-10" calcext:value-type="date">
            <text:p>05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5-20" calcext:value-type="date">
            <text:p>05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7-09" calcext:value-type="date">
            <text:p>07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7-19" calcext:value-type="date">
            <text:p>07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9-15" calcext:value-type="date">
            <text:p>09/1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9-16" calcext:value-type="date">
            <text:p>09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9-21" calcext:value-type="date">
            <text:p>09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11-12" calcext:value-type="date">
            <text:p>11/1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11-21" calcext:value-type="date">
            <text:p>11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11-22" calcext:value-type="date">
            <text:p>11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 table:number-rows-repeated="104822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ieqi" table:style-name="ta3">
        <office:forms form:automatic-focus="false" form:apply-design-mode="false"/>
        <table:table-column table:style-name="co2" table:default-cell-style-name="Default"/>
        <table:table-column table:style-name="co2" table:default-cell-style-name="ce11"/>
        <table:table-column table:style-name="co13" table:default-cell-style-name="Default"/>
        <table:table-column table:style-name="co2" table:number-columns-repeated="1021" table:default-cell-style-name="Default"/>
        <table:table-row table:style-name="ro5">
          <table:table-cell office:value-type="string" calcext:value-type="string">
            <text:p>小寒</text:p>
          </table:table-cell>
          <table:table-cell office:value-type="string" calcext:value-type="string">
            <text:p>01/05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寒</text:p>
          </table:table-cell>
          <table:table-cell office:value-type="string" calcext:value-type="string">
            <text:p>01/20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春</text:p>
          </table:table-cell>
          <table:table-cell office:value-type="string" calcext:value-type="string">
            <text:p>02/04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雨水</text:p>
          </table:table-cell>
          <table:table-cell office:value-type="string" calcext:value-type="string">
            <text:p>02/19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惊蛰</text:p>
          </table:table-cell>
          <table:table-cell office:value-type="string" calcext:value-type="string">
            <text:p>03/06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春分</text:p>
          </table:table-cell>
          <table:table-cell office:value-type="string" calcext:value-type="string">
            <text:p>03/21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清明</text:p>
          </table:table-cell>
          <table:table-cell office:value-type="string" calcext:value-type="string">
            <text:p>04/05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谷雨</text:p>
          </table:table-cell>
          <table:table-cell office:value-type="string" calcext:value-type="string">
            <text:p>04/20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夏</text:p>
          </table:table-cell>
          <table:table-cell office:value-type="string" calcext:value-type="string">
            <text:p>05/06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满</text:p>
          </table:table-cell>
          <table:table-cell office:value-type="string" calcext:value-type="string">
            <text:p>05/21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芒种</text:p>
          </table:table-cell>
          <table:table-cell office:value-type="string" calcext:value-type="string">
            <text:p>06/06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夏至</text:p>
          </table:table-cell>
          <table:table-cell office:value-type="string" calcext:value-type="string">
            <text:p>06/22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暑</text:p>
          </table:table-cell>
          <table:table-cell office:value-type="string" calcext:value-type="string">
            <text:p>07/07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暑</text:p>
          </table:table-cell>
          <table:table-cell office:value-type="string" calcext:value-type="string">
            <text:p>07/23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秋</text:p>
          </table:table-cell>
          <table:table-cell office:value-type="string" calcext:value-type="string">
            <text:p>08/08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处暑</text:p>
          </table:table-cell>
          <table:table-cell office:value-type="string" calcext:value-type="string">
            <text:p>08/23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白露</text:p>
          </table:table-cell>
          <table:table-cell office:value-type="string" calcext:value-type="string">
            <text:p>09/08/19</text:p>
          </table:table-cell>
          <table:table-cell table:style-name="ce10" office:value-type="string" calcext:value-type="string">
            <text:p>宜从白露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分</text:p>
          </table:table-cell>
          <table:table-cell office:value-type="string" calcext:value-type="string">
            <text:p>09/23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寒露</text:p>
          </table:table-cell>
          <table:table-cell office:value-type="string" calcext:value-type="string">
            <text:p>10/08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霜降</text:p>
          </table:table-cell>
          <table:table-cell office:value-type="string" calcext:value-type="string">
            <text:p>10/24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冬</text:p>
          </table:table-cell>
          <table:table-cell office:value-type="string" calcext:value-type="string">
            <text:p>11/08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雪</text:p>
          </table:table-cell>
          <table:table-cell office:value-type="string" calcext:value-type="string">
            <text:p>11/22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雪</text:p>
          </table:table-cell>
          <table:table-cell office:value-type="string" calcext:value-type="string">
            <text:p>12/07/19</text:p>
          </table:table-cell>
          <table:table-cell table:style-name="ce10" office:value-type="string" calcext:value-type="string">
            <text:p>宜从大雪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</text:p>
          </table:table-cell>
          <table:table-cell office:value-type="string" calcext:value-type="string">
            <text:p>12/22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寒</text:p>
          </table:table-cell>
          <table:table-cell office:value-type="string" calcext:value-type="string">
            <text:p>01/05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寒</text:p>
          </table:table-cell>
          <table:table-cell office:value-type="string" calcext:value-type="string">
            <text:p>01/20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春</text:p>
          </table:table-cell>
          <table:table-cell office:value-type="string" calcext:value-type="string">
            <text:p>02/04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雨水</text:p>
          </table:table-cell>
          <table:table-cell office:value-type="string" calcext:value-type="string">
            <text:p>02/20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惊蛰</text:p>
          </table:table-cell>
          <table:table-cell office:value-type="string" calcext:value-type="string">
            <text:p>03/06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春分</text:p>
          </table:table-cell>
          <table:table-cell office:value-type="string" calcext:value-type="string">
            <text:p>03/21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清明</text:p>
          </table:table-cell>
          <table:table-cell office:value-type="string" calcext:value-type="string">
            <text:p>04/05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谷雨</text:p>
          </table:table-cell>
          <table:table-cell office:value-type="string" calcext:value-type="string">
            <text:p>04/20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夏</text:p>
          </table:table-cell>
          <table:table-cell office:value-type="string" calcext:value-type="string">
            <text:p>05/06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满</text:p>
          </table:table-cell>
          <table:table-cell office:value-type="string" calcext:value-type="string">
            <text:p>05/21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芒种</text:p>
          </table:table-cell>
          <table:table-cell office:value-type="string" calcext:value-type="string">
            <text:p>06/06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夏至</text:p>
          </table:table-cell>
          <table:table-cell office:value-type="string" calcext:value-type="string">
            <text:p>06/22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暑</text:p>
          </table:table-cell>
          <table:table-cell office:value-type="string" calcext:value-type="string">
            <text:p>07/07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暑</text:p>
          </table:table-cell>
          <table:table-cell office:value-type="string" calcext:value-type="string">
            <text:p>07/23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秋</text:p>
          </table:table-cell>
          <table:table-cell office:value-type="string" calcext:value-type="string">
            <text:p>08/08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处暑</text:p>
          </table:table-cell>
          <table:table-cell office:value-type="string" calcext:value-type="string">
            <text:p>08/23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白露</text:p>
          </table:table-cell>
          <table:table-cell office:value-type="string" calcext:value-type="string">
            <text:p>09/08/20</text:p>
          </table:table-cell>
          <table:table-cell table:style-name="ce10" office:value-type="string" calcext:value-type="string">
            <text:p>宜从白露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分</text:p>
          </table:table-cell>
          <table:table-cell office:value-type="string" calcext:value-type="string">
            <text:p>09/23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寒露</text:p>
          </table:table-cell>
          <table:table-cell office:value-type="string" calcext:value-type="string">
            <text:p>10/08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霜降</text:p>
          </table:table-cell>
          <table:table-cell office:value-type="string" calcext:value-type="string">
            <text:p>10/24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冬</text:p>
          </table:table-cell>
          <table:table-cell office:value-type="string" calcext:value-type="string">
            <text:p>11/08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雪</text:p>
          </table:table-cell>
          <table:table-cell office:value-type="string" calcext:value-type="string">
            <text:p>11/22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雪</text:p>
          </table:table-cell>
          <table:table-cell office:value-type="string" calcext:value-type="string">
            <text:p>12/07/20</text:p>
          </table:table-cell>
          <table:table-cell table:style-name="ce10" office:value-type="string" calcext:value-type="string">
            <text:p>宜从大雪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</text:p>
          </table:table-cell>
          <table:table-cell office:value-type="string" calcext:value-type="string">
            <text:p>12/22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寒</text:p>
          </table:table-cell>
          <table:table-cell office:value-type="string" calcext:value-type="string">
            <text:p>01/05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寒</text:p>
          </table:table-cell>
          <table:table-cell office:value-type="string" calcext:value-type="string">
            <text:p>01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春</text:p>
          </table:table-cell>
          <table:table-cell office:value-type="string" calcext:value-type="string">
            <text:p>02/04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雨水</text:p>
          </table:table-cell>
          <table:table-cell office:value-type="string" calcext:value-type="string">
            <text:p>02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惊蛰</text:p>
          </table:table-cell>
          <table:table-cell office:value-type="string" calcext:value-type="string">
            <text:p>03/06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春分</text:p>
          </table:table-cell>
          <table:table-cell office:value-type="string" calcext:value-type="string">
            <text:p>03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清明</text:p>
          </table:table-cell>
          <table:table-cell office:value-type="string" calcext:value-type="string">
            <text:p>04/05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谷雨</text:p>
          </table:table-cell>
          <table:table-cell office:value-type="string" calcext:value-type="string">
            <text:p>04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夏</text:p>
          </table:table-cell>
          <table:table-cell office:value-type="string" calcext:value-type="string">
            <text:p>05/06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满</text:p>
          </table:table-cell>
          <table:table-cell office:value-type="string" calcext:value-type="string">
            <text:p>05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芒种</text:p>
          </table:table-cell>
          <table:table-cell office:value-type="string" calcext:value-type="string">
            <text:p>06/06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夏至</text:p>
          </table:table-cell>
          <table:table-cell office:value-type="string" calcext:value-type="string">
            <text:p>06/22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暑</text:p>
          </table:table-cell>
          <table:table-cell office:value-type="string" calcext:value-type="string">
            <text:p>07/07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暑</text:p>
          </table:table-cell>
          <table:table-cell office:value-type="string" calcext:value-type="string">
            <text:p>07/23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秋</text:p>
          </table:table-cell>
          <table:table-cell office:value-type="string" calcext:value-type="string">
            <text:p>08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处暑</text:p>
          </table:table-cell>
          <table:table-cell office:value-type="string" calcext:value-type="string">
            <text:p>08/23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白露</text:p>
          </table:table-cell>
          <table:table-cell office:value-type="string" calcext:value-type="string">
            <text:p>09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秋分</text:p>
          </table:table-cell>
          <table:table-cell office:value-type="string" calcext:value-type="string">
            <text:p>09/23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寒露</text:p>
          </table:table-cell>
          <table:table-cell office:value-type="string" calcext:value-type="string">
            <text:p>10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霜降</text:p>
          </table:table-cell>
          <table:table-cell office:value-type="string" calcext:value-type="string">
            <text:p>10/24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冬</text:p>
          </table:table-cell>
          <table:table-cell office:value-type="string" calcext:value-type="string">
            <text:p>11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雪</text:p>
          </table:table-cell>
          <table:table-cell office:value-type="string" calcext:value-type="string">
            <text:p>11/22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雪</text:p>
          </table:table-cell>
          <table:table-cell office:value-type="string" calcext:value-type="string">
            <text:p>12/07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冬至</text:p>
          </table:table-cell>
          <table:table-cell office:value-type="string" calcext:value-type="string">
            <text:p>12/22/21</text:p>
          </table:table-cell>
          <table:table-cell table:number-columns-repeated="1022"/>
        </table:table-row>
        <table:table-row table:style-name="ro5" table:number-rows-repeated="1048478">
          <table:table-cell table:number-columns-repeated="1024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hly" table:style-name="ta2">
        <office:forms form:automatic-focus="false" form:apply-design-mode="false"/>
        <table:table-column table:style-name="co2" table:number-columns-repeated="2" table:default-cell-style-name="ce46"/>
        <table:table-column table:style-name="co2" table:number-columns-repeated="1022" table:default-cell-style-name="Default"/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02</text:p>
          </table:table-cell>
          <table:table-cell table:style-name="ce47" office:value-type="float" office:value="7" calcext:value-type="float">
            <text:p>07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" calcext:value-type="float">
            <text:p>01</text:p>
          </table:table-cell>
          <table:table-cell table:style-name="ce48" office:value-type="string" calcext:value-type="string">
            <text:p>五月宜全戒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 table:number-rows-repeated="10482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early" table:style-name="ta5"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彌勒菩薩聖誕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天腊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玉帝校禄命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万神都会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五虚忌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定光古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六耗忌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上会日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五殿阎罗诞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玉皇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上元日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三尸神奏事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一殿秦广王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万神都会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福德土地正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文昌帝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东岳帝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釋迦牟尼佛出家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三殿宋帝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惠能大師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釋迦牟尼佛涅槃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太上老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四殿五官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至圣先师孔子讳辰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觀世音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普賢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二殿楚江王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玄天上帝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六殿卞城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牛鬼神出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观音斋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昊天上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玄坛诞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準提菩薩聖誕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天地仓开日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子孙娘娘诞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七殿泰山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苍颉至圣先师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八殿都市王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万神善化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文殊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南斗、西斗、北斗同降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万神善化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釋迦牟尼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纯阳祖师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钟离祖师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十殿转轮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紫微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藥王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南极长生大帝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地腊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五帝校定人官爵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九毒日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南方五道诞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天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天下都城隍诞</text:p>
          </table:table-cell>
          <table:table-cell office:value-type="string" calcext:value-type="string">
            <text:p>跟寿康宝鉴网页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伽藍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张天师诞</text:p>
          </table:table-cell>
          <table:table-cell office:value-type="string" calcext:value-type="string">
            <text:p>跟寿康宝鉴网页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孝蛾神诞</text:p>
          </table:table-cell>
          <table:table-cell office:value-type="string" calcext:value-type="string">
            <text:p>跟寿康宝鉴网页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護法韋馱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南赡部洲击大法鼓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天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觀世音菩薩成道日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南方火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雷祖诞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关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中会日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道德腊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五帝校生人善恶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阴毒日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大勢至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佛歡喜日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中元日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西王母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太岁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增福财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龍樹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地藏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许真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北斗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司命灶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雷声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太阴朝元（宜焚香守夜）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天曹掠刷真君降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天曹掠刷真君降</text:p>
          </table:table-cell>
          <table:table-cell table:number-columns-repeated="1021"/>
        </table:table-row>
        <table:table-row table:style-name="ro6"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天人兴福之辰（宜斋戒-存想吉事）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燃燈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至圣先师孔子诞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四天会事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诸神考校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五瘟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斗母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鄷都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斗母降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宜戒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金龙四大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日宫月宫会合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觀世音菩薩出家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藥師琉璃光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民岁腊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四天王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三茅降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下会日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達摩大師聖誕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天曹考察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四天王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宜戒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下元水府校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下元日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至圣先师孔子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天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阿彌陀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太阳日宫诞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张仙诞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掠刷大夫降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掠刷大夫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王侯腊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釋迦牟尼佛成道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天地交道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灶君节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五岳神诞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司命朝天奏人善恶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三清玉帝同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观音斋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華嚴菩薩聖誕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诸神下降察访善恶</text:p>
          </table:table-cell>
          <table:table-cell table:number-columns-repeated="1021"/>
        </table:table-row>
        <table:table-row table:style-name="ro5" table:number-rows-repeated="1048394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20大小月区分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1" table:default-cell-style-name="ce1"/>
        <table:table-column table:style-name="co1" table:default-cell-style-name="ce1"/>
        <table:table-row table:style-name="ro19">
          <table:table-cell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string" calcext:value-type="string">
            <text:p>2020年大小月为：011110010101</text:p>
          </table:table-cell>
          <table:table-cell table:style-name="Default"/>
        </table:table-row>
        <table:table-row table:style-name="ro29">
          <table:table-cell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table:style-name="Default" office:value-type="string" calcext:value-type="string">
            <text:p>润4月29天，4月30天</text:p>
          </table:table-cell>
          <table:table-cell table:style-name="Default"/>
        </table:table-row>
        <table:table-row table:style-name="ro19">
          <table:table-cell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string" calcext:value-type="string">
            <text:p/>
            <text:p>司命奏事last day of each month,whatever big or small</text:p>
          </table:table-cell>
          <table:table-cell table:style-name="Default"/>
        </table:table-row>
        <table:table-row table:style-name="ro19">
          <table:table-cell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string" calcext:value-type="string">
            <text:p>big month have last day as additional</text:p>
          </table:table-cell>
          <table:table-cell office:value-type="string" calcext:value-type="string">
            <text:p>四天王巡行</text:p>
          </table:table-cell>
        </table:table-row>
        <table:table-row table:style-name="ro19">
          <table:table-cell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毁败日</text:p>
          </table:table-cell>
        </table:table-row>
        <table:table-row table:style-name="ro19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毁败日</text:p>
          </table:table-cell>
        </table:table-row>
        <table:table-row table:style-name="ro1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月晦</text:p>
          </table:table-cell>
        </table:table-row>
        <table:table-row table:style-name="ro1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月晦</text:p>
          </table:table-cell>
        </table:table-row>
        <table:table-row table:style-name="ro19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十斋日</text:p>
          </table:table-cell>
        </table:table-row>
        <table:table-row table:style-name="ro19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十斋日</text:p>
          </table:table-cell>
        </table:table-row>
        <table:table-row table:style-name="ro29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table:style-name="Default" table:number-columns-repeated="2"/>
        </table:table-row>
        <table:table-row table:style-name="ro29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table:style-name="Default" table:number-columns-repeated="2"/>
        </table:table-row>
      </table:table>
      <table:table table:name="lunar-solar-converter" table:style-name="ta1">
        <table:table-column table:style-name="co14" table:default-cell-style-name="Default"/>
        <table:table-column table:style-name="co1" table:number-columns-repeated="9" table:default-cell-style-name="Default"/>
        <table:table-row table:style-name="ro4">
          <table:table-cell office:value-type="string" calcext:value-type="string">
            <text:p><text:a xlink:href="mailto:Lunar-month-days@lunar-solar-converter" xlink:type="simple">Lunar-month-days@lunar-solar-converter</text:a></text:p>
          </table:table-cell>
          <table:table-cell table:number-columns-repeated="9"/>
        </table:table-row>
        <table:table-row table:style-name="ro4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/>0x1694</text:p>
          </table:table-cell>
          <table:table-cell office:value-type="string" calcext:value-type="string">
            <text:p><text:s/>0x16aa</text:p>
          </table:table-cell>
          <table:table-cell office:value-type="string" calcext:value-type="string">
            <text:p><text:s/>0x4ad5</text:p>
          </table:table-cell>
          <table:table-cell table:number-columns-repeated="5"/>
          <table:table-cell office:value-type="float" office:value="1887" calcext:value-type="float">
            <text:p>1887</text:p>
          </table:table-cell>
        </table:table-row>
        <table:table-row table:style-name="ro4">
          <table:table-cell office:value-type="string" calcext:value-type="string">
            <text:p><text:s text:c="8"/>0xab6</text:p>
          </table:table-cell>
          <table:table-cell office:value-type="string" calcext:value-type="string">
            <text:p><text:s/>0xc4b7</text:p>
          </table:table-cell>
          <table:table-cell office:value-type="string" calcext:value-type="string">
            <text:p><text:s/>0x4ae</text:p>
          </table:table-cell>
          <table:table-cell office:value-type="string" calcext:value-type="string">
            <text:p><text:s/>0xa56</text:p>
          </table:table-cell>
          <table:table-cell office:value-type="string" calcext:value-type="string">
            <text:p><text:s/>0xb52a</text:p>
          </table:table-cell>
          <table:table-cell office:value-type="string" calcext:value-type="string">
            <text:p><text:s/>0x1d2a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75aa</text:p>
          </table:table-cell>
          <table:table-cell office:value-type="string" calcext:value-type="string">
            <text:p><text:s/>0x156a</text:p>
          </table:table-cell>
          <table:table-cell office:value-type="float" office:value="1891" calcext:value-type="float">
            <text:p>1891</text:p>
          </table:table-cell>
        </table:table-row>
        <table:table-row table:style-name="ro4">
          <table:table-cell office:value-type="string" calcext:value-type="string">
            <text:p><text:s text:c="8"/>0x1096d</text:p>
          </table:table-cell>
          <table:table-cell office:value-type="string" calcext:value-type="string">
            <text:p><text:s/>0x95c</text:p>
          </table:table-cell>
          <table:table-cell office:value-type="string" calcext:value-type="string">
            <text:p><text:s/>0x14ae</text:p>
          </table:table-cell>
          <table:table-cell office:value-type="string" calcext:value-type="string">
            <text:p><text:s/>0xaa4d</text:p>
          </table:table-cell>
          <table:table-cell office:value-type="string" calcext:value-type="string">
            <text:p><text:s/>0x1a4c</text:p>
          </table:table-cell>
          <table:table-cell office:value-type="string" calcext:value-type="string">
            <text:p><text:s/>0x1b2a</text:p>
          </table:table-cell>
          <table:table-cell office:value-type="string" calcext:value-type="string">
            <text:p><text:s/>0x8d55</text:p>
          </table:table-cell>
          <table:table-cell office:value-type="string" calcext:value-type="string">
            <text:p><text:s/>0xad4</text:p>
          </table:table-cell>
          <table:table-cell/>
          <table:table-cell office:value-type="float" office:value="1900" calcext:value-type="float">
            <text:p>1900</text:p>
          </table:table-cell>
        </table:table-row>
        <table:table-row table:style-name="ro4">
          <table:table-cell office:value-type="string" calcext:value-type="string">
            <text:p><text:s text:c="8"/>0x135a</text:p>
          </table:table-cell>
          <table:table-cell office:value-type="string" calcext:value-type="string">
            <text:p><text:s/>0x495d</text:p>
          </table:table-cell>
          <table:table-cell office:value-type="string" calcext:value-type="string">
            <text:p><text:s/>0x95c</text:p>
          </table:table-cell>
          <table:table-cell office:value-type="string" calcext:value-type="string">
            <text:p><text:s/>0xd49b</text:p>
          </table:table-cell>
          <table:table-cell office:value-type="string" calcext:value-type="string">
            <text:p><text:s/>0x149a</text:p>
          </table:table-cell>
          <table:table-cell office:value-type="string" calcext:value-type="string">
            <text:p><text:s/>0x1a4a</text:p>
          </table:table-cell>
          <table:table-cell office:value-type="string" calcext:value-type="string">
            <text:p><text:s/>0xbaa5</text:p>
          </table:table-cell>
          <table:table-cell office:value-type="string" calcext:value-type="string">
            <text:p><text:s/>0x16a8</text:p>
          </table:table-cell>
          <table:table-cell/>
          <table:table-cell table:formula="of:=[.J4]+8" office:value-type="float" office:value="1908" calcext:value-type="float">
            <text:p>1908</text:p>
          </table:table-cell>
        </table:table-row>
        <table:table-row table:style-name="ro4">
          <table:table-cell office:value-type="string" calcext:value-type="string">
            <text:p><text:s text:c="8"/>0x1ad4</text:p>
          </table:table-cell>
          <table:table-cell office:value-type="string" calcext:value-type="string">
            <text:p><text:s/>0x52da</text:p>
          </table:table-cell>
          <table:table-cell office:value-type="string" calcext:value-type="string">
            <text:p><text:s/>0x12b6</text:p>
          </table:table-cell>
          <table:table-cell office:value-type="string" calcext:value-type="string">
            <text:p><text:s/>0xe937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b64b</text:p>
          </table:table-cell>
          <table:table-cell office:value-type="string" calcext:value-type="string">
            <text:p><text:s/>0xd4a</text:p>
          </table:table-cell>
          <table:table-cell/>
          <table:table-cell table:formula="of:=[.J5]+8" office:value-type="float" office:value="1916" calcext:value-type="float">
            <text:p>1916</text:p>
          </table:table-cell>
        </table:table-row>
        <table:table-row table:style-name="ro4">
          <table:table-cell office:value-type="string" calcext:value-type="string">
            <text:p><text:s text:c="8"/>0xda8</text:p>
          </table:table-cell>
          <table:table-cell office:value-type="string" calcext:value-type="string">
            <text:p><text:s/>0x95b5</text:p>
          </table:table-cell>
          <table:table-cell office:value-type="string" calcext:value-type="string">
            <text:p><text:s/>0x56c</text:p>
          </table:table-cell>
          <table:table-cell office:value-type="string" calcext:value-type="string">
            <text:p><text:s/>0x12ae</text:p>
          </table:table-cell>
          <table:table-cell office:value-type="string" calcext:value-type="string">
            <text:p><text:s/>0x492f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cc96</text:p>
          </table:table-cell>
          <table:table-cell office:value-type="string" calcext:value-type="string">
            <text:p><text:s/>0x1a94</text:p>
          </table:table-cell>
          <table:table-cell/>
          <table:table-cell table:formula="of:=[.J6]+8" office:value-type="float" office:value="1924" calcext:value-type="float">
            <text:p>1924</text:p>
          </table:table-cell>
        </table:table-row>
        <table:table-row table:style-name="ro4">
          <table:table-cell office:value-type="string" calcext:value-type="string">
            <text:p><text:s text:c="8"/>0x1d4a</text:p>
          </table:table-cell>
          <table:table-cell office:value-type="string" calcext:value-type="string">
            <text:p><text:s/>0xada9</text:p>
          </table:table-cell>
          <table:table-cell office:value-type="string" calcext:value-type="string">
            <text:p><text:s/>0xb5a</text:p>
          </table:table-cell>
          <table:table-cell office:value-type="string" calcext:value-type="string">
            <text:p><text:s/>0x56c</text:p>
          </table:table-cell>
          <table:table-cell office:value-type="string" calcext:value-type="string">
            <text:p><text:s/>0x726e</text:p>
          </table:table-cell>
          <table:table-cell office:value-type="string" calcext:value-type="string">
            <text:p><text:s/>0x125c</text:p>
          </table:table-cell>
          <table:table-cell office:value-type="string" calcext:value-type="string">
            <text:p><text:s/>0xf92d</text:p>
          </table:table-cell>
          <table:table-cell office:value-type="string" calcext:value-type="string">
            <text:p><text:s/>0x192a</text:p>
          </table:table-cell>
          <table:table-cell/>
          <table:table-cell table:formula="of:=[.J7]+8" office:value-type="float" office:value="1932" calcext:value-type="float">
            <text:p>1932</text:p>
          </table:table-cell>
        </table:table-row>
        <table:table-row table:style-name="ro4">
          <table:table-cell office:value-type="string" calcext:value-type="string">
            <text:p><text:s text:c="8"/>0x1a94</text:p>
          </table:table-cell>
          <table:table-cell office:value-type="string" calcext:value-type="string">
            <text:p><text:s/>0xdb4a</text:p>
          </table:table-cell>
          <table:table-cell office:value-type="string" calcext:value-type="string">
            <text:p><text:s/>0x16aa</text:p>
          </table:table-cell>
          <table:table-cell office:value-type="string" calcext:value-type="string">
            <text:p><text:s/>0xad4</text:p>
          </table:table-cell>
          <table:table-cell office:value-type="string" calcext:value-type="string">
            <text:p><text:s/>0x955b</text:p>
          </table:table-cell>
          <table:table-cell office:value-type="string" calcext:value-type="string">
            <text:p><text:s/>0x4ba</text:p>
          </table:table-cell>
          <table:table-cell office:value-type="string" calcext:value-type="string">
            <text:p><text:s/>0x125a</text:p>
          </table:table-cell>
          <table:table-cell office:value-type="string" calcext:value-type="string">
            <text:p><text:s/>0x592b</text:p>
          </table:table-cell>
          <table:table-cell/>
          <table:table-cell table:formula="of:=[.J8]+8" office:value-type="float" office:value="1940" calcext:value-type="float">
            <text:p>1940</text:p>
          </table:table-cell>
        </table:table-row>
        <table:table-row table:style-name="ro4">
          <table:table-cell office:value-type="string" calcext:value-type="string">
            <text:p><text:s text:c="8"/>0x152a</text:p>
          </table:table-cell>
          <table:table-cell office:value-type="string" calcext:value-type="string">
            <text:p><text:s/>0xf695</text:p>
          </table:table-cell>
          <table:table-cell office:value-type="string" calcext:value-type="string">
            <text:p><text:s/>0xd94</text:p>
          </table:table-cell>
          <table:table-cell office:value-type="string" calcext:value-type="string">
            <text:p><text:s/>0x16aa</text:p>
          </table:table-cell>
          <table:table-cell office:value-type="string" calcext:value-type="string">
            <text:p><text:s/>0xaab5</text:p>
          </table:table-cell>
          <table:table-cell office:value-type="string" calcext:value-type="string">
            <text:p><text:s/>0x9b4</text:p>
          </table:table-cell>
          <table:table-cell office:value-type="string" calcext:value-type="string">
            <text:p><text:s/>0x14b6</text:p>
          </table:table-cell>
          <table:table-cell office:value-type="string" calcext:value-type="string">
            <text:p><text:s/>0x6a57</text:p>
          </table:table-cell>
          <table:table-cell/>
          <table:table-cell table:formula="of:=[.J9]+8" office:value-type="float" office:value="1948" calcext:value-type="float">
            <text:p>1948</text:p>
          </table:table-cell>
        </table:table-row>
        <table:table-row table:style-name="ro4">
          <table:table-cell office:value-type="string" calcext:value-type="string">
            <text:p><text:s text:c="8"/>0xa56</text:p>
          </table:table-cell>
          <table:table-cell office:value-type="string" calcext:value-type="string">
            <text:p><text:s/>0x1152a</text:p>
          </table:table-cell>
          <table:table-cell office:value-type="string" calcext:value-type="string">
            <text:p><text:s/>0x1d2a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d5aa</text:p>
          </table:table-cell>
          <table:table-cell office:value-type="string" calcext:value-type="string">
            <text:p><text:s/>0x156a</text:p>
          </table:table-cell>
          <table:table-cell office:value-type="string" calcext:value-type="string">
            <text:p><text:s/>0x96c</text:p>
          </table:table-cell>
          <table:table-cell office:value-type="string" calcext:value-type="string">
            <text:p><text:s/>0x94ae</text:p>
          </table:table-cell>
          <table:table-cell/>
          <table:table-cell table:formula="of:=[.J10]+8" office:value-type="float" office:value="1956" calcext:value-type="float">
            <text:p>1956</text:p>
          </table:table-cell>
        </table:table-row>
        <table:table-row table:style-name="ro4">
          <table:table-cell office:value-type="string" calcext:value-type="string">
            <text:p><text:s text:c="8"/>0x14ae</text:p>
          </table:table-cell>
          <table:table-cell office:value-type="string" calcext:value-type="string">
            <text:p><text:s/>0xa4c</text:p>
          </table:table-cell>
          <table:table-cell office:value-type="string" calcext:value-type="string">
            <text:p><text:s/>0x7d26</text:p>
          </table:table-cell>
          <table:table-cell office:value-type="string" calcext:value-type="string">
            <text:p><text:s/>0x1b2a</text:p>
          </table:table-cell>
          <table:table-cell office:value-type="string" calcext:value-type="string">
            <text:p><text:s/>0xeb55</text:p>
          </table:table-cell>
          <table:table-cell office:value-type="string" calcext:value-type="string">
            <text:p><text:s/>0xad4</text:p>
          </table:table-cell>
          <table:table-cell office:value-type="string" calcext:value-type="string">
            <text:p><text:s/>0x12da</text:p>
          </table:table-cell>
          <table:table-cell office:value-type="string" calcext:value-type="string">
            <text:p><text:s/>0xa95d</text:p>
          </table:table-cell>
          <table:table-cell/>
          <table:table-cell table:formula="of:=[.J11]+8" office:value-type="float" office:value="1964" calcext:value-type="float">
            <text:p>1964</text:p>
          </table:table-cell>
        </table:table-row>
        <table:table-row table:style-name="ro4">
          <table:table-cell office:value-type="string" calcext:value-type="string">
            <text:p><text:s text:c="8"/>0x95a</text:p>
          </table:table-cell>
          <table:table-cell office:value-type="string" calcext:value-type="string">
            <text:p><text:s/>0x149a</text:p>
          </table:table-cell>
          <table:table-cell office:value-type="string" calcext:value-type="string">
            <text:p><text:s/>0x9a4d</text:p>
          </table:table-cell>
          <table:table-cell office:value-type="string" calcext:value-type="string">
            <text:p><text:s/>0x1a4a</text:p>
          </table:table-cell>
          <table:table-cell office:value-type="string" calcext:value-type="string">
            <text:p><text:s/>0x11aa5</text:p>
          </table:table-cell>
          <table:table-cell office:value-type="string" calcext:value-type="string">
            <text:p><text:s/>0x16a8</text:p>
          </table:table-cell>
          <table:table-cell office:value-type="string" calcext:value-type="string">
            <text:p><text:s/>0x16d4</text:p>
          </table:table-cell>
          <table:table-cell office:value-type="string" calcext:value-type="string">
            <text:p><text:s/>0xd2da</text:p>
          </table:table-cell>
          <table:table-cell/>
          <table:table-cell table:formula="of:=[.J12]+8" office:value-type="float" office:value="1972" calcext:value-type="float">
            <text:p>1972</text:p>
          </table:table-cell>
        </table:table-row>
        <table:table-row table:style-name="ro4">
          <table:table-cell office:value-type="string" calcext:value-type="string">
            <text:p><text:s text:c="8"/>0x12b6</text:p>
          </table:table-cell>
          <table:table-cell office:value-type="string" calcext:value-type="string">
            <text:p><text:s/>0x936</text:p>
          </table:table-cell>
          <table:table-cell office:value-type="string" calcext:value-type="string">
            <text:p><text:s/>0x9497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1564b</text:p>
          </table:table-cell>
          <table:table-cell office:value-type="string" calcext:value-type="string">
            <text:p><text:s/>0xd4a</text:p>
          </table:table-cell>
          <table:table-cell office:value-type="string" calcext:value-type="string">
            <text:p><text:s/>0xda8</text:p>
          </table:table-cell>
          <table:table-cell office:value-type="string" calcext:value-type="string">
            <text:p><text:s/>0xd5b4</text:p>
          </table:table-cell>
          <table:table-cell/>
          <table:table-cell table:formula="of:=[.J13]+8" office:value-type="float" office:value="1980" calcext:value-type="float">
            <text:p>1980</text:p>
          </table:table-cell>
        </table:table-row>
        <table:table-row table:style-name="ro4">
          <table:table-cell office:value-type="string" calcext:value-type="string">
            <text:p><text:s text:c="8"/>0x156c</text:p>
          </table:table-cell>
          <table:table-cell office:value-type="string" calcext:value-type="string">
            <text:p><text:s/>0x12ae</text:p>
          </table:table-cell>
          <table:table-cell office:value-type="string" calcext:value-type="string">
            <text:p><text:s/>0xa92f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c96</text:p>
          </table:table-cell>
          <table:table-cell office:value-type="string" calcext:value-type="string">
            <text:p><text:s/>0x6d4a</text:p>
          </table:table-cell>
          <table:table-cell office:value-type="string" calcext:value-type="string">
            <text:p><text:s/>0x1d4a</text:p>
          </table:table-cell>
          <table:table-cell office:value-type="string" calcext:value-type="string">
            <text:p><text:s/>0x10d65</text:p>
          </table:table-cell>
          <table:table-cell/>
          <table:table-cell table:formula="of:=[.J14]+8" office:value-type="float" office:value="1988" calcext:value-type="float">
            <text:p>1988</text:p>
          </table:table-cell>
        </table:table-row>
        <table:table-row table:style-name="ro4">
          <table:table-cell office:value-type="string" calcext:value-type="string">
            <text:p><text:s text:c="8"/>0xb58</text:p>
          </table:table-cell>
          <table:table-cell office:value-type="string" calcext:value-type="string">
            <text:p><text:s/>0x156c</text:p>
          </table:table-cell>
          <table:table-cell office:value-type="string" calcext:value-type="string">
            <text:p><text:s/>0xb26d</text:p>
          </table:table-cell>
          <table:table-cell office:value-type="string" calcext:value-type="string">
            <text:p><text:s/>0x125c</text:p>
          </table:table-cell>
          <table:table-cell office:value-type="string" calcext:value-type="string">
            <text:p><text:s/>0x192c</text:p>
          </table:table-cell>
          <table:table-cell office:value-type="string" calcext:value-type="string">
            <text:p><text:s/>0x9a95</text:p>
          </table:table-cell>
          <table:table-cell office:value-type="string" calcext:value-type="string">
            <text:p><text:s/>0x1a94</text:p>
          </table:table-cell>
          <table:table-cell office:value-type="string" calcext:value-type="string">
            <text:p><text:s/>0x1b4a</text:p>
          </table:table-cell>
          <table:table-cell/>
          <table:table-cell table:formula="of:=[.J15]+8" office:value-type="float" office:value="1996" calcext:value-type="float">
            <text:p>1996</text:p>
          </table:table-cell>
        </table:table-row>
        <table:table-row table:style-name="ro4">
          <table:table-cell office:value-type="string" calcext:value-type="string">
            <text:p><text:s text:c="8"/>0x4b55</text:p>
          </table:table-cell>
          <table:table-cell office:value-type="string" calcext:value-type="string">
            <text:p><text:s/>0xad4</text:p>
          </table:table-cell>
          <table:table-cell office:value-type="string" calcext:value-type="string">
            <text:p><text:s/>0xf55b</text:p>
          </table:table-cell>
          <table:table-cell office:value-type="string" calcext:value-type="string">
            <text:p><text:s/>0x4ba</text:p>
          </table:table-cell>
          <table:table-cell office:value-type="string" calcext:value-type="string">
            <text:p><text:s/>0x125a</text:p>
          </table:table-cell>
          <table:table-cell office:value-type="string" calcext:value-type="string">
            <text:p><text:s/>0xb92b</text:p>
          </table:table-cell>
          <table:table-cell office:value-type="string" calcext:value-type="string">
            <text:p><text:s/>0x152a</text:p>
          </table:table-cell>
          <table:table-cell office:value-type="string" calcext:value-type="string">
            <text:p><text:s/>0x1694</text:p>
          </table:table-cell>
          <table:table-cell/>
          <table:table-cell table:formula="of:=[.J16]+8" office:value-type="float" office:value="2004" calcext:value-type="float">
            <text:p>2004</text:p>
          </table:table-cell>
        </table:table-row>
        <table:table-row table:style-name="ro4">
          <table:table-cell office:value-type="string" calcext:value-type="string">
            <text:p><text:s text:c="8"/>0x96aa</text:p>
          </table:table-cell>
          <table:table-cell office:value-type="string" calcext:value-type="string">
            <text:p><text:s/>0x15aa</text:p>
          </table:table-cell>
          <table:table-cell office:value-type="string" calcext:value-type="string">
            <text:p><text:s/>0x12ab5</text:p>
          </table:table-cell>
          <table:table-cell office:value-type="string" calcext:value-type="string">
            <text:p><text:s/>0x974</text:p>
          </table:table-cell>
          <table:table-cell office:value-type="string" calcext:value-type="string">
            <text:p><text:s/>0x14b6</text:p>
          </table:table-cell>
          <table:table-cell office:value-type="string" calcext:value-type="string">
            <text:p><text:s/>0xca57</text:p>
          </table:table-cell>
          <table:table-cell table:style-name="ce41" office:value-type="string" calcext:value-type="string">
            <text:p><text:s/>0xa56</text:p>
          </table:table-cell>
          <table:table-cell table:style-name="ce41" office:value-type="string" calcext:value-type="string">
            <office:annotation draw:style-name="gr3" draw:text-style-name="P2" svg:width="82.18pt" svg:height="28.09pt" svg:x="552.98pt" svg:y="175.07pt" draw:caption-point-x="-17.29pt" draw:caption-point-y="42.8pt">
              <dc:date>2019-01-26T00:00:00</dc:date>
              <text:p text:style-name="P1"><text:span text:style-name="T1">2019</text:span></text:p>
              <text:p text:style-name="P1"><text:span text:style-name="T1"/></text:p>
            </office:annotation>
            <text:p><text:s/>0x1526</text:p>
          </table:table-cell>
          <table:table-cell/>
          <table:table-cell table:formula="of:=[.J17]+8" office:value-type="float" office:value="2012" calcext:value-type="float">
            <text:p>2012</text:p>
          </table:table-cell>
        </table:table-row>
        <table:table-row table:style-name="ro4">
          <table:table-cell table:style-name="ce33" office:value-type="string" calcext:value-type="string">
            <text:p><text:s text:c="8"/>0x8e95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15aa</text:p>
          </table:table-cell>
          <table:table-cell office:value-type="string" calcext:value-type="string">
            <text:p><text:s/>0x49b5</text:p>
          </table:table-cell>
          <table:table-cell office:value-type="string" calcext:value-type="string">
            <text:p><text:s/>0x96c</text:p>
          </table:table-cell>
          <table:table-cell office:value-type="string" calcext:value-type="string">
            <text:p><text:s/>0xd4ae</text:p>
          </table:table-cell>
          <table:table-cell office:value-type="string" calcext:value-type="string">
            <text:p><text:s/>0x149c</text:p>
          </table:table-cell>
          <table:table-cell office:value-type="string" calcext:value-type="string">
            <text:p><text:s/>0x1a4c</text:p>
          </table:table-cell>
          <table:table-cell/>
          <table:table-cell table:formula="of:=[.J18]+8" office:value-type="float" office:value="2020" calcext:value-type="float">
            <text:p>2020</text:p>
          </table:table-cell>
        </table:table-row>
        <table:table-row table:style-name="ro4">
          <table:table-cell office:value-type="string" calcext:value-type="string">
            <text:p><text:s text:c="8"/>0xbd26</text:p>
          </table:table-cell>
          <table:table-cell office:value-type="string" calcext:value-type="string">
            <text:p><text:s/>0x1aa6</text:p>
          </table:table-cell>
          <table:table-cell office:value-type="string" calcext:value-type="string">
            <text:p><text:s/>0xb54</text:p>
          </table:table-cell>
          <table:table-cell office:value-type="string" calcext:value-type="string">
            <text:p><text:s/>0x6d6a</text:p>
          </table:table-cell>
          <table:table-cell office:value-type="string" calcext:value-type="string">
            <text:p><text:s/>0x12da</text:p>
          </table:table-cell>
          <table:table-cell office:value-type="string" calcext:value-type="string">
            <text:p><text:s/>0x1695d</text:p>
          </table:table-cell>
          <table:table-cell office:value-type="string" calcext:value-type="string">
            <text:p><text:s/>0x95a</text:p>
          </table:table-cell>
          <table:table-cell office:value-type="string" calcext:value-type="string">
            <text:p><text:s/>0x149a</text:p>
          </table:table-cell>
          <table:table-cell/>
          <table:table-cell table:formula="of:=[.J19]+8" office:value-type="float" office:value="2028" calcext:value-type="float">
            <text:p>2028</text:p>
          </table:table-cell>
        </table:table-row>
        <table:table-row table:style-name="ro4">
          <table:table-cell office:value-type="string" calcext:value-type="string">
            <text:p><text:s text:c="8"/>0xda4b</text:p>
          </table:table-cell>
          <table:table-cell office:value-type="string" calcext:value-type="string">
            <text:p><text:s/>0x1a4a</text:p>
          </table:table-cell>
          <table:table-cell office:value-type="string" calcext:value-type="string">
            <text:p><text:s/>0x1aa4</text:p>
          </table:table-cell>
          <table:table-cell office:value-type="string" calcext:value-type="string">
            <text:p><text:s/>0xbb54</text:p>
          </table:table-cell>
          <table:table-cell office:value-type="string" calcext:value-type="string">
            <text:p><text:s/>0x16b4</text:p>
          </table:table-cell>
          <table:table-cell office:value-type="string" calcext:value-type="string">
            <text:p><text:s/>0xada</text:p>
          </table:table-cell>
          <table:table-cell office:value-type="string" calcext:value-type="string">
            <text:p><text:s/>0x495b</text:p>
          </table:table-cell>
          <table:table-cell office:value-type="string" calcext:value-type="string">
            <text:p><text:s/>0x936</text:p>
          </table:table-cell>
          <table:table-cell/>
          <table:table-cell table:formula="of:=[.J20]+8" office:value-type="float" office:value="2036" calcext:value-type="float">
            <text:p>2036</text:p>
          </table:table-cell>
        </table:table-row>
        <table:table-row table:style-name="ro4">
          <table:table-cell office:value-type="string" calcext:value-type="string">
            <text:p><text:s text:c="8"/>0xf497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154a</text:p>
          </table:table-cell>
          <table:table-cell office:value-type="string" calcext:value-type="string">
            <text:p><text:s/>0xb6a5</text:p>
          </table:table-cell>
          <table:table-cell office:value-type="string" calcext:value-type="string">
            <text:p><text:s/>0xda4</text:p>
          </table:table-cell>
          <table:table-cell office:value-type="string" calcext:value-type="string">
            <text:p><text:s/>0x15b4</text:p>
          </table:table-cell>
          <table:table-cell office:value-type="string" calcext:value-type="string">
            <text:p><text:s/>0x6ab6</text:p>
          </table:table-cell>
          <table:table-cell office:value-type="string" calcext:value-type="string">
            <text:p><text:s/>0x126e</text:p>
          </table:table-cell>
          <table:table-cell/>
          <table:table-cell table:formula="of:=[.J21]+8" office:value-type="float" office:value="2044" calcext:value-type="float">
            <text:p>2044</text:p>
          </table:table-cell>
        </table:table-row>
        <table:table-row table:style-name="ro4">
          <table:table-cell office:value-type="string" calcext:value-type="string">
            <text:p><text:s text:c="8"/>0x1092f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c96</text:p>
          </table:table-cell>
          <table:table-cell office:value-type="string" calcext:value-type="string">
            <text:p><text:s/>0xcd4a</text:p>
          </table:table-cell>
          <table:table-cell office:value-type="string" calcext:value-type="string">
            <text:p><text:s/>0x1d4a</text:p>
          </table:table-cell>
          <table:table-cell office:value-type="string" calcext:value-type="string">
            <text:p><text:s/>0xd64</text:p>
          </table:table-cell>
          <table:table-cell office:value-type="string" calcext:value-type="string">
            <text:p><text:s/>0x956c</text:p>
          </table:table-cell>
          <table:table-cell office:value-type="string" calcext:value-type="string">
            <text:p><text:s/>0x155c</text:p>
          </table:table-cell>
          <table:table-cell/>
          <table:table-cell table:formula="of:=[.J22]+8" office:value-type="float" office:value="2052" calcext:value-type="float">
            <text:p>2052</text:p>
          </table:table-cell>
        </table:table-row>
        <table:table-row table:style-name="ro4">
          <table:table-cell office:value-type="string" calcext:value-type="string">
            <text:p><text:s text:c="8"/>0x125c</text:p>
          </table:table-cell>
          <table:table-cell office:value-type="string" calcext:value-type="string">
            <text:p><text:s/>0x792e</text:p>
          </table:table-cell>
          <table:table-cell office:value-type="string" calcext:value-type="string">
            <text:p><text:s/>0x192c</text:p>
          </table:table-cell>
          <table:table-cell office:value-type="string" calcext:value-type="string">
            <text:p><text:s/>0xfa95</text:p>
          </table:table-cell>
          <table:table-cell office:value-type="string" calcext:value-type="string">
            <text:p><text:s/>0x1a94</text:p>
          </table:table-cell>
          <table:table-cell office:value-type="string" calcext:value-type="string">
            <text:p><text:s/>0x1b4a</text:p>
          </table:table-cell>
          <table:table-cell office:value-type="string" calcext:value-type="string">
            <text:p><text:s/>0xab55</text:p>
          </table:table-cell>
          <table:table-cell office:value-type="string" calcext:value-type="string">
            <text:p><text:s/>0xad4</text:p>
          </table:table-cell>
          <table:table-cell/>
          <table:table-cell table:formula="of:=[.J23]+8" office:value-type="float" office:value="2060" calcext:value-type="float">
            <text:p>2060</text:p>
          </table:table-cell>
        </table:table-row>
        <table:table-row table:style-name="ro4">
          <table:table-cell office:value-type="string" calcext:value-type="string">
            <text:p><text:s text:c="8"/>0x14da</text:p>
          </table:table-cell>
          <table:table-cell office:value-type="string" calcext:value-type="string">
            <text:p><text:s/>0x8a5d</text:p>
          </table:table-cell>
          <table:table-cell office:value-type="string" calcext:value-type="string">
            <text:p><text:s/>0xa5a</text:p>
          </table:table-cell>
          <table:table-cell office:value-type="string" calcext:value-type="string">
            <text:p><text:s/>0x1152b</text:p>
          </table:table-cell>
          <table:table-cell office:value-type="string" calcext:value-type="string">
            <text:p><text:s/>0x152a</text:p>
          </table:table-cell>
          <table:table-cell office:value-type="string" calcext:value-type="string">
            <text:p><text:s/>0x1694</text:p>
          </table:table-cell>
          <table:table-cell office:value-type="string" calcext:value-type="string">
            <text:p><text:s/>0xd6aa</text:p>
          </table:table-cell>
          <table:table-cell office:value-type="string" calcext:value-type="string">
            <text:p><text:s/>0x15aa</text:p>
          </table:table-cell>
          <table:table-cell/>
          <table:table-cell table:formula="of:=[.J24]+8" office:value-type="float" office:value="2068" calcext:value-type="float">
            <text:p>2068</text:p>
          </table:table-cell>
        </table:table-row>
        <table:table-row table:style-name="ro4">
          <table:table-cell office:value-type="string" calcext:value-type="string">
            <text:p><text:s text:c="8"/>0xab4</text:p>
          </table:table-cell>
          <table:table-cell office:value-type="string" calcext:value-type="string">
            <text:p><text:s/>0x94ba</text:p>
          </table:table-cell>
          <table:table-cell office:value-type="string" calcext:value-type="string">
            <text:p><text:s/>0x14b6</text:p>
          </table:table-cell>
          <table:table-cell office:value-type="string" calcext:value-type="string">
            <text:p><text:s/>0xa56</text:p>
          </table:table-cell>
          <table:table-cell office:value-type="string" calcext:value-type="string">
            <text:p><text:s/>0x7527</text:p>
          </table:table-cell>
          <table:table-cell office:value-type="string" calcext:value-type="string">
            <text:p><text:s/>0xd26</text:p>
          </table:table-cell>
          <table:table-cell office:value-type="string" calcext:value-type="string">
            <text:p><text:s/>0xee53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15aa</text:p>
          </table:table-cell>
          <table:table-cell table:formula="of:=[.J25]+9" office:value-type="float" office:value="2077" calcext:value-type="float">
            <text:p>2077</text:p>
          </table:table-cell>
        </table:table-row>
        <table:table-row table:style-name="ro4">
          <table:table-cell office:value-type="string" calcext:value-type="string">
            <text:p><text:s text:c="8"/>0xa9b5</text:p>
          </table:table-cell>
          <table:table-cell office:value-type="string" calcext:value-type="string">
            <text:p><text:s/>0x96c</text:p>
          </table:table-cell>
          <table:table-cell office:value-type="string" calcext:value-type="string">
            <text:p><text:s/>0x14ae</text:p>
          </table:table-cell>
          <table:table-cell office:value-type="string" calcext:value-type="string">
            <text:p><text:s/>0x8a4e</text:p>
          </table:table-cell>
          <table:table-cell office:value-type="string" calcext:value-type="string">
            <text:p><text:s/>0x1a4c</text:p>
          </table:table-cell>
          <table:table-cell office:value-type="string" calcext:value-type="string">
            <text:p><text:s/>0x11d26</text:p>
          </table:table-cell>
          <table:table-cell office:value-type="string" calcext:value-type="string">
            <text:p><text:s/>0x1aa4</text:p>
          </table:table-cell>
          <table:table-cell office:value-type="string" calcext:value-type="string">
            <text:p><text:s/>0x1b54</text:p>
          </table:table-cell>
          <table:table-cell/>
          <table:table-cell table:formula="of:=[.J26]+8" office:value-type="float" office:value="2085" calcext:value-type="float">
            <text:p>2085</text:p>
          </table:table-cell>
        </table:table-row>
        <table:table-row table:style-name="ro4">
          <table:table-cell office:value-type="string" calcext:value-type="string">
            <text:p><text:s text:c="8"/>0xcd6a</text:p>
          </table:table-cell>
          <table:table-cell office:value-type="string" calcext:value-type="string">
            <text:p><text:s/>0xada</text:p>
          </table:table-cell>
          <table:table-cell office:value-type="string" calcext:value-type="string">
            <text:p><text:s/>0x95c</text:p>
          </table:table-cell>
          <table:table-cell office:value-type="string" calcext:value-type="string">
            <text:p><text:s/>0x949d</text:p>
          </table:table-cell>
          <table:table-cell office:value-type="string" calcext:value-type="string">
            <text:p><text:s/>0x149a</text:p>
          </table:table-cell>
          <table:table-cell office:value-type="string" calcext:value-type="string">
            <text:p><text:s/>0x1a2a</text:p>
          </table:table-cell>
          <table:table-cell office:value-type="string" calcext:value-type="string">
            <text:p><text:s/>0x5b25</text:p>
          </table:table-cell>
          <table:table-cell office:value-type="string" calcext:value-type="string">
            <text:p><text:s/>0x1aa4</text:p>
          </table:table-cell>
          <table:table-cell/>
          <table:table-cell table:formula="of:=[.J27]+8" office:value-type="float" office:value="2093" calcext:value-type="float">
            <text:p>2093</text:p>
          </table:table-cell>
        </table:table-row>
        <table:table-row table:style-name="ro4">
          <table:table-cell office:value-type="string" calcext:value-type="string">
            <text:p><text:s text:c="8"/>0xfb52</text:p>
          </table:table-cell>
          <table:table-cell office:value-type="string" calcext:value-type="string">
            <text:p><text:s/>0x16b4</text:p>
          </table:table-cell>
          <table:table-cell office:value-type="string" calcext:value-type="string">
            <text:p><text:s/>0xaba</text:p>
          </table:table-cell>
          <table:table-cell office:value-type="string" calcext:value-type="string">
            <text:p><text:s/>0xa95b</text:p>
          </table:table-cell>
          <table:table-cell office:value-type="string" calcext:value-type="string">
            <text:p><text:s/>0x936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9a4b</text:p>
          </table:table-cell>
          <table:table-cell office:value-type="string" calcext:value-type="string">
            <text:p><text:s/>0x154a</text:p>
          </table:table-cell>
          <table:table-cell/>
          <table:table-cell table:formula="of:=[.J28]+8" office:value-type="float" office:value="2101" calcext:value-type="float">
            <text:p>2101</text:p>
          </table:table-cell>
        </table:table-row>
        <table:table-row table:style-name="ro4">
          <table:table-cell office:value-type="string" calcext:value-type="string">
            <text:p><text:s text:c="8"/>0x136a5</text:p>
          </table:table-cell>
          <table:table-cell office:value-type="string" calcext:value-type="string">
            <text:p><text:s/>0xda4</text:p>
          </table:table-cell>
          <table:table-cell office:value-type="string" calcext:value-type="string">
            <text:p><text:s/>0x15ac</text:p>
          </table:table-cell>
          <table:table-cell table:number-columns-repeated="6"/>
          <table:table-cell table:formula="of:=[.J29]+8" office:value-type="float" office:value="2109" calcext:value-type="float">
            <text:p>2109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office:value-type="string" calcext:value-type="string">
            <text:p><text:a xlink:href="mailto:Solar-l-l@lunar-solar-converter" xlink:type="simple">Solar-l-l@lunar-solar-converter</text:a></text:p>
          </table:table-cell>
          <table:table-cell table:number-columns-repeated="9"/>
        </table:table-row>
        <table:table-row table:style-name="ro4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/>0xec04c</text:p>
          </table:table-cell>
          <table:table-cell office:value-type="string" calcext:value-type="string">
            <text:p><text:s/>0xec23f</text:p>
          </table:table-cell>
          <table:table-cell office:value-type="string" calcext:value-type="string">
            <text:p><text:s/>0xec435</text:p>
          </table:table-cell>
          <table:table-cell office:value-type="string" calcext:value-type="string">
            <text:p><text:s/>0xec649</text:p>
          </table:table-cell>
          <table:table-cell table:number-columns-repeated="4"/>
          <table:table-cell office:value-type="float" office:value="1887" calcext:value-type="float">
            <text:p>1887</text:p>
          </table:table-cell>
        </table:table-row>
        <table:table-row table:style-name="ro4">
          <table:table-cell office:value-type="string" calcext:value-type="string">
            <text:p><text:s text:c="8"/>0xec83e</text:p>
          </table:table-cell>
          <table:table-cell office:value-type="string" calcext:value-type="string">
            <text:p><text:s/>0xeca51</text:p>
          </table:table-cell>
          <table:table-cell office:value-type="string" calcext:value-type="string">
            <text:p><text:s/>0xecc46</text:p>
          </table:table-cell>
          <table:table-cell office:value-type="string" calcext:value-type="string">
            <text:p><text:s/>0xece3a</text:p>
          </table:table-cell>
          <table:table-cell office:value-type="string" calcext:value-type="string">
            <text:p><text:s/>0xed04d</text:p>
          </table:table-cell>
          <table:table-cell office:value-type="string" calcext:value-type="string">
            <text:p><text:s/>0xed242</text:p>
          </table:table-cell>
          <table:table-cell office:value-type="string" calcext:value-type="string">
            <text:p><text:s/>0xed436</text:p>
          </table:table-cell>
          <table:table-cell table:number-columns-repeated="2"/>
          <table:table-cell office:value-type="float" office:value="1892" calcext:value-type="float">
            <text:p>1892</text:p>
          </table:table-cell>
        </table:table-row>
        <table:table-row table:style-name="ro4">
          <table:table-cell office:value-type="string" calcext:value-type="string">
            <text:p><text:s text:c="8"/>0xed64a</text:p>
          </table:table-cell>
          <table:table-cell office:value-type="string" calcext:value-type="string">
            <text:p><text:s/>0xed83f</text:p>
          </table:table-cell>
          <table:table-cell office:value-type="string" calcext:value-type="string">
            <text:p><text:s/>0xeda53</text:p>
          </table:table-cell>
          <table:table-cell office:value-type="string" calcext:value-type="string">
            <text:p><text:s/>0xedc48</text:p>
          </table:table-cell>
          <table:table-cell office:value-type="string" calcext:value-type="string">
            <text:p><text:s/>0xede3d</text:p>
          </table:table-cell>
          <table:table-cell office:value-type="string" calcext:value-type="string">
            <text:p><text:s/>0xee050</text:p>
          </table:table-cell>
          <table:table-cell office:value-type="string" calcext:value-type="string">
            <text:p><text:s/>0xee244</text:p>
          </table:table-cell>
          <table:table-cell table:number-columns-repeated="2"/>
          <table:table-cell table:formula="of:=[.J34]+7" office:value-type="float" office:value="1899" calcext:value-type="float">
            <text:p>1899</text:p>
          </table:table-cell>
        </table:table-row>
        <table:table-row table:style-name="ro4">
          <table:table-cell office:value-type="string" calcext:value-type="string">
            <text:p><text:s text:c="8"/>0xee439</text:p>
          </table:table-cell>
          <table:table-cell office:value-type="string" calcext:value-type="string">
            <text:p><text:s/>0xee64d</text:p>
          </table:table-cell>
          <table:table-cell office:value-type="string" calcext:value-type="string">
            <text:p><text:s/>0xee842</text:p>
          </table:table-cell>
          <table:table-cell office:value-type="string" calcext:value-type="string">
            <text:p><text:s/>0xeea36</text:p>
          </table:table-cell>
          <table:table-cell office:value-type="string" calcext:value-type="string">
            <text:p><text:s/>0xeec4a</text:p>
          </table:table-cell>
          <table:table-cell office:value-type="string" calcext:value-type="string">
            <text:p><text:s/>0xeee3e</text:p>
          </table:table-cell>
          <table:table-cell office:value-type="string" calcext:value-type="string">
            <text:p><text:s/>0xef052</text:p>
          </table:table-cell>
          <table:table-cell table:number-columns-repeated="2"/>
          <table:table-cell table:formula="of:=[.J35]+7" office:value-type="float" office:value="1906" calcext:value-type="float">
            <text:p>1906</text:p>
          </table:table-cell>
        </table:table-row>
        <table:table-row table:style-name="ro4">
          <table:table-cell office:value-type="string" calcext:value-type="string">
            <text:p><text:s text:c="8"/>0xef246</text:p>
          </table:table-cell>
          <table:table-cell office:value-type="string" calcext:value-type="string">
            <text:p><text:s/>0xef43a</text:p>
          </table:table-cell>
          <table:table-cell office:value-type="string" calcext:value-type="string">
            <text:p><text:s/>0xef64e</text:p>
          </table:table-cell>
          <table:table-cell office:value-type="string" calcext:value-type="string">
            <text:p><text:s/>0xef843</text:p>
          </table:table-cell>
          <table:table-cell office:value-type="string" calcext:value-type="string">
            <text:p><text:s/>0xefa37</text:p>
          </table:table-cell>
          <table:table-cell office:value-type="string" calcext:value-type="string">
            <text:p><text:s/>0xefc4b</text:p>
          </table:table-cell>
          <table:table-cell office:value-type="string" calcext:value-type="string">
            <text:p><text:s/>0xefe41</text:p>
          </table:table-cell>
          <table:table-cell table:number-columns-repeated="2"/>
          <table:table-cell table:formula="of:=[.J36]+7" office:value-type="float" office:value="1913" calcext:value-type="float">
            <text:p>1913</text:p>
          </table:table-cell>
        </table:table-row>
        <table:table-row table:style-name="ro4">
          <table:table-cell office:value-type="string" calcext:value-type="string">
            <text:p><text:s text:c="8"/>0xf0054</text:p>
          </table:table-cell>
          <table:table-cell office:value-type="string" calcext:value-type="string">
            <text:p><text:s/>0xf0248</text:p>
          </table:table-cell>
          <table:table-cell office:value-type="string" calcext:value-type="string">
            <text:p><text:s/>0xf043c</text:p>
          </table:table-cell>
          <table:table-cell office:value-type="string" calcext:value-type="string">
            <text:p><text:s/>0xf0650</text:p>
          </table:table-cell>
          <table:table-cell office:value-type="string" calcext:value-type="string">
            <text:p><text:s/>0xf0845</text:p>
          </table:table-cell>
          <table:table-cell office:value-type="string" calcext:value-type="string">
            <text:p><text:s/>0xf0a38</text:p>
          </table:table-cell>
          <table:table-cell office:value-type="string" calcext:value-type="string">
            <text:p><text:s/>0xf0c4d</text:p>
          </table:table-cell>
          <table:table-cell table:number-columns-repeated="2"/>
          <table:table-cell table:formula="of:=[.J37]+7" office:value-type="float" office:value="1920" calcext:value-type="float">
            <text:p>1920</text:p>
          </table:table-cell>
        </table:table-row>
        <table:table-row table:style-name="ro4">
          <table:table-cell office:value-type="string" calcext:value-type="string">
            <text:p><text:s text:c="8"/>0xf0e42</text:p>
          </table:table-cell>
          <table:table-cell office:value-type="string" calcext:value-type="string">
            <text:p><text:s/>0xf1037</text:p>
          </table:table-cell>
          <table:table-cell office:value-type="string" calcext:value-type="string">
            <text:p><text:s/>0xf124a</text:p>
          </table:table-cell>
          <table:table-cell office:value-type="string" calcext:value-type="string">
            <text:p><text:s/>0xf143e</text:p>
          </table:table-cell>
          <table:table-cell office:value-type="string" calcext:value-type="string">
            <text:p><text:s/>0xf1651</text:p>
          </table:table-cell>
          <table:table-cell office:value-type="string" calcext:value-type="string">
            <text:p><text:s/>0xf1846</text:p>
          </table:table-cell>
          <table:table-cell office:value-type="string" calcext:value-type="string">
            <text:p><text:s/>0xf1a3a</text:p>
          </table:table-cell>
          <table:table-cell table:number-columns-repeated="2"/>
          <table:table-cell table:formula="of:=[.J38]+7" office:value-type="float" office:value="1927" calcext:value-type="float">
            <text:p>1927</text:p>
          </table:table-cell>
        </table:table-row>
        <table:table-row table:style-name="ro4">
          <table:table-cell office:value-type="string" calcext:value-type="string">
            <text:p><text:s text:c="8"/>0xf1c4e</text:p>
          </table:table-cell>
          <table:table-cell office:value-type="string" calcext:value-type="string">
            <text:p><text:s/>0xf1e44</text:p>
          </table:table-cell>
          <table:table-cell office:value-type="string" calcext:value-type="string">
            <text:p><text:s/>0xf2038</text:p>
          </table:table-cell>
          <table:table-cell office:value-type="string" calcext:value-type="string">
            <text:p><text:s/>0xf224b</text:p>
          </table:table-cell>
          <table:table-cell office:value-type="string" calcext:value-type="string">
            <text:p><text:s/>0xf243f</text:p>
          </table:table-cell>
          <table:table-cell office:value-type="string" calcext:value-type="string">
            <text:p><text:s/>0xf2653</text:p>
          </table:table-cell>
          <table:table-cell office:value-type="string" calcext:value-type="string">
            <text:p><text:s/>0xf2848</text:p>
          </table:table-cell>
          <table:table-cell table:number-columns-repeated="2"/>
          <table:table-cell table:formula="of:=[.J39]+7" office:value-type="float" office:value="1934" calcext:value-type="float">
            <text:p>1934</text:p>
          </table:table-cell>
        </table:table-row>
        <table:table-row table:style-name="ro4">
          <table:table-cell office:value-type="string" calcext:value-type="string">
            <text:p><text:s text:c="8"/>0xf2a3b</text:p>
          </table:table-cell>
          <table:table-cell office:value-type="string" calcext:value-type="string">
            <text:p><text:s/>0xf2c4f</text:p>
          </table:table-cell>
          <table:table-cell office:value-type="string" calcext:value-type="string">
            <text:p><text:s/>0xf2e45</text:p>
          </table:table-cell>
          <table:table-cell office:value-type="string" calcext:value-type="string">
            <text:p><text:s/>0xf3039</text:p>
          </table:table-cell>
          <table:table-cell office:value-type="string" calcext:value-type="string">
            <text:p><text:s/>0xf324d</text:p>
          </table:table-cell>
          <table:table-cell office:value-type="string" calcext:value-type="string">
            <text:p><text:s/>0xf3442</text:p>
          </table:table-cell>
          <table:table-cell office:value-type="string" calcext:value-type="string">
            <text:p><text:s/>0xf3636</text:p>
          </table:table-cell>
          <table:table-cell table:number-columns-repeated="2"/>
          <table:table-cell table:formula="of:=[.J40]+7" office:value-type="float" office:value="1941" calcext:value-type="float">
            <text:p>1941</text:p>
          </table:table-cell>
        </table:table-row>
        <table:table-row table:style-name="ro4">
          <table:table-cell office:value-type="string" calcext:value-type="string">
            <text:p><text:s text:c="8"/>0xf384a</text:p>
          </table:table-cell>
          <table:table-cell office:value-type="string" calcext:value-type="string">
            <text:p><text:s/>0xf3a3d</text:p>
          </table:table-cell>
          <table:table-cell office:value-type="string" calcext:value-type="string">
            <text:p><text:s/>0xf3c51</text:p>
          </table:table-cell>
          <table:table-cell office:value-type="string" calcext:value-type="string">
            <text:p><text:s/>0xf3e46</text:p>
          </table:table-cell>
          <table:table-cell office:value-type="string" calcext:value-type="string">
            <text:p><text:s/>0xf403b</text:p>
          </table:table-cell>
          <table:table-cell office:value-type="string" calcext:value-type="string">
            <text:p><text:s/>0xf424e</text:p>
          </table:table-cell>
          <table:table-cell office:value-type="string" calcext:value-type="string">
            <text:p><text:s/>0xf4443</text:p>
          </table:table-cell>
          <table:table-cell table:number-columns-repeated="2"/>
          <table:table-cell table:formula="of:=[.J41]+7" office:value-type="float" office:value="1948" calcext:value-type="float">
            <text:p>1948</text:p>
          </table:table-cell>
        </table:table-row>
        <table:table-row table:style-name="ro4">
          <table:table-cell office:value-type="string" calcext:value-type="string">
            <text:p><text:s text:c="8"/>0xf4638</text:p>
          </table:table-cell>
          <table:table-cell office:value-type="string" calcext:value-type="string">
            <text:p><text:s/>0xf484c</text:p>
          </table:table-cell>
          <table:table-cell office:value-type="string" calcext:value-type="string">
            <text:p><text:s/>0xf4a3f</text:p>
          </table:table-cell>
          <table:table-cell office:value-type="string" calcext:value-type="string">
            <text:p><text:s/>0xf4c52</text:p>
          </table:table-cell>
          <table:table-cell office:value-type="string" calcext:value-type="string">
            <text:p><text:s/>0xf4e48</text:p>
          </table:table-cell>
          <table:table-cell office:value-type="string" calcext:value-type="string">
            <text:p><text:s/>0xf503c</text:p>
          </table:table-cell>
          <table:table-cell office:value-type="string" calcext:value-type="string">
            <text:p><text:s/>0xf524f</text:p>
          </table:table-cell>
          <table:table-cell table:number-columns-repeated="2"/>
          <table:table-cell table:formula="of:=[.J42]+7" office:value-type="float" office:value="1955" calcext:value-type="float">
            <text:p>1955</text:p>
          </table:table-cell>
        </table:table-row>
        <table:table-row table:style-name="ro4">
          <table:table-cell office:value-type="string" calcext:value-type="string">
            <text:p><text:s text:c="8"/>0xf5445</text:p>
          </table:table-cell>
          <table:table-cell office:value-type="string" calcext:value-type="string">
            <text:p><text:s/>0xf5639</text:p>
          </table:table-cell>
          <table:table-cell office:value-type="string" calcext:value-type="string">
            <text:p><text:s/>0xf584d</text:p>
          </table:table-cell>
          <table:table-cell office:value-type="string" calcext:value-type="string">
            <text:p><text:s/>0xf5a42</text:p>
          </table:table-cell>
          <table:table-cell office:value-type="string" calcext:value-type="string">
            <text:p><text:s/>0xf5c35</text:p>
          </table:table-cell>
          <table:table-cell office:value-type="string" calcext:value-type="string">
            <text:p><text:s/>0xf5e49</text:p>
          </table:table-cell>
          <table:table-cell office:value-type="string" calcext:value-type="string">
            <text:p><text:s/>0xf603e</text:p>
          </table:table-cell>
          <table:table-cell table:number-columns-repeated="2"/>
          <table:table-cell table:formula="of:=[.J43]+7" office:value-type="float" office:value="1962" calcext:value-type="float">
            <text:p>1962</text:p>
          </table:table-cell>
        </table:table-row>
        <table:table-row table:style-name="ro4">
          <table:table-cell office:value-type="string" calcext:value-type="string">
            <text:p><text:s text:c="8"/>0xf6251</text:p>
          </table:table-cell>
          <table:table-cell office:value-type="string" calcext:value-type="string">
            <text:p><text:s/>0xf6446</text:p>
          </table:table-cell>
          <table:table-cell office:value-type="string" calcext:value-type="string">
            <text:p><text:s/>0xf663b</text:p>
          </table:table-cell>
          <table:table-cell office:value-type="string" calcext:value-type="string">
            <text:p><text:s/>0xf684f</text:p>
          </table:table-cell>
          <table:table-cell office:value-type="string" calcext:value-type="string">
            <text:p><text:s/>0xf6a43</text:p>
          </table:table-cell>
          <table:table-cell office:value-type="string" calcext:value-type="string">
            <text:p><text:s/>0xf6c37</text:p>
          </table:table-cell>
          <table:table-cell office:value-type="string" calcext:value-type="string">
            <text:p><text:s/>0xf6e4b</text:p>
          </table:table-cell>
          <table:table-cell table:number-columns-repeated="2"/>
          <table:table-cell table:formula="of:=[.J44]+7" office:value-type="float" office:value="1969" calcext:value-type="float">
            <text:p>1969</text:p>
          </table:table-cell>
        </table:table-row>
        <table:table-row table:style-name="ro4">
          <table:table-cell office:value-type="string" calcext:value-type="string">
            <text:p><text:s text:c="8"/>0xf703f</text:p>
          </table:table-cell>
          <table:table-cell office:value-type="string" calcext:value-type="string">
            <text:p><text:s/>0xf7252</text:p>
          </table:table-cell>
          <table:table-cell office:value-type="string" calcext:value-type="string">
            <text:p><text:s/>0xf7447</text:p>
          </table:table-cell>
          <table:table-cell office:value-type="string" calcext:value-type="string">
            <text:p><text:s/>0xf763c</text:p>
          </table:table-cell>
          <table:table-cell office:value-type="string" calcext:value-type="string">
            <text:p><text:s/>0xf7850</text:p>
          </table:table-cell>
          <table:table-cell office:value-type="string" calcext:value-type="string">
            <text:p><text:s/>0xf7a45</text:p>
          </table:table-cell>
          <table:table-cell office:value-type="string" calcext:value-type="string">
            <text:p><text:s/>0xf7c39</text:p>
          </table:table-cell>
          <table:table-cell table:number-columns-repeated="2"/>
          <table:table-cell table:formula="of:=[.J45]+7" office:value-type="float" office:value="1976" calcext:value-type="float">
            <text:p>1976</text:p>
          </table:table-cell>
        </table:table-row>
        <table:table-row table:style-name="ro4">
          <table:table-cell office:value-type="string" calcext:value-type="string">
            <text:p><text:s text:c="8"/>0xf7e4d</text:p>
          </table:table-cell>
          <table:table-cell office:value-type="string" calcext:value-type="string">
            <text:p><text:s/>0xf8042</text:p>
          </table:table-cell>
          <table:table-cell office:value-type="string" calcext:value-type="string">
            <text:p><text:s/>0xf8254</text:p>
          </table:table-cell>
          <table:table-cell office:value-type="string" calcext:value-type="string">
            <text:p><text:s/>0xf8449</text:p>
          </table:table-cell>
          <table:table-cell office:value-type="string" calcext:value-type="string">
            <text:p><text:s/>0xf863d</text:p>
          </table:table-cell>
          <table:table-cell office:value-type="string" calcext:value-type="string">
            <text:p><text:s/>0xf8851</text:p>
          </table:table-cell>
          <table:table-cell office:value-type="string" calcext:value-type="string">
            <text:p><text:s/>0xf8a46</text:p>
          </table:table-cell>
          <table:table-cell table:number-columns-repeated="2"/>
          <table:table-cell table:formula="of:=[.J46]+7" office:value-type="float" office:value="1983" calcext:value-type="float">
            <text:p>1983</text:p>
          </table:table-cell>
        </table:table-row>
        <table:table-row table:style-name="ro4">
          <table:table-cell office:value-type="string" calcext:value-type="string">
            <text:p><text:s text:c="8"/>0xf8c3b</text:p>
          </table:table-cell>
          <table:table-cell office:value-type="string" calcext:value-type="string">
            <text:p><text:s/>0xf8e4f</text:p>
          </table:table-cell>
          <table:table-cell office:value-type="string" calcext:value-type="string">
            <text:p><text:s/>0xf9044</text:p>
          </table:table-cell>
          <table:table-cell office:value-type="string" calcext:value-type="string">
            <text:p><text:s/>0xf9237</text:p>
          </table:table-cell>
          <table:table-cell office:value-type="string" calcext:value-type="string">
            <text:p><text:s/>0xf944a</text:p>
          </table:table-cell>
          <table:table-cell office:value-type="string" calcext:value-type="string">
            <text:p><text:s/>0xf963f</text:p>
          </table:table-cell>
          <table:table-cell office:value-type="string" calcext:value-type="string">
            <text:p><text:s/>0xf9853</text:p>
          </table:table-cell>
          <table:table-cell table:number-columns-repeated="2"/>
          <table:table-cell table:formula="of:=[.J47]+7" office:value-type="float" office:value="1990" calcext:value-type="float">
            <text:p>1990</text:p>
          </table:table-cell>
        </table:table-row>
        <table:table-row table:style-name="ro4">
          <table:table-cell office:value-type="string" calcext:value-type="string">
            <text:p><text:s text:c="8"/>0xf9a47</text:p>
          </table:table-cell>
          <table:table-cell office:value-type="string" calcext:value-type="string">
            <text:p><text:s/>0xf9c3c</text:p>
          </table:table-cell>
          <table:table-cell office:value-type="string" calcext:value-type="string">
            <text:p><text:s/>0xf9e50</text:p>
          </table:table-cell>
          <table:table-cell office:value-type="string" calcext:value-type="string">
            <text:p><text:s/>0xfa045</text:p>
          </table:table-cell>
          <table:table-cell office:value-type="string" calcext:value-type="string">
            <text:p><text:s/>0xfa238</text:p>
          </table:table-cell>
          <table:table-cell office:value-type="string" calcext:value-type="string">
            <text:p><text:s/>0xfa44c</text:p>
          </table:table-cell>
          <table:table-cell office:value-type="string" calcext:value-type="string">
            <text:p><text:s/>0xfa641</text:p>
          </table:table-cell>
          <table:table-cell table:number-columns-repeated="2"/>
          <table:table-cell table:formula="of:=[.J48]+7" office:value-type="float" office:value="1997" calcext:value-type="float">
            <text:p>1997</text:p>
          </table:table-cell>
        </table:table-row>
        <table:table-row table:style-name="ro4">
          <table:table-cell office:value-type="string" calcext:value-type="string">
            <text:p><text:s text:c="8"/>0xfa836</text:p>
          </table:table-cell>
          <table:table-cell office:value-type="string" calcext:value-type="string">
            <text:p><text:s/>0xfaa49</text:p>
          </table:table-cell>
          <table:table-cell office:value-type="string" calcext:value-type="string">
            <text:p><text:s/>0xfac3d</text:p>
          </table:table-cell>
          <table:table-cell office:value-type="string" calcext:value-type="string">
            <text:p><text:s/>0xfae52</text:p>
          </table:table-cell>
          <table:table-cell office:value-type="string" calcext:value-type="string">
            <text:p><text:s/>0xfb047</text:p>
          </table:table-cell>
          <table:table-cell office:value-type="string" calcext:value-type="string">
            <text:p><text:s/>0xfb23a</text:p>
          </table:table-cell>
          <table:table-cell office:value-type="string" calcext:value-type="string">
            <text:p><text:s/>0xfb44e</text:p>
          </table:table-cell>
          <table:table-cell table:number-columns-repeated="2"/>
          <table:table-cell table:formula="of:=[.J49]+7" office:value-type="float" office:value="2004" calcext:value-type="float">
            <text:p>2004</text:p>
          </table:table-cell>
        </table:table-row>
        <table:table-row table:style-name="ro4">
          <table:table-cell office:value-type="string" calcext:value-type="string">
            <text:p><text:s text:c="8"/>0xfb643</text:p>
          </table:table-cell>
          <table:table-cell office:value-type="string" calcext:value-type="string">
            <text:p><text:s/>0xfb837</text:p>
          </table:table-cell>
          <table:table-cell office:value-type="string" calcext:value-type="string">
            <text:p><text:s/>0xfba4a</text:p>
          </table:table-cell>
          <table:table-cell office:value-type="string" calcext:value-type="string">
            <text:p><text:s/>0xfbc3f</text:p>
          </table:table-cell>
          <table:table-cell office:value-type="string" calcext:value-type="string">
            <text:p><text:s/>0xfbe53</text:p>
          </table:table-cell>
          <table:table-cell office:value-type="string" calcext:value-type="string">
            <text:p><text:s/>0xfc048</text:p>
          </table:table-cell>
          <table:table-cell office:value-type="string" calcext:value-type="string">
            <text:p><text:s/>0xfc23c</text:p>
          </table:table-cell>
          <table:table-cell table:number-columns-repeated="2"/>
          <table:table-cell table:formula="of:=[.J50]+7" office:value-type="float" office:value="2011" calcext:value-type="float">
            <text:p>2011</text:p>
          </table:table-cell>
        </table:table-row>
        <table:table-row table:style-name="ro4">
          <table:table-cell table:style-name="ce33" office:value-type="string" calcext:value-type="string">
            <text:p><text:s text:c="8"/>0xfc450</text:p>
          </table:table-cell>
          <table:table-cell table:style-name="ce33" office:value-type="string" calcext:value-type="string">
            <office:annotation draw:style-name="gr3" draw:text-style-name="P2" svg:width="82.18pt" svg:height="28.09pt" svg:x="169pt" svg:y="610.27pt" draw:caption-point-x="-17.29pt" draw:caption-point-y="42.8pt">
              <dc:date>2019-01-26T00:00:00</dc:date>
              <text:p text:style-name="P1"><text:span text:style-name="T1">2019</text:span></text:p>
              <text:p text:style-name="P1"><text:span text:style-name="T1"/></text:p>
            </office:annotation>
            <text:p><text:s/>0xfc645</text:p>
          </table:table-cell>
          <table:table-cell office:value-type="string" calcext:value-type="string">
            <text:p><text:s/>0xfc839</text:p>
          </table:table-cell>
          <table:table-cell office:value-type="string" calcext:value-type="string">
            <text:p><text:s/>0xfca4c</text:p>
          </table:table-cell>
          <table:table-cell office:value-type="string" calcext:value-type="string">
            <text:p><text:s/>0xfcc41</text:p>
          </table:table-cell>
          <table:table-cell office:value-type="string" calcext:value-type="string">
            <text:p><text:s/>0xfce36</text:p>
          </table:table-cell>
          <table:table-cell office:value-type="string" calcext:value-type="string">
            <text:p><text:s/>0xfd04a</text:p>
          </table:table-cell>
          <table:table-cell table:number-columns-repeated="2"/>
          <table:table-cell table:formula="of:=[.J51]+7" office:value-type="float" office:value="2018" calcext:value-type="float">
            <text:p>2018</text:p>
          </table:table-cell>
        </table:table-row>
        <table:table-row table:style-name="ro4">
          <table:table-cell office:value-type="string" calcext:value-type="string">
            <text:p><text:s text:c="8"/>0xfd23d</text:p>
          </table:table-cell>
          <table:table-cell office:value-type="string" calcext:value-type="string">
            <text:p><text:s/>0xfd451</text:p>
          </table:table-cell>
          <table:table-cell office:value-type="string" calcext:value-type="string">
            <text:p><text:s/>0xfd646</text:p>
          </table:table-cell>
          <table:table-cell office:value-type="string" calcext:value-type="string">
            <text:p><text:s/>0xfd83a</text:p>
          </table:table-cell>
          <table:table-cell office:value-type="string" calcext:value-type="string">
            <text:p><text:s/>0xfda4d</text:p>
          </table:table-cell>
          <table:table-cell office:value-type="string" calcext:value-type="string">
            <text:p><text:s/>0xfdc43</text:p>
          </table:table-cell>
          <table:table-cell office:value-type="string" calcext:value-type="string">
            <text:p><text:s/>0xfde37</text:p>
          </table:table-cell>
          <table:table-cell table:number-columns-repeated="2"/>
          <table:table-cell table:formula="of:=[.J52]+7" office:value-type="float" office:value="2025" calcext:value-type="float">
            <text:p>2025</text:p>
          </table:table-cell>
        </table:table-row>
        <table:table-row table:style-name="ro4">
          <table:table-cell office:value-type="string" calcext:value-type="string">
            <text:p><text:s text:c="8"/>0xfe04b</text:p>
          </table:table-cell>
          <table:table-cell office:value-type="string" calcext:value-type="string">
            <text:p><text:s/>0xfe23f</text:p>
          </table:table-cell>
          <table:table-cell office:value-type="string" calcext:value-type="string">
            <text:p><text:s/>0xfe453</text:p>
          </table:table-cell>
          <table:table-cell office:value-type="string" calcext:value-type="string">
            <text:p><text:s/>0xfe648</text:p>
          </table:table-cell>
          <table:table-cell office:value-type="string" calcext:value-type="string">
            <text:p><text:s/>0xfe83c</text:p>
          </table:table-cell>
          <table:table-cell office:value-type="string" calcext:value-type="string">
            <text:p><text:s/>0xfea4f</text:p>
          </table:table-cell>
          <table:table-cell office:value-type="string" calcext:value-type="string">
            <text:p><text:s/>0xfec44</text:p>
          </table:table-cell>
          <table:table-cell table:number-columns-repeated="2"/>
          <table:table-cell table:formula="of:=[.J53]+7" office:value-type="float" office:value="2032" calcext:value-type="float">
            <text:p>2032</text:p>
          </table:table-cell>
        </table:table-row>
        <table:table-row table:style-name="ro4">
          <table:table-cell office:value-type="string" calcext:value-type="string">
            <text:p><text:s text:c="8"/>0xfee38</text:p>
          </table:table-cell>
          <table:table-cell office:value-type="string" calcext:value-type="string">
            <text:p><text:s/>0xff04c</text:p>
          </table:table-cell>
          <table:table-cell office:value-type="string" calcext:value-type="string">
            <text:p><text:s/>0xff241</text:p>
          </table:table-cell>
          <table:table-cell office:value-type="string" calcext:value-type="string">
            <text:p><text:s/>0xff436</text:p>
          </table:table-cell>
          <table:table-cell office:value-type="string" calcext:value-type="string">
            <text:p><text:s/>0xff64a</text:p>
          </table:table-cell>
          <table:table-cell office:value-type="string" calcext:value-type="string">
            <text:p><text:s/>0xff83e</text:p>
          </table:table-cell>
          <table:table-cell office:value-type="string" calcext:value-type="string">
            <text:p><text:s/>0xffa51</text:p>
          </table:table-cell>
          <table:table-cell table:number-columns-repeated="2"/>
          <table:table-cell table:formula="of:=[.J54]+7" office:value-type="float" office:value="2039" calcext:value-type="float">
            <text:p>2039</text:p>
          </table:table-cell>
        </table:table-row>
        <table:table-row table:style-name="ro4">
          <table:table-cell office:value-type="string" calcext:value-type="string">
            <text:p><text:s text:c="8"/>0xffc46</text:p>
          </table:table-cell>
          <table:table-cell office:value-type="string" calcext:value-type="string">
            <text:p><text:s/>0xffe3a</text:p>
          </table:table-cell>
          <table:table-cell office:value-type="string" calcext:value-type="string">
            <text:p><text:s/>0x10004e</text:p>
          </table:table-cell>
          <table:table-cell office:value-type="string" calcext:value-type="string">
            <text:p><text:s/>0x100242</text:p>
          </table:table-cell>
          <table:table-cell office:value-type="string" calcext:value-type="string">
            <text:p><text:s/>0x100437</text:p>
          </table:table-cell>
          <table:table-cell office:value-type="string" calcext:value-type="string">
            <text:p><text:s/>0x10064b</text:p>
          </table:table-cell>
          <table:table-cell office:value-type="string" calcext:value-type="string">
            <text:p><text:s/>0x100841</text:p>
          </table:table-cell>
          <table:table-cell table:number-columns-repeated="2"/>
          <table:table-cell table:formula="of:=[.J55]+7" office:value-type="float" office:value="2046" calcext:value-type="float">
            <text:p>2046</text:p>
          </table:table-cell>
        </table:table-row>
        <table:table-row table:style-name="ro4">
          <table:table-cell office:value-type="string" calcext:value-type="string">
            <text:p><text:s text:c="8"/>0x100a53</text:p>
          </table:table-cell>
          <table:table-cell office:value-type="string" calcext:value-type="string">
            <text:p><text:s/>0x100c48</text:p>
          </table:table-cell>
          <table:table-cell office:value-type="string" calcext:value-type="string">
            <text:p><text:s/>0x100e3c</text:p>
          </table:table-cell>
          <table:table-cell office:value-type="string" calcext:value-type="string">
            <text:p><text:s/>0x10104f</text:p>
          </table:table-cell>
          <table:table-cell office:value-type="string" calcext:value-type="string">
            <text:p><text:s/>0x101244</text:p>
          </table:table-cell>
          <table:table-cell office:value-type="string" calcext:value-type="string">
            <text:p><text:s/>0x101438</text:p>
          </table:table-cell>
          <table:table-cell table:number-columns-repeated="3"/>
          <table:table-cell table:formula="of:=[.J56]+6" office:value-type="float" office:value="2052" calcext:value-type="float">
            <text:p>2052</text:p>
          </table:table-cell>
        </table:table-row>
        <table:table-row table:style-name="ro4">
          <table:table-cell office:value-type="string" calcext:value-type="string">
            <text:p><text:s text:c="8"/>0x10164c</text:p>
          </table:table-cell>
          <table:table-cell office:value-type="string" calcext:value-type="string">
            <text:p><text:s/>0x101842</text:p>
          </table:table-cell>
          <table:table-cell office:value-type="string" calcext:value-type="string">
            <text:p><text:s/>0x101a35</text:p>
          </table:table-cell>
          <table:table-cell office:value-type="string" calcext:value-type="string">
            <text:p><text:s/>0x101c49</text:p>
          </table:table-cell>
          <table:table-cell office:value-type="string" calcext:value-type="string">
            <text:p><text:s/>0x101e3d</text:p>
          </table:table-cell>
          <table:table-cell office:value-type="string" calcext:value-type="string">
            <text:p><text:s/>0x102051</text:p>
          </table:table-cell>
          <table:table-cell table:number-columns-repeated="3"/>
          <table:table-cell table:formula="of:=[.J57]+6" office:value-type="float" office:value="2058" calcext:value-type="float">
            <text:p>2058</text:p>
          </table:table-cell>
        </table:table-row>
        <table:table-row table:style-name="ro4">
          <table:table-cell office:value-type="string" calcext:value-type="string">
            <text:p><text:s text:c="8"/>0x102245</text:p>
          </table:table-cell>
          <table:table-cell office:value-type="string" calcext:value-type="string">
            <text:p><text:s/>0x10243a</text:p>
          </table:table-cell>
          <table:table-cell office:value-type="string" calcext:value-type="string">
            <text:p><text:s/>0x10264e</text:p>
          </table:table-cell>
          <table:table-cell office:value-type="string" calcext:value-type="string">
            <text:p><text:s/>0x102843</text:p>
          </table:table-cell>
          <table:table-cell office:value-type="string" calcext:value-type="string">
            <text:p><text:s/>0x102a37</text:p>
          </table:table-cell>
          <table:table-cell office:value-type="string" calcext:value-type="string">
            <text:p><text:s/>0x102c4b</text:p>
          </table:table-cell>
          <table:table-cell table:number-columns-repeated="3"/>
          <table:table-cell table:formula="of:=[.J58]+6" office:value-type="float" office:value="2064" calcext:value-type="float">
            <text:p>2064</text:p>
          </table:table-cell>
        </table:table-row>
        <table:table-row table:style-name="ro4">
          <table:table-cell office:value-type="string" calcext:value-type="string">
            <text:p><text:s text:c="8"/>0x102e3f</text:p>
          </table:table-cell>
          <table:table-cell office:value-type="string" calcext:value-type="string">
            <text:p><text:s/>0x103053</text:p>
          </table:table-cell>
          <table:table-cell office:value-type="string" calcext:value-type="string">
            <text:p><text:s/>0x103247</text:p>
          </table:table-cell>
          <table:table-cell office:value-type="string" calcext:value-type="string">
            <text:p><text:s/>0x10343b</text:p>
          </table:table-cell>
          <table:table-cell office:value-type="string" calcext:value-type="string">
            <text:p><text:s/>0x10364f</text:p>
          </table:table-cell>
          <table:table-cell office:value-type="string" calcext:value-type="string">
            <text:p><text:s/>0x103845</text:p>
          </table:table-cell>
          <table:table-cell table:number-columns-repeated="3"/>
          <table:table-cell table:formula="of:=[.J59]+6" office:value-type="float" office:value="2070" calcext:value-type="float">
            <text:p>2070</text:p>
          </table:table-cell>
        </table:table-row>
        <table:table-row table:style-name="ro4">
          <table:table-cell office:value-type="string" calcext:value-type="string">
            <text:p><text:s text:c="8"/>0x103a38</text:p>
          </table:table-cell>
          <table:table-cell office:value-type="string" calcext:value-type="string">
            <text:p><text:s/>0x103c4c</text:p>
          </table:table-cell>
          <table:table-cell office:value-type="string" calcext:value-type="string">
            <text:p><text:s/>0x103e42</text:p>
          </table:table-cell>
          <table:table-cell office:value-type="string" calcext:value-type="string">
            <text:p><text:s/>0x104036</text:p>
          </table:table-cell>
          <table:table-cell office:value-type="string" calcext:value-type="string">
            <text:p><text:s/>0x104249</text:p>
          </table:table-cell>
          <table:table-cell office:value-type="string" calcext:value-type="string">
            <text:p><text:s/>0x10443d</text:p>
          </table:table-cell>
          <table:table-cell table:number-columns-repeated="3"/>
          <table:table-cell table:formula="of:=[.J60]+6" office:value-type="float" office:value="2076" calcext:value-type="float">
            <text:p>2076</text:p>
          </table:table-cell>
        </table:table-row>
        <table:table-row table:style-name="ro4">
          <table:table-cell office:value-type="string" calcext:value-type="string">
            <text:p><text:s text:c="8"/>0x104651</text:p>
          </table:table-cell>
          <table:table-cell office:value-type="string" calcext:value-type="string">
            <text:p><text:s/>0x104846</text:p>
          </table:table-cell>
          <table:table-cell office:value-type="string" calcext:value-type="string">
            <text:p><text:s/>0x104a3a</text:p>
          </table:table-cell>
          <table:table-cell office:value-type="string" calcext:value-type="string">
            <text:p><text:s/>0x104c4e</text:p>
          </table:table-cell>
          <table:table-cell office:value-type="string" calcext:value-type="string">
            <text:p><text:s/>0x104e43</text:p>
          </table:table-cell>
          <table:table-cell office:value-type="string" calcext:value-type="string">
            <text:p><text:s/>0x105038</text:p>
          </table:table-cell>
          <table:table-cell table:number-columns-repeated="3"/>
          <table:table-cell table:formula="of:=[.J61]+6" office:value-type="float" office:value="2082" calcext:value-type="float">
            <text:p>2082</text:p>
          </table:table-cell>
        </table:table-row>
        <table:table-row table:style-name="ro4">
          <table:table-cell office:value-type="string" calcext:value-type="string">
            <text:p><text:s text:c="8"/>0x10524a</text:p>
          </table:table-cell>
          <table:table-cell office:value-type="string" calcext:value-type="string">
            <text:p><text:s/>0x10543e</text:p>
          </table:table-cell>
          <table:table-cell office:value-type="string" calcext:value-type="string">
            <text:p><text:s/>0x105652</text:p>
          </table:table-cell>
          <table:table-cell office:value-type="string" calcext:value-type="string">
            <text:p><text:s/>0x105847</text:p>
          </table:table-cell>
          <table:table-cell office:value-type="string" calcext:value-type="string">
            <text:p><text:s/>0x105a3b</text:p>
          </table:table-cell>
          <table:table-cell office:value-type="string" calcext:value-type="string">
            <text:p><text:s/>0x105c4f</text:p>
          </table:table-cell>
          <table:table-cell table:number-columns-repeated="3"/>
          <table:table-cell table:formula="of:=[.J62]+6" office:value-type="float" office:value="2088" calcext:value-type="float">
            <text:p>2088</text:p>
          </table:table-cell>
        </table:table-row>
        <table:table-row table:style-name="ro4">
          <table:table-cell office:value-type="string" calcext:value-type="string">
            <text:p><text:s text:c="8"/>0x105e45</text:p>
          </table:table-cell>
          <table:table-cell office:value-type="string" calcext:value-type="string">
            <text:p><text:s/>0x106039</text:p>
          </table:table-cell>
          <table:table-cell office:value-type="string" calcext:value-type="string">
            <text:p><text:s/>0x10624c</text:p>
          </table:table-cell>
          <table:table-cell office:value-type="string" calcext:value-type="string">
            <text:p><text:s/>0x106441</text:p>
          </table:table-cell>
          <table:table-cell office:value-type="string" calcext:value-type="string">
            <text:p><text:s/>0x106635</text:p>
          </table:table-cell>
          <table:table-cell office:value-type="string" calcext:value-type="string">
            <text:p><text:s/>0x106849</text:p>
          </table:table-cell>
          <table:table-cell table:number-columns-repeated="3"/>
          <table:table-cell table:formula="of:=[.J63]+6" office:value-type="float" office:value="2094" calcext:value-type="float">
            <text:p>2094</text:p>
          </table:table-cell>
        </table:table-row>
        <table:table-row table:style-name="ro4">
          <table:table-cell office:value-type="string" calcext:value-type="string">
            <text:p><text:s text:c="8"/>0x106a3d</text:p>
          </table:table-cell>
          <table:table-cell office:value-type="string" calcext:value-type="string">
            <text:p><text:s/>0x106c51</text:p>
          </table:table-cell>
          <table:table-cell office:value-type="string" calcext:value-type="string">
            <text:p><text:s/>0x106e47</text:p>
          </table:table-cell>
          <table:table-cell office:value-type="string" calcext:value-type="string">
            <text:p><text:s/>0x10703c</text:p>
          </table:table-cell>
          <table:table-cell office:value-type="string" calcext:value-type="string">
            <text:p><text:s/>0x10724f</text:p>
          </table:table-cell>
          <table:table-cell office:value-type="string" calcext:value-type="string">
            <text:p><text:s/>0x107444</text:p>
          </table:table-cell>
          <table:table-cell table:number-columns-repeated="3"/>
          <table:table-cell table:formula="of:=[.J64]+6" office:value-type="float" office:value="2100" calcext:value-type="float">
            <text:p>2100</text:p>
          </table:table-cell>
        </table:table-row>
        <table:table-row table:style-name="ro4">
          <table:table-cell office:value-type="string" calcext:value-type="string">
            <text:p><text:s text:c="8"/>0x107638</text:p>
          </table:table-cell>
          <table:table-cell office:value-type="string" calcext:value-type="string">
            <text:p><text:s/>0x10784c</text:p>
          </table:table-cell>
          <table:table-cell office:value-type="string" calcext:value-type="string">
            <text:p><text:s/>0x107a3f</text:p>
          </table:table-cell>
          <table:table-cell office:value-type="string" calcext:value-type="string">
            <text:p><text:s/>0x107c53</text:p>
          </table:table-cell>
          <table:table-cell office:value-type="string" calcext:value-type="string">
            <text:p><text:s/>0x107e48</text:p>
          </table:table-cell>
          <table:table-cell table:number-columns-repeated="4"/>
          <table:table-cell table:formula="of:=[.J65]+6" office:value-type="float" office:value="2106" calcext:value-type="float">
            <text:p>2106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office:value-type="string" calcext:value-type="string">
            <text:p><text:a xlink:href="mailto:lunar-info@skcal" xlink:type="simple">lunar-info@skcal</text:a>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x04bd8</text:p>
          </table:table-cell>
          <table:table-cell office:value-type="string" calcext:value-type="string">
            <text:p><text:s/>0x04ae0</text:p>
          </table:table-cell>
          <table:table-cell office:value-type="string" calcext:value-type="string">
            <text:p><text:s/>0x0a570</text:p>
          </table:table-cell>
          <table:table-cell office:value-type="string" calcext:value-type="string">
            <text:p><text:s/>0x054d5</text:p>
          </table:table-cell>
          <table:table-cell office:value-type="string" calcext:value-type="string">
            <text:p><text:s/>0x0d260</text:p>
          </table:table-cell>
          <table:table-cell office:value-type="string" calcext:value-type="string">
            <text:p><text:s/>0x0d950</text:p>
          </table:table-cell>
          <table:table-cell office:value-type="string" calcext:value-type="string">
            <text:p><text:s/>0x16554</text:p>
          </table:table-cell>
          <table:table-cell office:value-type="string" calcext:value-type="string">
            <text:p><text:s/>0x056a0</text:p>
          </table:table-cell>
          <table:table-cell/>
          <table:table-cell office:value-type="float" office:value="1900" calcext:value-type="float">
            <text:p>1900</text:p>
          </table:table-cell>
        </table:table-row>
        <table:table-row table:style-name="ro4">
          <table:table-cell office:value-type="string" calcext:value-type="string">
            <text:p>0x09ad0</text:p>
          </table:table-cell>
          <table:table-cell office:value-type="string" calcext:value-type="string">
            <text:p><text:s/>0x055d2</text:p>
          </table:table-cell>
          <table:table-cell office:value-type="string" calcext:value-type="string">
            <text:p><text:s/>0x04ae0</text:p>
          </table:table-cell>
          <table:table-cell office:value-type="string" calcext:value-type="string">
            <text:p><text:s/>0x0a5b6</text:p>
          </table:table-cell>
          <table:table-cell office:value-type="string" calcext:value-type="string">
            <text:p><text:s/>0x0a4d0</text:p>
          </table:table-cell>
          <table:table-cell office:value-type="string" calcext:value-type="string">
            <text:p><text:s/>0x0d250</text:p>
          </table:table-cell>
          <table:table-cell office:value-type="string" calcext:value-type="string">
            <text:p><text:s/>0x1d255</text:p>
          </table:table-cell>
          <table:table-cell office:value-type="string" calcext:value-type="string">
            <text:p><text:s/>0x0b540</text:p>
          </table:table-cell>
          <table:table-cell/>
          <table:table-cell table:formula="of:=[.J69]+8" office:value-type="float" office:value="1908" calcext:value-type="float">
            <text:p>1908</text:p>
          </table:table-cell>
        </table:table-row>
        <table:table-row table:style-name="ro4">
          <table:table-cell office:value-type="string" calcext:value-type="string">
            <text:p>0x0d6a0</text:p>
          </table:table-cell>
          <table:table-cell office:value-type="string" calcext:value-type="string">
            <text:p><text:s/>0x0ada2</text:p>
          </table:table-cell>
          <table:table-cell office:value-type="string" calcext:value-type="string">
            <text:p><text:s/>0x095b0</text:p>
          </table:table-cell>
          <table:table-cell office:value-type="string" calcext:value-type="string">
            <text:p><text:s/>0x14977</text:p>
          </table:table-cell>
          <table:table-cell office:value-type="string" calcext:value-type="string">
            <text:p><text:s/>0x04970</text:p>
          </table:table-cell>
          <table:table-cell office:value-type="string" calcext:value-type="string">
            <text:p><text:s/>0x0a4b0</text:p>
          </table:table-cell>
          <table:table-cell office:value-type="string" calcext:value-type="string">
            <text:p><text:s/>0x0b4b5</text:p>
          </table:table-cell>
          <table:table-cell office:value-type="string" calcext:value-type="string">
            <text:p><text:s/>0x06a50</text:p>
          </table:table-cell>
          <table:table-cell/>
          <table:table-cell table:formula="of:=[.J70]+8" office:value-type="float" office:value="1916" calcext:value-type="float">
            <text:p>1916</text:p>
          </table:table-cell>
        </table:table-row>
        <table:table-row table:style-name="ro4">
          <table:table-cell office:value-type="string" calcext:value-type="string">
            <text:p>0x06d40</text:p>
          </table:table-cell>
          <table:table-cell office:value-type="string" calcext:value-type="string">
            <text:p><text:s/>0x1ab54</text:p>
          </table:table-cell>
          <table:table-cell office:value-type="string" calcext:value-type="string">
            <text:p><text:s/>0x02b60</text:p>
          </table:table-cell>
          <table:table-cell office:value-type="string" calcext:value-type="string">
            <text:p><text:s/>0x09570</text:p>
          </table:table-cell>
          <table:table-cell office:value-type="string" calcext:value-type="string">
            <text:p><text:s/>0x052f2</text:p>
          </table:table-cell>
          <table:table-cell office:value-type="string" calcext:value-type="string">
            <text:p><text:s/>0x04970</text:p>
          </table:table-cell>
          <table:table-cell office:value-type="string" calcext:value-type="string">
            <text:p><text:s/>0x06566</text:p>
          </table:table-cell>
          <table:table-cell office:value-type="string" calcext:value-type="string">
            <text:p><text:s/>0x0d4a0</text:p>
          </table:table-cell>
          <table:table-cell/>
          <table:table-cell table:formula="of:=[.J71]+8" office:value-type="float" office:value="1924" calcext:value-type="float">
            <text:p>1924</text:p>
          </table:table-cell>
        </table:table-row>
        <table:table-row table:style-name="ro4">
          <table:table-cell office:value-type="string" calcext:value-type="string">
            <text:p>0x0ea50</text:p>
          </table:table-cell>
          <table:table-cell office:value-type="string" calcext:value-type="string">
            <text:p><text:s/>0x06e95</text:p>
          </table:table-cell>
          <table:table-cell office:value-type="string" calcext:value-type="string">
            <text:p><text:s/>0x05ad0</text:p>
          </table:table-cell>
          <table:table-cell office:value-type="string" calcext:value-type="string">
            <text:p><text:s/>0x02b60</text:p>
          </table:table-cell>
          <table:table-cell office:value-type="string" calcext:value-type="string">
            <text:p><text:s/>0x186e3</text:p>
          </table:table-cell>
          <table:table-cell office:value-type="string" calcext:value-type="string">
            <text:p><text:s/>0x092e0</text:p>
          </table:table-cell>
          <table:table-cell office:value-type="string" calcext:value-type="string">
            <text:p><text:s/>0x1c8d7</text:p>
          </table:table-cell>
          <table:table-cell office:value-type="string" calcext:value-type="string">
            <text:p><text:s/>0x0c950</text:p>
          </table:table-cell>
          <table:table-cell/>
          <table:table-cell table:formula="of:=[.J72]+8" office:value-type="float" office:value="1932" calcext:value-type="float">
            <text:p>1932</text:p>
          </table:table-cell>
        </table:table-row>
        <table:table-row table:style-name="ro4">
          <table:table-cell office:value-type="string" calcext:value-type="string">
            <text:p>0x0d4a0</text:p>
          </table:table-cell>
          <table:table-cell office:value-type="string" calcext:value-type="string">
            <text:p><text:s/>0x1d8a6</text:p>
          </table:table-cell>
          <table:table-cell office:value-type="string" calcext:value-type="string">
            <text:p><text:s/>0x0b550</text:p>
          </table:table-cell>
          <table:table-cell office:value-type="string" calcext:value-type="string">
            <text:p><text:s/>0x056a0</text:p>
          </table:table-cell>
          <table:table-cell office:value-type="string" calcext:value-type="string">
            <text:p><text:s/>0x1a5b4</text:p>
          </table:table-cell>
          <table:table-cell office:value-type="string" calcext:value-type="string">
            <text:p><text:s/>0x025d0</text:p>
          </table:table-cell>
          <table:table-cell office:value-type="string" calcext:value-type="string">
            <text:p><text:s/>0x092d0</text:p>
          </table:table-cell>
          <table:table-cell office:value-type="string" calcext:value-type="string">
            <text:p><text:s/>0x0d2b2</text:p>
          </table:table-cell>
          <table:table-cell/>
          <table:table-cell table:formula="of:=[.J73]+8" office:value-type="float" office:value="1940" calcext:value-type="float">
            <text:p>1940</text:p>
          </table:table-cell>
        </table:table-row>
        <table:table-row table:style-name="ro4">
          <table:table-cell office:value-type="string" calcext:value-type="string">
            <text:p>0x0a950</text:p>
          </table:table-cell>
          <table:table-cell office:value-type="string" calcext:value-type="string">
            <text:p><text:s/>0x0b557</text:p>
          </table:table-cell>
          <table:table-cell office:value-type="string" calcext:value-type="string">
            <text:p><text:s/>0x06ca0</text:p>
          </table:table-cell>
          <table:table-cell office:value-type="string" calcext:value-type="string">
            <text:p><text:s/>0x0b550</text:p>
          </table:table-cell>
          <table:table-cell office:value-type="string" calcext:value-type="string">
            <text:p><text:s/>0x15355</text:p>
          </table:table-cell>
          <table:table-cell office:value-type="string" calcext:value-type="string">
            <text:p><text:s/>0x04da0</text:p>
          </table:table-cell>
          <table:table-cell office:value-type="string" calcext:value-type="string">
            <text:p><text:s/>0x0a5d0</text:p>
          </table:table-cell>
          <table:table-cell office:value-type="string" calcext:value-type="string">
            <text:p><text:s/>0x14573</text:p>
          </table:table-cell>
          <table:table-cell/>
          <table:table-cell table:formula="of:=[.J74]+8" office:value-type="float" office:value="1948" calcext:value-type="float">
            <text:p>1948</text:p>
          </table:table-cell>
        </table:table-row>
        <table:table-row table:style-name="ro4">
          <table:table-cell office:value-type="string" calcext:value-type="string">
            <text:p>0x052d0</text:p>
          </table:table-cell>
          <table:table-cell office:value-type="string" calcext:value-type="string">
            <text:p><text:s/>0x0a9a8</text:p>
          </table:table-cell>
          <table:table-cell office:value-type="string" calcext:value-type="string">
            <text:p><text:s/>0x0e950</text:p>
          </table:table-cell>
          <table:table-cell office:value-type="string" calcext:value-type="string">
            <text:p><text:s/>0x06aa0</text:p>
          </table:table-cell>
          <table:table-cell office:value-type="string" calcext:value-type="string">
            <text:p><text:s/>0x0aea6</text:p>
          </table:table-cell>
          <table:table-cell office:value-type="string" calcext:value-type="string">
            <text:p><text:s/>0x0ab50</text:p>
          </table:table-cell>
          <table:table-cell office:value-type="string" calcext:value-type="string">
            <text:p><text:s/>0x04b60</text:p>
          </table:table-cell>
          <table:table-cell office:value-type="string" calcext:value-type="string">
            <text:p><text:s/>0x0aae4</text:p>
          </table:table-cell>
          <table:table-cell/>
          <table:table-cell table:formula="of:=[.J75]+8" office:value-type="float" office:value="1956" calcext:value-type="float">
            <text:p>1956</text:p>
          </table:table-cell>
        </table:table-row>
        <table:table-row table:style-name="ro4">
          <table:table-cell office:value-type="string" calcext:value-type="string">
            <text:p>0x0a570</text:p>
          </table:table-cell>
          <table:table-cell office:value-type="string" calcext:value-type="string">
            <text:p><text:s/>0x05260</text:p>
          </table:table-cell>
          <table:table-cell office:value-type="string" calcext:value-type="string">
            <text:p><text:s/>0x0f263</text:p>
          </table:table-cell>
          <table:table-cell office:value-type="string" calcext:value-type="string">
            <text:p><text:s/>0x0d950</text:p>
          </table:table-cell>
          <table:table-cell office:value-type="string" calcext:value-type="string">
            <text:p><text:s/>0x05b57</text:p>
          </table:table-cell>
          <table:table-cell office:value-type="string" calcext:value-type="string">
            <text:p><text:s/>0x056a0</text:p>
          </table:table-cell>
          <table:table-cell office:value-type="string" calcext:value-type="string">
            <text:p><text:s/>0x096d0</text:p>
          </table:table-cell>
          <table:table-cell office:value-type="string" calcext:value-type="string">
            <text:p><text:s/>0x04dd5</text:p>
          </table:table-cell>
          <table:table-cell/>
          <table:table-cell table:formula="of:=[.J76]+8" office:value-type="float" office:value="1964" calcext:value-type="float">
            <text:p>1964</text:p>
          </table:table-cell>
        </table:table-row>
        <table:table-row table:style-name="ro4">
          <table:table-cell office:value-type="string" calcext:value-type="string">
            <text:p>0x04ad0</text:p>
          </table:table-cell>
          <table:table-cell office:value-type="string" calcext:value-type="string">
            <text:p><text:s/>0x0a4d0</text:p>
          </table:table-cell>
          <table:table-cell office:value-type="string" calcext:value-type="string">
            <text:p><text:s/>0x0d4d4</text:p>
          </table:table-cell>
          <table:table-cell office:value-type="string" calcext:value-type="string">
            <text:p><text:s/>0x0d250</text:p>
          </table:table-cell>
          <table:table-cell office:value-type="string" calcext:value-type="string">
            <text:p><text:s/>0x0d558</text:p>
          </table:table-cell>
          <table:table-cell office:value-type="string" calcext:value-type="string">
            <text:p><text:s/>0x0b540</text:p>
          </table:table-cell>
          <table:table-cell office:value-type="string" calcext:value-type="string">
            <text:p><text:s/>0x0b5a0</text:p>
          </table:table-cell>
          <table:table-cell office:value-type="string" calcext:value-type="string">
            <text:p><text:s/>0x195a6</text:p>
          </table:table-cell>
          <table:table-cell/>
          <table:table-cell table:formula="of:=[.J77]+8" office:value-type="float" office:value="1972" calcext:value-type="float">
            <text:p>1972</text:p>
          </table:table-cell>
        </table:table-row>
        <table:table-row table:style-name="ro4">
          <table:table-cell office:value-type="string" calcext:value-type="string">
            <text:p>0x095b0</text:p>
          </table:table-cell>
          <table:table-cell office:value-type="string" calcext:value-type="string">
            <text:p><text:s/>0x049b0</text:p>
          </table:table-cell>
          <table:table-cell office:value-type="string" calcext:value-type="string">
            <text:p><text:s/>0x0a974</text:p>
          </table:table-cell>
          <table:table-cell office:value-type="string" calcext:value-type="string">
            <text:p><text:s/>0x0a4b0</text:p>
          </table:table-cell>
          <table:table-cell office:value-type="string" calcext:value-type="string">
            <text:p><text:s/>0x0b27a</text:p>
          </table:table-cell>
          <table:table-cell office:value-type="string" calcext:value-type="string">
            <text:p><text:s/>0x06a50</text:p>
          </table:table-cell>
          <table:table-cell office:value-type="string" calcext:value-type="string">
            <text:p><text:s/>0x06d40</text:p>
          </table:table-cell>
          <table:table-cell office:value-type="string" calcext:value-type="string">
            <text:p><text:s/>0x0af46</text:p>
          </table:table-cell>
          <table:table-cell/>
          <table:table-cell table:formula="of:=[.J78]+8" office:value-type="float" office:value="1980" calcext:value-type="float">
            <text:p>1980</text:p>
          </table:table-cell>
        </table:table-row>
        <table:table-row table:style-name="ro4">
          <table:table-cell office:value-type="string" calcext:value-type="string">
            <text:p>0x0ab60</text:p>
          </table:table-cell>
          <table:table-cell office:value-type="string" calcext:value-type="string">
            <text:p><text:s/>0x09570</text:p>
          </table:table-cell>
          <table:table-cell office:value-type="string" calcext:value-type="string">
            <text:p><text:s/>0x04af5</text:p>
          </table:table-cell>
          <table:table-cell office:value-type="string" calcext:value-type="string">
            <text:p><text:s/>0x04970</text:p>
          </table:table-cell>
          <table:table-cell office:value-type="string" calcext:value-type="string">
            <text:p><text:s/>0x064b0</text:p>
          </table:table-cell>
          <table:table-cell office:value-type="string" calcext:value-type="string">
            <text:p><text:s/>0x074a3</text:p>
          </table:table-cell>
          <table:table-cell office:value-type="string" calcext:value-type="string">
            <text:p><text:s/>0x0ea50</text:p>
          </table:table-cell>
          <table:table-cell office:value-type="string" calcext:value-type="string">
            <text:p><text:s/>0x06b58</text:p>
          </table:table-cell>
          <table:table-cell/>
          <table:table-cell table:formula="of:=[.J79]+8" office:value-type="float" office:value="1988" calcext:value-type="float">
            <text:p>1988</text:p>
          </table:table-cell>
        </table:table-row>
        <table:table-row table:style-name="ro4">
          <table:table-cell office:value-type="string" calcext:value-type="string">
            <text:p>0x055c0</text:p>
          </table:table-cell>
          <table:table-cell office:value-type="string" calcext:value-type="string">
            <text:p><text:s/>0x0ab60</text:p>
          </table:table-cell>
          <table:table-cell office:value-type="string" calcext:value-type="string">
            <text:p><text:s/>0x096d5</text:p>
          </table:table-cell>
          <table:table-cell office:value-type="string" calcext:value-type="string">
            <text:p><text:s/>0x092e0</text:p>
          </table:table-cell>
          <table:table-cell office:value-type="string" calcext:value-type="string">
            <text:p><text:s/>0x0c960</text:p>
          </table:table-cell>
          <table:table-cell office:value-type="string" calcext:value-type="string">
            <text:p><text:s/>0x0d954</text:p>
          </table:table-cell>
          <table:table-cell office:value-type="string" calcext:value-type="string">
            <text:p><text:s/>0x0d4a0</text:p>
          </table:table-cell>
          <table:table-cell office:value-type="string" calcext:value-type="string">
            <text:p><text:s/>0x0da50</text:p>
          </table:table-cell>
          <table:table-cell/>
          <table:table-cell table:formula="of:=[.J80]+8" office:value-type="float" office:value="1996" calcext:value-type="float">
            <text:p>1996</text:p>
          </table:table-cell>
        </table:table-row>
        <table:table-row table:style-name="ro4">
          <table:table-cell office:value-type="string" calcext:value-type="string">
            <text:p>0x07552</text:p>
          </table:table-cell>
          <table:table-cell office:value-type="string" calcext:value-type="string">
            <text:p><text:s/>0x056a0</text:p>
          </table:table-cell>
          <table:table-cell office:value-type="string" calcext:value-type="string">
            <text:p><text:s/>0x0abb7</text:p>
          </table:table-cell>
          <table:table-cell office:value-type="string" calcext:value-type="string">
            <text:p><text:s/>0x025d0</text:p>
          </table:table-cell>
          <table:table-cell office:value-type="string" calcext:value-type="string">
            <text:p><text:s/>0x092d0</text:p>
          </table:table-cell>
          <table:table-cell office:value-type="string" calcext:value-type="string">
            <text:p><text:s/>0x0cab5</text:p>
          </table:table-cell>
          <table:table-cell office:value-type="string" calcext:value-type="string">
            <text:p><text:s/>0x0a950</text:p>
          </table:table-cell>
          <table:table-cell office:value-type="string" calcext:value-type="string">
            <text:p><text:s/>0x0b4a0</text:p>
          </table:table-cell>
          <table:table-cell/>
          <table:table-cell table:formula="of:=[.J81]+8" office:value-type="float" office:value="2004" calcext:value-type="float">
            <text:p>2004</text:p>
          </table:table-cell>
        </table:table-row>
        <table:table-row table:style-name="ro4">
          <table:table-cell office:value-type="string" calcext:value-type="string">
            <text:p>0x0baa4</text:p>
          </table:table-cell>
          <table:table-cell office:value-type="string" calcext:value-type="string">
            <text:p><text:s/>0x0ad50</text:p>
          </table:table-cell>
          <table:table-cell office:value-type="string" calcext:value-type="string">
            <text:p><text:s/>0x055d9</text:p>
          </table:table-cell>
          <table:table-cell office:value-type="string" calcext:value-type="string">
            <text:p><text:s/>0x04ba0</text:p>
          </table:table-cell>
          <table:table-cell office:value-type="string" calcext:value-type="string">
            <text:p><text:s/>0x0a5b0</text:p>
          </table:table-cell>
          <table:table-cell office:value-type="string" calcext:value-type="string">
            <text:p><text:s/>0x15176</text:p>
          </table:table-cell>
          <table:table-cell office:value-type="string" calcext:value-type="string">
            <text:p><text:s/>0x052b0</text:p>
          </table:table-cell>
          <table:table-cell office:value-type="string" calcext:value-type="string">
            <text:p><text:s/>0x0a930</text:p>
          </table:table-cell>
          <table:table-cell/>
          <table:table-cell table:formula="of:=[.J82]+8" office:value-type="float" office:value="2012" calcext:value-type="float">
            <text:p>2012</text:p>
          </table:table-cell>
        </table:table-row>
        <table:table-row table:style-name="ro4">
          <table:table-cell office:value-type="string" calcext:value-type="string">
            <text:p>0x07954</text:p>
          </table:table-cell>
          <table:table-cell office:value-type="string" calcext:value-type="string">
            <text:p><text:s/>0x06aa0</text:p>
          </table:table-cell>
          <table:table-cell office:value-type="string" calcext:value-type="string">
            <text:p><text:s/>0x0ad50</text:p>
          </table:table-cell>
          <table:table-cell office:value-type="string" calcext:value-type="string">
            <text:p><text:s/>0x05b52</text:p>
          </table:table-cell>
          <table:table-cell office:value-type="string" calcext:value-type="string">
            <text:p><text:s/>0x04b60</text:p>
          </table:table-cell>
          <table:table-cell office:value-type="string" calcext:value-type="string">
            <text:p><text:s/>0x0a6e6</text:p>
          </table:table-cell>
          <table:table-cell office:value-type="string" calcext:value-type="string">
            <text:p><text:s/>0x0a4e0</text:p>
          </table:table-cell>
          <table:table-cell office:value-type="string" calcext:value-type="string">
            <text:p><text:s/>0x0d260</text:p>
          </table:table-cell>
          <table:table-cell/>
          <table:table-cell table:formula="of:=[.J83]+8" office:value-type="float" office:value="2020" calcext:value-type="float">
            <text:p>2020</text:p>
          </table:table-cell>
        </table:table-row>
        <table:table-row table:style-name="ro4">
          <table:table-cell office:value-type="string" calcext:value-type="string">
            <text:p>0x0ea65</text:p>
          </table:table-cell>
          <table:table-cell office:value-type="string" calcext:value-type="string">
            <text:p><text:s/>0x0d530</text:p>
          </table:table-cell>
          <table:table-cell office:value-type="string" calcext:value-type="string">
            <text:p><text:s/>0x05aa0</text:p>
          </table:table-cell>
          <table:table-cell office:value-type="string" calcext:value-type="string">
            <text:p><text:s/>0x076a3</text:p>
          </table:table-cell>
          <table:table-cell office:value-type="string" calcext:value-type="string">
            <text:p><text:s/>0x096d0</text:p>
          </table:table-cell>
          <table:table-cell office:value-type="string" calcext:value-type="string">
            <text:p><text:s/>0x04bd7</text:p>
          </table:table-cell>
          <table:table-cell office:value-type="string" calcext:value-type="string">
            <text:p><text:s/>0x04ad0</text:p>
          </table:table-cell>
          <table:table-cell office:value-type="string" calcext:value-type="string">
            <text:p><text:s/>0x0a4d0</text:p>
          </table:table-cell>
          <table:table-cell/>
          <table:table-cell table:formula="of:=[.J84]+8" office:value-type="float" office:value="2028" calcext:value-type="float">
            <text:p>2028</text:p>
          </table:table-cell>
        </table:table-row>
        <table:table-row table:style-name="ro4">
          <table:table-cell office:value-type="string" calcext:value-type="string">
            <text:p>0x1d0b6</text:p>
          </table:table-cell>
          <table:table-cell office:value-type="string" calcext:value-type="string">
            <text:p><text:s/>0x0d250</text:p>
          </table:table-cell>
          <table:table-cell office:value-type="string" calcext:value-type="string">
            <text:p><text:s/>0x0d520</text:p>
          </table:table-cell>
          <table:table-cell office:value-type="string" calcext:value-type="string">
            <text:p><text:s/>0x0dd45</text:p>
          </table:table-cell>
          <table:table-cell office:value-type="string" calcext:value-type="string">
            <text:p><text:s/>0x0b5a0</text:p>
          </table:table-cell>
          <table:table-cell office:value-type="string" calcext:value-type="string">
            <text:p><text:s/>0x056d0</text:p>
          </table:table-cell>
          <table:table-cell office:value-type="string" calcext:value-type="string">
            <text:p><text:s/>0x055b2</text:p>
          </table:table-cell>
          <table:table-cell office:value-type="string" calcext:value-type="string">
            <text:p><text:s/>0x049b0</text:p>
          </table:table-cell>
          <table:table-cell/>
          <table:table-cell table:formula="of:=[.J85]+8" office:value-type="float" office:value="2036" calcext:value-type="float">
            <text:p>2036</text:p>
          </table:table-cell>
        </table:table-row>
        <table:table-row table:style-name="ro4">
          <table:table-cell office:value-type="string" calcext:value-type="string">
            <text:p>0x0a577</text:p>
          </table:table-cell>
          <table:table-cell office:value-type="string" calcext:value-type="string">
            <text:p><text:s/>0x0a4b0</text:p>
          </table:table-cell>
          <table:table-cell office:value-type="string" calcext:value-type="string">
            <text:p><text:s/>0x0aa50</text:p>
          </table:table-cell>
          <table:table-cell office:value-type="string" calcext:value-type="string">
            <text:p><text:s/>0x1b255</text:p>
          </table:table-cell>
          <table:table-cell office:value-type="string" calcext:value-type="string">
            <text:p><text:s/>0x06d20</text:p>
          </table:table-cell>
          <table:table-cell office:value-type="string" calcext:value-type="string">
            <text:p><text:s/>0x0ada0</text:p>
          </table:table-cell>
          <table:table-cell table:number-columns-repeated="3"/>
          <table:table-cell table:formula="of:=[.J86]+8" office:value-type="float" office:value="2044" calcext:value-type="float">
            <text:p>2044</text:p>
          </table:table-cell>
        </table:table-row>
      </table:table>
      <table:named-expressions>
        <table:named-range table:name="ganzhijiri" table:base-cell-address="$references.$A$7" table:cell-range-address="$references.$A$8"/>
      </table:named-expressions>
      <table:database-ranges>
        <table:database-range table:name="__Anonymous_Sheet_DB__1" table:target-range-address="'lunar-monthly'.A1:'lunar-monthly'.C299" table:display-filter-buttons="true" table:orientation="column">
          <table:filter>
            <table:filter-and>
              <table:filter-condition table:field-number="0" table:value="雷斋日" table:operator="="/>
            </table:filter-and>
          </table:filter>
        </table:database-range>
        <table:database-range table:name="__Anonymous_Sheet_DB__2" table:target-range-address="solar.A1:solar.C451" table:display-filter-buttons="true" table:orientation="column">
          <table:filter>
            <table:filter-and>
              <table:filter-condition table:field-number="0" table:value="庚申日" table:operator="=">
                <table:filter-set-item table:value="庚申日"/>
                <table:filter-set-item table:value="庚子日"/>
              </table:filter-condition>
            </table:filter-and>
          </table:filter>
        </table:database-range>
        <table:database-range table:name="__Anonymous_Sheet_DB__7" table:target-range-address="'lunar-yearly'.A1:'lunar-yearly'.A179" table:orientation="column"/>
        <table:database-range table:name="__Anonymous_Sheet_DB__8" table:target-range-address="'input-needed'.A1:'input-needed'.B354" table:display-filter-buttons="true" table:orientation="column">
          <table:filter>
            <table:filter-and>
              <table:filter-condition table:field-number="0" table:value="阴错日" table:operator="=">
                <table:filter-set-item table:value="阴错日"/>
                <table:filter-set-item table:value="阳错日"/>
                <table:filter-set-item table:value="辛日"/>
                <table:filter-set-item table:value="四离日"/>
                <table:filter-set-item table:value="冬至后辛日"/>
                <table:filter-set-item table:value="丁日"/>
                <table:filter-set-item table:value="庚子日"/>
                <table:filter-set-item table:value="庚申日"/>
                <table:filter-set-item table:value="初伏"/>
                <table:filter-set-item table:value="冬至后庚日"/>
                <table:filter-set-item table:value="秋社日"/>
                <table:filter-set-item table:value="四绝日"/>
                <table:filter-set-item table:value="冬至后第三戌日"/>
                <table:filter-set-item table:value="丙日"/>
                <table:filter-set-item table:value="中伏"/>
                <table:filter-set-item table:value="太岁日"/>
                <table:filter-set-item table:value="春社日"/>
                <table:filter-set-item table:value="末伏"/>
                <table:filter-set-item table:value="甲子日"/>
              </table:filter-condition>
              <table:filter-condition table:field-number="1" table:value="2018-09-11" table:operator="=">
                <table:filter-set-item table:value="2018-09-11"/>
                <table:filter-set-item table:value="2018-03-29"/>
                <table:filter-set-item table:value="2018-09-01"/>
                <table:filter-set-item table:value="2018-11-28"/>
                <table:filter-set-item table:value="2018-07-31"/>
                <table:filter-set-item table:value="2018-07-24"/>
                <table:filter-set-item table:value="2018-09-12"/>
                <table:filter-set-item table:value="2018-07-23"/>
                <table:filter-set-item table:value="2018-11-10"/>
                <table:filter-set-item table:value="2018-06-20"/>
                <table:filter-set-item table:value="2018-07-14"/>
                <table:filter-set-item table:value="2018-05-25"/>
                <table:filter-set-item table:value="2018-09-02"/>
                <table:filter-set-item table:value="2018-07-13"/>
                <table:filter-set-item table:value="2018-05-24"/>
                <table:filter-set-item table:value="2018-02-01"/>
                <table:filter-set-item table:value="2018-07-08"/>
                <table:filter-set-item table:value="2018-11-20"/>
                <table:filter-set-item table:value="2018-05-19"/>
                <table:filter-set-item table:value="2018-05-12"/>
                <table:filter-set-item table:value="2018-09-09"/>
                <table:filter-set-item table:value="2018-05-09"/>
                <table:filter-set-item table:value="2018-02-14"/>
                <table:filter-set-item table:value="2018-03-06"/>
                <table:filter-set-item table:value="2018-11-15"/>
                <table:filter-set-item table:value="2018-06-01"/>
                <table:filter-set-item table:value="2018-02-23"/>
                <table:filter-set-item table:value="2018-11-06"/>
                <table:filter-set-item table:value="2018-05-05"/>
                <table:filter-set-item table:value="2018-03-16"/>
                <table:filter-set-item table:value="2018-11-25"/>
                <table:filter-set-item table:value="2018-02-08"/>
                <table:filter-set-item table:value="2018-08-06"/>
                <table:filter-set-item table:value="2018-01-15"/>
                <table:filter-set-item table:value="2018-02-04"/>
                <table:filter-set-item table:value="2018-10-11"/>
                <table:filter-set-item table:value="2018-04-04"/>
                <table:filter-set-item table:value="2018-01-29"/>
                <table:filter-set-item table:value="2018-05-06"/>
                <table:filter-set-item table:value="2018-01-28"/>
                <table:filter-set-item table:value="2018-07-05"/>
                <table:filter-set-item table:value="2018-02-03"/>
                <table:filter-set-item table:value="2018-08-16"/>
                <table:filter-set-item table:value="2018-01-25"/>
                <table:filter-set-item table:value="2018-08-13"/>
                <table:filter-set-item table:value="2018-01-08"/>
                <table:filter-set-item table:value="2018-01-14"/>
                <table:filter-set-item table:value="2018-01-05"/>
                <table:filter-set-item table:value="2018-03-24"/>
                <table:filter-set-item table:value="2018-03-07"/>
                <table:filter-set-item table:value="2018-08-23"/>
                <table:filter-set-item table:value="2018-01-18"/>
                <table:filter-set-item table:value="2018-01-09"/>
                <table:filter-set-item table:value="2018-01-24"/>
                <table:filter-set-item table:value="2018-01-19"/>
                <table:filter-set-item table:value="2018-01-04"/>
                <table:filter-set-item table:value="2018-08-07"/>
                <table:filter-set-item table:value="2018-04-29"/>
                <table:filter-set-item table:value="2018-03-05"/>
                <table:filter-set-item table:value="2018-08-12"/>
                <table:filter-set-item table:value="2018-08-17"/>
                <table:filter-set-item table:value="2018-08-27"/>
                <table:filter-set-item table:value="2018-03-15"/>
                <table:filter-set-item table:value="2018-11-24"/>
                <table:filter-set-item table:value="2018-08-22"/>
                <table:filter-set-item table:value="2018-07-27"/>
                <table:filter-set-item table:value="2018-01-31"/>
                <table:filter-set-item table:value="2018-01-21"/>
                <table:filter-set-item table:value="2018-07-17"/>
                <table:filter-set-item table:value="2018-12-05"/>
                <table:filter-set-item table:value="2018-10-12"/>
                <table:filter-set-item table:value="2018-04-05"/>
                <table:filter-set-item table:value="2018-12-24"/>
                <table:filter-set-item table:value="2018-07-03"/>
                <table:filter-set-item table:value="2018-03-25"/>
                <table:filter-set-item table:value="2018-07-04"/>
                <table:filter-set-item table:value="2018-05-15"/>
                <table:filter-set-item table:value="2018-10-01"/>
                <table:filter-set-item table:value="2018-03-26"/>
                <table:filter-set-item table:value="2018-02-13"/>
                <table:filter-set-item table:value="2018-04-15"/>
                <table:filter-set-item table:value="2018-10-22"/>
                <table:filter-set-item table:value="2018-04-02"/>
                <table:filter-set-item table:value="2018-06-04"/>
                <table:filter-set-item table:value="2018-12-11"/>
                <table:filter-set-item table:value="2018-03-10"/>
                <table:filter-set-item table:value="2018-09-06"/>
                <table:filter-set-item table:value="2018-07-18"/>
                <table:filter-set-item table:value="2018-11-30"/>
                <table:filter-set-item table:value="2018-05-29"/>
                <table:filter-set-item table:value="2018-02-18"/>
                <table:filter-set-item table:value="2018-12-10"/>
                <table:filter-set-item table:value="2018-06-03"/>
                <table:filter-set-item table:value="2018-03-30"/>
                <table:filter-set-item table:value="2018-09-26"/>
                <table:filter-set-item table:value="2018-08-02"/>
                <table:filter-set-item table:value="2018-08-03"/>
                <table:filter-set-item table:value="2018-04-25"/>
                <table:filter-set-item table:value="2018-03-20"/>
                <table:filter-set-item table:value="2018-09-16"/>
                <table:filter-set-item table:value="2018-07-28"/>
                <table:filter-set-item table:value="2018-03-22"/>
                <table:filter-set-item table:value="2018-09-18"/>
                <table:filter-set-item table:value="2018-09-20"/>
                <table:filter-set-item table:value="2018-09-21"/>
                <table:filter-set-item table:value="2018-09-22"/>
                <table:filter-set-item table:value="2018-09-25"/>
                <table:filter-set-item table:value="2018-09-29"/>
                <table:filter-set-item table:value="2018-10-02"/>
                <table:filter-set-item table:value="2018-10-06"/>
                <table:filter-set-item table:value="2018-04-09"/>
                <table:filter-set-item table:value="2018-10-16"/>
                <table:filter-set-item table:value="2018-04-14"/>
                <table:filter-set-item table:value="2018-10-21"/>
                <table:filter-set-item table:value="2018-04-19"/>
                <table:filter-set-item table:value="2018-10-26"/>
                <table:filter-set-item table:value="2018-04-24"/>
                <table:filter-set-item table:value="2018-10-31"/>
                <table:filter-set-item table:value="2018-11-05"/>
                <table:filter-set-item table:value="2018-11-01"/>
                <table:filter-set-item table:value="2018-11-02"/>
                <table:filter-set-item table:value="2018-05-04"/>
                <table:filter-set-item table:value="2018-11-11"/>
                <table:filter-set-item table:value="2018-11-17"/>
                <table:filter-set-item table:value="2018-11-21"/>
                <table:filter-set-item table:value="2018-11-27"/>
                <table:filter-set-item table:value="2018-12-01"/>
                <table:filter-set-item table:value="2018-06-08"/>
                <table:filter-set-item table:value="2018-12-15"/>
                <table:filter-set-item table:value="2018-06-13"/>
                <table:filter-set-item table:value="2018-12-20"/>
                <table:filter-set-item table:value="2018-06-14"/>
                <table:filter-set-item table:value="2018-12-21"/>
                <table:filter-set-item table:value="2018-12-22"/>
                <table:filter-set-item table:value="2018-12-25"/>
                <table:filter-set-item table:value="2018-06-23"/>
                <table:filter-set-item table:value="2018-12-30"/>
                <table:filter-set-item table:value="2018-06-24"/>
                <table:filter-set-item table:value="2018-12-31"/>
                <table:filter-set-item table:value="2018-02-24"/>
                <table:filter-set-item table:value="2018-02-28"/>
              </table:filter-condition>
            </table:filter-and>
          </table:filter>
        </table:database-range>
        <table:database-range table:name="__Anonymous_Sheet_DB__10" table:target-range-address="monthly.B1:monthly.C24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yearly.A1:yearly.C17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0" loext:min-decimal-places="0" number:min-integer-digits="2"/>
    </number:number-style>
    <number:number-style style:name="N127">
      <number:number number:decimal-places="0" loext:min-decimal-places="0" number:min-integer-digits="4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3">00/00/0000</text:date>, <text:time style:data-style-name="N2" text:time-value="06:45:52.609340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概览" style:display-name="PageStyle_概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大小月区分" style:display-name="PageStyle_大小月区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hly" style:display-name="PageStyle_month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ly" style:display-name="PageStyle_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-needed" style:display-name="PageStyle_input-nee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3T17:22:16.196438790</dc:date>
    <meta:editing-duration>P4DT14H5M8S</meta:editing-duration>
    <meta:editing-cycles>383</meta:editing-cycles>
    <meta:generator>LibreOffice/5.1.6.2$Linux_X86_64 LibreOffice_project/10m0$Build-2</meta:generator>
    <meta:document-statistic meta:table-count="14" meta:cell-count="7428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9-12-19T16:24:10"/>
  <VL:version-entry VL:title="Version2" VL:comment="Automatically saved version" VL:creator="" dc:date-time="2019-12-19T22:27:19"/>
</VL:version-list>
</file>